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1 Sequenced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Label</text:p>
          </table:table-cell>
          <table:table-cell table:number-columns-repeated="5"/>
        </table:table-row>
        <table:table-row table:style-name="ro1">
          <table:table-cell office:value-type="date" office:date-value="2024-01-05" calcext:value-type="date">
            <text:p>2024-01-05 00:00:00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formula="of:=[.A2]+TIME(0;10;0)" office:value-type="date" office:date-value="2024-01-05T00:10:00" calcext:value-type="date">
            <text:p>2024-01-05 00:10:00</text:p>
          </table:table-cell>
          <table:table-cell table:formula="of:=ROUND(NORMINV(RAND();300;50))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300,5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]+TIME(0;10;0)" office:value-type="date" office:date-value="2024-01-05T00:20:00" calcext:value-type="date">
            <text:p>2024-01-05 00:20:00</text:p>
          </table:table-cell>
          <table:table-cell table:formula="of:=ROUND(NORMINV(RAND();300;50))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50" calcext:value-type="float">
            <text:p>3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4]+TIME(0;10;0)" office:value-type="date" office:date-value="2024-01-05T00:30:00" calcext:value-type="date">
            <text:p>2024-01-05 00:30:00</text:p>
          </table:table-cell>
          <table:table-cell table:formula="of:=ROUND(NORMINV(RAND();300;50))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5]+TIME(0;10;0)" office:value-type="date" office:date-value="2024-01-05T00:40:00" calcext:value-type="date">
            <text:p>2024-01-05 00:40:00</text:p>
          </table:table-cell>
          <table:table-cell table:formula="of:=ROUND(NORMINV(RAND();300;50)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]+TIME(0;10;0)" office:value-type="date" office:date-value="2024-01-05T00:50:00" calcext:value-type="date">
            <text:p>2024-01-05 00:5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]+TIME(0;10;0)" office:value-type="date" office:date-value="2024-01-05T01:00:00" calcext:value-type="date">
            <text:p>2024-01-05 01:00:00</text:p>
          </table:table-cell>
          <table:table-cell table:formula="of:=ROUND(NORMINV(RAND();300;50)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TIME(0;10;0)" office:value-type="date" office:date-value="2024-01-05T01:10:00" calcext:value-type="date">
            <text:p>2024-01-05 01:10:00</text:p>
          </table:table-cell>
          <table:table-cell table:formula="of:=ROUND(NORMINV(RAND();300;50)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TIME(0;10;0)" office:value-type="date" office:date-value="2024-01-05T01:20:00" calcext:value-type="date">
            <text:p>2024-01-05 01:20:00</text:p>
          </table:table-cell>
          <table:table-cell table:formula="of:=ROUND(NORMINV(RAND();300;50))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TIME(0;10;0)" office:value-type="date" office:date-value="2024-01-05T01:30:00" calcext:value-type="date">
            <text:p>2024-01-05 01:3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1]+TIME(0;10;0)" office:value-type="date" office:date-value="2024-01-05T01:40:00" calcext:value-type="date">
            <text:p>2024-01-05 01:40:00</text:p>
          </table:table-cell>
          <table:table-cell table:formula="of:=ROUND(NORMINV(RAND();300;50)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]+TIME(0;10;0)" office:value-type="date" office:date-value="2024-01-05T01:50:00" calcext:value-type="date">
            <text:p>2024-01-05 01:5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]+TIME(0;10;0)" office:value-type="date" office:date-value="2024-01-05T02:00:00" calcext:value-type="date">
            <text:p>2024-01-05 02:00:00</text:p>
          </table:table-cell>
          <table:table-cell table:formula="of:=ROUND(NORMINV(RAND();300;50)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]+TIME(0;10;0)" office:value-type="date" office:date-value="2024-01-05T02:10:00" calcext:value-type="date">
            <text:p>2024-01-05 02:10:00</text:p>
          </table:table-cell>
          <table:table-cell table:formula="of:=ROUND(NORMINV(RAND();300;50)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]+TIME(0;10;0)" office:value-type="date" office:date-value="2024-01-05T02:20:00" calcext:value-type="date">
            <text:p>2024-01-05 02:2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TIME(0;10;0)" office:value-type="date" office:date-value="2024-01-05T02:30:00" calcext:value-type="date">
            <text:p>2024-01-05 02:30:00</text:p>
          </table:table-cell>
          <table:table-cell table:formula="of:=ROUND(NORMINV(RAND();300;50)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]+TIME(0;10;0)" office:value-type="date" office:date-value="2024-01-05T02:40:00" calcext:value-type="date">
            <text:p>2024-01-05 02:40:00</text:p>
          </table:table-cell>
          <table:table-cell table:formula="of:=ROUND(NORMINV(RAND();300;50))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TIME(0;10;0)" office:value-type="date" office:date-value="2024-01-05T02:50:00" calcext:value-type="date">
            <text:p>2024-01-05 02:50:00</text:p>
          </table:table-cell>
          <table:table-cell table:formula="of:=ROUND(NORMINV(RAND();300;50)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TIME(0;10;0)" office:value-type="date" office:date-value="2024-01-05T03:00:00" calcext:value-type="date">
            <text:p>2024-01-05 03:00:00</text:p>
          </table:table-cell>
          <table:table-cell table:formula="of:=ROUND(NORMINV(RAND();300;50)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TIME(0;10;0)" office:value-type="date" office:date-value="2024-01-05T03:10:00" calcext:value-type="date">
            <text:p>2024-01-05 03:10:00</text:p>
          </table:table-cell>
          <table:table-cell table:formula="of:=ROUND(NORMINV(RAND();300;50))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TIME(0;10;0)" office:value-type="date" office:date-value="2024-01-05T03:20:00" calcext:value-type="date">
            <text:p>2024-01-05 03:20:00</text:p>
          </table:table-cell>
          <table:table-cell table:formula="of:=ROUND(NORMINV(RAND();300;50)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]+TIME(0;10;0)" office:value-type="date" office:date-value="2024-01-05T03:30:00" calcext:value-type="date">
            <text:p>2024-01-05 03:3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]+TIME(0;10;0)" office:value-type="date" office:date-value="2024-01-05T03:40:00" calcext:value-type="date">
            <text:p>2024-01-05 03:40:00</text:p>
          </table:table-cell>
          <table:table-cell table:formula="of:=ROUND(NORMINV(RAND();300;50)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]+TIME(0;10;0)" office:value-type="date" office:date-value="2024-01-05T03:50:00" calcext:value-type="date">
            <text:p>2024-01-05 03:5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]+TIME(0;10;0)" office:value-type="date" office:date-value="2024-01-05T04:00:00" calcext:value-type="date">
            <text:p>2024-01-05 04:00:00</text:p>
          </table:table-cell>
          <table:table-cell table:formula="of:=ROUND(NORMINV(RAND();300;50)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]+TIME(0;10;0)" office:value-type="date" office:date-value="2024-01-05T04:10:00" calcext:value-type="date">
            <text:p>2024-01-05 04:10:00</text:p>
          </table:table-cell>
          <table:table-cell table:formula="of:=ROUND(NORMINV(RAND();300;50)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]+TIME(0;10;0)" office:value-type="date" office:date-value="2024-01-05T04:20:00" calcext:value-type="date">
            <text:p>2024-01-05 04:20:00</text:p>
          </table:table-cell>
          <table:table-cell table:formula="of:=ROUND(NORMINV(RAND();300;50)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]+TIME(0;10;0)" office:value-type="date" office:date-value="2024-01-05T04:30:00" calcext:value-type="date">
            <text:p>2024-01-05 04:30:00</text:p>
          </table:table-cell>
          <table:table-cell table:formula="of:=ROUND(NORMINV(RAND();300;50))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]+TIME(0;10;0)" office:value-type="date" office:date-value="2024-01-05T04:40:00" calcext:value-type="date">
            <text:p>2024-01-05 04:40:00</text:p>
          </table:table-cell>
          <table:table-cell table:formula="of:=ROUND(NORMINV(RAND();300;50)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]+TIME(0;10;0)" office:value-type="date" office:date-value="2024-01-05T04:50:00" calcext:value-type="date">
            <text:p>2024-01-05 04:50:00</text:p>
          </table:table-cell>
          <table:table-cell table:formula="of:=ROUND(NORMINV(RAND();300;50)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]+TIME(0;10;0)" office:value-type="date" office:date-value="2024-01-05T05:00:00" calcext:value-type="date">
            <text:p>2024-01-05 05:0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]+TIME(0;10;0)" office:value-type="date" office:date-value="2024-01-05T05:10:00" calcext:value-type="date">
            <text:p>2024-01-05 05:1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]+TIME(0;10;0)" office:value-type="date" office:date-value="2024-01-05T05:20:00" calcext:value-type="date">
            <text:p>2024-01-05 05:20:00</text:p>
          </table:table-cell>
          <table:table-cell table:formula="of:=ROUND(NORMINV(RAND();300;50)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]+TIME(0;10;0)" office:value-type="date" office:date-value="2024-01-05T05:30:00" calcext:value-type="date">
            <text:p>2024-01-05 05:30:00</text:p>
          </table:table-cell>
          <table:table-cell table:formula="of:=ROUND(NORMINV(RAND();300;50)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]+TIME(0;10;0)" office:value-type="date" office:date-value="2024-01-05T05:40:00" calcext:value-type="date">
            <text:p>2024-01-05 05:4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]+TIME(0;10;0)" office:value-type="date" office:date-value="2024-01-05T05:50:00" calcext:value-type="date">
            <text:p>2024-01-05 05:50:00</text:p>
          </table:table-cell>
          <table:table-cell table:formula="of:=ROUND(NORMINV(RAND();300;50)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]+TIME(0;10;0)" office:value-type="date" office:date-value="2024-01-05T06:00:00" calcext:value-type="date">
            <text:p>2024-01-05 06:00:00</text:p>
          </table:table-cell>
          <table:table-cell table:formula="of:=ROUND(NORMINV(RAND();300;50)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]+TIME(0;10;0)" office:value-type="date" office:date-value="2024-01-05T06:10:00" calcext:value-type="date">
            <text:p>2024-01-05 06:1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]+TIME(0;10;0)" office:value-type="date" office:date-value="2024-01-05T06:20:00" calcext:value-type="date">
            <text:p>2024-01-05 06:20:00</text:p>
          </table:table-cell>
          <table:table-cell table:formula="of:=ROUND(NORMINV(RAND();300;50))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]+TIME(0;10;0)" office:value-type="date" office:date-value="2024-01-05T06:30:00" calcext:value-type="date">
            <text:p>2024-01-05 06:30:00</text:p>
          </table:table-cell>
          <table:table-cell table:formula="of:=ROUND(NORMINV(RAND();300;50)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]+TIME(0;10;0)" office:value-type="date" office:date-value="2024-01-05T06:40:00" calcext:value-type="date">
            <text:p>2024-01-05 06:4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]+TIME(0;10;0)" office:value-type="date" office:date-value="2024-01-05T06:50:00" calcext:value-type="date">
            <text:p>2024-01-05 06:50:00</text:p>
          </table:table-cell>
          <table:table-cell table:formula="of:=ROUND(NORMINV(RAND();300;50)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]+TIME(0;10;0)" office:value-type="date" office:date-value="2024-01-05T07:00:00" calcext:value-type="date">
            <text:p>2024-01-05 07:00:00</text:p>
          </table:table-cell>
          <table:table-cell table:formula="of:=ROUND(NORMINV(RAND();300;50))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]+TIME(0;10;0)" office:value-type="date" office:date-value="2024-01-05T07:10:00" calcext:value-type="date">
            <text:p>2024-01-05 07:10:00</text:p>
          </table:table-cell>
          <table:table-cell table:formula="of:=ROUND(NORMINV(RAND();300;50)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]+TIME(0;10;0)" office:value-type="date" office:date-value="2024-01-05T07:20:00" calcext:value-type="date">
            <text:p>2024-01-05 07:2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]+TIME(0;10;0)" office:value-type="date" office:date-value="2024-01-05T07:30:00" calcext:value-type="date">
            <text:p>2024-01-05 07:3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]+TIME(0;10;0)" office:value-type="date" office:date-value="2024-01-05T07:40:00" calcext:value-type="date">
            <text:p>2024-01-05 07:40:00</text:p>
          </table:table-cell>
          <table:table-cell table:formula="of:=ROUND(NORMINV(RAND();300;50)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]+TIME(0;10;0)" office:value-type="date" office:date-value="2024-01-05T07:50:00" calcext:value-type="date">
            <text:p>2024-01-05 07:50:00</text:p>
          </table:table-cell>
          <table:table-cell table:formula="of:=ROUND(NORMINV(RAND();300;50)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]+TIME(0;10;0)" office:value-type="date" office:date-value="2024-01-05T08:00:00" calcext:value-type="date">
            <text:p>2024-01-05 08:00:00</text:p>
          </table:table-cell>
          <table:table-cell table:formula="of:=ROUND(NORMINV(RAND();300;50)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]+TIME(0;10;0)" office:value-type="date" office:date-value="2024-01-05T08:10:00" calcext:value-type="date">
            <text:p>2024-01-05 08:10:00</text:p>
          </table:table-cell>
          <table:table-cell table:formula="of:=ROUND(NORMINV(RAND();300;50)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]+TIME(0;10;0)" office:value-type="date" office:date-value="2024-01-05T08:20:00" calcext:value-type="date">
            <text:p>2024-01-05 08:2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]+TIME(0;10;0)" office:value-type="date" office:date-value="2024-01-05T08:30:00" calcext:value-type="date">
            <text:p>2024-01-05 08:30:00</text:p>
          </table:table-cell>
          <table:table-cell table:formula="of:=ROUND(NORMINV(RAND();300;50)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]+TIME(0;10;0)" office:value-type="date" office:date-value="2024-01-05T08:40:00" calcext:value-type="date">
            <text:p>2024-01-05 08:4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]+TIME(0;10;0)" office:value-type="date" office:date-value="2024-01-05T08:50:00" calcext:value-type="date">
            <text:p>2024-01-05 08:50:00</text:p>
          </table:table-cell>
          <table:table-cell table:formula="of:=ROUND(NORMINV(RAND();300;50))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]+TIME(0;10;0)" office:value-type="date" office:date-value="2024-01-05T09:00:00" calcext:value-type="date">
            <text:p>2024-01-05 09:00:00</text:p>
          </table:table-cell>
          <table:table-cell table:formula="of:=ROUND(NORMINV(RAND();300;50)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]+TIME(0;10;0)" office:value-type="date" office:date-value="2024-01-05T09:10:00" calcext:value-type="date">
            <text:p>2024-01-05 09:10:00</text:p>
          </table:table-cell>
          <table:table-cell table:formula="of:=ROUND(NORMINV(RAND();300;50))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]+TIME(0;10;0)" office:value-type="date" office:date-value="2024-01-05T09:20:00" calcext:value-type="date">
            <text:p>2024-01-05 09:2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]+TIME(0;10;0)" office:value-type="date" office:date-value="2024-01-05T09:30:00" calcext:value-type="date">
            <text:p>2024-01-05 09:30:00</text:p>
          </table:table-cell>
          <table:table-cell table:formula="of:=ROUND(NORMINV(RAND();300;50)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]+TIME(0;10;0)" office:value-type="date" office:date-value="2024-01-05T09:40:00" calcext:value-type="date">
            <text:p>2024-01-05 09:40:00</text:p>
          </table:table-cell>
          <table:table-cell table:formula="of:=ROUND(NORMINV(RAND();300;50))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]+TIME(0;10;0)" office:value-type="date" office:date-value="2024-01-05T09:50:00" calcext:value-type="date">
            <text:p>2024-01-05 09:50:00</text:p>
          </table:table-cell>
          <table:table-cell table:formula="of:=ROUND(NORMINV(RAND();300;50)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]+TIME(0;10;0)" office:value-type="date" office:date-value="2024-01-05T10:00:00" calcext:value-type="date">
            <text:p>2024-01-05 10:00:00</text:p>
          </table:table-cell>
          <table:table-cell table:formula="of:=ROUND(NORMINV(RAND();300;50))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]+TIME(0;10;0)" office:value-type="date" office:date-value="2024-01-05T10:10:00" calcext:value-type="date">
            <text:p>2024-01-05 10:10:00</text:p>
          </table:table-cell>
          <table:table-cell table:formula="of:=ROUND(NORMINV(RAND();300;50)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]+TIME(0;10;0)" office:value-type="date" office:date-value="2024-01-05T10:20:00" calcext:value-type="date">
            <text:p>2024-01-05 10:2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]+TIME(0;10;0)" office:value-type="date" office:date-value="2024-01-05T10:30:00" calcext:value-type="date">
            <text:p>2024-01-05 10:30:00</text:p>
          </table:table-cell>
          <table:table-cell table:formula="of:=ROUND(NORMINV(RAND();300;50))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]+TIME(0;10;0)" office:value-type="date" office:date-value="2024-01-05T10:40:00" calcext:value-type="date">
            <text:p>2024-01-05 10:4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]+TIME(0;10;0)" office:value-type="date" office:date-value="2024-01-05T10:50:00" calcext:value-type="date">
            <text:p>2024-01-05 10:5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]+TIME(0;10;0)" office:value-type="date" office:date-value="2024-01-05T11:00:00" calcext:value-type="date">
            <text:p>2024-01-05 11:00:00</text:p>
          </table:table-cell>
          <table:table-cell table:formula="of:=ROUND(NORMINV(RAND();300;50)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]+TIME(0;10;0)" office:value-type="date" office:date-value="2024-01-05T11:10:00" calcext:value-type="date">
            <text:p>2024-01-05 11:1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]+TIME(0;10;0)" office:value-type="date" office:date-value="2024-01-05T11:20:00" calcext:value-type="date">
            <text:p>2024-01-05 11:20:00</text:p>
          </table:table-cell>
          <table:table-cell table:formula="of:=ROUND(NORMINV(RAND();300;50)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]+TIME(0;10;0)" office:value-type="date" office:date-value="2024-01-05T11:30:00" calcext:value-type="date">
            <text:p>2024-01-05 11:30:00</text:p>
          </table:table-cell>
          <table:table-cell table:formula="of:=ROUND(NORMINV(RAND();300;50)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]+TIME(0;10;0)" office:value-type="date" office:date-value="2024-01-05T11:40:00" calcext:value-type="date">
            <text:p>2024-01-05 11:4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]+TIME(0;10;0)" office:value-type="date" office:date-value="2024-01-05T11:50:00" calcext:value-type="date">
            <text:p>2024-01-05 11:50:00</text:p>
          </table:table-cell>
          <table:table-cell table:formula="of:=ROUND(NORMINV(RAND();300;50)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]+TIME(0;10;0)" office:value-type="date" office:date-value="2024-01-05T12:00:00" calcext:value-type="date">
            <text:p>2024-01-05 12:00:00</text:p>
          </table:table-cell>
          <table:table-cell table:formula="of:=ROUND(NORMINV(RAND();300;50)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]+TIME(0;10;0)" office:value-type="date" office:date-value="2024-01-05T12:10:00" calcext:value-type="date">
            <text:p>2024-01-05 12:10:00</text:p>
          </table:table-cell>
          <table:table-cell table:formula="of:=ROUND(NORMINV(RAND();300;50)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]+TIME(0;10;0)" office:value-type="date" office:date-value="2024-01-05T12:20:00" calcext:value-type="date">
            <text:p>2024-01-05 12:20:00</text:p>
          </table:table-cell>
          <table:table-cell table:formula="of:=ROUND(NORMINV(RAND();300;50)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]+TIME(0;10;0)" office:value-type="date" office:date-value="2024-01-05T12:30:00" calcext:value-type="date">
            <text:p>2024-01-05 12:3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]+TIME(0;10;0)" office:value-type="date" office:date-value="2024-01-05T12:40:00" calcext:value-type="date">
            <text:p>2024-01-05 12:40:00</text:p>
          </table:table-cell>
          <table:table-cell table:formula="of:=ROUND(NORMINV(RAND();300;50)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]+TIME(0;10;0)" office:value-type="date" office:date-value="2024-01-05T12:50:00" calcext:value-type="date">
            <text:p>2024-01-05 12:50:00</text:p>
          </table:table-cell>
          <table:table-cell table:formula="of:=ROUND(NORMINV(RAND();300;50))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]+TIME(0;10;0)" office:value-type="date" office:date-value="2024-01-05T13:00:00" calcext:value-type="date">
            <text:p>2024-01-05 13:0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]+TIME(0;10;0)" office:value-type="date" office:date-value="2024-01-05T13:10:00" calcext:value-type="date">
            <text:p>2024-01-05 13:1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]+TIME(0;10;0)" office:value-type="date" office:date-value="2024-01-05T13:20:00" calcext:value-type="date">
            <text:p>2024-01-05 13:20:00</text:p>
          </table:table-cell>
          <table:table-cell table:formula="of:=ROUND(NORMINV(RAND();300;50)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]+TIME(0;10;0)" office:value-type="date" office:date-value="2024-01-05T13:30:00" calcext:value-type="date">
            <text:p>2024-01-05 13:30:00</text:p>
          </table:table-cell>
          <table:table-cell table:formula="of:=ROUND(NORMINV(RAND();300;50)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]+TIME(0;10;0)" office:value-type="date" office:date-value="2024-01-05T13:40:00" calcext:value-type="date">
            <text:p>2024-01-05 13:4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]+TIME(0;10;0)" office:value-type="date" office:date-value="2024-01-05T13:50:00" calcext:value-type="date">
            <text:p>2024-01-05 13:50:00</text:p>
          </table:table-cell>
          <table:table-cell table:formula="of:=ROUND(NORMINV(RAND();300;50))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]+TIME(0;10;0)" office:value-type="date" office:date-value="2024-01-05T14:00:00" calcext:value-type="date">
            <text:p>2024-01-05 14:00:00</text:p>
          </table:table-cell>
          <table:table-cell table:formula="of:=ROUND(NORMINV(RAND();300;50)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]+TIME(0;10;0)" office:value-type="date" office:date-value="2024-01-05T14:10:00" calcext:value-type="date">
            <text:p>2024-01-05 14:10:00</text:p>
          </table:table-cell>
          <table:table-cell table:formula="of:=ROUND(NORMINV(RAND();300;50)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]+TIME(0;10;0)" office:value-type="date" office:date-value="2024-01-05T14:20:00" calcext:value-type="date">
            <text:p>2024-01-05 14:2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]+TIME(0;10;0)" office:value-type="date" office:date-value="2024-01-05T14:30:00" calcext:value-type="date">
            <text:p>2024-01-05 14:30:00</text:p>
          </table:table-cell>
          <table:table-cell table:formula="of:=ROUND(NORMINV(RAND();300;50)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]+TIME(0;10;0)" office:value-type="date" office:date-value="2024-01-05T14:40:00" calcext:value-type="date">
            <text:p>2024-01-05 14:40:00</text:p>
          </table:table-cell>
          <table:table-cell table:formula="of:=ROUND(NORMINV(RAND();300;50))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]+TIME(0;10;0)" office:value-type="date" office:date-value="2024-01-05T14:50:00" calcext:value-type="date">
            <text:p>2024-01-05 14:50:00</text:p>
          </table:table-cell>
          <table:table-cell table:formula="of:=ROUND(NORMINV(RAND();300;50))"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1]+TIME(0;10;0)" office:value-type="date" office:date-value="2024-01-05T15:00:00" calcext:value-type="date">
            <text:p>2024-01-05 15:00:00</text:p>
          </table:table-cell>
          <table:table-cell table:formula="of:=ROUND(NORMINV(RAND();300;50)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2]+TIME(0;10;0)" office:value-type="date" office:date-value="2024-01-05T15:10:00" calcext:value-type="date">
            <text:p>2024-01-05 15:1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3]+TIME(0;10;0)" office:value-type="date" office:date-value="2024-01-05T15:20:00" calcext:value-type="date">
            <text:p>2024-01-05 15:20:00</text:p>
          </table:table-cell>
          <table:table-cell table:formula="of:=ROUND(NORMINV(RAND();300;50)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4]+TIME(0;10;0)" office:value-type="date" office:date-value="2024-01-05T15:30:00" calcext:value-type="date">
            <text:p>2024-01-05 15:3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5]+TIME(0;10;0)" office:value-type="date" office:date-value="2024-01-05T15:40:00" calcext:value-type="date">
            <text:p>2024-01-05 15:40:00</text:p>
          </table:table-cell>
          <table:table-cell table:formula="of:=ROUND(NORMINV(RAND();300;50))"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6]+TIME(0;10;0)" office:value-type="date" office:date-value="2024-01-05T15:50:00" calcext:value-type="date">
            <text:p>2024-01-05 15:5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7]+TIME(0;10;0)" office:value-type="date" office:date-value="2024-01-05T16:00:00" calcext:value-type="date">
            <text:p>2024-01-05 16:00:00</text:p>
          </table:table-cell>
          <table:table-cell table:formula="of:=ROUND(NORMINV(RAND();300;50)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8]+TIME(0;10;0)" office:value-type="date" office:date-value="2024-01-05T16:10:00" calcext:value-type="date">
            <text:p>2024-01-05 16:1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]+TIME(0;10;0)" office:value-type="date" office:date-value="2024-01-05T16:20:00" calcext:value-type="date">
            <text:p>2024-01-05 16:2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]+TIME(0;10;0)" office:value-type="date" office:date-value="2024-01-05T16:30:00" calcext:value-type="date">
            <text:p>2024-01-05 16:30:00</text:p>
          </table:table-cell>
          <table:table-cell table:formula="of:=ROUND(NORMINV(RAND();400;100))"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,100</text:p>
          </table:table-cell>
          <table:table-cell table:number-columns-repeated="3"/>
        </table:table-row>
        <table:table-row table:style-name="ro1">
          <table:table-cell table:formula="of:=[.A101]+TIME(0;10;0)" office:value-type="date" office:date-value="2024-01-05T16:40:00" calcext:value-type="date">
            <text:p>2024-01-05 16:40:00</text:p>
          </table:table-cell>
          <table:table-cell table:formula="of:=ROUND(NORMINV(RAND();400;100))"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2]+TIME(0;10;0)" office:value-type="date" office:date-value="2024-01-05T16:50:00" calcext:value-type="date">
            <text:p>2024-01-05 16:50:00</text:p>
          </table:table-cell>
          <table:table-cell table:formula="of:=ROUND(NORMINV(RAND();400;100))"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3]+TIME(0;10;0)" office:value-type="date" office:date-value="2024-01-05T17:00:00" calcext:value-type="date">
            <text:p>2024-01-05 17:00:00</text:p>
          </table:table-cell>
          <table:table-cell table:formula="of:=ROUND(NORMINV(RAND();400;100))"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4]+TIME(0;10;0)" office:value-type="date" office:date-value="2024-01-05T17:10:00" calcext:value-type="date">
            <text:p>2024-01-05 17:10:00</text:p>
          </table:table-cell>
          <table:table-cell table:formula="of:=ROUND(NORMINV(RAND();400;100)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5]+TIME(0;10;0)" office:value-type="date" office:date-value="2024-01-05T17:20:00" calcext:value-type="date">
            <text:p>2024-01-05 17:20:00</text:p>
          </table:table-cell>
          <table:table-cell table:formula="of:=ROUND(NORMINV(RAND();400;100))"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6]+TIME(0;10;0)" office:value-type="date" office:date-value="2024-01-05T17:30:00" calcext:value-type="date">
            <text:p>2024-01-05 17:30:00</text:p>
          </table:table-cell>
          <table:table-cell table:formula="of:=ROUND(NORMINV(RAND();400;100))"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7]+TIME(0;10;0)" office:value-type="date" office:date-value="2024-01-05T17:40:00" calcext:value-type="date">
            <text:p>2024-01-05 17:40:00</text:p>
          </table:table-cell>
          <table:table-cell table:formula="of:=ROUND(NORMINV(RAND();400;100))"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8]+TIME(0;10;0)" office:value-type="date" office:date-value="2024-01-05T17:50:00" calcext:value-type="date">
            <text:p>2024-01-05 17:50:00</text:p>
          </table:table-cell>
          <table:table-cell table:formula="of:=ROUND(NORMINV(RAND();400;100))"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9]+TIME(0;10;0)" office:value-type="date" office:date-value="2024-01-05T18:00:00" calcext:value-type="date">
            <text:p>2024-01-05 18:00:00</text:p>
          </table:table-cell>
          <table:table-cell table:formula="of:=ROUND(NORMINV(RAND();400;100))"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0]+TIME(0;10;0)" office:value-type="date" office:date-value="2024-01-05T18:10:00" calcext:value-type="date">
            <text:p>2024-01-05 18:10:00</text:p>
          </table:table-cell>
          <table:table-cell table:formula="of:=ROUND(NORMINV(RAND();400;100))"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1]+TIME(0;10;0)" office:value-type="date" office:date-value="2024-01-05T18:20:00" calcext:value-type="date">
            <text:p>2024-01-05 18:20:00</text:p>
          </table:table-cell>
          <table:table-cell table:formula="of:=ROUND(NORMINV(RAND();400;100))"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2]+TIME(0;10;0)" office:value-type="date" office:date-value="2024-01-05T18:30:00" calcext:value-type="date">
            <text:p>2024-01-05 18:30:00</text:p>
          </table:table-cell>
          <table:table-cell table:formula="of:=ROUND(NORMINV(RAND();400;100))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3]+TIME(0;10;0)" office:value-type="date" office:date-value="2024-01-05T18:40:00" calcext:value-type="date">
            <text:p>2024-01-05 18:40:00</text:p>
          </table:table-cell>
          <table:table-cell table:formula="of:=ROUND(NORMINV(RAND();400;100))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4]+TIME(0;10;0)" office:value-type="date" office:date-value="2024-01-05T18:50:00" calcext:value-type="date">
            <text:p>2024-01-05 18:50:00</text:p>
          </table:table-cell>
          <table:table-cell table:formula="of:=ROUND(NORMINV(RAND();400;100))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5]+TIME(0;10;0)" office:value-type="date" office:date-value="2024-01-05T19:00:00" calcext:value-type="date">
            <text:p>2024-01-05 19:00:00</text:p>
          </table:table-cell>
          <table:table-cell table:formula="of:=ROUND(NORMINV(RAND();400;100))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6]+TIME(0;10;0)" office:value-type="date" office:date-value="2024-01-05T19:10:00" calcext:value-type="date">
            <text:p>2024-01-05 19:10:00</text:p>
          </table:table-cell>
          <table:table-cell table:formula="of:=ROUND(NORMINV(RAND();400;100))"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7]+TIME(0;10;0)" office:value-type="date" office:date-value="2024-01-05T19:20:00" calcext:value-type="date">
            <text:p>2024-01-05 19:20:00</text:p>
          </table:table-cell>
          <table:table-cell table:formula="of:=ROUND(NORMINV(RAND();400;100))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8]+TIME(0;10;0)" office:value-type="date" office:date-value="2024-01-05T19:30:00" calcext:value-type="date">
            <text:p>2024-01-05 19:30:00</text:p>
          </table:table-cell>
          <table:table-cell table:formula="of:=ROUND(NORMINV(RAND();400;100))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9]+TIME(0;10;0)" office:value-type="date" office:date-value="2024-01-05T19:40:00" calcext:value-type="date">
            <text:p>2024-01-05 19:40:00</text:p>
          </table:table-cell>
          <table:table-cell table:formula="of:=ROUND(NORMINV(RAND();400;100))"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0]+TIME(0;10;0)" office:value-type="date" office:date-value="2024-01-05T19:50:00" calcext:value-type="date">
            <text:p>2024-01-05 19:50:00</text:p>
          </table:table-cell>
          <table:table-cell table:formula="of:=ROUND(NORMINV(RAND();400;100))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1]+TIME(0;10;0)" office:value-type="date" office:date-value="2024-01-05T20:00:00" calcext:value-type="date">
            <text:p>2024-01-05 20:00:00</text:p>
          </table:table-cell>
          <table:table-cell table:formula="of:=ROUND(NORMINV(RAND();400;100))"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2]+TIME(0;10;0)" office:value-type="date" office:date-value="2024-01-05T20:10:00" calcext:value-type="date">
            <text:p>2024-01-05 20:10:00</text:p>
          </table:table-cell>
          <table:table-cell table:formula="of:=ROUND(NORMINV(RAND();400;100))"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3]+TIME(0;10;0)" office:value-type="date" office:date-value="2024-01-05T20:20:00" calcext:value-type="date">
            <text:p>2024-01-05 20:20:00</text:p>
          </table:table-cell>
          <table:table-cell table:formula="of:=ROUND(NORMINV(RAND();400;100))"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4]+TIME(0;10;0)" office:value-type="date" office:date-value="2024-01-05T20:30:00" calcext:value-type="date">
            <text:p>2024-01-05 20:30:00</text:p>
          </table:table-cell>
          <table:table-cell table:formula="of:=ROUND(NORMINV(RAND();400;100))"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5]+TIME(0;10;0)" office:value-type="date" office:date-value="2024-01-05T20:40:00" calcext:value-type="date">
            <text:p>2024-01-05 20:40:00</text:p>
          </table:table-cell>
          <table:table-cell table:formula="of:=ROUND(NORMINV(RAND();400;100))"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6]+TIME(0;10;0)" office:value-type="date" office:date-value="2024-01-05T20:50:00" calcext:value-type="date">
            <text:p>2024-01-05 20:50:00</text:p>
          </table:table-cell>
          <table:table-cell table:formula="of:=ROUND(NORMINV(RAND();400;100))"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7]+TIME(0;10;0)" office:value-type="date" office:date-value="2024-01-05T21:00:00" calcext:value-type="date">
            <text:p>2024-01-05 21:00:00</text:p>
          </table:table-cell>
          <table:table-cell table:formula="of:=ROUND(NORMINV(RAND();400;100))"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8]+TIME(0;10;0)" office:value-type="date" office:date-value="2024-01-05T21:10:00" calcext:value-type="date">
            <text:p>2024-01-05 21:10:00</text:p>
          </table:table-cell>
          <table:table-cell table:formula="of:=ROUND(NORMINV(RAND();400;100))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9]+TIME(0;10;0)" office:value-type="date" office:date-value="2024-01-05T21:20:00" calcext:value-type="date">
            <text:p>2024-01-05 21:20:00</text:p>
          </table:table-cell>
          <table:table-cell table:formula="of:=ROUND(NORMINV(RAND();400;100))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0]+TIME(0;10;0)" office:value-type="date" office:date-value="2024-01-05T21:30:00" calcext:value-type="date">
            <text:p>2024-01-05 21:30:00</text:p>
          </table:table-cell>
          <table:table-cell table:formula="of:=ROUND(NORMINV(RAND();400;100))"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1]+TIME(0;10;0)" office:value-type="date" office:date-value="2024-01-05T21:40:00" calcext:value-type="date">
            <text:p>2024-01-05 21:40:00</text:p>
          </table:table-cell>
          <table:table-cell table:formula="of:=ROUND(NORMINV(RAND();400;100))"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2]+TIME(0;10;0)" office:value-type="date" office:date-value="2024-01-05T21:50:00" calcext:value-type="date">
            <text:p>2024-01-05 21:50:00</text:p>
          </table:table-cell>
          <table:table-cell table:formula="of:=ROUND(NORMINV(RAND();400;100)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3]+TIME(0;10;0)" office:value-type="date" office:date-value="2024-01-05T22:00:00" calcext:value-type="date">
            <text:p>2024-01-05 22:00:00</text:p>
          </table:table-cell>
          <table:table-cell table:formula="of:=ROUND(NORMINV(RAND();400;100))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4]+TIME(0;10;0)" office:value-type="date" office:date-value="2024-01-05T22:10:00" calcext:value-type="date">
            <text:p>2024-01-05 22:10:00</text:p>
          </table:table-cell>
          <table:table-cell table:formula="of:=ROUND(NORMINV(RAND();400;100))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5]+TIME(0;10;0)" office:value-type="date" office:date-value="2024-01-05T22:20:00" calcext:value-type="date">
            <text:p>2024-01-05 22:20:00</text:p>
          </table:table-cell>
          <table:table-cell table:formula="of:=ROUND(NORMINV(RAND();400;100))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6]+TIME(0;10;0)" office:value-type="date" office:date-value="2024-01-05T22:30:00" calcext:value-type="date">
            <text:p>2024-01-05 22:30:00</text:p>
          </table:table-cell>
          <table:table-cell table:formula="of:=ROUND(NORMINV(RAND();400;100))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7]+TIME(0;10;0)" office:value-type="date" office:date-value="2024-01-05T22:40:00" calcext:value-type="date">
            <text:p>2024-01-05 22:40:00</text:p>
          </table:table-cell>
          <table:table-cell table:formula="of:=ROUND(NORMINV(RAND();400;100))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8]+TIME(0;10;0)" office:value-type="date" office:date-value="2024-01-05T22:50:00" calcext:value-type="date">
            <text:p>2024-01-05 22:50:00</text:p>
          </table:table-cell>
          <table:table-cell table:formula="of:=ROUND(NORMINV(RAND();400;100))"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9]+TIME(0;10;0)" office:value-type="date" office:date-value="2024-01-05T23:00:00" calcext:value-type="date">
            <text:p>2024-01-05 23:00:00</text:p>
          </table:table-cell>
          <table:table-cell table:formula="of:=ROUND(NORMINV(RAND();400;100)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0]+TIME(0;10;0)" office:value-type="date" office:date-value="2024-01-05T23:10:00" calcext:value-type="date">
            <text:p>2024-01-05 23:10:00</text:p>
          </table:table-cell>
          <table:table-cell table:formula="of:=ROUND(NORMINV(RAND();400;100))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1]+TIME(0;10;0)" office:value-type="date" office:date-value="2024-01-05T23:20:00" calcext:value-type="date">
            <text:p>2024-01-05 23:20:00</text:p>
          </table:table-cell>
          <table:table-cell table:formula="of:=ROUND(NORMINV(RAND();400;100)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2]+TIME(0;10;0)" office:value-type="date" office:date-value="2024-01-05T23:30:00" calcext:value-type="date">
            <text:p>2024-01-05 23:30:00</text:p>
          </table:table-cell>
          <table:table-cell table:formula="of:=ROUND(NORMINV(RAND();400;100))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3]+TIME(0;10;0)" office:value-type="date" office:date-value="2024-01-05T23:40:00" calcext:value-type="date">
            <text:p>2024-01-05 23:40:00</text:p>
          </table:table-cell>
          <table:table-cell table:formula="of:=ROUND(NORMINV(RAND();400;100))"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4]+TIME(0;10;0)" office:value-type="date" office:date-value="2024-01-05T23:50:00" calcext:value-type="date">
            <text:p>2024-01-05 23:50:00</text:p>
          </table:table-cell>
          <table:table-cell table:formula="of:=ROUND(NORMINV(RAND();400;100))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5]+TIME(0;10;0)" office:value-type="date" office:date-value="2024-01-06T00:00:00" calcext:value-type="date">
            <text:p>2024-01-06 00:00:00</text:p>
          </table:table-cell>
          <table:table-cell table:formula="of:=ROUND(NORMINV(RAND();400;100))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6]+TIME(0;10;0)" office:value-type="date" office:date-value="2024-01-06T00:10:00" calcext:value-type="date">
            <text:p>2024-01-06 00:10:00</text:p>
          </table:table-cell>
          <table:table-cell table:formula="of:=ROUND(NORMINV(RAND();400;100))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7]+TIME(0;10;0)" office:value-type="date" office:date-value="2024-01-06T00:20:00" calcext:value-type="date">
            <text:p>2024-01-06 00:20:00</text:p>
          </table:table-cell>
          <table:table-cell table:formula="of:=ROUND(NORMINV(RAND();400;100))"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8]+TIME(0;10;0)" office:value-type="date" office:date-value="2024-01-06T00:30:00" calcext:value-type="date">
            <text:p>2024-01-06 00:30:00</text:p>
          </table:table-cell>
          <table:table-cell table:formula="of:=ROUND(NORMINV(RAND();400;100))"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9]+TIME(0;10;0)" office:value-type="date" office:date-value="2024-01-06T00:40:00" calcext:value-type="date">
            <text:p>2024-01-06 00:40:00</text:p>
          </table:table-cell>
          <table:table-cell table:formula="of:=ROUND(NORMINV(RAND();400;100))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0]+TIME(0;10;0)" office:value-type="date" office:date-value="2024-01-06T00:50:00" calcext:value-type="date">
            <text:p>2024-01-06 00:50:00</text:p>
          </table:table-cell>
          <table:table-cell table:formula="of:=ROUND(NORMINV(RAND();400;100))"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1]+TIME(0;10;0)" office:value-type="date" office:date-value="2024-01-06T01:00:00" calcext:value-type="date">
            <text:p>2024-01-06 01:00:00</text:p>
          </table:table-cell>
          <table:table-cell table:formula="of:=ROUND(NORMINV(RAND();400;100))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2]+TIME(0;10;0)" office:value-type="date" office:date-value="2024-01-06T01:10:00" calcext:value-type="date">
            <text:p>2024-01-06 01:10:00</text:p>
          </table:table-cell>
          <table:table-cell table:formula="of:=ROUND(NORMINV(RAND();400;100))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3]+TIME(0;10;0)" office:value-type="date" office:date-value="2024-01-06T01:20:00" calcext:value-type="date">
            <text:p>2024-01-06 01:20:00</text:p>
          </table:table-cell>
          <table:table-cell table:formula="of:=ROUND(NORMINV(RAND();400;100))"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4]+TIME(0;10;0)" office:value-type="date" office:date-value="2024-01-06T01:30:00" calcext:value-type="date">
            <text:p>2024-01-06 01:30:00</text:p>
          </table:table-cell>
          <table:table-cell table:formula="of:=ROUND(NORMINV(RAND();400;100))"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5]+TIME(0;10;0)" office:value-type="date" office:date-value="2024-01-06T01:40:00" calcext:value-type="date">
            <text:p>2024-01-06 01:40:00</text:p>
          </table:table-cell>
          <table:table-cell table:formula="of:=ROUND(NORMINV(RAND();400;100))"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6]+TIME(0;10;0)" office:value-type="date" office:date-value="2024-01-06T01:50:00" calcext:value-type="date">
            <text:p>2024-01-06 01:50:00</text:p>
          </table:table-cell>
          <table:table-cell table:formula="of:=ROUND(NORMINV(RAND();400;100))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7]+TIME(0;10;0)" office:value-type="date" office:date-value="2024-01-06T02:00:00" calcext:value-type="date">
            <text:p>2024-01-06 02:00:00</text:p>
          </table:table-cell>
          <table:table-cell table:formula="of:=ROUND(NORMINV(RAND();400;100))"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8]+TIME(0;10;0)" office:value-type="date" office:date-value="2024-01-06T02:10:00" calcext:value-type="date">
            <text:p>2024-01-06 02:10:00</text:p>
          </table:table-cell>
          <table:table-cell table:formula="of:=ROUND(NORMINV(RAND();400;100))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9]+TIME(0;10;0)" office:value-type="date" office:date-value="2024-01-06T02:20:00" calcext:value-type="date">
            <text:p>2024-01-06 02:20:00</text:p>
          </table:table-cell>
          <table:table-cell table:formula="of:=ROUND(NORMINV(RAND();400;100)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0]+TIME(0;10;0)" office:value-type="date" office:date-value="2024-01-06T02:30:00" calcext:value-type="date">
            <text:p>2024-01-06 02:30:00</text:p>
          </table:table-cell>
          <table:table-cell table:formula="of:=ROUND(NORMINV(RAND();400;100))"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1]+TIME(0;10;0)" office:value-type="date" office:date-value="2024-01-06T02:40:00" calcext:value-type="date">
            <text:p>2024-01-06 02:40:00</text:p>
          </table:table-cell>
          <table:table-cell table:formula="of:=ROUND(NORMINV(RAND();400;100)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2]+TIME(0;10;0)" office:value-type="date" office:date-value="2024-01-06T02:50:00" calcext:value-type="date">
            <text:p>2024-01-06 02:50:00</text:p>
          </table:table-cell>
          <table:table-cell table:formula="of:=ROUND(NORMINV(RAND();400;100))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3]+TIME(0;10;0)" office:value-type="date" office:date-value="2024-01-06T03:00:00" calcext:value-type="date">
            <text:p>2024-01-06 03:00:00</text:p>
          </table:table-cell>
          <table:table-cell table:formula="of:=ROUND(NORMINV(RAND();400;100))"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4]+TIME(0;10;0)" office:value-type="date" office:date-value="2024-01-06T03:10:00" calcext:value-type="date">
            <text:p>2024-01-06 03:10:00</text:p>
          </table:table-cell>
          <table:table-cell table:formula="of:=ROUND(NORMINV(RAND();400;100))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5]+TIME(0;10;0)" office:value-type="date" office:date-value="2024-01-06T03:20:00" calcext:value-type="date">
            <text:p>2024-01-06 03:20:00</text:p>
          </table:table-cell>
          <table:table-cell table:formula="of:=ROUND(NORMINV(RAND();400;100))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6]+TIME(0;10;0)" office:value-type="date" office:date-value="2024-01-06T03:30:00" calcext:value-type="date">
            <text:p>2024-01-06 03:30:00</text:p>
          </table:table-cell>
          <table:table-cell table:formula="of:=ROUND(NORMINV(RAND();400;100))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7]+TIME(0;10;0)" office:value-type="date" office:date-value="2024-01-06T03:40:00" calcext:value-type="date">
            <text:p>2024-01-06 03:40:00</text:p>
          </table:table-cell>
          <table:table-cell table:formula="of:=ROUND(NORMINV(RAND();400;100))"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8]+TIME(0;10;0)" office:value-type="date" office:date-value="2024-01-06T03:50:00" calcext:value-type="date">
            <text:p>2024-01-06 03:50:00</text:p>
          </table:table-cell>
          <table:table-cell table:formula="of:=ROUND(NORMINV(RAND();400;100))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9]+TIME(0;10;0)" office:value-type="date" office:date-value="2024-01-06T04:00:00" calcext:value-type="date">
            <text:p>2024-01-06 04:00:00</text:p>
          </table:table-cell>
          <table:table-cell table:formula="of:=ROUND(NORMINV(RAND();400;100))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0]+TIME(0;10;0)" office:value-type="date" office:date-value="2024-01-06T04:10:00" calcext:value-type="date">
            <text:p>2024-01-06 04:10:00</text:p>
          </table:table-cell>
          <table:table-cell table:formula="of:=ROUND(NORMINV(RAND();400;100))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1]+TIME(0;10;0)" office:value-type="date" office:date-value="2024-01-06T04:20:00" calcext:value-type="date">
            <text:p>2024-01-06 04:20:00</text:p>
          </table:table-cell>
          <table:table-cell table:formula="of:=ROUND(NORMINV(RAND();400;100)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2]+TIME(0;10;0)" office:value-type="date" office:date-value="2024-01-06T04:30:00" calcext:value-type="date">
            <text:p>2024-01-06 04:30:00</text:p>
          </table:table-cell>
          <table:table-cell table:formula="of:=ROUND(NORMINV(RAND();400;100))"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3]+TIME(0;10;0)" office:value-type="date" office:date-value="2024-01-06T04:40:00" calcext:value-type="date">
            <text:p>2024-01-06 04:40:00</text:p>
          </table:table-cell>
          <table:table-cell table:formula="of:=ROUND(NORMINV(RAND();400;100)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4]+TIME(0;10;0)" office:value-type="date" office:date-value="2024-01-06T04:50:00" calcext:value-type="date">
            <text:p>2024-01-06 04:50:00</text:p>
          </table:table-cell>
          <table:table-cell table:formula="of:=ROUND(NORMINV(RAND();400;100))"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5]+TIME(0;10;0)" office:value-type="date" office:date-value="2024-01-06T05:00:00" calcext:value-type="date">
            <text:p>2024-01-06 05:00:00</text:p>
          </table:table-cell>
          <table:table-cell table:formula="of:=ROUND(NORMINV(RAND();400;100))"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6]+TIME(0;10;0)" office:value-type="date" office:date-value="2024-01-06T05:10:00" calcext:value-type="date">
            <text:p>2024-01-06 05:10:00</text:p>
          </table:table-cell>
          <table:table-cell table:formula="of:=ROUND(NORMINV(RAND();400;100))"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7]+TIME(0;10;0)" office:value-type="date" office:date-value="2024-01-06T05:20:00" calcext:value-type="date">
            <text:p>2024-01-06 05:20:00</text:p>
          </table:table-cell>
          <table:table-cell table:formula="of:=ROUND(NORMINV(RAND();400;100)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8]+TIME(0;10;0)" office:value-type="date" office:date-value="2024-01-06T05:30:00" calcext:value-type="date">
            <text:p>2024-01-06 05:30:00</text:p>
          </table:table-cell>
          <table:table-cell table:formula="of:=ROUND(NORMINV(RAND();400;100))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9]+TIME(0;10;0)" office:value-type="date" office:date-value="2024-01-06T05:40:00" calcext:value-type="date">
            <text:p>2024-01-06 05:40:00</text:p>
          </table:table-cell>
          <table:table-cell table:formula="of:=ROUND(NORMINV(RAND();400;100))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0]+TIME(0;10;0)" office:value-type="date" office:date-value="2024-01-06T05:50:00" calcext:value-type="date">
            <text:p>2024-01-06 05:50:00</text:p>
          </table:table-cell>
          <table:table-cell table:formula="of:=ROUND(NORMINV(RAND();400;100))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1]+TIME(0;10;0)" office:value-type="date" office:date-value="2024-01-06T06:00:00" calcext:value-type="date">
            <text:p>2024-01-06 06:00:00</text:p>
          </table:table-cell>
          <table:table-cell table:formula="of:=ROUND(NORMINV(RAND();400;100))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2]+TIME(0;10;0)" office:value-type="date" office:date-value="2024-01-06T06:10:00" calcext:value-type="date">
            <text:p>2024-01-06 06:10:00</text:p>
          </table:table-cell>
          <table:table-cell table:formula="of:=ROUND(NORMINV(RAND();400;100))"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3]+TIME(0;10;0)" office:value-type="date" office:date-value="2024-01-06T06:20:00" calcext:value-type="date">
            <text:p>2024-01-06 06:20:00</text:p>
          </table:table-cell>
          <table:table-cell table:formula="of:=ROUND(NORMINV(RAND();400;100))"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4]+TIME(0;10;0)" office:value-type="date" office:date-value="2024-01-06T06:30:00" calcext:value-type="date">
            <text:p>2024-01-06 06:30:00</text:p>
          </table:table-cell>
          <table:table-cell table:formula="of:=ROUND(NORMINV(RAND();400;100))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5]+TIME(0;10;0)" office:value-type="date" office:date-value="2024-01-06T06:40:00" calcext:value-type="date">
            <text:p>2024-01-06 06:40:00</text:p>
          </table:table-cell>
          <table:table-cell table:formula="of:=ROUND(NORMINV(RAND();400;100))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6]+TIME(0;10;0)" office:value-type="date" office:date-value="2024-01-06T06:50:00" calcext:value-type="date">
            <text:p>2024-01-06 06:50:00</text:p>
          </table:table-cell>
          <table:table-cell table:formula="of:=ROUND(NORMINV(RAND();400;100))"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7]+TIME(0;10;0)" office:value-type="date" office:date-value="2024-01-06T07:00:00" calcext:value-type="date">
            <text:p>2024-01-06 07:00:00</text:p>
          </table:table-cell>
          <table:table-cell table:formula="of:=ROUND(NORMINV(RAND();400;100))"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8]+TIME(0;10;0)" office:value-type="date" office:date-value="2024-01-06T07:10:00" calcext:value-type="date">
            <text:p>2024-01-06 07:10:00</text:p>
          </table:table-cell>
          <table:table-cell table:formula="of:=ROUND(NORMINV(RAND();400;100))"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9]+TIME(0;10;0)" office:value-type="date" office:date-value="2024-01-06T07:20:00" calcext:value-type="date">
            <text:p>2024-01-06 07:20:00</text:p>
          </table:table-cell>
          <table:table-cell table:formula="of:=ROUND(NORMINV(RAND();400;100))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0]+TIME(0;10;0)" office:value-type="date" office:date-value="2024-01-06T07:30:00" calcext:value-type="date">
            <text:p>2024-01-06 07:30:00</text:p>
          </table:table-cell>
          <table:table-cell table:formula="of:=ROUND(NORMINV(RAND();400;100)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1]+TIME(0;10;0)" office:value-type="date" office:date-value="2024-01-06T07:40:00" calcext:value-type="date">
            <text:p>2024-01-06 07:40:00</text:p>
          </table:table-cell>
          <table:table-cell table:formula="of:=ROUND(NORMINV(RAND();400;100))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2]+TIME(0;10;0)" office:value-type="date" office:date-value="2024-01-06T07:50:00" calcext:value-type="date">
            <text:p>2024-01-06 07:50:00</text:p>
          </table:table-cell>
          <table:table-cell table:formula="of:=ROUND(NORMINV(RAND();400;100))"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3]+TIME(0;10;0)" office:value-type="date" office:date-value="2024-01-06T08:00:00" calcext:value-type="date">
            <text:p>2024-01-06 08:00:00</text:p>
          </table:table-cell>
          <table:table-cell table:formula="of:=ROUND(NORMINV(RAND();400;100))"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4]+TIME(0;10;0)" office:value-type="date" office:date-value="2024-01-06T08:10:00" calcext:value-type="date">
            <text:p>2024-01-06 08:10:00</text:p>
          </table:table-cell>
          <table:table-cell table:formula="of:=ROUND(NORMINV(RAND();400;100))"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5]+TIME(0;10;0)" office:value-type="date" office:date-value="2024-01-06T08:20:00" calcext:value-type="date">
            <text:p>2024-01-06 08:20:00</text:p>
          </table:table-cell>
          <table:table-cell table:formula="of:=ROUND(NORMINV(RAND();400;100))"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6]+TIME(0;10;0)" office:value-type="date" office:date-value="2024-01-06T08:30:00" calcext:value-type="date">
            <text:p>2024-01-06 08:30:00</text:p>
          </table:table-cell>
          <table:table-cell table:formula="of:=ROUND(NORMINV(RAND();400;100))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7]+TIME(0;10;0)" office:value-type="date" office:date-value="2024-01-06T08:40:00" calcext:value-type="date">
            <text:p>2024-01-06 08:40:00</text:p>
          </table:table-cell>
          <table:table-cell table:formula="of:=ROUND(NORMINV(RAND();400;100))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8]+TIME(0;10;0)" office:value-type="date" office:date-value="2024-01-06T08:50:00" calcext:value-type="date">
            <text:p>2024-01-06 08:50:00</text:p>
          </table:table-cell>
          <table:table-cell table:formula="of:=ROUND(NORMINV(RAND();400;100))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9]+TIME(0;10;0)" office:value-type="date" office:date-value="2024-01-06T09:00:00" calcext:value-type="date">
            <text:p>2024-01-06 09:00:00</text:p>
          </table:table-cell>
          <table:table-cell table:formula="of:=ROUND(NORMINV(RAND();400;100))"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0]+TIME(0;10;0)" office:value-type="date" office:date-value="2024-01-06T09:10:00" calcext:value-type="date">
            <text:p>2024-01-06 09:10:00</text:p>
          </table:table-cell>
          <table:table-cell table:formula="of:=ROUND(NORMINV(RAND();400;100))"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201]+TIME(0;10;0)" office:value-type="date" office:date-value="2024-01-06T09:20:00" calcext:value-type="date">
            <text:p>2024-01-06 09:20:00</text:p>
          </table:table-cell>
          <table:table-cell table:formula="of:=ROUND(NORMINV(RAND();350;75))" office:value-type="float" office:value="348" calcext:value-type="float">
            <text:p>34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2]+TIME(0;10;0)" office:value-type="date" office:date-value="2024-01-06T09:30:00" calcext:value-type="date">
            <text:p>2024-01-06 09:30:00</text:p>
          </table:table-cell>
          <table:table-cell table:formula="of:=ROUND(NORMINV(RAND();350;75))" office:value-type="float" office:value="276" calcext:value-type="float">
            <text:p>2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3]+TIME(0;10;0)" office:value-type="date" office:date-value="2024-01-06T09:40:00" calcext:value-type="date">
            <text:p>2024-01-06 09:40:00</text:p>
          </table:table-cell>
          <table:table-cell table:formula="of:=ROUND(NORMINV(RAND();350;75))" office:value-type="float" office:value="427" calcext:value-type="float">
            <text:p>42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4]+TIME(0;10;0)" office:value-type="date" office:date-value="2024-01-06T09:50:00" calcext:value-type="date">
            <text:p>2024-01-06 09:50:00</text:p>
          </table:table-cell>
          <table:table-cell table:formula="of:=ROUND(NORMINV(RAND();350;75))" office:value-type="float" office:value="406" calcext:value-type="float">
            <text:p>4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5]+TIME(0;10;0)" office:value-type="date" office:date-value="2024-01-06T10:00:00" calcext:value-type="date">
            <text:p>2024-01-06 10:00:00</text:p>
          </table:table-cell>
          <table:table-cell table:formula="of:=ROUND(NORMINV(RAND();350;75))" office:value-type="float" office:value="301" calcext:value-type="float">
            <text:p>3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6]+TIME(0;10;0)" office:value-type="date" office:date-value="2024-01-06T10:10:00" calcext:value-type="date">
            <text:p>2024-01-06 10:10:00</text:p>
          </table:table-cell>
          <table:table-cell table:formula="of:=ROUND(NORMINV(RAND();350;75))"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7]+TIME(0;10;0)" office:value-type="date" office:date-value="2024-01-06T10:20:00" calcext:value-type="date">
            <text:p>2024-01-06 10:20:00</text:p>
          </table:table-cell>
          <table:table-cell table:formula="of:=ROUND(NORMINV(RAND();350;75))"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8]+TIME(0;10;0)" office:value-type="date" office:date-value="2024-01-06T10:30:00" calcext:value-type="date">
            <text:p>2024-01-06 10:30:00</text:p>
          </table:table-cell>
          <table:table-cell table:formula="of:=ROUND(NORMINV(RAND();350;75))"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9]+TIME(0;10;0)" office:value-type="date" office:date-value="2024-01-06T10:40:00" calcext:value-type="date">
            <text:p>2024-01-06 10:40:00</text:p>
          </table:table-cell>
          <table:table-cell table:formula="of:=ROUND(NORMINV(RAND();350;75))" office:value-type="float" office:value="282" calcext:value-type="float">
            <text:p>28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0]+TIME(0;10;0)" office:value-type="date" office:date-value="2024-01-06T10:50:00" calcext:value-type="date">
            <text:p>2024-01-06 10:50:00</text:p>
          </table:table-cell>
          <table:table-cell table:formula="of:=ROUND(NORMINV(RAND();350;75))" office:value-type="float" office:value="278" calcext:value-type="float">
            <text:p>2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1]+TIME(0;10;0)" office:value-type="date" office:date-value="2024-01-06T11:00:00" calcext:value-type="date">
            <text:p>2024-01-06 11:00:00</text:p>
          </table:table-cell>
          <table:table-cell table:formula="of:=ROUND(NORMINV(RAND();350;75))"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2]+TIME(0;10;0)" office:value-type="date" office:date-value="2024-01-06T11:10:00" calcext:value-type="date">
            <text:p>2024-01-06 11:10:00</text:p>
          </table:table-cell>
          <table:table-cell table:formula="of:=ROUND(NORMINV(RAND();350;75))" office:value-type="float" office:value="248" calcext:value-type="float">
            <text:p>24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3]+TIME(0;10;0)" office:value-type="date" office:date-value="2024-01-06T11:20:00" calcext:value-type="date">
            <text:p>2024-01-06 11:20:00</text:p>
          </table:table-cell>
          <table:table-cell table:formula="of:=ROUND(NORMINV(RAND();350;75))" office:value-type="float" office:value="361" calcext:value-type="float">
            <text:p>3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4]+TIME(0;10;0)" office:value-type="date" office:date-value="2024-01-06T11:30:00" calcext:value-type="date">
            <text:p>2024-01-06 11:30:00</text:p>
          </table:table-cell>
          <table:table-cell table:formula="of:=ROUND(NORMINV(RAND();350;75))" office:value-type="float" office:value="286" calcext:value-type="float">
            <text:p>2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5]+TIME(0;10;0)" office:value-type="date" office:date-value="2024-01-06T11:40:00" calcext:value-type="date">
            <text:p>2024-01-06 11:40:00</text:p>
          </table:table-cell>
          <table:table-cell table:formula="of:=ROUND(NORMINV(RAND();350;75))" office:value-type="float" office:value="266" calcext:value-type="float">
            <text:p>26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6]+TIME(0;10;0)" office:value-type="date" office:date-value="2024-01-06T11:50:00" calcext:value-type="date">
            <text:p>2024-01-06 11:50:00</text:p>
          </table:table-cell>
          <table:table-cell table:formula="of:=ROUND(NORMINV(RAND();350;75))" office:value-type="float" office:value="384" calcext:value-type="float">
            <text:p>3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7]+TIME(0;10;0)" office:value-type="date" office:date-value="2024-01-06T12:00:00" calcext:value-type="date">
            <text:p>2024-01-06 12:00:00</text:p>
          </table:table-cell>
          <table:table-cell table:formula="of:=ROUND(NORMINV(RAND();350;75))" office:value-type="float" office:value="384" calcext:value-type="float">
            <text:p>3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8]+TIME(0;10;0)" office:value-type="date" office:date-value="2024-01-06T12:10:00" calcext:value-type="date">
            <text:p>2024-01-06 12:10:00</text:p>
          </table:table-cell>
          <table:table-cell table:formula="of:=ROUND(NORMINV(RAND();350;75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9]+TIME(0;10;0)" office:value-type="date" office:date-value="2024-01-06T12:20:00" calcext:value-type="date">
            <text:p>2024-01-06 12:20:00</text:p>
          </table:table-cell>
          <table:table-cell table:formula="of:=ROUND(NORMINV(RAND();350;75))"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0]+TIME(0;10;0)" office:value-type="date" office:date-value="2024-01-06T12:30:00" calcext:value-type="date">
            <text:p>2024-01-06 12:30:00</text:p>
          </table:table-cell>
          <table:table-cell table:formula="of:=ROUND(NORMINV(RAND();350;75))" office:value-type="float" office:value="272" calcext:value-type="float">
            <text:p>27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1]+TIME(0;10;0)" office:value-type="date" office:date-value="2024-01-06T12:40:00" calcext:value-type="date">
            <text:p>2024-01-06 12:40:00</text:p>
          </table:table-cell>
          <table:table-cell table:formula="of:=ROUND(NORMINV(RAND();350;75))" office:value-type="float" office:value="422" calcext:value-type="float">
            <text:p>4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2]+TIME(0;10;0)" office:value-type="date" office:date-value="2024-01-06T12:50:00" calcext:value-type="date">
            <text:p>2024-01-06 12:50:00</text:p>
          </table:table-cell>
          <table:table-cell table:formula="of:=ROUND(NORMINV(RAND();350;75))" office:value-type="float" office:value="350" calcext:value-type="float">
            <text:p>3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3]+TIME(0;10;0)" office:value-type="date" office:date-value="2024-01-06T13:00:00" calcext:value-type="date">
            <text:p>2024-01-06 13:00:00</text:p>
          </table:table-cell>
          <table:table-cell table:formula="of:=ROUND(NORMINV(RAND();350;75))" office:value-type="float" office:value="326" calcext:value-type="float">
            <text:p>3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4]+TIME(0;10;0)" office:value-type="date" office:date-value="2024-01-06T13:10:00" calcext:value-type="date">
            <text:p>2024-01-06 13:10:00</text:p>
          </table:table-cell>
          <table:table-cell table:formula="of:=ROUND(NORMINV(RAND();350;75))" office:value-type="float" office:value="460" calcext:value-type="float">
            <text:p>4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5]+TIME(0;10;0)" office:value-type="date" office:date-value="2024-01-06T13:20:00" calcext:value-type="date">
            <text:p>2024-01-06 13:20:00</text:p>
          </table:table-cell>
          <table:table-cell table:formula="of:=ROUND(NORMINV(RAND();350;75))" office:value-type="float" office:value="441" calcext:value-type="float">
            <text:p>4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6]+TIME(0;10;0)" office:value-type="date" office:date-value="2024-01-06T13:30:00" calcext:value-type="date">
            <text:p>2024-01-06 13:30:00</text:p>
          </table:table-cell>
          <table:table-cell table:formula="of:=ROUND(NORMINV(RAND();350;75))"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7]+TIME(0;10;0)" office:value-type="date" office:date-value="2024-01-06T13:40:00" calcext:value-type="date">
            <text:p>2024-01-06 13:40:00</text:p>
          </table:table-cell>
          <table:table-cell table:formula="of:=ROUND(NORMINV(RAND();350;75))" office:value-type="float" office:value="411" calcext:value-type="float">
            <text:p>4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8]+TIME(0;10;0)" office:value-type="date" office:date-value="2024-01-06T13:50:00" calcext:value-type="date">
            <text:p>2024-01-06 13:50:00</text:p>
          </table:table-cell>
          <table:table-cell table:formula="of:=ROUND(NORMINV(RAND();350;75))" office:value-type="float" office:value="294" calcext:value-type="float">
            <text:p>29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9]+TIME(0;10;0)" office:value-type="date" office:date-value="2024-01-06T14:00:00" calcext:value-type="date">
            <text:p>2024-01-06 14:00:00</text:p>
          </table:table-cell>
          <table:table-cell table:formula="of:=ROUND(NORMINV(RAND();350;75))"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0]+TIME(0;10;0)" office:value-type="date" office:date-value="2024-01-06T14:10:00" calcext:value-type="date">
            <text:p>2024-01-06 14:10:00</text:p>
          </table:table-cell>
          <table:table-cell table:formula="of:=ROUND(NORMINV(RAND();350;75))" office:value-type="float" office:value="343" calcext:value-type="float">
            <text:p>3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1]+TIME(0;10;0)" office:value-type="date" office:date-value="2024-01-06T14:20:00" calcext:value-type="date">
            <text:p>2024-01-06 14:20:00</text:p>
          </table:table-cell>
          <table:table-cell table:formula="of:=ROUND(NORMINV(RAND();350;75))" office:value-type="float" office:value="206" calcext:value-type="float">
            <text:p>2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2]+TIME(0;10;0)" office:value-type="date" office:date-value="2024-01-06T14:30:00" calcext:value-type="date">
            <text:p>2024-01-06 14:30:00</text:p>
          </table:table-cell>
          <table:table-cell table:formula="of:=ROUND(NORMINV(RAND();350;75))" office:value-type="float" office:value="387" calcext:value-type="float">
            <text:p>3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3]+TIME(0;10;0)" office:value-type="date" office:date-value="2024-01-06T14:40:00" calcext:value-type="date">
            <text:p>2024-01-06 14:40:00</text:p>
          </table:table-cell>
          <table:table-cell table:formula="of:=ROUND(NORMINV(RAND();350;75))" office:value-type="float" office:value="358" calcext:value-type="float">
            <text:p>35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4]+TIME(0;10;0)" office:value-type="date" office:date-value="2024-01-06T14:50:00" calcext:value-type="date">
            <text:p>2024-01-06 14:50:00</text:p>
          </table:table-cell>
          <table:table-cell table:formula="of:=ROUND(NORMINV(RAND();350;75))"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5]+TIME(0;10;0)" office:value-type="date" office:date-value="2024-01-06T15:00:00" calcext:value-type="date">
            <text:p>2024-01-06 15:00:00</text:p>
          </table:table-cell>
          <table:table-cell table:formula="of:=ROUND(NORMINV(RAND();350;75))"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6]+TIME(0;10;0)" office:value-type="date" office:date-value="2024-01-06T15:10:00" calcext:value-type="date">
            <text:p>2024-01-06 15:10:00</text:p>
          </table:table-cell>
          <table:table-cell table:formula="of:=ROUND(NORMINV(RAND();350;75))"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7]+TIME(0;10;0)" office:value-type="date" office:date-value="2024-01-06T15:20:00" calcext:value-type="date">
            <text:p>2024-01-06 15:20:00</text:p>
          </table:table-cell>
          <table:table-cell table:formula="of:=ROUND(NORMINV(RAND();350;75))" office:value-type="float" office:value="299" calcext:value-type="float">
            <text:p>2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8]+TIME(0;10;0)" office:value-type="date" office:date-value="2024-01-06T15:30:00" calcext:value-type="date">
            <text:p>2024-01-06 15:30:00</text:p>
          </table:table-cell>
          <table:table-cell table:formula="of:=ROUND(NORMINV(RAND();350;75))" office:value-type="float" office:value="396" calcext:value-type="float">
            <text:p>39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9]+TIME(0;10;0)" office:value-type="date" office:date-value="2024-01-06T15:40:00" calcext:value-type="date">
            <text:p>2024-01-06 15:40:00</text:p>
          </table:table-cell>
          <table:table-cell table:formula="of:=ROUND(NORMINV(RAND();350;75))" office:value-type="float" office:value="381" calcext:value-type="float">
            <text:p>3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0]+TIME(0;10;0)" office:value-type="date" office:date-value="2024-01-06T15:50:00" calcext:value-type="date">
            <text:p>2024-01-06 15:50:00</text:p>
          </table:table-cell>
          <table:table-cell table:formula="of:=ROUND(NORMINV(RAND();350;75))"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1]+TIME(0;10;0)" office:value-type="date" office:date-value="2024-01-06T16:00:00" calcext:value-type="date">
            <text:p>2024-01-06 16:00:00</text:p>
          </table:table-cell>
          <table:table-cell table:formula="of:=ROUND(NORMINV(RAND();350;75))"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2]+TIME(0;10;0)" office:value-type="date" office:date-value="2024-01-06T16:10:00" calcext:value-type="date">
            <text:p>2024-01-06 16:10:00</text:p>
          </table:table-cell>
          <table:table-cell table:formula="of:=ROUND(NORMINV(RAND();350;75))" office:value-type="float" office:value="385" calcext:value-type="float">
            <text:p>3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3]+TIME(0;10;0)" office:value-type="date" office:date-value="2024-01-06T16:20:00" calcext:value-type="date">
            <text:p>2024-01-06 16:20:00</text:p>
          </table:table-cell>
          <table:table-cell table:formula="of:=ROUND(NORMINV(RAND();350;75))"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4]+TIME(0;10;0)" office:value-type="date" office:date-value="2024-01-06T16:30:00" calcext:value-type="date">
            <text:p>2024-01-06 16:30:00</text:p>
          </table:table-cell>
          <table:table-cell table:formula="of:=ROUND(NORMINV(RAND();350;75))" office:value-type="float" office:value="176" calcext:value-type="float">
            <text:p>1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5]+TIME(0;10;0)" office:value-type="date" office:date-value="2024-01-06T16:40:00" calcext:value-type="date">
            <text:p>2024-01-06 16:40:00</text:p>
          </table:table-cell>
          <table:table-cell table:formula="of:=ROUND(NORMINV(RAND();350;75))" office:value-type="float" office:value="314" calcext:value-type="float">
            <text:p>3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6]+TIME(0;10;0)" office:value-type="date" office:date-value="2024-01-06T16:50:00" calcext:value-type="date">
            <text:p>2024-01-06 16:50:00</text:p>
          </table:table-cell>
          <table:table-cell table:formula="of:=ROUND(NORMINV(RAND();350;75))"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7]+TIME(0;10;0)" office:value-type="date" office:date-value="2024-01-06T17:00:00" calcext:value-type="date">
            <text:p>2024-01-06 17:00:00</text:p>
          </table:table-cell>
          <table:table-cell table:formula="of:=ROUND(NORMINV(RAND();350;75))" office:value-type="float" office:value="231" calcext:value-type="float">
            <text:p>2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8]+TIME(0;10;0)" office:value-type="date" office:date-value="2024-01-06T17:10:00" calcext:value-type="date">
            <text:p>2024-01-06 17:10:00</text:p>
          </table:table-cell>
          <table:table-cell table:formula="of:=ROUND(NORMINV(RAND();350;75))" office:value-type="float" office:value="329" calcext:value-type="float">
            <text:p>32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9]+TIME(0;10;0)" office:value-type="date" office:date-value="2024-01-06T17:20:00" calcext:value-type="date">
            <text:p>2024-01-06 17:20:00</text:p>
          </table:table-cell>
          <table:table-cell table:formula="of:=ROUND(NORMINV(RAND();350;75))" office:value-type="float" office:value="274" calcext:value-type="float">
            <text:p>2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0]+TIME(0;10;0)" office:value-type="date" office:date-value="2024-01-06T17:30:00" calcext:value-type="date">
            <text:p>2024-01-06 17:30:00</text:p>
          </table:table-cell>
          <table:table-cell table:formula="of:=ROUND(NORMINV(RAND();350;75))" office:value-type="float" office:value="403" calcext:value-type="float">
            <text:p>4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1]+TIME(0;10;0)" office:value-type="date" office:date-value="2024-01-06T17:40:00" calcext:value-type="date">
            <text:p>2024-01-06 17:40:00</text:p>
          </table:table-cell>
          <table:table-cell table:formula="of:=ROUND(NORMINV(RAND();350;75))" office:value-type="float" office:value="350" calcext:value-type="float">
            <text:p>3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2]+TIME(0;10;0)" office:value-type="date" office:date-value="2024-01-06T17:50:00" calcext:value-type="date">
            <text:p>2024-01-06 17:50:00</text:p>
          </table:table-cell>
          <table:table-cell table:formula="of:=ROUND(NORMINV(RAND();350;75))" office:value-type="float" office:value="346" calcext:value-type="float">
            <text:p>34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3]+TIME(0;10;0)" office:value-type="date" office:date-value="2024-01-06T18:00:00" calcext:value-type="date">
            <text:p>2024-01-06 18:00:00</text:p>
          </table:table-cell>
          <table:table-cell table:formula="of:=ROUND(NORMINV(RAND();350;75))" office:value-type="float" office:value="454" calcext:value-type="float">
            <text:p>4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4]+TIME(0;10;0)" office:value-type="date" office:date-value="2024-01-06T18:10:00" calcext:value-type="date">
            <text:p>2024-01-06 18:10:00</text:p>
          </table:table-cell>
          <table:table-cell table:formula="of:=ROUND(NORMINV(RAND();350;75))" office:value-type="float" office:value="326" calcext:value-type="float">
            <text:p>3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5]+TIME(0;10;0)" office:value-type="date" office:date-value="2024-01-06T18:20:00" calcext:value-type="date">
            <text:p>2024-01-06 18:20:00</text:p>
          </table:table-cell>
          <table:table-cell table:formula="of:=ROUND(NORMINV(RAND();350;75))" office:value-type="float" office:value="398" calcext:value-type="float">
            <text:p>39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6]+TIME(0;10;0)" office:value-type="date" office:date-value="2024-01-06T18:30:00" calcext:value-type="date">
            <text:p>2024-01-06 18:30:00</text:p>
          </table:table-cell>
          <table:table-cell table:formula="of:=ROUND(NORMINV(RAND();350;75))"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7]+TIME(0;10;0)" office:value-type="date" office:date-value="2024-01-06T18:40:00" calcext:value-type="date">
            <text:p>2024-01-06 18:40:00</text:p>
          </table:table-cell>
          <table:table-cell table:formula="of:=ROUND(NORMINV(RAND();350;75))" office:value-type="float" office:value="286" calcext:value-type="float">
            <text:p>2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8]+TIME(0;10;0)" office:value-type="date" office:date-value="2024-01-06T18:50:00" calcext:value-type="date">
            <text:p>2024-01-06 18:50:00</text:p>
          </table:table-cell>
          <table:table-cell table:formula="of:=ROUND(NORMINV(RAND();350;75))"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9]+TIME(0;10;0)" office:value-type="date" office:date-value="2024-01-06T19:00:00" calcext:value-type="date">
            <text:p>2024-01-06 19:00:00</text:p>
          </table:table-cell>
          <table:table-cell table:formula="of:=ROUND(NORMINV(RAND();350;75))" office:value-type="float" office:value="424" calcext:value-type="float">
            <text:p>4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0]+TIME(0;10;0)" office:value-type="date" office:date-value="2024-01-06T19:10:00" calcext:value-type="date">
            <text:p>2024-01-06 19:10:00</text:p>
          </table:table-cell>
          <table:table-cell table:formula="of:=ROUND(NORMINV(RAND();350;75))" office:value-type="float" office:value="317" calcext:value-type="float">
            <text:p>3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1]+TIME(0;10;0)" office:value-type="date" office:date-value="2024-01-06T19:20:00" calcext:value-type="date">
            <text:p>2024-01-06 19:20:00</text:p>
          </table:table-cell>
          <table:table-cell table:formula="of:=ROUND(NORMINV(RAND();350;75))" office:value-type="float" office:value="475" calcext:value-type="float">
            <text:p>47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2]+TIME(0;10;0)" office:value-type="date" office:date-value="2024-01-06T19:30:00" calcext:value-type="date">
            <text:p>2024-01-06 19:30:00</text:p>
          </table:table-cell>
          <table:table-cell table:formula="of:=ROUND(NORMINV(RAND();350;75))" office:value-type="float" office:value="295" calcext:value-type="float">
            <text:p>2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3]+TIME(0;10;0)" office:value-type="date" office:date-value="2024-01-06T19:40:00" calcext:value-type="date">
            <text:p>2024-01-06 19:40:00</text:p>
          </table:table-cell>
          <table:table-cell table:formula="of:=ROUND(NORMINV(RAND();350;75))" office:value-type="float" office:value="492" calcext:value-type="float">
            <text:p>4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4]+TIME(0;10;0)" office:value-type="date" office:date-value="2024-01-06T19:50:00" calcext:value-type="date">
            <text:p>2024-01-06 19:50:00</text:p>
          </table:table-cell>
          <table:table-cell table:formula="of:=ROUND(NORMINV(RAND();350;75))" office:value-type="float" office:value="295" calcext:value-type="float">
            <text:p>2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5]+TIME(0;10;0)" office:value-type="date" office:date-value="2024-01-06T20:00:00" calcext:value-type="date">
            <text:p>2024-01-06 20:00:00</text:p>
          </table:table-cell>
          <table:table-cell table:formula="of:=ROUND(NORMINV(RAND();350;75))" office:value-type="float" office:value="482" calcext:value-type="float">
            <text:p>48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6]+TIME(0;10;0)" office:value-type="date" office:date-value="2024-01-06T20:10:00" calcext:value-type="date">
            <text:p>2024-01-06 20:10:00</text:p>
          </table:table-cell>
          <table:table-cell table:formula="of:=ROUND(NORMINV(RAND();350;75))" office:value-type="float" office:value="318" calcext:value-type="float">
            <text:p>3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7]+TIME(0;10;0)" office:value-type="date" office:date-value="2024-01-06T20:20:00" calcext:value-type="date">
            <text:p>2024-01-06 20:20:00</text:p>
          </table:table-cell>
          <table:table-cell table:formula="of:=ROUND(NORMINV(RAND();350;75))" office:value-type="float" office:value="342" calcext:value-type="float">
            <text:p>3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8]+TIME(0;10;0)" office:value-type="date" office:date-value="2024-01-06T20:30:00" calcext:value-type="date">
            <text:p>2024-01-06 20:30:00</text:p>
          </table:table-cell>
          <table:table-cell table:formula="of:=ROUND(NORMINV(RAND();350;75))" office:value-type="float" office:value="314" calcext:value-type="float">
            <text:p>3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9]+TIME(0;10;0)" office:value-type="date" office:date-value="2024-01-06T20:40:00" calcext:value-type="date">
            <text:p>2024-01-06 20:40:00</text:p>
          </table:table-cell>
          <table:table-cell table:formula="of:=ROUND(NORMINV(RAND();350;75))"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0]+TIME(0;10;0)" office:value-type="date" office:date-value="2024-01-06T20:50:00" calcext:value-type="date">
            <text:p>2024-01-06 20:50:00</text:p>
          </table:table-cell>
          <table:table-cell table:formula="of:=ROUND(NORMINV(RAND();350;75))" office:value-type="float" office:value="295" calcext:value-type="float">
            <text:p>2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1]+TIME(0;10;0)" office:value-type="date" office:date-value="2024-01-06T21:00:00" calcext:value-type="date">
            <text:p>2024-01-06 21:00:00</text:p>
          </table:table-cell>
          <table:table-cell table:formula="of:=ROUND(NORMINV(RAND();350;75))" office:value-type="float" office:value="304" calcext:value-type="float">
            <text:p>3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2]+TIME(0;10;0)" office:value-type="date" office:date-value="2024-01-06T21:10:00" calcext:value-type="date">
            <text:p>2024-01-06 21:10:00</text:p>
          </table:table-cell>
          <table:table-cell table:formula="of:=ROUND(NORMINV(RAND();350;75))"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3]+TIME(0;10;0)" office:value-type="date" office:date-value="2024-01-06T21:20:00" calcext:value-type="date">
            <text:p>2024-01-06 21:20:00</text:p>
          </table:table-cell>
          <table:table-cell table:formula="of:=ROUND(NORMINV(RAND();350;75))" office:value-type="float" office:value="292" calcext:value-type="float">
            <text:p>2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4]+TIME(0;10;0)" office:value-type="date" office:date-value="2024-01-06T21:30:00" calcext:value-type="date">
            <text:p>2024-01-06 21:30:00</text:p>
          </table:table-cell>
          <table:table-cell table:formula="of:=ROUND(NORMINV(RAND();350;75))"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5]+TIME(0;10;0)" office:value-type="date" office:date-value="2024-01-06T21:40:00" calcext:value-type="date">
            <text:p>2024-01-06 21:40:00</text:p>
          </table:table-cell>
          <table:table-cell table:formula="of:=ROUND(NORMINV(RAND();350;75))"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6]+TIME(0;10;0)" office:value-type="date" office:date-value="2024-01-06T21:50:00" calcext:value-type="date">
            <text:p>2024-01-06 21:50:00</text:p>
          </table:table-cell>
          <table:table-cell table:formula="of:=ROUND(NORMINV(RAND();350;75))" office:value-type="float" office:value="442" calcext:value-type="float">
            <text:p>4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7]+TIME(0;10;0)" office:value-type="date" office:date-value="2024-01-06T22:00:00" calcext:value-type="date">
            <text:p>2024-01-06 22:00:00</text:p>
          </table:table-cell>
          <table:table-cell table:formula="of:=ROUND(NORMINV(RAND();350;75))" office:value-type="float" office:value="363" calcext:value-type="float">
            <text:p>36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8]+TIME(0;10;0)" office:value-type="date" office:date-value="2024-01-06T22:10:00" calcext:value-type="date">
            <text:p>2024-01-06 22:10:00</text:p>
          </table:table-cell>
          <table:table-cell table:formula="of:=ROUND(NORMINV(RAND();350;75))" office:value-type="float" office:value="338" calcext:value-type="float">
            <text:p>3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9]+TIME(0;10;0)" office:value-type="date" office:date-value="2024-01-06T22:20:00" calcext:value-type="date">
            <text:p>2024-01-06 22:20:00</text:p>
          </table:table-cell>
          <table:table-cell table:formula="of:=ROUND(NORMINV(RAND();350;75))" office:value-type="float" office:value="208" calcext:value-type="float">
            <text:p>2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0]+TIME(0;10;0)" office:value-type="date" office:date-value="2024-01-06T22:30:00" calcext:value-type="date">
            <text:p>2024-01-06 22:30:00</text:p>
          </table:table-cell>
          <table:table-cell table:formula="of:=ROUND(NORMINV(RAND();350;75))" office:value-type="float" office:value="447" calcext:value-type="float">
            <text:p>4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1]+TIME(0;10;0)" office:value-type="date" office:date-value="2024-01-06T22:40:00" calcext:value-type="date">
            <text:p>2024-01-06 22:40:00</text:p>
          </table:table-cell>
          <table:table-cell table:formula="of:=ROUND(NORMINV(RAND();350;75))" office:value-type="float" office:value="441" calcext:value-type="float">
            <text:p>4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2]+TIME(0;10;0)" office:value-type="date" office:date-value="2024-01-06T22:50:00" calcext:value-type="date">
            <text:p>2024-01-06 22:50:00</text:p>
          </table:table-cell>
          <table:table-cell table:formula="of:=ROUND(NORMINV(RAND();350;75))" office:value-type="float" office:value="308" calcext:value-type="float">
            <text:p>3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3]+TIME(0;10;0)" office:value-type="date" office:date-value="2024-01-06T23:00:00" calcext:value-type="date">
            <text:p>2024-01-06 23:00:00</text:p>
          </table:table-cell>
          <table:table-cell table:formula="of:=ROUND(NORMINV(RAND();350;75))" office:value-type="float" office:value="357" calcext:value-type="float">
            <text:p>35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4]+TIME(0;10;0)" office:value-type="date" office:date-value="2024-01-06T23:10:00" calcext:value-type="date">
            <text:p>2024-01-06 23:10:00</text:p>
          </table:table-cell>
          <table:table-cell table:formula="of:=ROUND(NORMINV(RAND();350;75))" office:value-type="float" office:value="506" calcext:value-type="float">
            <text:p>5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5]+TIME(0;10;0)" office:value-type="date" office:date-value="2024-01-06T23:20:00" calcext:value-type="date">
            <text:p>2024-01-06 23:20:00</text:p>
          </table:table-cell>
          <table:table-cell table:formula="of:=ROUND(NORMINV(RAND();350;75))" office:value-type="float" office:value="455" calcext:value-type="float">
            <text:p>45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6]+TIME(0;10;0)" office:value-type="date" office:date-value="2024-01-06T23:30:00" calcext:value-type="date">
            <text:p>2024-01-06 23:30:00</text:p>
          </table:table-cell>
          <table:table-cell table:formula="of:=ROUND(NORMINV(RAND();350;75))"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7]+TIME(0;10;0)" office:value-type="date" office:date-value="2024-01-06T23:40:00" calcext:value-type="date">
            <text:p>2024-01-06 23:40:00</text:p>
          </table:table-cell>
          <table:table-cell table:formula="of:=ROUND(NORMINV(RAND();350;75))" office:value-type="float" office:value="458" calcext:value-type="float">
            <text:p>45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8]+TIME(0;10;0)" office:value-type="date" office:date-value="2024-01-06T23:50:00" calcext:value-type="date">
            <text:p>2024-01-06 23:50:00</text:p>
          </table:table-cell>
          <table:table-cell table:formula="of:=ROUND(NORMINV(RAND();350;75))" office:value-type="float" office:value="439" calcext:value-type="float">
            <text:p>4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9]+TIME(0;10;0)" office:value-type="date" office:date-value="2024-01-07T00:00:00" calcext:value-type="date">
            <text:p>2024-01-07 00:00:00</text:p>
          </table:table-cell>
          <table:table-cell table:formula="of:=ROUND(NORMINV(RAND();350;75))"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0]+TIME(0;10;0)" office:value-type="date" office:date-value="2024-01-07T00:10:00" calcext:value-type="date">
            <text:p>2024-01-07 00:10:00</text:p>
          </table:table-cell>
          <table:table-cell table:formula="of:=ROUND(NORMINV(RAND();350;75))"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1]+TIME(0;10;0)" office:value-type="date" office:date-value="2024-01-07T00:20:00" calcext:value-type="date">
            <text:p>2024-01-07 00:20:00</text:p>
          </table:table-cell>
          <table:table-cell table:formula="of:=ROUND(NORMINV(RAND();350;75))"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2]+TIME(0;10;0)" office:value-type="date" office:date-value="2024-01-07T00:30:00" calcext:value-type="date">
            <text:p>2024-01-07 00:30:00</text:p>
          </table:table-cell>
          <table:table-cell table:formula="of:=ROUND(NORMINV(RAND();350;75))" office:value-type="float" office:value="261" calcext:value-type="float">
            <text:p>2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3]+TIME(0;10;0)" office:value-type="date" office:date-value="2024-01-07T00:40:00" calcext:value-type="date">
            <text:p>2024-01-07 00:40:00</text:p>
          </table:table-cell>
          <table:table-cell table:formula="of:=ROUND(NORMINV(RAND();350;75))"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4]+TIME(0;10;0)" office:value-type="date" office:date-value="2024-01-07T00:50:00" calcext:value-type="date">
            <text:p>2024-01-07 00:50:00</text:p>
          </table:table-cell>
          <table:table-cell table:formula="of:=ROUND(NORMINV(RAND();350;75))" office:value-type="float" office:value="334" calcext:value-type="float">
            <text:p>33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5]+TIME(0;10;0)" office:value-type="date" office:date-value="2024-01-07T01:00:00" calcext:value-type="date">
            <text:p>2024-01-07 01:00:00</text:p>
          </table:table-cell>
          <table:table-cell table:formula="of:=ROUND(NORMINV(RAND();350;75))" office:value-type="float" office:value="214" calcext:value-type="float">
            <text:p>2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6]+TIME(0;10;0)" office:value-type="date" office:date-value="2024-01-07T01:10:00" calcext:value-type="date">
            <text:p>2024-01-07 01:10:00</text:p>
          </table:table-cell>
          <table:table-cell table:formula="of:=ROUND(NORMINV(RAND();350;75))" office:value-type="float" office:value="299" calcext:value-type="float">
            <text:p>2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7]+TIME(0;10;0)" office:value-type="date" office:date-value="2024-01-07T01:20:00" calcext:value-type="date">
            <text:p>2024-01-07 01:20:00</text:p>
          </table:table-cell>
          <table:table-cell table:formula="of:=ROUND(NORMINV(RAND();350;75))" office:value-type="float" office:value="448" calcext:value-type="float">
            <text:p>44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8]+TIME(0;10;0)" office:value-type="date" office:date-value="2024-01-07T01:30:00" calcext:value-type="date">
            <text:p>2024-01-07 01:30:00</text:p>
          </table:table-cell>
          <table:table-cell table:formula="of:=ROUND(NORMINV(RAND();350;75))"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9]+TIME(0;10;0)" office:value-type="date" office:date-value="2024-01-07T01:40:00" calcext:value-type="date">
            <text:p>2024-01-07 01:40:00</text:p>
          </table:table-cell>
          <table:table-cell table:formula="of:=ROUND(NORMINV(RAND();350;75))" office:value-type="float" office:value="369" calcext:value-type="float">
            <text:p>3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0]+TIME(0;10;0)" office:value-type="date" office:date-value="2024-01-07T01:50:00" calcext:value-type="date">
            <text:p>2024-01-07 01:50:00</text:p>
          </table:table-cell>
          <table:table-cell table:formula="of:=ROUND(NORMINV(RAND();350;75))" office:value-type="float" office:value="280" calcext:value-type="float">
            <text:p>2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1]+TIME(0;10;0)" office:value-type="date" office:date-value="2024-01-07T02:00:00" calcext:value-type="date">
            <text:p>2024-01-07 02:00:00</text:p>
          </table:table-cell>
          <table:table-cell table:formula="of:=ROUND(NORMINV(RAND();350;75))" office:value-type="float" office:value="275" calcext:value-type="float">
            <text:p>27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2]+TIME(0;10;0)" office:value-type="date" office:date-value="2024-01-07T02:10:00" calcext:value-type="date">
            <text:p>2024-01-07 02:10:00</text:p>
          </table:table-cell>
          <table:table-cell table:formula="of:=ROUND(NORMINV(RAND();350;75))" office:value-type="float" office:value="425" calcext:value-type="float">
            <text:p>42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3]+TIME(0;10;0)" office:value-type="date" office:date-value="2024-01-07T02:20:00" calcext:value-type="date">
            <text:p>2024-01-07 02:20:00</text:p>
          </table:table-cell>
          <table:table-cell table:formula="of:=ROUND(NORMINV(RAND();400;100))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04]+TIME(0;10;0)" office:value-type="date" office:date-value="2024-01-07T02:30:00" calcext:value-type="date">
            <text:p>2024-01-07 02:30:00</text:p>
          </table:table-cell>
          <table:table-cell table:formula="of:=ROUND(NORMINV(RAND();400;100))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5]+TIME(0;10;0)" office:value-type="date" office:date-value="2024-01-07T02:40:00" calcext:value-type="date">
            <text:p>2024-01-07 02:40:00</text:p>
          </table:table-cell>
          <table:table-cell table:formula="of:=ROUND(NORMINV(RAND();400;100))"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6]+TIME(0;10;0)" office:value-type="date" office:date-value="2024-01-07T02:50:00" calcext:value-type="date">
            <text:p>2024-01-07 02:50:00</text:p>
          </table:table-cell>
          <table:table-cell table:formula="of:=ROUND(NORMINV(RAND();400;100))"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7]+TIME(0;10;0)" office:value-type="date" office:date-value="2024-01-07T03:00:00" calcext:value-type="date">
            <text:p>2024-01-07 03:00:00</text:p>
          </table:table-cell>
          <table:table-cell table:formula="of:=ROUND(NORMINV(RAND();400;100)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8]+TIME(0;10;0)" office:value-type="date" office:date-value="2024-01-07T03:10:00" calcext:value-type="date">
            <text:p>2024-01-07 03:10:00</text:p>
          </table:table-cell>
          <table:table-cell table:formula="of:=ROUND(NORMINV(RAND();400;100))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9]+TIME(0;10;0)" office:value-type="date" office:date-value="2024-01-07T03:20:00" calcext:value-type="date">
            <text:p>2024-01-07 03:20:00</text:p>
          </table:table-cell>
          <table:table-cell table:formula="of:=ROUND(NORMINV(RAND();400;100))"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0]+TIME(0;10;0)" office:value-type="date" office:date-value="2024-01-07T03:30:00" calcext:value-type="date">
            <text:p>2024-01-07 03:30:00</text:p>
          </table:table-cell>
          <table:table-cell table:formula="of:=ROUND(NORMINV(RAND();400;100))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1]+TIME(0;10;0)" office:value-type="date" office:date-value="2024-01-07T03:40:00" calcext:value-type="date">
            <text:p>2024-01-07 03:40:00</text:p>
          </table:table-cell>
          <table:table-cell table:formula="of:=ROUND(NORMINV(RAND();400;100))"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2]+TIME(0;10;0)" office:value-type="date" office:date-value="2024-01-07T03:50:00" calcext:value-type="date">
            <text:p>2024-01-07 03:50:00</text:p>
          </table:table-cell>
          <table:table-cell table:formula="of:=ROUND(NORMINV(RAND();400;100))"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3]+TIME(0;10;0)" office:value-type="date" office:date-value="2024-01-07T04:00:00" calcext:value-type="date">
            <text:p>2024-01-07 04:00:00</text:p>
          </table:table-cell>
          <table:table-cell table:formula="of:=ROUND(NORMINV(RAND();400;100)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4]+TIME(0;10;0)" office:value-type="date" office:date-value="2024-01-07T04:10:00" calcext:value-type="date">
            <text:p>2024-01-07 04:10:00</text:p>
          </table:table-cell>
          <table:table-cell table:formula="of:=ROUND(NORMINV(RAND();400;100))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5]+TIME(0;10;0)" office:value-type="date" office:date-value="2024-01-07T04:20:00" calcext:value-type="date">
            <text:p>2024-01-07 04:20:00</text:p>
          </table:table-cell>
          <table:table-cell table:formula="of:=ROUND(NORMINV(RAND();400;100)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6]+TIME(0;10;0)" office:value-type="date" office:date-value="2024-01-07T04:30:00" calcext:value-type="date">
            <text:p>2024-01-07 04:30:00</text:p>
          </table:table-cell>
          <table:table-cell table:formula="of:=ROUND(NORMINV(RAND();400;100))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7]+TIME(0;10;0)" office:value-type="date" office:date-value="2024-01-07T04:40:00" calcext:value-type="date">
            <text:p>2024-01-07 04:40:00</text:p>
          </table:table-cell>
          <table:table-cell table:formula="of:=ROUND(NORMINV(RAND();400;100))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8]+TIME(0;10;0)" office:value-type="date" office:date-value="2024-01-07T04:50:00" calcext:value-type="date">
            <text:p>2024-01-07 04:50:00</text:p>
          </table:table-cell>
          <table:table-cell table:formula="of:=ROUND(NORMINV(RAND();400;100))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9]+TIME(0;10;0)" office:value-type="date" office:date-value="2024-01-07T05:00:00" calcext:value-type="date">
            <text:p>2024-01-07 05:00:00</text:p>
          </table:table-cell>
          <table:table-cell table:formula="of:=ROUND(NORMINV(RAND();400;100))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0]+TIME(0;10;0)" office:value-type="date" office:date-value="2024-01-07T05:10:00" calcext:value-type="date">
            <text:p>2024-01-07 05:10:00</text:p>
          </table:table-cell>
          <table:table-cell table:formula="of:=ROUND(NORMINV(RAND();400;100))"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1]+TIME(0;10;0)" office:value-type="date" office:date-value="2024-01-07T05:20:00" calcext:value-type="date">
            <text:p>2024-01-07 05:20:00</text:p>
          </table:table-cell>
          <table:table-cell table:formula="of:=ROUND(NORMINV(RAND();400;100)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2]+TIME(0;10;0)" office:value-type="date" office:date-value="2024-01-07T05:30:00" calcext:value-type="date">
            <text:p>2024-01-07 05:30:00</text:p>
          </table:table-cell>
          <table:table-cell table:formula="of:=ROUND(NORMINV(RAND();400;100))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3]+TIME(0;10;0)" office:value-type="date" office:date-value="2024-01-07T05:40:00" calcext:value-type="date">
            <text:p>2024-01-07 05:40:00</text:p>
          </table:table-cell>
          <table:table-cell table:formula="of:=ROUND(NORMINV(RAND();400;100))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4]+TIME(0;10;0)" office:value-type="date" office:date-value="2024-01-07T05:50:00" calcext:value-type="date">
            <text:p>2024-01-07 05:50:00</text:p>
          </table:table-cell>
          <table:table-cell table:formula="of:=ROUND(NORMINV(RAND();400;100))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5]+TIME(0;10;0)" office:value-type="date" office:date-value="2024-01-07T06:00:00" calcext:value-type="date">
            <text:p>2024-01-07 06:00:00</text:p>
          </table:table-cell>
          <table:table-cell table:formula="of:=ROUND(NORMINV(RAND();400;100))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6]+TIME(0;10;0)" office:value-type="date" office:date-value="2024-01-07T06:10:00" calcext:value-type="date">
            <text:p>2024-01-07 06:10:00</text:p>
          </table:table-cell>
          <table:table-cell table:formula="of:=ROUND(NORMINV(RAND();400;100))"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7]+TIME(0;10;0)" office:value-type="date" office:date-value="2024-01-07T06:20:00" calcext:value-type="date">
            <text:p>2024-01-07 06:20:00</text:p>
          </table:table-cell>
          <table:table-cell table:formula="of:=ROUND(NORMINV(RAND();400;100))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8]+TIME(0;10;0)" office:value-type="date" office:date-value="2024-01-07T06:30:00" calcext:value-type="date">
            <text:p>2024-01-07 06:30:00</text:p>
          </table:table-cell>
          <table:table-cell table:formula="of:=ROUND(NORMINV(RAND();400;100))"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9]+TIME(0;10;0)" office:value-type="date" office:date-value="2024-01-07T06:40:00" calcext:value-type="date">
            <text:p>2024-01-07 06:40:00</text:p>
          </table:table-cell>
          <table:table-cell table:formula="of:=ROUND(NORMINV(RAND();400;100))"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0]+TIME(0;10;0)" office:value-type="date" office:date-value="2024-01-07T06:50:00" calcext:value-type="date">
            <text:p>2024-01-07 06:50:00</text:p>
          </table:table-cell>
          <table:table-cell table:formula="of:=ROUND(NORMINV(RAND();400;100))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1]+TIME(0;10;0)" office:value-type="date" office:date-value="2024-01-07T07:00:00" calcext:value-type="date">
            <text:p>2024-01-07 07:00:00</text:p>
          </table:table-cell>
          <table:table-cell table:formula="of:=ROUND(NORMINV(RAND();400;100))"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2]+TIME(0;10;0)" office:value-type="date" office:date-value="2024-01-07T07:10:00" calcext:value-type="date">
            <text:p>2024-01-07 07:10:00</text:p>
          </table:table-cell>
          <table:table-cell table:formula="of:=ROUND(NORMINV(RAND();400;100))"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3]+TIME(0;10;0)" office:value-type="date" office:date-value="2024-01-07T07:20:00" calcext:value-type="date">
            <text:p>2024-01-07 07:20:00</text:p>
          </table:table-cell>
          <table:table-cell table:formula="of:=ROUND(NORMINV(RAND();400;100))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4]+TIME(0;10;0)" office:value-type="date" office:date-value="2024-01-07T07:30:00" calcext:value-type="date">
            <text:p>2024-01-07 07:30:00</text:p>
          </table:table-cell>
          <table:table-cell table:formula="of:=ROUND(NORMINV(RAND();400;100))"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5]+TIME(0;10;0)" office:value-type="date" office:date-value="2024-01-07T07:40:00" calcext:value-type="date">
            <text:p>2024-01-07 07:40:00</text:p>
          </table:table-cell>
          <table:table-cell table:formula="of:=ROUND(NORMINV(RAND();400;100)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6]+TIME(0;10;0)" office:value-type="date" office:date-value="2024-01-07T07:50:00" calcext:value-type="date">
            <text:p>2024-01-07 07:50:00</text:p>
          </table:table-cell>
          <table:table-cell table:formula="of:=ROUND(NORMINV(RAND();400;100))"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7]+TIME(0;10;0)" office:value-type="date" office:date-value="2024-01-07T08:00:00" calcext:value-type="date">
            <text:p>2024-01-07 08:00:00</text:p>
          </table:table-cell>
          <table:table-cell table:formula="of:=ROUND(NORMINV(RAND();400;100))"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8]+TIME(0;10;0)" office:value-type="date" office:date-value="2024-01-07T08:10:00" calcext:value-type="date">
            <text:p>2024-01-07 08:10:00</text:p>
          </table:table-cell>
          <table:table-cell table:formula="of:=ROUND(NORMINV(RAND();400;100))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9]+TIME(0;10;0)" office:value-type="date" office:date-value="2024-01-07T08:20:00" calcext:value-type="date">
            <text:p>2024-01-07 08:20:00</text:p>
          </table:table-cell>
          <table:table-cell table:formula="of:=ROUND(NORMINV(RAND();400;100))"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0]+TIME(0;10;0)" office:value-type="date" office:date-value="2024-01-07T08:30:00" calcext:value-type="date">
            <text:p>2024-01-07 08:30:00</text:p>
          </table:table-cell>
          <table:table-cell table:formula="of:=ROUND(NORMINV(RAND();400;100))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1]+TIME(0;10;0)" office:value-type="date" office:date-value="2024-01-07T08:40:00" calcext:value-type="date">
            <text:p>2024-01-07 08:40:00</text:p>
          </table:table-cell>
          <table:table-cell table:formula="of:=ROUND(NORMINV(RAND();400;100))"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2]+TIME(0;10;0)" office:value-type="date" office:date-value="2024-01-07T08:50:00" calcext:value-type="date">
            <text:p>2024-01-07 08:50:00</text:p>
          </table:table-cell>
          <table:table-cell table:formula="of:=ROUND(NORMINV(RAND();400;100))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3]+TIME(0;10;0)" office:value-type="date" office:date-value="2024-01-07T09:00:00" calcext:value-type="date">
            <text:p>2024-01-07 09:00:00</text:p>
          </table:table-cell>
          <table:table-cell table:formula="of:=ROUND(NORMINV(RAND();400;100))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4]+TIME(0;10;0)" office:value-type="date" office:date-value="2024-01-07T09:10:00" calcext:value-type="date">
            <text:p>2024-01-07 09:10:00</text:p>
          </table:table-cell>
          <table:table-cell table:formula="of:=ROUND(NORMINV(RAND();400;100))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5]+TIME(0;10;0)" office:value-type="date" office:date-value="2024-01-07T09:20:00" calcext:value-type="date">
            <text:p>2024-01-07 09:20:00</text:p>
          </table:table-cell>
          <table:table-cell table:formula="of:=ROUND(NORMINV(RAND();400;100))"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6]+TIME(0;10;0)" office:value-type="date" office:date-value="2024-01-07T09:30:00" calcext:value-type="date">
            <text:p>2024-01-07 09:30:00</text:p>
          </table:table-cell>
          <table:table-cell table:formula="of:=ROUND(NORMINV(RAND();400;100))"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7]+TIME(0;10;0)" office:value-type="date" office:date-value="2024-01-07T09:40:00" calcext:value-type="date">
            <text:p>2024-01-07 09:40:00</text:p>
          </table:table-cell>
          <table:table-cell table:formula="of:=ROUND(NORMINV(RAND();400;100))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8]+TIME(0;10;0)" office:value-type="date" office:date-value="2024-01-07T09:50:00" calcext:value-type="date">
            <text:p>2024-01-07 09:50:00</text:p>
          </table:table-cell>
          <table:table-cell table:formula="of:=ROUND(NORMINV(RAND();400;100))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9]+TIME(0;10;0)" office:value-type="date" office:date-value="2024-01-07T10:00:00" calcext:value-type="date">
            <text:p>2024-01-07 10:00:00</text:p>
          </table:table-cell>
          <table:table-cell table:formula="of:=ROUND(NORMINV(RAND();400;100))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0]+TIME(0;10;0)" office:value-type="date" office:date-value="2024-01-07T10:10:00" calcext:value-type="date">
            <text:p>2024-01-07 10:10:00</text:p>
          </table:table-cell>
          <table:table-cell table:formula="of:=ROUND(NORMINV(RAND();400;100))"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1]+TIME(0;10;0)" office:value-type="date" office:date-value="2024-01-07T10:20:00" calcext:value-type="date">
            <text:p>2024-01-07 10:20:00</text:p>
          </table:table-cell>
          <table:table-cell table:formula="of:=ROUND(NORMINV(RAND();400;100))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2]+TIME(0;10;0)" office:value-type="date" office:date-value="2024-01-07T10:30:00" calcext:value-type="date">
            <text:p>2024-01-07 10:30:00</text:p>
          </table:table-cell>
          <table:table-cell table:formula="of:=ROUND(NORMINV(RAND();400;100))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3]+TIME(0;10;0)" office:value-type="date" office:date-value="2024-01-07T10:40:00" calcext:value-type="date">
            <text:p>2024-01-07 10:40:00</text:p>
          </table:table-cell>
          <table:table-cell table:formula="of:=ROUND(NORMINV(RAND();400;100))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4]+TIME(0;10;0)" office:value-type="date" office:date-value="2024-01-07T10:50:00" calcext:value-type="date">
            <text:p>2024-01-07 10:50:00</text:p>
          </table:table-cell>
          <table:table-cell table:formula="of:=ROUND(NORMINV(RAND();400;100))"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5]+TIME(0;10;0)" office:value-type="date" office:date-value="2024-01-07T11:00:00" calcext:value-type="date">
            <text:p>2024-01-07 11:00:00</text:p>
          </table:table-cell>
          <table:table-cell table:formula="of:=ROUND(NORMINV(RAND();400;100))"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6]+TIME(0;10;0)" office:value-type="date" office:date-value="2024-01-07T11:10:00" calcext:value-type="date">
            <text:p>2024-01-07 11:10:00</text:p>
          </table:table-cell>
          <table:table-cell table:formula="of:=ROUND(NORMINV(RAND();400;100))"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7]+TIME(0;10;0)" office:value-type="date" office:date-value="2024-01-07T11:20:00" calcext:value-type="date">
            <text:p>2024-01-07 11:20:00</text:p>
          </table:table-cell>
          <table:table-cell table:formula="of:=ROUND(NORMINV(RAND();400;100))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8]+TIME(0;10;0)" office:value-type="date" office:date-value="2024-01-07T11:30:00" calcext:value-type="date">
            <text:p>2024-01-07 11:30:00</text:p>
          </table:table-cell>
          <table:table-cell table:formula="of:=ROUND(NORMINV(RAND();400;100))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9]+TIME(0;10;0)" office:value-type="date" office:date-value="2024-01-07T11:40:00" calcext:value-type="date">
            <text:p>2024-01-07 11:40:00</text:p>
          </table:table-cell>
          <table:table-cell table:formula="of:=ROUND(NORMINV(RAND();400;100))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0]+TIME(0;10;0)" office:value-type="date" office:date-value="2024-01-07T11:50:00" calcext:value-type="date">
            <text:p>2024-01-07 11:50:00</text:p>
          </table:table-cell>
          <table:table-cell table:formula="of:=ROUND(NORMINV(RAND();400;100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1]+TIME(0;10;0)" office:value-type="date" office:date-value="2024-01-07T12:00:00" calcext:value-type="date">
            <text:p>2024-01-07 12:00:00</text:p>
          </table:table-cell>
          <table:table-cell table:formula="of:=ROUND(NORMINV(RAND();400;100))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2]+TIME(0;10;0)" office:value-type="date" office:date-value="2024-01-07T12:10:00" calcext:value-type="date">
            <text:p>2024-01-07 12:10:00</text:p>
          </table:table-cell>
          <table:table-cell table:formula="of:=ROUND(NORMINV(RAND();400;100))"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3]+TIME(0;10;0)" office:value-type="date" office:date-value="2024-01-07T12:20:00" calcext:value-type="date">
            <text:p>2024-01-07 12:20:00</text:p>
          </table:table-cell>
          <table:table-cell table:formula="of:=ROUND(NORMINV(RAND();400;100))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4]+TIME(0;10;0)" office:value-type="date" office:date-value="2024-01-07T12:30:00" calcext:value-type="date">
            <text:p>2024-01-07 12:30:00</text:p>
          </table:table-cell>
          <table:table-cell table:formula="of:=ROUND(NORMINV(RAND();400;100))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5]+TIME(0;10;0)" office:value-type="date" office:date-value="2024-01-07T12:40:00" calcext:value-type="date">
            <text:p>2024-01-07 12:40:00</text:p>
          </table:table-cell>
          <table:table-cell table:formula="of:=ROUND(NORMINV(RAND();400;100))"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6]+TIME(0;10;0)" office:value-type="date" office:date-value="2024-01-07T12:50:00" calcext:value-type="date">
            <text:p>2024-01-07 12:50:00</text:p>
          </table:table-cell>
          <table:table-cell table:formula="of:=ROUND(NORMINV(RAND();400;100)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7]+TIME(0;10;0)" office:value-type="date" office:date-value="2024-01-07T13:00:00" calcext:value-type="date">
            <text:p>2024-01-07 13:00:00</text:p>
          </table:table-cell>
          <table:table-cell table:formula="of:=ROUND(NORMINV(RAND();400;100))"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8]+TIME(0;10;0)" office:value-type="date" office:date-value="2024-01-07T13:10:00" calcext:value-type="date">
            <text:p>2024-01-07 13:10:00</text:p>
          </table:table-cell>
          <table:table-cell table:formula="of:=ROUND(NORMINV(RAND();400;100))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9]+TIME(0;10;0)" office:value-type="date" office:date-value="2024-01-07T13:20:00" calcext:value-type="date">
            <text:p>2024-01-07 13:20:00</text:p>
          </table:table-cell>
          <table:table-cell table:formula="of:=ROUND(NORMINV(RAND();400;100))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0]+TIME(0;10;0)" office:value-type="date" office:date-value="2024-01-07T13:30:00" calcext:value-type="date">
            <text:p>2024-01-07 13:30:00</text:p>
          </table:table-cell>
          <table:table-cell table:formula="of:=ROUND(NORMINV(RAND();400;100))"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1]+TIME(0;10;0)" office:value-type="date" office:date-value="2024-01-07T13:40:00" calcext:value-type="date">
            <text:p>2024-01-07 13:40:00</text:p>
          </table:table-cell>
          <table:table-cell table:formula="of:=ROUND(NORMINV(RAND();400;100))"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2]+TIME(0;10;0)" office:value-type="date" office:date-value="2024-01-07T13:50:00" calcext:value-type="date">
            <text:p>2024-01-07 13:50:00</text:p>
          </table:table-cell>
          <table:table-cell table:formula="of:=ROUND(NORMINV(RAND();400;100))"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3]+TIME(0;10;0)" office:value-type="date" office:date-value="2024-01-07T14:00:00" calcext:value-type="date">
            <text:p>2024-01-07 14:00:00</text:p>
          </table:table-cell>
          <table:table-cell table:formula="of:=ROUND(NORMINV(RAND();400;100)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4]+TIME(0;10;0)" office:value-type="date" office:date-value="2024-01-07T14:10:00" calcext:value-type="date">
            <text:p>2024-01-07 14:10:00</text:p>
          </table:table-cell>
          <table:table-cell table:formula="of:=ROUND(NORMINV(RAND();400;100))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5]+TIME(0;10;0)" office:value-type="date" office:date-value="2024-01-07T14:20:00" calcext:value-type="date">
            <text:p>2024-01-07 14:20:00</text:p>
          </table:table-cell>
          <table:table-cell table:formula="of:=ROUND(NORMINV(RAND();400;100))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6]+TIME(0;10;0)" office:value-type="date" office:date-value="2024-01-07T14:30:00" calcext:value-type="date">
            <text:p>2024-01-07 14:30:00</text:p>
          </table:table-cell>
          <table:table-cell table:formula="of:=ROUND(NORMINV(RAND();400;100)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7]+TIME(0;10;0)" office:value-type="date" office:date-value="2024-01-07T14:40:00" calcext:value-type="date">
            <text:p>2024-01-07 14:40:00</text:p>
          </table:table-cell>
          <table:table-cell table:formula="of:=ROUND(NORMINV(RAND();400;100))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8]+TIME(0;10;0)" office:value-type="date" office:date-value="2024-01-07T14:50:00" calcext:value-type="date">
            <text:p>2024-01-07 14:50:00</text:p>
          </table:table-cell>
          <table:table-cell table:formula="of:=ROUND(NORMINV(RAND();400;100))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9]+TIME(0;10;0)" office:value-type="date" office:date-value="2024-01-07T15:00:00" calcext:value-type="date">
            <text:p>2024-01-07 15:00:00</text:p>
          </table:table-cell>
          <table:table-cell table:formula="of:=ROUND(NORMINV(RAND();400;100))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0]+TIME(0;10;0)" office:value-type="date" office:date-value="2024-01-07T15:10:00" calcext:value-type="date">
            <text:p>2024-01-07 15:10:00</text:p>
          </table:table-cell>
          <table:table-cell table:formula="of:=ROUND(NORMINV(RAND();400;100))"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1]+TIME(0;10;0)" office:value-type="date" office:date-value="2024-01-07T15:20:00" calcext:value-type="date">
            <text:p>2024-01-07 15:20:00</text:p>
          </table:table-cell>
          <table:table-cell table:formula="of:=ROUND(NORMINV(RAND();400;100))"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2]+TIME(0;10;0)" office:value-type="date" office:date-value="2024-01-07T15:30:00" calcext:value-type="date">
            <text:p>2024-01-07 15:30:00</text:p>
          </table:table-cell>
          <table:table-cell table:formula="of:=ROUND(NORMINV(RAND();400;100))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3]+TIME(0;10;0)" office:value-type="date" office:date-value="2024-01-07T15:40:00" calcext:value-type="date">
            <text:p>2024-01-07 15:40:00</text:p>
          </table:table-cell>
          <table:table-cell table:formula="of:=ROUND(NORMINV(RAND();400;100))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4]+TIME(0;10;0)" office:value-type="date" office:date-value="2024-01-07T15:50:00" calcext:value-type="date">
            <text:p>2024-01-07 15:50:00</text:p>
          </table:table-cell>
          <table:table-cell table:formula="of:=ROUND(NORMINV(RAND();400;100))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5]+TIME(0;10;0)" office:value-type="date" office:date-value="2024-01-07T16:00:00" calcext:value-type="date">
            <text:p>2024-01-07 16:00:00</text:p>
          </table:table-cell>
          <table:table-cell table:formula="of:=ROUND(NORMINV(RAND();400;100))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6]+TIME(0;10;0)" office:value-type="date" office:date-value="2024-01-07T16:10:00" calcext:value-type="date">
            <text:p>2024-01-07 16:10:00</text:p>
          </table:table-cell>
          <table:table-cell table:formula="of:=ROUND(NORMINV(RAND();400;100))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7]+TIME(0;10;0)" office:value-type="date" office:date-value="2024-01-07T16:20:00" calcext:value-type="date">
            <text:p>2024-01-07 16:20:00</text:p>
          </table:table-cell>
          <table:table-cell table:formula="of:=ROUND(NORMINV(RAND();400;100))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8]+TIME(0;10;0)" office:value-type="date" office:date-value="2024-01-07T16:30:00" calcext:value-type="date">
            <text:p>2024-01-07 16:30:00</text:p>
          </table:table-cell>
          <table:table-cell table:formula="of:=ROUND(NORMINV(RAND();400;100)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9]+TIME(0;10;0)" office:value-type="date" office:date-value="2024-01-07T16:40:00" calcext:value-type="date">
            <text:p>2024-01-07 16:40:00</text:p>
          </table:table-cell>
          <table:table-cell table:formula="of:=ROUND(NORMINV(RAND();400;100))"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0]+TIME(0;10;0)" office:value-type="date" office:date-value="2024-01-07T16:50:00" calcext:value-type="date">
            <text:p>2024-01-07 16:50:00</text:p>
          </table:table-cell>
          <table:table-cell table:formula="of:=ROUND(NORMINV(RAND();400;100))"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1]+TIME(0;10;0)" office:value-type="date" office:date-value="2024-01-07T17:00:00" calcext:value-type="date">
            <text:p>2024-01-07 17:00:00</text:p>
          </table:table-cell>
          <table:table-cell table:formula="of:=ROUND(NORMINV(RAND();400;100))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2]+TIME(0;10;0)" office:value-type="date" office:date-value="2024-01-07T17:10:00" calcext:value-type="date">
            <text:p>2024-01-07 17:10:00</text:p>
          </table:table-cell>
          <table:table-cell table:formula="of:=ROUND(NORMINV(RAND();400;100))"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3]+TIME(0;10;0)" office:value-type="date" office:date-value="2024-01-07T17:20:00" calcext:value-type="date">
            <text:p>2024-01-07 17:20:00</text:p>
          </table:table-cell>
          <table:table-cell table:formula="of:=ROUND(NORMINV(RAND();400;100))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4]+TIME(0;10;0)" office:value-type="date" office:date-value="2024-01-07T17:30:00" calcext:value-type="date">
            <text:p>2024-01-07 17:30:00</text:p>
          </table:table-cell>
          <table:table-cell table:formula="of:=ROUND(NORMINV(RAND();400;100))"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5]+TIME(0;10;0)" office:value-type="date" office:date-value="2024-01-07T17:40:00" calcext:value-type="date">
            <text:p>2024-01-07 17:40:00</text:p>
          </table:table-cell>
          <table:table-cell table:formula="of:=ROUND(NORMINV(RAND();400;100))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6]+TIME(0;10;0)" office:value-type="date" office:date-value="2024-01-07T17:50:00" calcext:value-type="date">
            <text:p>2024-01-07 17:50:00</text:p>
          </table:table-cell>
          <table:table-cell table:formula="of:=ROUND(NORMINV(RAND();400;100))"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7]+TIME(0;10;0)" office:value-type="date" office:date-value="2024-01-07T18:00:00" calcext:value-type="date">
            <text:p>2024-01-07 18:00:00</text:p>
          </table:table-cell>
          <table:table-cell table:formula="of:=ROUND(NORMINV(RAND();400;100)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8]+TIME(0;10;0)" office:value-type="date" office:date-value="2024-01-07T18:10:00" calcext:value-type="date">
            <text:p>2024-01-07 18:10:00</text:p>
          </table:table-cell>
          <table:table-cell table:formula="of:=ROUND(NORMINV(RAND();400;100))"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9]+TIME(0;10;0)" office:value-type="date" office:date-value="2024-01-07T18:20:00" calcext:value-type="date">
            <text:p>2024-01-07 18:20:00</text:p>
          </table:table-cell>
          <table:table-cell table:formula="of:=ROUND(NORMINV(RAND();400;100))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0]+TIME(0;10;0)" office:value-type="date" office:date-value="2024-01-07T18:30:00" calcext:value-type="date">
            <text:p>2024-01-07 18:30:00</text:p>
          </table:table-cell>
          <table:table-cell table:formula="of:=ROUND(NORMINV(RAND();400;100))"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1]+TIME(0;10;0)" office:value-type="date" office:date-value="2024-01-07T18:40:00" calcext:value-type="date">
            <text:p>2024-01-07 18:40:00</text:p>
          </table:table-cell>
          <table:table-cell table:formula="of:=ROUND(NORMINV(RAND();400;100))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2]+TIME(0;10;0)" office:value-type="date" office:date-value="2024-01-07T18:50:00" calcext:value-type="date">
            <text:p>2024-01-07 18:50:00</text:p>
          </table:table-cell>
          <table:table-cell table:formula="of:=ROUND(NORMINV(RAND();400;100))"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3]+TIME(0;10;0)" office:value-type="date" office:date-value="2024-01-07T19:00:00" calcext:value-type="date">
            <text:p>2024-01-07 19:00:00</text:p>
          </table:table-cell>
          <table:table-cell table:formula="of:=ROUND(NORMINV(RAND();400;100))"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4]+TIME(0;10;0)" office:value-type="date" office:date-value="2024-01-07T19:10:00" calcext:value-type="date">
            <text:p>2024-01-07 19:1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405]+TIME(0;10;0)" office:value-type="date" office:date-value="2024-01-07T19:20:00" calcext:value-type="date">
            <text:p>2024-01-07 19:2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6]+TIME(0;10;0)" office:value-type="date" office:date-value="2024-01-07T19:30:00" calcext:value-type="date">
            <text:p>2024-01-07 19:3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7]+TIME(0;10;0)" office:value-type="date" office:date-value="2024-01-07T19:40:00" calcext:value-type="date">
            <text:p>2024-01-07 19:40:00</text:p>
          </table:table-cell>
          <table:table-cell table:formula="of:=ROUND(NORMINV(RAND();300;50)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8]+TIME(0;10;0)" office:value-type="date" office:date-value="2024-01-07T19:50:00" calcext:value-type="date">
            <text:p>2024-01-07 19:50:00</text:p>
          </table:table-cell>
          <table:table-cell table:formula="of:=ROUND(NORMINV(RAND();300;50)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9]+TIME(0;10;0)" office:value-type="date" office:date-value="2024-01-07T20:00:00" calcext:value-type="date">
            <text:p>2024-01-07 20:00:00</text:p>
          </table:table-cell>
          <table:table-cell table:formula="of:=ROUND(NORMINV(RAND();300;50)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0]+TIME(0;10;0)" office:value-type="date" office:date-value="2024-01-07T20:10:00" calcext:value-type="date">
            <text:p>2024-01-07 20:1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1]+TIME(0;10;0)" office:value-type="date" office:date-value="2024-01-07T20:20:00" calcext:value-type="date">
            <text:p>2024-01-07 20:2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2]+TIME(0;10;0)" office:value-type="date" office:date-value="2024-01-07T20:30:00" calcext:value-type="date">
            <text:p>2024-01-07 20:3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3]+TIME(0;10;0)" office:value-type="date" office:date-value="2024-01-07T20:40:00" calcext:value-type="date">
            <text:p>2024-01-07 20:4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4]+TIME(0;10;0)" office:value-type="date" office:date-value="2024-01-07T20:50:00" calcext:value-type="date">
            <text:p>2024-01-07 20:5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5]+TIME(0;10;0)" office:value-type="date" office:date-value="2024-01-07T21:00:00" calcext:value-type="date">
            <text:p>2024-01-07 21:00:00</text:p>
          </table:table-cell>
          <table:table-cell table:formula="of:=ROUND(NORMINV(RAND();300;50)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6]+TIME(0;10;0)" office:value-type="date" office:date-value="2024-01-07T21:10:00" calcext:value-type="date">
            <text:p>2024-01-07 21:10:00</text:p>
          </table:table-cell>
          <table:table-cell table:formula="of:=ROUND(NORMINV(RAND();300;50))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7]+TIME(0;10;0)" office:value-type="date" office:date-value="2024-01-07T21:20:00" calcext:value-type="date">
            <text:p>2024-01-07 21:2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8]+TIME(0;10;0)" office:value-type="date" office:date-value="2024-01-07T21:30:00" calcext:value-type="date">
            <text:p>2024-01-07 21:3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9]+TIME(0;10;0)" office:value-type="date" office:date-value="2024-01-07T21:40:00" calcext:value-type="date">
            <text:p>2024-01-07 21:40:00</text:p>
          </table:table-cell>
          <table:table-cell table:formula="of:=ROUND(NORMINV(RAND();300;50)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0]+TIME(0;10;0)" office:value-type="date" office:date-value="2024-01-07T21:50:00" calcext:value-type="date">
            <text:p>2024-01-07 21:50:00</text:p>
          </table:table-cell>
          <table:table-cell table:formula="of:=ROUND(NORMINV(RAND();300;50))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1]+TIME(0;10;0)" office:value-type="date" office:date-value="2024-01-07T22:00:00" calcext:value-type="date">
            <text:p>2024-01-07 22:00:00</text:p>
          </table:table-cell>
          <table:table-cell table:formula="of:=ROUND(NORMINV(RAND();300;50))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2]+TIME(0;10;0)" office:value-type="date" office:date-value="2024-01-07T22:10:00" calcext:value-type="date">
            <text:p>2024-01-07 22:10:00</text:p>
          </table:table-cell>
          <table:table-cell table:formula="of:=ROUND(NORMINV(RAND();300;50)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3]+TIME(0;10;0)" office:value-type="date" office:date-value="2024-01-07T22:20:00" calcext:value-type="date">
            <text:p>2024-01-07 22:20:00</text:p>
          </table:table-cell>
          <table:table-cell table:formula="of:=ROUND(NORMINV(RAND();300;50)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4]+TIME(0;10;0)" office:value-type="date" office:date-value="2024-01-07T22:30:00" calcext:value-type="date">
            <text:p>2024-01-07 22:30:00</text:p>
          </table:table-cell>
          <table:table-cell table:formula="of:=ROUND(NORMINV(RAND();300;50))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5]+TIME(0;10;0)" office:value-type="date" office:date-value="2024-01-07T22:40:00" calcext:value-type="date">
            <text:p>2024-01-07 22:40:00</text:p>
          </table:table-cell>
          <table:table-cell table:formula="of:=ROUND(NORMINV(RAND();300;50)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6]+TIME(0;10;0)" office:value-type="date" office:date-value="2024-01-07T22:50:00" calcext:value-type="date">
            <text:p>2024-01-07 22:50:00</text:p>
          </table:table-cell>
          <table:table-cell table:formula="of:=ROUND(NORMINV(RAND();300;50)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7]+TIME(0;10;0)" office:value-type="date" office:date-value="2024-01-07T23:00:00" calcext:value-type="date">
            <text:p>2024-01-07 23:00:00</text:p>
          </table:table-cell>
          <table:table-cell table:formula="of:=ROUND(NORMINV(RAND();300;50)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8]+TIME(0;10;0)" office:value-type="date" office:date-value="2024-01-07T23:10:00" calcext:value-type="date">
            <text:p>2024-01-07 23:1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9]+TIME(0;10;0)" office:value-type="date" office:date-value="2024-01-07T23:20:00" calcext:value-type="date">
            <text:p>2024-01-07 23:20:00</text:p>
          </table:table-cell>
          <table:table-cell table:formula="of:=ROUND(NORMINV(RAND();300;50)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0]+TIME(0;10;0)" office:value-type="date" office:date-value="2024-01-07T23:30:00" calcext:value-type="date">
            <text:p>2024-01-07 23:30:00</text:p>
          </table:table-cell>
          <table:table-cell table:formula="of:=ROUND(NORMINV(RAND();300;50))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1]+TIME(0;10;0)" office:value-type="date" office:date-value="2024-01-07T23:40:00" calcext:value-type="date">
            <text:p>2024-01-07 23:4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2]+TIME(0;10;0)" office:value-type="date" office:date-value="2024-01-07T23:50:00" calcext:value-type="date">
            <text:p>2024-01-07 23:5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3]+TIME(0;10;0)" office:value-type="date" office:date-value="2024-01-08T00:00:00" calcext:value-type="date">
            <text:p>2024-01-08 00:00:00</text:p>
          </table:table-cell>
          <table:table-cell table:formula="of:=ROUND(NORMINV(RAND();300;50))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4]+TIME(0;10;0)" office:value-type="date" office:date-value="2024-01-08T00:10:00" calcext:value-type="date">
            <text:p>2024-01-08 00:1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5]+TIME(0;10;0)" office:value-type="date" office:date-value="2024-01-08T00:20:00" calcext:value-type="date">
            <text:p>2024-01-08 00:20:00</text:p>
          </table:table-cell>
          <table:table-cell table:formula="of:=ROUND(NORMINV(RAND();300;50))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6]+TIME(0;10;0)" office:value-type="date" office:date-value="2024-01-08T00:30:00" calcext:value-type="date">
            <text:p>2024-01-08 00:30:00</text:p>
          </table:table-cell>
          <table:table-cell table:formula="of:=ROUND(NORMINV(RAND();300;50)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7]+TIME(0;10;0)" office:value-type="date" office:date-value="2024-01-08T00:40:00" calcext:value-type="date">
            <text:p>2024-01-08 00:40:00</text:p>
          </table:table-cell>
          <table:table-cell table:formula="of:=ROUND(NORMINV(RAND();300;50)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8]+TIME(0;10;0)" office:value-type="date" office:date-value="2024-01-08T00:50:00" calcext:value-type="date">
            <text:p>2024-01-08 00:50:00</text:p>
          </table:table-cell>
          <table:table-cell table:formula="of:=ROUND(NORMINV(RAND();300;50))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9]+TIME(0;10;0)" office:value-type="date" office:date-value="2024-01-08T01:00:00" calcext:value-type="date">
            <text:p>2024-01-08 01:0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0]+TIME(0;10;0)" office:value-type="date" office:date-value="2024-01-08T01:10:00" calcext:value-type="date">
            <text:p>2024-01-08 01:10:00</text:p>
          </table:table-cell>
          <table:table-cell table:formula="of:=ROUND(NORMINV(RAND();300;50)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1]+TIME(0;10;0)" office:value-type="date" office:date-value="2024-01-08T01:20:00" calcext:value-type="date">
            <text:p>2024-01-08 01:20:00</text:p>
          </table:table-cell>
          <table:table-cell table:formula="of:=ROUND(NORMINV(RAND();300;50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2]+TIME(0;10;0)" office:value-type="date" office:date-value="2024-01-08T01:30:00" calcext:value-type="date">
            <text:p>2024-01-08 01:30:00</text:p>
          </table:table-cell>
          <table:table-cell table:formula="of:=ROUND(NORMINV(RAND();300;50))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3]+TIME(0;10;0)" office:value-type="date" office:date-value="2024-01-08T01:40:00" calcext:value-type="date">
            <text:p>2024-01-08 01:40:00</text:p>
          </table:table-cell>
          <table:table-cell table:formula="of:=ROUND(NORMINV(RAND();300;50))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4]+TIME(0;10;0)" office:value-type="date" office:date-value="2024-01-08T01:50:00" calcext:value-type="date">
            <text:p>2024-01-08 01:5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5]+TIME(0;10;0)" office:value-type="date" office:date-value="2024-01-08T02:00:00" calcext:value-type="date">
            <text:p>2024-01-08 02:00:00</text:p>
          </table:table-cell>
          <table:table-cell table:formula="of:=ROUND(NORMINV(RAND();300;50)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6]+TIME(0;10;0)" office:value-type="date" office:date-value="2024-01-08T02:10:00" calcext:value-type="date">
            <text:p>2024-01-08 02:10:00</text:p>
          </table:table-cell>
          <table:table-cell table:formula="of:=ROUND(NORMINV(RAND();300;50)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7]+TIME(0;10;0)" office:value-type="date" office:date-value="2024-01-08T02:20:00" calcext:value-type="date">
            <text:p>2024-01-08 02:20:00</text:p>
          </table:table-cell>
          <table:table-cell table:formula="of:=ROUND(NORMINV(RAND();300;50))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8]+TIME(0;10;0)" office:value-type="date" office:date-value="2024-01-08T02:30:00" calcext:value-type="date">
            <text:p>2024-01-08 02:30:00</text:p>
          </table:table-cell>
          <table:table-cell table:formula="of:=ROUND(NORMINV(RAND();300;50)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9]+TIME(0;10;0)" office:value-type="date" office:date-value="2024-01-08T02:40:00" calcext:value-type="date">
            <text:p>2024-01-08 02:4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0]+TIME(0;10;0)" office:value-type="date" office:date-value="2024-01-08T02:50:00" calcext:value-type="date">
            <text:p>2024-01-08 02:50:00</text:p>
          </table:table-cell>
          <table:table-cell table:formula="of:=ROUND(NORMINV(RAND();300;50)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1]+TIME(0;10;0)" office:value-type="date" office:date-value="2024-01-08T03:00:00" calcext:value-type="date">
            <text:p>2024-01-08 03:0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2]+TIME(0;10;0)" office:value-type="date" office:date-value="2024-01-08T03:10:00" calcext:value-type="date">
            <text:p>2024-01-08 03:10:00</text:p>
          </table:table-cell>
          <table:table-cell table:formula="of:=ROUND(NORMINV(RAND();300;50)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3]+TIME(0;10;0)" office:value-type="date" office:date-value="2024-01-08T03:20:00" calcext:value-type="date">
            <text:p>2024-01-08 03:2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4]+TIME(0;10;0)" office:value-type="date" office:date-value="2024-01-08T03:30:00" calcext:value-type="date">
            <text:p>2024-01-08 03:30:00</text:p>
          </table:table-cell>
          <table:table-cell table:formula="of:=ROUND(NORMINV(RAND();300;50))"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5]+TIME(0;10;0)" office:value-type="date" office:date-value="2024-01-08T03:40:00" calcext:value-type="date">
            <text:p>2024-01-08 03:4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6]+TIME(0;10;0)" office:value-type="date" office:date-value="2024-01-08T03:50:00" calcext:value-type="date">
            <text:p>2024-01-08 03:50:00</text:p>
          </table:table-cell>
          <table:table-cell table:formula="of:=ROUND(NORMINV(RAND();300;50)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7]+TIME(0;10;0)" office:value-type="date" office:date-value="2024-01-08T04:00:00" calcext:value-type="date">
            <text:p>2024-01-08 04:00:00</text:p>
          </table:table-cell>
          <table:table-cell table:formula="of:=ROUND(NORMINV(RAND();300;50)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8]+TIME(0;10;0)" office:value-type="date" office:date-value="2024-01-08T04:10:00" calcext:value-type="date">
            <text:p>2024-01-08 04:10:00</text:p>
          </table:table-cell>
          <table:table-cell table:formula="of:=ROUND(NORMINV(RAND();300;50)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9]+TIME(0;10;0)" office:value-type="date" office:date-value="2024-01-08T04:20:00" calcext:value-type="date">
            <text:p>2024-01-08 04:2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0]+TIME(0;10;0)" office:value-type="date" office:date-value="2024-01-08T04:30:00" calcext:value-type="date">
            <text:p>2024-01-08 04:30:00</text:p>
          </table:table-cell>
          <table:table-cell table:formula="of:=ROUND(NORMINV(RAND();300;50))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1]+TIME(0;10;0)" office:value-type="date" office:date-value="2024-01-08T04:40:00" calcext:value-type="date">
            <text:p>2024-01-08 04:40:00</text:p>
          </table:table-cell>
          <table:table-cell table:formula="of:=ROUND(NORMINV(RAND();300;50)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2]+TIME(0;10;0)" office:value-type="date" office:date-value="2024-01-08T04:50:00" calcext:value-type="date">
            <text:p>2024-01-08 04:50:00</text:p>
          </table:table-cell>
          <table:table-cell table:formula="of:=ROUND(NORMINV(RAND();300;50)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3]+TIME(0;10;0)" office:value-type="date" office:date-value="2024-01-08T05:00:00" calcext:value-type="date">
            <text:p>2024-01-08 05:00:00</text:p>
          </table:table-cell>
          <table:table-cell table:formula="of:=ROUND(NORMINV(RAND();300;50))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4]+TIME(0;10;0)" office:value-type="date" office:date-value="2024-01-08T05:10:00" calcext:value-type="date">
            <text:p>2024-01-08 05:10:00</text:p>
          </table:table-cell>
          <table:table-cell table:formula="of:=ROUND(NORMINV(RAND();300;50))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5]+TIME(0;10;0)" office:value-type="date" office:date-value="2024-01-08T05:20:00" calcext:value-type="date">
            <text:p>2024-01-08 05:2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6]+TIME(0;10;0)" office:value-type="date" office:date-value="2024-01-08T05:30:00" calcext:value-type="date">
            <text:p>2024-01-08 05:3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7]+TIME(0;10;0)" office:value-type="date" office:date-value="2024-01-08T05:40:00" calcext:value-type="date">
            <text:p>2024-01-08 05:40:00</text:p>
          </table:table-cell>
          <table:table-cell table:formula="of:=ROUND(NORMINV(RAND();300;50)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8]+TIME(0;10;0)" office:value-type="date" office:date-value="2024-01-08T05:50:00" calcext:value-type="date">
            <text:p>2024-01-08 05:50:00</text:p>
          </table:table-cell>
          <table:table-cell table:formula="of:=ROUND(NORMINV(RAND();300;50))"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9]+TIME(0;10;0)" office:value-type="date" office:date-value="2024-01-08T06:00:00" calcext:value-type="date">
            <text:p>2024-01-08 06:00:00</text:p>
          </table:table-cell>
          <table:table-cell table:formula="of:=ROUND(NORMINV(RAND();300;50)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0]+TIME(0;10;0)" office:value-type="date" office:date-value="2024-01-08T06:10:00" calcext:value-type="date">
            <text:p>2024-01-08 06:1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1]+TIME(0;10;0)" office:value-type="date" office:date-value="2024-01-08T06:20:00" calcext:value-type="date">
            <text:p>2024-01-08 06:20:00</text:p>
          </table:table-cell>
          <table:table-cell table:formula="of:=ROUND(NORMINV(RAND();300;50))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2]+TIME(0;10;0)" office:value-type="date" office:date-value="2024-01-08T06:30:00" calcext:value-type="date">
            <text:p>2024-01-08 06:30:00</text:p>
          </table:table-cell>
          <table:table-cell table:formula="of:=ROUND(NORMINV(RAND();300;50)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3]+TIME(0;10;0)" office:value-type="date" office:date-value="2024-01-08T06:40:00" calcext:value-type="date">
            <text:p>2024-01-08 06:40:00</text:p>
          </table:table-cell>
          <table:table-cell table:formula="of:=ROUND(NORMINV(RAND();300;50)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4]+TIME(0;10;0)" office:value-type="date" office:date-value="2024-01-08T06:50:00" calcext:value-type="date">
            <text:p>2024-01-08 06:50:00</text:p>
          </table:table-cell>
          <table:table-cell table:formula="of:=ROUND(NORMINV(RAND();300;50)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5]+TIME(0;10;0)" office:value-type="date" office:date-value="2024-01-08T07:00:00" calcext:value-type="date">
            <text:p>2024-01-08 07:00:00</text:p>
          </table:table-cell>
          <table:table-cell table:formula="of:=ROUND(NORMINV(RAND();300;50)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6]+TIME(0;10;0)" office:value-type="date" office:date-value="2024-01-08T07:10:00" calcext:value-type="date">
            <text:p>2024-01-08 07:10:00</text:p>
          </table:table-cell>
          <table:table-cell table:formula="of:=ROUND(NORMINV(RAND();300;50)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7]+TIME(0;10;0)" office:value-type="date" office:date-value="2024-01-08T07:20:00" calcext:value-type="date">
            <text:p>2024-01-08 07:2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8]+TIME(0;10;0)" office:value-type="date" office:date-value="2024-01-08T07:30:00" calcext:value-type="date">
            <text:p>2024-01-08 07:30:00</text:p>
          </table:table-cell>
          <table:table-cell table:formula="of:=ROUND(NORMINV(RAND();300;50)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9]+TIME(0;10;0)" office:value-type="date" office:date-value="2024-01-08T07:40:00" calcext:value-type="date">
            <text:p>2024-01-08 07:40:00</text:p>
          </table:table-cell>
          <table:table-cell table:formula="of:=ROUND(NORMINV(RAND();300;50)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0]+TIME(0;10;0)" office:value-type="date" office:date-value="2024-01-08T07:50:00" calcext:value-type="date">
            <text:p>2024-01-08 07:50:00</text:p>
          </table:table-cell>
          <table:table-cell table:formula="of:=ROUND(NORMINV(RAND();300;50)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1]+TIME(0;10;0)" office:value-type="date" office:date-value="2024-01-08T08:00:00" calcext:value-type="date">
            <text:p>2024-01-08 08:0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2]+TIME(0;10;0)" office:value-type="date" office:date-value="2024-01-08T08:10:00" calcext:value-type="date">
            <text:p>2024-01-08 08:10:00</text:p>
          </table:table-cell>
          <table:table-cell table:formula="of:=ROUND(NORMINV(RAND();300;50)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3]+TIME(0;10;0)" office:value-type="date" office:date-value="2024-01-08T08:20:00" calcext:value-type="date">
            <text:p>2024-01-08 08:20:00</text:p>
          </table:table-cell>
          <table:table-cell table:formula="of:=ROUND(NORMINV(RAND();300;50))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4]+TIME(0;10;0)" office:value-type="date" office:date-value="2024-01-08T08:30:00" calcext:value-type="date">
            <text:p>2024-01-08 08:30:00</text:p>
          </table:table-cell>
          <table:table-cell table:formula="of:=ROUND(NORMINV(RAND();300;50)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5]+TIME(0;10;0)" office:value-type="date" office:date-value="2024-01-08T08:40:00" calcext:value-type="date">
            <text:p>2024-01-08 08:40:00</text:p>
          </table:table-cell>
          <table:table-cell table:formula="of:=ROUND(NORMINV(RAND();300;50)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6]+TIME(0;10;0)" office:value-type="date" office:date-value="2024-01-08T08:50:00" calcext:value-type="date">
            <text:p>2024-01-08 08:50:00</text:p>
          </table:table-cell>
          <table:table-cell table:formula="of:=ROUND(NORMINV(RAND();300;50))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7]+TIME(0;10;0)" office:value-type="date" office:date-value="2024-01-08T09:00:00" calcext:value-type="date">
            <text:p>2024-01-08 09:0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8]+TIME(0;10;0)" office:value-type="date" office:date-value="2024-01-08T09:10:00" calcext:value-type="date">
            <text:p>2024-01-08 09:1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9]+TIME(0;10;0)" office:value-type="date" office:date-value="2024-01-08T09:20:00" calcext:value-type="date">
            <text:p>2024-01-08 09:20:00</text:p>
          </table:table-cell>
          <table:table-cell table:formula="of:=ROUND(NORMINV(RAND();300;50))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0]+TIME(0;10;0)" office:value-type="date" office:date-value="2024-01-08T09:30:00" calcext:value-type="date">
            <text:p>2024-01-08 09:30:00</text:p>
          </table:table-cell>
          <table:table-cell table:formula="of:=ROUND(NORMINV(RAND();300;50))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1]+TIME(0;10;0)" office:value-type="date" office:date-value="2024-01-08T09:40:00" calcext:value-type="date">
            <text:p>2024-01-08 09:40:00</text:p>
          </table:table-cell>
          <table:table-cell table:formula="of:=ROUND(NORMINV(RAND();300;50)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2]+TIME(0;10;0)" office:value-type="date" office:date-value="2024-01-08T09:50:00" calcext:value-type="date">
            <text:p>2024-01-08 09:50:00</text:p>
          </table:table-cell>
          <table:table-cell table:formula="of:=ROUND(NORMINV(RAND();300;50)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3]+TIME(0;10;0)" office:value-type="date" office:date-value="2024-01-08T10:00:00" calcext:value-type="date">
            <text:p>2024-01-08 10:0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4]+TIME(0;10;0)" office:value-type="date" office:date-value="2024-01-08T10:10:00" calcext:value-type="date">
            <text:p>2024-01-08 10:10:00</text:p>
          </table:table-cell>
          <table:table-cell table:formula="of:=ROUND(NORMINV(RAND();300;50)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5]+TIME(0;10;0)" office:value-type="date" office:date-value="2024-01-08T10:20:00" calcext:value-type="date">
            <text:p>2024-01-08 10:20:00</text:p>
          </table:table-cell>
          <table:table-cell table:formula="of:=ROUND(NORMINV(RAND();300;50)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6]+TIME(0;10;0)" office:value-type="date" office:date-value="2024-01-08T10:30:00" calcext:value-type="date">
            <text:p>2024-01-08 10:30:00</text:p>
          </table:table-cell>
          <table:table-cell table:formula="of:=ROUND(NORMINV(RAND();300;50))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7]+TIME(0;10;0)" office:value-type="date" office:date-value="2024-01-08T10:40:00" calcext:value-type="date">
            <text:p>2024-01-08 10:40:00</text:p>
          </table:table-cell>
          <table:table-cell table:formula="of:=ROUND(NORMINV(RAND();300;50)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8]+TIME(0;10;0)" office:value-type="date" office:date-value="2024-01-08T10:50:00" calcext:value-type="date">
            <text:p>2024-01-08 10:50:00</text:p>
          </table:table-cell>
          <table:table-cell table:formula="of:=ROUND(NORMINV(RAND();300;50)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9]+TIME(0;10;0)" office:value-type="date" office:date-value="2024-01-08T11:00:00" calcext:value-type="date">
            <text:p>2024-01-08 11:0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0]+TIME(0;10;0)" office:value-type="date" office:date-value="2024-01-08T11:10:00" calcext:value-type="date">
            <text:p>2024-01-08 11:10:00</text:p>
          </table:table-cell>
          <table:table-cell table:formula="of:=ROUND(NORMINV(RAND();300;50)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1]+TIME(0;10;0)" office:value-type="date" office:date-value="2024-01-08T11:20:00" calcext:value-type="date">
            <text:p>2024-01-08 11:2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2]+TIME(0;10;0)" office:value-type="date" office:date-value="2024-01-08T11:30:00" calcext:value-type="date">
            <text:p>2024-01-08 11:3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3]+TIME(0;10;0)" office:value-type="date" office:date-value="2024-01-08T11:40:00" calcext:value-type="date">
            <text:p>2024-01-08 11:40:00</text:p>
          </table:table-cell>
          <table:table-cell table:formula="of:=ROUND(NORMINV(RAND();300;50)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4]+TIME(0;10;0)" office:value-type="date" office:date-value="2024-01-08T11:50:00" calcext:value-type="date">
            <text:p>2024-01-08 11:5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5]+TIME(0;10;0)" office:value-type="date" office:date-value="2024-01-08T12:00:00" calcext:value-type="date">
            <text:p>2024-01-08 12:00:00</text:p>
          </table:table-cell>
          <table:table-cell table:formula="of:=ROUND(NORMINV(RAND();350;75))" office:value-type="float" office:value="520" calcext:value-type="float">
            <text:p>52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506]+TIME(0;10;0)" office:value-type="date" office:date-value="2024-01-08T12:10:00" calcext:value-type="date">
            <text:p>2024-01-08 12:10:00</text:p>
          </table:table-cell>
          <table:table-cell table:formula="of:=ROUND(NORMINV(RAND();350;75))" office:value-type="float" office:value="389" calcext:value-type="float">
            <text:p>38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7]+TIME(0;10;0)" office:value-type="date" office:date-value="2024-01-08T12:20:00" calcext:value-type="date">
            <text:p>2024-01-08 12:20:00</text:p>
          </table:table-cell>
          <table:table-cell table:formula="of:=ROUND(NORMINV(RAND();350;75))" office:value-type="float" office:value="451" calcext:value-type="float">
            <text:p>4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8]+TIME(0;10;0)" office:value-type="date" office:date-value="2024-01-08T12:30:00" calcext:value-type="date">
            <text:p>2024-01-08 12:30:00</text:p>
          </table:table-cell>
          <table:table-cell table:formula="of:=ROUND(NORMINV(RAND();350;75))" office:value-type="float" office:value="380" calcext:value-type="float">
            <text:p>3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9]+TIME(0;10;0)" office:value-type="date" office:date-value="2024-01-08T12:40:00" calcext:value-type="date">
            <text:p>2024-01-08 12:40:00</text:p>
          </table:table-cell>
          <table:table-cell table:formula="of:=ROUND(NORMINV(RAND();350;75))" office:value-type="float" office:value="338" calcext:value-type="float">
            <text:p>3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0]+TIME(0;10;0)" office:value-type="date" office:date-value="2024-01-08T12:50:00" calcext:value-type="date">
            <text:p>2024-01-08 12:50:00</text:p>
          </table:table-cell>
          <table:table-cell table:formula="of:=ROUND(NORMINV(RAND();350;75))" office:value-type="float" office:value="401" calcext:value-type="float">
            <text:p>4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1]+TIME(0;10;0)" office:value-type="date" office:date-value="2024-01-08T13:00:00" calcext:value-type="date">
            <text:p>2024-01-08 13:00:00</text:p>
          </table:table-cell>
          <table:table-cell table:formula="of:=ROUND(NORMINV(RAND();350;75))" office:value-type="float" office:value="388" calcext:value-type="float">
            <text:p>3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2]+TIME(0;10;0)" office:value-type="date" office:date-value="2024-01-08T13:10:00" calcext:value-type="date">
            <text:p>2024-01-08 13:10:00</text:p>
          </table:table-cell>
          <table:table-cell table:formula="of:=ROUND(NORMINV(RAND();350;75))" office:value-type="float" office:value="385" calcext:value-type="float">
            <text:p>3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3]+TIME(0;10;0)" office:value-type="date" office:date-value="2024-01-08T13:20:00" calcext:value-type="date">
            <text:p>2024-01-08 13:20:00</text:p>
          </table:table-cell>
          <table:table-cell table:formula="of:=ROUND(NORMINV(RAND();350;75))" office:value-type="float" office:value="402" calcext:value-type="float">
            <text:p>4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4]+TIME(0;10;0)" office:value-type="date" office:date-value="2024-01-08T13:30:00" calcext:value-type="date">
            <text:p>2024-01-08 13:30:00</text:p>
          </table:table-cell>
          <table:table-cell table:formula="of:=ROUND(NORMINV(RAND();350;75))" office:value-type="float" office:value="151" calcext:value-type="float">
            <text:p>1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5]+TIME(0;10;0)" office:value-type="date" office:date-value="2024-01-08T13:40:00" calcext:value-type="date">
            <text:p>2024-01-08 13:40:00</text:p>
          </table:table-cell>
          <table:table-cell table:formula="of:=ROUND(NORMINV(RAND();350;75))" office:value-type="float" office:value="386" calcext:value-type="float">
            <text:p>3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6]+TIME(0;10;0)" office:value-type="date" office:date-value="2024-01-08T13:50:00" calcext:value-type="date">
            <text:p>2024-01-08 13:50:00</text:p>
          </table:table-cell>
          <table:table-cell table:formula="of:=ROUND(NORMINV(RAND();350;75))" office:value-type="float" office:value="417" calcext:value-type="float">
            <text:p>4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7]+TIME(0;10;0)" office:value-type="date" office:date-value="2024-01-08T14:00:00" calcext:value-type="date">
            <text:p>2024-01-08 14:00:00</text:p>
          </table:table-cell>
          <table:table-cell table:formula="of:=ROUND(NORMINV(RAND();350;75))" office:value-type="float" office:value="290" calcext:value-type="float">
            <text:p>29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8]+TIME(0;10;0)" office:value-type="date" office:date-value="2024-01-08T14:10:00" calcext:value-type="date">
            <text:p>2024-01-08 14:10:00</text:p>
          </table:table-cell>
          <table:table-cell table:formula="of:=ROUND(NORMINV(RAND();350;75))" office:value-type="float" office:value="478" calcext:value-type="float">
            <text:p>4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9]+TIME(0;10;0)" office:value-type="date" office:date-value="2024-01-08T14:20:00" calcext:value-type="date">
            <text:p>2024-01-08 14:20:00</text:p>
          </table:table-cell>
          <table:table-cell table:formula="of:=ROUND(NORMINV(RAND();350;75))" office:value-type="float" office:value="257" calcext:value-type="float">
            <text:p>25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0]+TIME(0;10;0)" office:value-type="date" office:date-value="2024-01-08T14:30:00" calcext:value-type="date">
            <text:p>2024-01-08 14:30:00</text:p>
          </table:table-cell>
          <table:table-cell table:formula="of:=ROUND(NORMINV(RAND();350;75))" office:value-type="float" office:value="313" calcext:value-type="float">
            <text:p>31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1]+TIME(0;10;0)" office:value-type="date" office:date-value="2024-01-08T14:40:00" calcext:value-type="date">
            <text:p>2024-01-08 14:40:00</text:p>
          </table:table-cell>
          <table:table-cell table:formula="of:=ROUND(NORMINV(RAND();350;75))"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2]+TIME(0;10;0)" office:value-type="date" office:date-value="2024-01-08T14:50:00" calcext:value-type="date">
            <text:p>2024-01-08 14:50:00</text:p>
          </table:table-cell>
          <table:table-cell table:formula="of:=ROUND(NORMINV(RAND();350;75))" office:value-type="float" office:value="318" calcext:value-type="float">
            <text:p>3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3]+TIME(0;10;0)" office:value-type="date" office:date-value="2024-01-08T15:00:00" calcext:value-type="date">
            <text:p>2024-01-08 15:00:00</text:p>
          </table:table-cell>
          <table:table-cell table:formula="of:=ROUND(NORMINV(RAND();350;75))" office:value-type="float" office:value="374" calcext:value-type="float">
            <text:p>3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4]+TIME(0;10;0)" office:value-type="date" office:date-value="2024-01-08T15:10:00" calcext:value-type="date">
            <text:p>2024-01-08 15:10:00</text:p>
          </table:table-cell>
          <table:table-cell table:formula="of:=ROUND(NORMINV(RAND();350;75))"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5]+TIME(0;10;0)" office:value-type="date" office:date-value="2024-01-08T15:20:00" calcext:value-type="date">
            <text:p>2024-01-08 15:20:00</text:p>
          </table:table-cell>
          <table:table-cell table:formula="of:=ROUND(NORMINV(RAND();350;75))" office:value-type="float" office:value="485" calcext:value-type="float">
            <text:p>4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6]+TIME(0;10;0)" office:value-type="date" office:date-value="2024-01-08T15:30:00" calcext:value-type="date">
            <text:p>2024-01-08 15:30:00</text:p>
          </table:table-cell>
          <table:table-cell table:formula="of:=ROUND(NORMINV(RAND();350;75))" office:value-type="float" office:value="291" calcext:value-type="float">
            <text:p>2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7]+TIME(0;10;0)" office:value-type="date" office:date-value="2024-01-08T15:40:00" calcext:value-type="date">
            <text:p>2024-01-08 15:40:00</text:p>
          </table:table-cell>
          <table:table-cell table:formula="of:=ROUND(NORMINV(RAND();350;75))"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8]+TIME(0;10;0)" office:value-type="date" office:date-value="2024-01-08T15:50:00" calcext:value-type="date">
            <text:p>2024-01-08 15:50:00</text:p>
          </table:table-cell>
          <table:table-cell table:formula="of:=ROUND(NORMINV(RAND();350;75))" office:value-type="float" office:value="374" calcext:value-type="float">
            <text:p>3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9]+TIME(0;10;0)" office:value-type="date" office:date-value="2024-01-08T16:00:00" calcext:value-type="date">
            <text:p>2024-01-08 16:00:00</text:p>
          </table:table-cell>
          <table:table-cell table:formula="of:=ROUND(NORMINV(RAND();350;75))" office:value-type="float" office:value="313" calcext:value-type="float">
            <text:p>31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0]+TIME(0;10;0)" office:value-type="date" office:date-value="2024-01-08T16:10:00" calcext:value-type="date">
            <text:p>2024-01-08 16:10:00</text:p>
          </table:table-cell>
          <table:table-cell table:formula="of:=ROUND(NORMINV(RAND();350;75))" office:value-type="float" office:value="384" calcext:value-type="float">
            <text:p>3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1]+TIME(0;10;0)" office:value-type="date" office:date-value="2024-01-08T16:20:00" calcext:value-type="date">
            <text:p>2024-01-08 16:20:00</text:p>
          </table:table-cell>
          <table:table-cell table:formula="of:=ROUND(NORMINV(RAND();350;75))"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2]+TIME(0;10;0)" office:value-type="date" office:date-value="2024-01-08T16:30:00" calcext:value-type="date">
            <text:p>2024-01-08 16:30:00</text:p>
          </table:table-cell>
          <table:table-cell table:formula="of:=ROUND(NORMINV(RAND();350;75))" office:value-type="float" office:value="281" calcext:value-type="float">
            <text:p>2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3]+TIME(0;10;0)" office:value-type="date" office:date-value="2024-01-08T16:40:00" calcext:value-type="date">
            <text:p>2024-01-08 16:40:00</text:p>
          </table:table-cell>
          <table:table-cell table:formula="of:=ROUND(NORMINV(RAND();350;75))"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4]+TIME(0;10;0)" office:value-type="date" office:date-value="2024-01-08T16:50:00" calcext:value-type="date">
            <text:p>2024-01-08 16:50:00</text:p>
          </table:table-cell>
          <table:table-cell table:formula="of:=ROUND(NORMINV(RAND();350;75))" office:value-type="float" office:value="388" calcext:value-type="float">
            <text:p>3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5]+TIME(0;10;0)" office:value-type="date" office:date-value="2024-01-08T17:00:00" calcext:value-type="date">
            <text:p>2024-01-08 17:00:00</text:p>
          </table:table-cell>
          <table:table-cell table:formula="of:=ROUND(NORMINV(RAND();350;75))" office:value-type="float" office:value="207" calcext:value-type="float">
            <text:p>20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6]+TIME(0;10;0)" office:value-type="date" office:date-value="2024-01-08T17:10:00" calcext:value-type="date">
            <text:p>2024-01-08 17:10:00</text:p>
          </table:table-cell>
          <table:table-cell table:formula="of:=ROUND(NORMINV(RAND();350;75))" office:value-type="float" office:value="409" calcext:value-type="float">
            <text:p>40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7]+TIME(0;10;0)" office:value-type="date" office:date-value="2024-01-08T17:20:00" calcext:value-type="date">
            <text:p>2024-01-08 17:20:00</text:p>
          </table:table-cell>
          <table:table-cell table:formula="of:=ROUND(NORMINV(RAND();350;75))" office:value-type="float" office:value="314" calcext:value-type="float">
            <text:p>3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8]+TIME(0;10;0)" office:value-type="date" office:date-value="2024-01-08T17:30:00" calcext:value-type="date">
            <text:p>2024-01-08 17:30:00</text:p>
          </table:table-cell>
          <table:table-cell table:formula="of:=ROUND(NORMINV(RAND();350;75))" office:value-type="float" office:value="277" calcext:value-type="float">
            <text:p>27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9]+TIME(0;10;0)" office:value-type="date" office:date-value="2024-01-08T17:40:00" calcext:value-type="date">
            <text:p>2024-01-08 17:40:00</text:p>
          </table:table-cell>
          <table:table-cell table:formula="of:=ROUND(NORMINV(RAND();350;75))"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0]+TIME(0;10;0)" office:value-type="date" office:date-value="2024-01-08T17:50:00" calcext:value-type="date">
            <text:p>2024-01-08 17:50:00</text:p>
          </table:table-cell>
          <table:table-cell table:formula="of:=ROUND(NORMINV(RAND();350;75))" office:value-type="float" office:value="490" calcext:value-type="float">
            <text:p>49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1]+TIME(0;10;0)" office:value-type="date" office:date-value="2024-01-08T18:00:00" calcext:value-type="date">
            <text:p>2024-01-08 18:00:00</text:p>
          </table:table-cell>
          <table:table-cell table:formula="of:=ROUND(NORMINV(RAND();350;75))" office:value-type="float" office:value="436" calcext:value-type="float">
            <text:p>4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2]+TIME(0;10;0)" office:value-type="date" office:date-value="2024-01-08T18:10:00" calcext:value-type="date">
            <text:p>2024-01-08 18:10:00</text:p>
          </table:table-cell>
          <table:table-cell table:formula="of:=ROUND(NORMINV(RAND();350;75))" office:value-type="float" office:value="261" calcext:value-type="float">
            <text:p>2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3]+TIME(0;10;0)" office:value-type="date" office:date-value="2024-01-08T18:20:00" calcext:value-type="date">
            <text:p>2024-01-08 18:20:00</text:p>
          </table:table-cell>
          <table:table-cell table:formula="of:=ROUND(NORMINV(RAND();350;75))" office:value-type="float" office:value="398" calcext:value-type="float">
            <text:p>39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4]+TIME(0;10;0)" office:value-type="date" office:date-value="2024-01-08T18:30:00" calcext:value-type="date">
            <text:p>2024-01-08 18:30:00</text:p>
          </table:table-cell>
          <table:table-cell table:formula="of:=ROUND(NORMINV(RAND();350;75))" office:value-type="float" office:value="474" calcext:value-type="float">
            <text:p>4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5]+TIME(0;10;0)" office:value-type="date" office:date-value="2024-01-08T18:40:00" calcext:value-type="date">
            <text:p>2024-01-08 18:40:00</text:p>
          </table:table-cell>
          <table:table-cell table:formula="of:=ROUND(NORMINV(RAND();350;75))"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6]+TIME(0;10;0)" office:value-type="date" office:date-value="2024-01-08T18:50:00" calcext:value-type="date">
            <text:p>2024-01-08 18:50:00</text:p>
          </table:table-cell>
          <table:table-cell table:formula="of:=ROUND(NORMINV(RAND();350;75))" office:value-type="float" office:value="353" calcext:value-type="float">
            <text:p>3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7]+TIME(0;10;0)" office:value-type="date" office:date-value="2024-01-08T19:00:00" calcext:value-type="date">
            <text:p>2024-01-08 19:00:00</text:p>
          </table:table-cell>
          <table:table-cell table:formula="of:=ROUND(NORMINV(RAND();350;75))"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8]+TIME(0;10;0)" office:value-type="date" office:date-value="2024-01-08T19:10:00" calcext:value-type="date">
            <text:p>2024-01-08 19:10:00</text:p>
          </table:table-cell>
          <table:table-cell table:formula="of:=ROUND(NORMINV(RAND();350;75))"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9]+TIME(0;10;0)" office:value-type="date" office:date-value="2024-01-08T19:20:00" calcext:value-type="date">
            <text:p>2024-01-08 19:20:00</text:p>
          </table:table-cell>
          <table:table-cell table:formula="of:=ROUND(NORMINV(RAND();350;75))" office:value-type="float" office:value="449" calcext:value-type="float">
            <text:p>44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0]+TIME(0;10;0)" office:value-type="date" office:date-value="2024-01-08T19:30:00" calcext:value-type="date">
            <text:p>2024-01-08 19:30:00</text:p>
          </table:table-cell>
          <table:table-cell table:formula="of:=ROUND(NORMINV(RAND();350;75))" office:value-type="float" office:value="392" calcext:value-type="float">
            <text:p>3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1]+TIME(0;10;0)" office:value-type="date" office:date-value="2024-01-08T19:40:00" calcext:value-type="date">
            <text:p>2024-01-08 19:40:00</text:p>
          </table:table-cell>
          <table:table-cell table:formula="of:=ROUND(NORMINV(RAND();350;75))" office:value-type="float" office:value="299" calcext:value-type="float">
            <text:p>2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2]+TIME(0;10;0)" office:value-type="date" office:date-value="2024-01-08T19:50:00" calcext:value-type="date">
            <text:p>2024-01-08 19:50:00</text:p>
          </table:table-cell>
          <table:table-cell table:formula="of:=ROUND(NORMINV(RAND();350;75))"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3]+TIME(0;10;0)" office:value-type="date" office:date-value="2024-01-08T20:00:00" calcext:value-type="date">
            <text:p>2024-01-08 20:00:00</text:p>
          </table:table-cell>
          <table:table-cell table:formula="of:=ROUND(NORMINV(RAND();350;75))" office:value-type="float" office:value="359" calcext:value-type="float">
            <text:p>3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4]+TIME(0;10;0)" office:value-type="date" office:date-value="2024-01-08T20:10:00" calcext:value-type="date">
            <text:p>2024-01-08 20:10:00</text:p>
          </table:table-cell>
          <table:table-cell table:formula="of:=ROUND(NORMINV(RAND();350;75))" office:value-type="float" office:value="369" calcext:value-type="float">
            <text:p>3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5]+TIME(0;10;0)" office:value-type="date" office:date-value="2024-01-08T20:20:00" calcext:value-type="date">
            <text:p>2024-01-08 20:20:00</text:p>
          </table:table-cell>
          <table:table-cell table:formula="of:=ROUND(NORMINV(RAND();350;75))" office:value-type="float" office:value="169" calcext:value-type="float">
            <text:p>1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6]+TIME(0;10;0)" office:value-type="date" office:date-value="2024-01-08T20:30:00" calcext:value-type="date">
            <text:p>2024-01-08 20:30:00</text:p>
          </table:table-cell>
          <table:table-cell table:formula="of:=ROUND(NORMINV(RAND();350;75))"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7]+TIME(0;10;0)" office:value-type="date" office:date-value="2024-01-08T20:40:00" calcext:value-type="date">
            <text:p>2024-01-08 20:40:00</text:p>
          </table:table-cell>
          <table:table-cell table:formula="of:=ROUND(NORMINV(RAND();350;75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8]+TIME(0;10;0)" office:value-type="date" office:date-value="2024-01-08T20:50:00" calcext:value-type="date">
            <text:p>2024-01-08 20:50:00</text:p>
          </table:table-cell>
          <table:table-cell table:formula="of:=ROUND(NORMINV(RAND();350;75))" office:value-type="float" office:value="398" calcext:value-type="float">
            <text:p>39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9]+TIME(0;10;0)" office:value-type="date" office:date-value="2024-01-08T21:00:00" calcext:value-type="date">
            <text:p>2024-01-08 21:00:00</text:p>
          </table:table-cell>
          <table:table-cell table:formula="of:=ROUND(NORMINV(RAND();350;75))" office:value-type="float" office:value="338" calcext:value-type="float">
            <text:p>3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0]+TIME(0;10;0)" office:value-type="date" office:date-value="2024-01-08T21:10:00" calcext:value-type="date">
            <text:p>2024-01-08 21:10:00</text:p>
          </table:table-cell>
          <table:table-cell table:formula="of:=ROUND(NORMINV(RAND();350;75))" office:value-type="float" office:value="431" calcext:value-type="float">
            <text:p>4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1]+TIME(0;10;0)" office:value-type="date" office:date-value="2024-01-08T21:20:00" calcext:value-type="date">
            <text:p>2024-01-08 21:20:00</text:p>
          </table:table-cell>
          <table:table-cell table:formula="of:=ROUND(NORMINV(RAND();350;75))" office:value-type="float" office:value="423" calcext:value-type="float">
            <text:p>42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2]+TIME(0;10;0)" office:value-type="date" office:date-value="2024-01-08T21:30:00" calcext:value-type="date">
            <text:p>2024-01-08 21:30:00</text:p>
          </table:table-cell>
          <table:table-cell table:formula="of:=ROUND(NORMINV(RAND();350;75))"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3]+TIME(0;10;0)" office:value-type="date" office:date-value="2024-01-08T21:40:00" calcext:value-type="date">
            <text:p>2024-01-08 21:40:00</text:p>
          </table:table-cell>
          <table:table-cell table:formula="of:=ROUND(NORMINV(RAND();350;75))" office:value-type="float" office:value="489" calcext:value-type="float">
            <text:p>48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4]+TIME(0;10;0)" office:value-type="date" office:date-value="2024-01-08T21:50:00" calcext:value-type="date">
            <text:p>2024-01-08 21:50:00</text:p>
          </table:table-cell>
          <table:table-cell table:formula="of:=ROUND(NORMINV(RAND();350;75))"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5]+TIME(0;10;0)" office:value-type="date" office:date-value="2024-01-08T22:00:00" calcext:value-type="date">
            <text:p>2024-01-08 22:00:00</text:p>
          </table:table-cell>
          <table:table-cell table:formula="of:=ROUND(NORMINV(RAND();350;75))" office:value-type="float" office:value="382" calcext:value-type="float">
            <text:p>38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6]+TIME(0;10;0)" office:value-type="date" office:date-value="2024-01-08T22:10:00" calcext:value-type="date">
            <text:p>2024-01-08 22:10:00</text:p>
          </table:table-cell>
          <table:table-cell table:formula="of:=ROUND(NORMINV(RAND();350;75))" office:value-type="float" office:value="401" calcext:value-type="float">
            <text:p>4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7]+TIME(0;10;0)" office:value-type="date" office:date-value="2024-01-08T22:20:00" calcext:value-type="date">
            <text:p>2024-01-08 22:20:00</text:p>
          </table:table-cell>
          <table:table-cell table:formula="of:=ROUND(NORMINV(RAND();350;75))" office:value-type="float" office:value="424" calcext:value-type="float">
            <text:p>4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8]+TIME(0;10;0)" office:value-type="date" office:date-value="2024-01-08T22:30:00" calcext:value-type="date">
            <text:p>2024-01-08 22:30:00</text:p>
          </table:table-cell>
          <table:table-cell table:formula="of:=ROUND(NORMINV(RAND();350;75))" office:value-type="float" office:value="427" calcext:value-type="float">
            <text:p>42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9]+TIME(0;10;0)" office:value-type="date" office:date-value="2024-01-08T22:40:00" calcext:value-type="date">
            <text:p>2024-01-08 22:40:00</text:p>
          </table:table-cell>
          <table:table-cell table:formula="of:=ROUND(NORMINV(RAND();350;75))"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0]+TIME(0;10;0)" office:value-type="date" office:date-value="2024-01-08T22:50:00" calcext:value-type="date">
            <text:p>2024-01-08 22:50:00</text:p>
          </table:table-cell>
          <table:table-cell table:formula="of:=ROUND(NORMINV(RAND();350;75))"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1]+TIME(0;10;0)" office:value-type="date" office:date-value="2024-01-08T23:00:00" calcext:value-type="date">
            <text:p>2024-01-08 23:00:00</text:p>
          </table:table-cell>
          <table:table-cell table:formula="of:=ROUND(NORMINV(RAND();350;75))" office:value-type="float" office:value="369" calcext:value-type="float">
            <text:p>3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2]+TIME(0;10;0)" office:value-type="date" office:date-value="2024-01-08T23:10:00" calcext:value-type="date">
            <text:p>2024-01-08 23:10:00</text:p>
          </table:table-cell>
          <table:table-cell table:formula="of:=ROUND(NORMINV(RAND();350;75))" office:value-type="float" office:value="305" calcext:value-type="float">
            <text:p>3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3]+TIME(0;10;0)" office:value-type="date" office:date-value="2024-01-08T23:20:00" calcext:value-type="date">
            <text:p>2024-01-08 23:20:00</text:p>
          </table:table-cell>
          <table:table-cell table:formula="of:=ROUND(NORMINV(RAND();350;75))" office:value-type="float" office:value="234" calcext:value-type="float">
            <text:p>23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4]+TIME(0;10;0)" office:value-type="date" office:date-value="2024-01-08T23:30:00" calcext:value-type="date">
            <text:p>2024-01-08 23:30:00</text:p>
          </table:table-cell>
          <table:table-cell table:formula="of:=ROUND(NORMINV(RAND();350;75))" office:value-type="float" office:value="336" calcext:value-type="float">
            <text:p>3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5]+TIME(0;10;0)" office:value-type="date" office:date-value="2024-01-08T23:40:00" calcext:value-type="date">
            <text:p>2024-01-08 23:40:00</text:p>
          </table:table-cell>
          <table:table-cell table:formula="of:=ROUND(NORMINV(RAND();350;75))" office:value-type="float" office:value="355" calcext:value-type="float">
            <text:p>35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6]+TIME(0;10;0)" office:value-type="date" office:date-value="2024-01-08T23:50:00" calcext:value-type="date">
            <text:p>2024-01-08 23:50:00</text:p>
          </table:table-cell>
          <table:table-cell table:formula="of:=ROUND(NORMINV(RAND();350;75))" office:value-type="float" office:value="383" calcext:value-type="float">
            <text:p>3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7]+TIME(0;10;0)" office:value-type="date" office:date-value="2024-01-09T00:00:00" calcext:value-type="date">
            <text:p>2024-01-09 00:00:00</text:p>
          </table:table-cell>
          <table:table-cell table:formula="of:=ROUND(NORMINV(RAND();350;75))" office:value-type="float" office:value="391" calcext:value-type="float">
            <text:p>3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8]+TIME(0;10;0)" office:value-type="date" office:date-value="2024-01-09T00:10:00" calcext:value-type="date">
            <text:p>2024-01-09 00:10:00</text:p>
          </table:table-cell>
          <table:table-cell table:formula="of:=ROUND(NORMINV(RAND();350;75))" office:value-type="float" office:value="289" calcext:value-type="float">
            <text:p>28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9]+TIME(0;10;0)" office:value-type="date" office:date-value="2024-01-09T00:20:00" calcext:value-type="date">
            <text:p>2024-01-09 00:20:00</text:p>
          </table:table-cell>
          <table:table-cell table:formula="of:=ROUND(NORMINV(RAND();350;75))"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0]+TIME(0;10;0)" office:value-type="date" office:date-value="2024-01-09T00:30:00" calcext:value-type="date">
            <text:p>2024-01-09 00:30:00</text:p>
          </table:table-cell>
          <table:table-cell table:formula="of:=ROUND(NORMINV(RAND();350;75))" office:value-type="float" office:value="317" calcext:value-type="float">
            <text:p>3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1]+TIME(0;10;0)" office:value-type="date" office:date-value="2024-01-09T00:40:00" calcext:value-type="date">
            <text:p>2024-01-09 00:40:00</text:p>
          </table:table-cell>
          <table:table-cell table:formula="of:=ROUND(NORMINV(RAND();350;75))"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2]+TIME(0;10;0)" office:value-type="date" office:date-value="2024-01-09T00:50:00" calcext:value-type="date">
            <text:p>2024-01-09 00:50:00</text:p>
          </table:table-cell>
          <table:table-cell table:formula="of:=ROUND(NORMINV(RAND();350;75))" office:value-type="float" office:value="374" calcext:value-type="float">
            <text:p>3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3]+TIME(0;10;0)" office:value-type="date" office:date-value="2024-01-09T01:00:00" calcext:value-type="date">
            <text:p>2024-01-09 01:00:00</text:p>
          </table:table-cell>
          <table:table-cell table:formula="of:=ROUND(NORMINV(RAND();350;75))" office:value-type="float" office:value="274" calcext:value-type="float">
            <text:p>2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4]+TIME(0;10;0)" office:value-type="date" office:date-value="2024-01-09T01:10:00" calcext:value-type="date">
            <text:p>2024-01-09 01:10:00</text:p>
          </table:table-cell>
          <table:table-cell table:formula="of:=ROUND(NORMINV(RAND();350;75))" office:value-type="float" office:value="405" calcext:value-type="float">
            <text:p>4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5]+TIME(0;10;0)" office:value-type="date" office:date-value="2024-01-09T01:20:00" calcext:value-type="date">
            <text:p>2024-01-09 01:20:00</text:p>
          </table:table-cell>
          <table:table-cell table:formula="of:=ROUND(NORMINV(RAND();350;75))" office:value-type="float" office:value="431" calcext:value-type="float">
            <text:p>4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6]+TIME(0;10;0)" office:value-type="date" office:date-value="2024-01-09T01:30:00" calcext:value-type="date">
            <text:p>2024-01-09 01:30:00</text:p>
          </table:table-cell>
          <table:table-cell table:formula="of:=ROUND(NORMINV(RAND();350;75))"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7]+TIME(0;10;0)" office:value-type="date" office:date-value="2024-01-09T01:40:00" calcext:value-type="date">
            <text:p>2024-01-09 01:40:00</text:p>
          </table:table-cell>
          <table:table-cell table:formula="of:=ROUND(NORMINV(RAND();350;75))" office:value-type="float" office:value="421" calcext:value-type="float">
            <text:p>4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8]+TIME(0;10;0)" office:value-type="date" office:date-value="2024-01-09T01:50:00" calcext:value-type="date">
            <text:p>2024-01-09 01:50:00</text:p>
          </table:table-cell>
          <table:table-cell table:formula="of:=ROUND(NORMINV(RAND();350;75))" office:value-type="float" office:value="206" calcext:value-type="float">
            <text:p>2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9]+TIME(0;10;0)" office:value-type="date" office:date-value="2024-01-09T02:00:00" calcext:value-type="date">
            <text:p>2024-01-09 02:00:00</text:p>
          </table:table-cell>
          <table:table-cell table:formula="of:=ROUND(NORMINV(RAND();350;75))" office:value-type="float" office:value="236" calcext:value-type="float">
            <text:p>2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0]+TIME(0;10;0)" office:value-type="date" office:date-value="2024-01-09T02:10:00" calcext:value-type="date">
            <text:p>2024-01-09 02:10:00</text:p>
          </table:table-cell>
          <table:table-cell table:formula="of:=ROUND(NORMINV(RAND();350;75))" office:value-type="float" office:value="541" calcext:value-type="float">
            <text:p>5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1]+TIME(0;10;0)" office:value-type="date" office:date-value="2024-01-09T02:20:00" calcext:value-type="date">
            <text:p>2024-01-09 02:20:00</text:p>
          </table:table-cell>
          <table:table-cell table:formula="of:=ROUND(NORMINV(RAND();350;75))" office:value-type="float" office:value="404" calcext:value-type="float">
            <text:p>4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2]+TIME(0;10;0)" office:value-type="date" office:date-value="2024-01-09T02:30:00" calcext:value-type="date">
            <text:p>2024-01-09 02:30:00</text:p>
          </table:table-cell>
          <table:table-cell table:formula="of:=ROUND(NORMINV(RAND();350;75))" office:value-type="float" office:value="397" calcext:value-type="float">
            <text:p>39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3]+TIME(0;10;0)" office:value-type="date" office:date-value="2024-01-09T02:40:00" calcext:value-type="date">
            <text:p>2024-01-09 02:40:00</text:p>
          </table:table-cell>
          <table:table-cell table:formula="of:=ROUND(NORMINV(RAND();350;75))" office:value-type="float" office:value="258" calcext:value-type="float">
            <text:p>25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4]+TIME(0;10;0)" office:value-type="date" office:date-value="2024-01-09T02:50:00" calcext:value-type="date">
            <text:p>2024-01-09 02:50:00</text:p>
          </table:table-cell>
          <table:table-cell table:formula="of:=ROUND(NORMINV(RAND();350;75))" office:value-type="float" office:value="308" calcext:value-type="float">
            <text:p>3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5]+TIME(0;10;0)" office:value-type="date" office:date-value="2024-01-09T03:00:00" calcext:value-type="date">
            <text:p>2024-01-09 03:00:00</text:p>
          </table:table-cell>
          <table:table-cell table:formula="of:=ROUND(NORMINV(RAND();350;75))" office:value-type="float" office:value="365" calcext:value-type="float">
            <text:p>36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6]+TIME(0;10;0)" office:value-type="date" office:date-value="2024-01-09T03:10:00" calcext:value-type="date">
            <text:p>2024-01-09 03:10:00</text:p>
          </table:table-cell>
          <table:table-cell table:formula="of:=ROUND(NORMINV(RAND();350;75))" office:value-type="float" office:value="242" calcext:value-type="float">
            <text:p>2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7]+TIME(0;10;0)" office:value-type="date" office:date-value="2024-01-09T03:20:00" calcext:value-type="date">
            <text:p>2024-01-09 03:20:00</text:p>
          </table:table-cell>
          <table:table-cell table:formula="of:=ROUND(NORMINV(RAND();350;75))"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8]+TIME(0;10;0)" office:value-type="date" office:date-value="2024-01-09T03:30:00" calcext:value-type="date">
            <text:p>2024-01-09 03:30:00</text:p>
          </table:table-cell>
          <table:table-cell table:formula="of:=ROUND(NORMINV(RAND();350;75))" office:value-type="float" office:value="289" calcext:value-type="float">
            <text:p>28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9]+TIME(0;10;0)" office:value-type="date" office:date-value="2024-01-09T03:40:00" calcext:value-type="date">
            <text:p>2024-01-09 03:40:00</text:p>
          </table:table-cell>
          <table:table-cell table:formula="of:=ROUND(NORMINV(RAND();350;75))"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0]+TIME(0;10;0)" office:value-type="date" office:date-value="2024-01-09T03:50:00" calcext:value-type="date">
            <text:p>2024-01-09 03:50:00</text:p>
          </table:table-cell>
          <table:table-cell table:formula="of:=ROUND(NORMINV(RAND();350;75))" office:value-type="float" office:value="381" calcext:value-type="float">
            <text:p>3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1]+TIME(0;10;0)" office:value-type="date" office:date-value="2024-01-09T04:00:00" calcext:value-type="date">
            <text:p>2024-01-09 04:00:00</text:p>
          </table:table-cell>
          <table:table-cell table:formula="of:=ROUND(NORMINV(RAND();350;75))" office:value-type="float" office:value="276" calcext:value-type="float">
            <text:p>2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2]+TIME(0;10;0)" office:value-type="date" office:date-value="2024-01-09T04:10:00" calcext:value-type="date">
            <text:p>2024-01-09 04:10:00</text:p>
          </table:table-cell>
          <table:table-cell table:formula="of:=ROUND(NORMINV(RAND();350;75))" office:value-type="float" office:value="262" calcext:value-type="float">
            <text:p>26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3]+TIME(0;10;0)" office:value-type="date" office:date-value="2024-01-09T04:20:00" calcext:value-type="date">
            <text:p>2024-01-09 04:20:00</text:p>
          </table:table-cell>
          <table:table-cell table:formula="of:=ROUND(NORMINV(RAND();350;75))" office:value-type="float" office:value="447" calcext:value-type="float">
            <text:p>4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4]+TIME(0;10;0)" office:value-type="date" office:date-value="2024-01-09T04:30:00" calcext:value-type="date">
            <text:p>2024-01-09 04:30:00</text:p>
          </table:table-cell>
          <table:table-cell table:formula="of:=ROUND(NORMINV(RAND();350;75))"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5]+TIME(0;10;0)" office:value-type="date" office:date-value="2024-01-09T04:40:00" calcext:value-type="date">
            <text:p>2024-01-09 04:40:00</text:p>
          </table:table-cell>
          <table:table-cell table:formula="of:=ROUND(NORMINV(RAND();350;75))"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6]+TIME(0;10;0)" office:value-type="date" office:date-value="2024-01-09T04:50:00" calcext:value-type="date">
            <text:p>2024-01-09 04:50:00</text:p>
          </table:table-cell>
          <table:table-cell table:formula="of:=ROUND(NORMINV(RAND();350;75))" office:value-type="float" office:value="342" calcext:value-type="float">
            <text:p>3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7]+TIME(0;10;0)" office:value-type="date" office:date-value="2024-01-09T05:00:00" calcext:value-type="date">
            <text:p>2024-01-09 05:00:00</text:p>
          </table:table-cell>
          <table:table-cell table:formula="of:=ROUND(NORMINV(RAND();350;75))"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8]+TIME(0;10;0)" office:value-type="date" office:date-value="2024-01-09T05:10:00" calcext:value-type="date">
            <text:p>2024-01-09 05:10:00</text:p>
          </table:table-cell>
          <table:table-cell table:formula="of:=ROUND(NORMINV(RAND();350;75))" office:value-type="float" office:value="444" calcext:value-type="float">
            <text:p>4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9]+TIME(0;10;0)" office:value-type="date" office:date-value="2024-01-09T05:20:00" calcext:value-type="date">
            <text:p>2024-01-09 05:20:00</text:p>
          </table:table-cell>
          <table:table-cell table:formula="of:=ROUND(NORMINV(RAND();400;100))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610]+TIME(0;10;0)" office:value-type="date" office:date-value="2024-01-09T05:30:00" calcext:value-type="date">
            <text:p>2024-01-09 05:30:00</text:p>
          </table:table-cell>
          <table:table-cell table:formula="of:=ROUND(NORMINV(RAND();400;100))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1]+TIME(0;10;0)" office:value-type="date" office:date-value="2024-01-09T05:40:00" calcext:value-type="date">
            <text:p>2024-01-09 05:40:00</text:p>
          </table:table-cell>
          <table:table-cell table:formula="of:=ROUND(NORMINV(RAND();400;100))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2]+TIME(0;10;0)" office:value-type="date" office:date-value="2024-01-09T05:50:00" calcext:value-type="date">
            <text:p>2024-01-09 05:50:00</text:p>
          </table:table-cell>
          <table:table-cell table:formula="of:=ROUND(NORMINV(RAND();400;100))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3]+TIME(0;10;0)" office:value-type="date" office:date-value="2024-01-09T06:00:00" calcext:value-type="date">
            <text:p>2024-01-09 06:00:00</text:p>
          </table:table-cell>
          <table:table-cell table:formula="of:=ROUND(NORMINV(RAND();400;100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4]+TIME(0;10;0)" office:value-type="date" office:date-value="2024-01-09T06:10:00" calcext:value-type="date">
            <text:p>2024-01-09 06:10:00</text:p>
          </table:table-cell>
          <table:table-cell table:formula="of:=ROUND(NORMINV(RAND();400;100)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5]+TIME(0;10;0)" office:value-type="date" office:date-value="2024-01-09T06:20:00" calcext:value-type="date">
            <text:p>2024-01-09 06:20:00</text:p>
          </table:table-cell>
          <table:table-cell table:formula="of:=ROUND(NORMINV(RAND();400;100))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6]+TIME(0;10;0)" office:value-type="date" office:date-value="2024-01-09T06:30:00" calcext:value-type="date">
            <text:p>2024-01-09 06:30:00</text:p>
          </table:table-cell>
          <table:table-cell table:formula="of:=ROUND(NORMINV(RAND();400;100))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7]+TIME(0;10;0)" office:value-type="date" office:date-value="2024-01-09T06:40:00" calcext:value-type="date">
            <text:p>2024-01-09 06:40:00</text:p>
          </table:table-cell>
          <table:table-cell table:formula="of:=ROUND(NORMINV(RAND();400;100))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8]+TIME(0;10;0)" office:value-type="date" office:date-value="2024-01-09T06:50:00" calcext:value-type="date">
            <text:p>2024-01-09 06:50:00</text:p>
          </table:table-cell>
          <table:table-cell table:formula="of:=ROUND(NORMINV(RAND();400;100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9]+TIME(0;10;0)" office:value-type="date" office:date-value="2024-01-09T07:00:00" calcext:value-type="date">
            <text:p>2024-01-09 07:00:00</text:p>
          </table:table-cell>
          <table:table-cell table:formula="of:=ROUND(NORMINV(RAND();400;100))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0]+TIME(0;10;0)" office:value-type="date" office:date-value="2024-01-09T07:10:00" calcext:value-type="date">
            <text:p>2024-01-09 07:10:00</text:p>
          </table:table-cell>
          <table:table-cell table:formula="of:=ROUND(NORMINV(RAND();400;100)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1]+TIME(0;10;0)" office:value-type="date" office:date-value="2024-01-09T07:20:00" calcext:value-type="date">
            <text:p>2024-01-09 07:20:00</text:p>
          </table:table-cell>
          <table:table-cell table:formula="of:=ROUND(NORMINV(RAND();400;100))"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2]+TIME(0;10;0)" office:value-type="date" office:date-value="2024-01-09T07:30:00" calcext:value-type="date">
            <text:p>2024-01-09 07:30:00</text:p>
          </table:table-cell>
          <table:table-cell table:formula="of:=ROUND(NORMINV(RAND();400;100))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3]+TIME(0;10;0)" office:value-type="date" office:date-value="2024-01-09T07:40:00" calcext:value-type="date">
            <text:p>2024-01-09 07:40:00</text:p>
          </table:table-cell>
          <table:table-cell table:formula="of:=ROUND(NORMINV(RAND();400;100))"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4]+TIME(0;10;0)" office:value-type="date" office:date-value="2024-01-09T07:50:00" calcext:value-type="date">
            <text:p>2024-01-09 07:50:00</text:p>
          </table:table-cell>
          <table:table-cell table:formula="of:=ROUND(NORMINV(RAND();400;100))"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5]+TIME(0;10;0)" office:value-type="date" office:date-value="2024-01-09T08:00:00" calcext:value-type="date">
            <text:p>2024-01-09 08:00:00</text:p>
          </table:table-cell>
          <table:table-cell table:formula="of:=ROUND(NORMINV(RAND();400;100))"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6]+TIME(0;10;0)" office:value-type="date" office:date-value="2024-01-09T08:10:00" calcext:value-type="date">
            <text:p>2024-01-09 08:10:00</text:p>
          </table:table-cell>
          <table:table-cell table:formula="of:=ROUND(NORMINV(RAND();400;100))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7]+TIME(0;10;0)" office:value-type="date" office:date-value="2024-01-09T08:20:00" calcext:value-type="date">
            <text:p>2024-01-09 08:20:00</text:p>
          </table:table-cell>
          <table:table-cell table:formula="of:=ROUND(NORMINV(RAND();400;100))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8]+TIME(0;10;0)" office:value-type="date" office:date-value="2024-01-09T08:30:00" calcext:value-type="date">
            <text:p>2024-01-09 08:30:00</text:p>
          </table:table-cell>
          <table:table-cell table:formula="of:=ROUND(NORMINV(RAND();400;100))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9]+TIME(0;10;0)" office:value-type="date" office:date-value="2024-01-09T08:40:00" calcext:value-type="date">
            <text:p>2024-01-09 08:40:00</text:p>
          </table:table-cell>
          <table:table-cell table:formula="of:=ROUND(NORMINV(RAND();400;100))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0]+TIME(0;10;0)" office:value-type="date" office:date-value="2024-01-09T08:50:00" calcext:value-type="date">
            <text:p>2024-01-09 08:50:00</text:p>
          </table:table-cell>
          <table:table-cell table:formula="of:=ROUND(NORMINV(RAND();400;100))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1]+TIME(0;10;0)" office:value-type="date" office:date-value="2024-01-09T09:00:00" calcext:value-type="date">
            <text:p>2024-01-09 09:00:00</text:p>
          </table:table-cell>
          <table:table-cell table:formula="of:=ROUND(NORMINV(RAND();400;100))"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2]+TIME(0;10;0)" office:value-type="date" office:date-value="2024-01-09T09:10:00" calcext:value-type="date">
            <text:p>2024-01-09 09:10:00</text:p>
          </table:table-cell>
          <table:table-cell table:formula="of:=ROUND(NORMINV(RAND();400;100))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3]+TIME(0;10;0)" office:value-type="date" office:date-value="2024-01-09T09:20:00" calcext:value-type="date">
            <text:p>2024-01-09 09:20:00</text:p>
          </table:table-cell>
          <table:table-cell table:formula="of:=ROUND(NORMINV(RAND();400;100))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4]+TIME(0;10;0)" office:value-type="date" office:date-value="2024-01-09T09:30:00" calcext:value-type="date">
            <text:p>2024-01-09 09:30:00</text:p>
          </table:table-cell>
          <table:table-cell table:formula="of:=ROUND(NORMINV(RAND();400;100))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5]+TIME(0;10;0)" office:value-type="date" office:date-value="2024-01-09T09:40:00" calcext:value-type="date">
            <text:p>2024-01-09 09:40:00</text:p>
          </table:table-cell>
          <table:table-cell table:formula="of:=ROUND(NORMINV(RAND();400;100))"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6]+TIME(0;10;0)" office:value-type="date" office:date-value="2024-01-09T09:50:00" calcext:value-type="date">
            <text:p>2024-01-09 09:50:00</text:p>
          </table:table-cell>
          <table:table-cell table:formula="of:=ROUND(NORMINV(RAND();400;100))"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7]+TIME(0;10;0)" office:value-type="date" office:date-value="2024-01-09T10:00:00" calcext:value-type="date">
            <text:p>2024-01-09 10:00:00</text:p>
          </table:table-cell>
          <table:table-cell table:formula="of:=ROUND(NORMINV(RAND();400;100))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8]+TIME(0;10;0)" office:value-type="date" office:date-value="2024-01-09T10:10:00" calcext:value-type="date">
            <text:p>2024-01-09 10:10:00</text:p>
          </table:table-cell>
          <table:table-cell table:formula="of:=ROUND(NORMINV(RAND();400;100))"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9]+TIME(0;10;0)" office:value-type="date" office:date-value="2024-01-09T10:20:00" calcext:value-type="date">
            <text:p>2024-01-09 10:20:00</text:p>
          </table:table-cell>
          <table:table-cell table:formula="of:=ROUND(NORMINV(RAND();400;100))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0]+TIME(0;10;0)" office:value-type="date" office:date-value="2024-01-09T10:30:00" calcext:value-type="date">
            <text:p>2024-01-09 10:30:00</text:p>
          </table:table-cell>
          <table:table-cell table:formula="of:=ROUND(NORMINV(RAND();400;100))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1]+TIME(0;10;0)" office:value-type="date" office:date-value="2024-01-09T10:40:00" calcext:value-type="date">
            <text:p>2024-01-09 10:40:00</text:p>
          </table:table-cell>
          <table:table-cell table:formula="of:=ROUND(NORMINV(RAND();400;100))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2]+TIME(0;10;0)" office:value-type="date" office:date-value="2024-01-09T10:50:00" calcext:value-type="date">
            <text:p>2024-01-09 10:50:00</text:p>
          </table:table-cell>
          <table:table-cell table:formula="of:=ROUND(NORMINV(RAND();400;100))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3]+TIME(0;10;0)" office:value-type="date" office:date-value="2024-01-09T11:00:00" calcext:value-type="date">
            <text:p>2024-01-09 11:00:00</text:p>
          </table:table-cell>
          <table:table-cell table:formula="of:=ROUND(NORMINV(RAND();400;100))"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4]+TIME(0;10;0)" office:value-type="date" office:date-value="2024-01-09T11:10:00" calcext:value-type="date">
            <text:p>2024-01-09 11:10:00</text:p>
          </table:table-cell>
          <table:table-cell table:formula="of:=ROUND(NORMINV(RAND();400;100))"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5]+TIME(0;10;0)" office:value-type="date" office:date-value="2024-01-09T11:20:00" calcext:value-type="date">
            <text:p>2024-01-09 11:20:00</text:p>
          </table:table-cell>
          <table:table-cell table:formula="of:=ROUND(NORMINV(RAND();400;100))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6]+TIME(0;10;0)" office:value-type="date" office:date-value="2024-01-09T11:30:00" calcext:value-type="date">
            <text:p>2024-01-09 11:30:00</text:p>
          </table:table-cell>
          <table:table-cell table:formula="of:=ROUND(NORMINV(RAND();400;100))"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7]+TIME(0;10;0)" office:value-type="date" office:date-value="2024-01-09T11:40:00" calcext:value-type="date">
            <text:p>2024-01-09 11:40:00</text:p>
          </table:table-cell>
          <table:table-cell table:formula="of:=ROUND(NORMINV(RAND();400;100))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8]+TIME(0;10;0)" office:value-type="date" office:date-value="2024-01-09T11:50:00" calcext:value-type="date">
            <text:p>2024-01-09 11:50:00</text:p>
          </table:table-cell>
          <table:table-cell table:formula="of:=ROUND(NORMINV(RAND();400;100))"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9]+TIME(0;10;0)" office:value-type="date" office:date-value="2024-01-09T12:00:00" calcext:value-type="date">
            <text:p>2024-01-09 12:00:00</text:p>
          </table:table-cell>
          <table:table-cell table:formula="of:=ROUND(NORMINV(RAND();400;100))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0]+TIME(0;10;0)" office:value-type="date" office:date-value="2024-01-09T12:10:00" calcext:value-type="date">
            <text:p>2024-01-09 12:10:00</text:p>
          </table:table-cell>
          <table:table-cell table:formula="of:=ROUND(NORMINV(RAND();400;100))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1]+TIME(0;10;0)" office:value-type="date" office:date-value="2024-01-09T12:20:00" calcext:value-type="date">
            <text:p>2024-01-09 12:20:00</text:p>
          </table:table-cell>
          <table:table-cell table:formula="of:=ROUND(NORMINV(RAND();400;100))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2]+TIME(0;10;0)" office:value-type="date" office:date-value="2024-01-09T12:30:00" calcext:value-type="date">
            <text:p>2024-01-09 12:30:00</text:p>
          </table:table-cell>
          <table:table-cell table:formula="of:=ROUND(NORMINV(RAND();400;100))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3]+TIME(0;10;0)" office:value-type="date" office:date-value="2024-01-09T12:40:00" calcext:value-type="date">
            <text:p>2024-01-09 12:40:00</text:p>
          </table:table-cell>
          <table:table-cell table:formula="of:=ROUND(NORMINV(RAND();400;100)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4]+TIME(0;10;0)" office:value-type="date" office:date-value="2024-01-09T12:50:00" calcext:value-type="date">
            <text:p>2024-01-09 12:50:00</text:p>
          </table:table-cell>
          <table:table-cell table:formula="of:=ROUND(NORMINV(RAND();400;100))"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5]+TIME(0;10;0)" office:value-type="date" office:date-value="2024-01-09T13:00:00" calcext:value-type="date">
            <text:p>2024-01-09 13:00:00</text:p>
          </table:table-cell>
          <table:table-cell table:formula="of:=ROUND(NORMINV(RAND();400;100))"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6]+TIME(0;10;0)" office:value-type="date" office:date-value="2024-01-09T13:10:00" calcext:value-type="date">
            <text:p>2024-01-09 13:10:00</text:p>
          </table:table-cell>
          <table:table-cell table:formula="of:=ROUND(NORMINV(RAND();400;100))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7]+TIME(0;10;0)" office:value-type="date" office:date-value="2024-01-09T13:20:00" calcext:value-type="date">
            <text:p>2024-01-09 13:20:00</text:p>
          </table:table-cell>
          <table:table-cell table:formula="of:=ROUND(NORMINV(RAND();400;100))"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8]+TIME(0;10;0)" office:value-type="date" office:date-value="2024-01-09T13:30:00" calcext:value-type="date">
            <text:p>2024-01-09 13:30:00</text:p>
          </table:table-cell>
          <table:table-cell table:formula="of:=ROUND(NORMINV(RAND();400;100)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9]+TIME(0;10;0)" office:value-type="date" office:date-value="2024-01-09T13:40:00" calcext:value-type="date">
            <text:p>2024-01-09 13:40:00</text:p>
          </table:table-cell>
          <table:table-cell table:formula="of:=ROUND(NORMINV(RAND();400;100))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0]+TIME(0;10;0)" office:value-type="date" office:date-value="2024-01-09T13:50:00" calcext:value-type="date">
            <text:p>2024-01-09 13:50:00</text:p>
          </table:table-cell>
          <table:table-cell table:formula="of:=ROUND(NORMINV(RAND();400;100))"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1]+TIME(0;10;0)" office:value-type="date" office:date-value="2024-01-09T14:00:00" calcext:value-type="date">
            <text:p>2024-01-09 14:00:00</text:p>
          </table:table-cell>
          <table:table-cell table:formula="of:=ROUND(NORMINV(RAND();400;100))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2]+TIME(0;10;0)" office:value-type="date" office:date-value="2024-01-09T14:10:00" calcext:value-type="date">
            <text:p>2024-01-09 14:10:00</text:p>
          </table:table-cell>
          <table:table-cell table:formula="of:=ROUND(NORMINV(RAND();400;100))"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3]+TIME(0;10;0)" office:value-type="date" office:date-value="2024-01-09T14:20:00" calcext:value-type="date">
            <text:p>2024-01-09 14:20:00</text:p>
          </table:table-cell>
          <table:table-cell table:formula="of:=ROUND(NORMINV(RAND();400;100))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4]+TIME(0;10;0)" office:value-type="date" office:date-value="2024-01-09T14:30:00" calcext:value-type="date">
            <text:p>2024-01-09 14:30:00</text:p>
          </table:table-cell>
          <table:table-cell table:formula="of:=ROUND(NORMINV(RAND();400;100))"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5]+TIME(0;10;0)" office:value-type="date" office:date-value="2024-01-09T14:40:00" calcext:value-type="date">
            <text:p>2024-01-09 14:40:00</text:p>
          </table:table-cell>
          <table:table-cell table:formula="of:=ROUND(NORMINV(RAND();400;100))"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6]+TIME(0;10;0)" office:value-type="date" office:date-value="2024-01-09T14:50:00" calcext:value-type="date">
            <text:p>2024-01-09 14:50:00</text:p>
          </table:table-cell>
          <table:table-cell table:formula="of:=ROUND(NORMINV(RAND();400;100))"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7]+TIME(0;10;0)" office:value-type="date" office:date-value="2024-01-09T15:00:00" calcext:value-type="date">
            <text:p>2024-01-09 15:00:00</text:p>
          </table:table-cell>
          <table:table-cell table:formula="of:=ROUND(NORMINV(RAND();400;100))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8]+TIME(0;10;0)" office:value-type="date" office:date-value="2024-01-09T15:10:00" calcext:value-type="date">
            <text:p>2024-01-09 15:10:00</text:p>
          </table:table-cell>
          <table:table-cell table:formula="of:=ROUND(NORMINV(RAND();400;100))"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9]+TIME(0;10;0)" office:value-type="date" office:date-value="2024-01-09T15:20:00" calcext:value-type="date">
            <text:p>2024-01-09 15:20:00</text:p>
          </table:table-cell>
          <table:table-cell table:formula="of:=ROUND(NORMINV(RAND();400;100))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0]+TIME(0;10;0)" office:value-type="date" office:date-value="2024-01-09T15:30:00" calcext:value-type="date">
            <text:p>2024-01-09 15:30:00</text:p>
          </table:table-cell>
          <table:table-cell table:formula="of:=ROUND(NORMINV(RAND();400;100))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1]+TIME(0;10;0)" office:value-type="date" office:date-value="2024-01-09T15:40:00" calcext:value-type="date">
            <text:p>2024-01-09 15:40:00</text:p>
          </table:table-cell>
          <table:table-cell table:formula="of:=ROUND(NORMINV(RAND();400;100))"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2]+TIME(0;10;0)" office:value-type="date" office:date-value="2024-01-09T15:50:00" calcext:value-type="date">
            <text:p>2024-01-09 15:50:00</text:p>
          </table:table-cell>
          <table:table-cell table:formula="of:=ROUND(NORMINV(RAND();400;100))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3]+TIME(0;10;0)" office:value-type="date" office:date-value="2024-01-09T16:00:00" calcext:value-type="date">
            <text:p>2024-01-09 16:00:00</text:p>
          </table:table-cell>
          <table:table-cell table:formula="of:=ROUND(NORMINV(RAND();400;100))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4]+TIME(0;10;0)" office:value-type="date" office:date-value="2024-01-09T16:10:00" calcext:value-type="date">
            <text:p>2024-01-09 16:10:00</text:p>
          </table:table-cell>
          <table:table-cell table:formula="of:=ROUND(NORMINV(RAND();400;100))"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5]+TIME(0;10;0)" office:value-type="date" office:date-value="2024-01-09T16:20:00" calcext:value-type="date">
            <text:p>2024-01-09 16:20:00</text:p>
          </table:table-cell>
          <table:table-cell table:formula="of:=ROUND(NORMINV(RAND();400;100)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6]+TIME(0;10;0)" office:value-type="date" office:date-value="2024-01-09T16:30:00" calcext:value-type="date">
            <text:p>2024-01-09 16:30:00</text:p>
          </table:table-cell>
          <table:table-cell table:formula="of:=ROUND(NORMINV(RAND();400;100))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7]+TIME(0;10;0)" office:value-type="date" office:date-value="2024-01-09T16:40:00" calcext:value-type="date">
            <text:p>2024-01-09 16:40:00</text:p>
          </table:table-cell>
          <table:table-cell table:formula="of:=ROUND(NORMINV(RAND();400;100))"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8]+TIME(0;10;0)" office:value-type="date" office:date-value="2024-01-09T16:50:00" calcext:value-type="date">
            <text:p>2024-01-09 16:50:00</text:p>
          </table:table-cell>
          <table:table-cell table:formula="of:=ROUND(NORMINV(RAND();400;100)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9]+TIME(0;10;0)" office:value-type="date" office:date-value="2024-01-09T17:00:00" calcext:value-type="date">
            <text:p>2024-01-09 17:00:00</text:p>
          </table:table-cell>
          <table:table-cell table:formula="of:=ROUND(NORMINV(RAND();400;100)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0]+TIME(0;10;0)" office:value-type="date" office:date-value="2024-01-09T17:10:00" calcext:value-type="date">
            <text:p>2024-01-09 17:10:00</text:p>
          </table:table-cell>
          <table:table-cell table:formula="of:=ROUND(NORMINV(RAND();400;100))"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1]+TIME(0;10;0)" office:value-type="date" office:date-value="2024-01-09T17:20:00" calcext:value-type="date">
            <text:p>2024-01-09 17:20:00</text:p>
          </table:table-cell>
          <table:table-cell table:formula="of:=ROUND(NORMINV(RAND();400;100))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2]+TIME(0;10;0)" office:value-type="date" office:date-value="2024-01-09T17:30:00" calcext:value-type="date">
            <text:p>2024-01-09 17:30:00</text:p>
          </table:table-cell>
          <table:table-cell table:formula="of:=ROUND(NORMINV(RAND();400;100))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3]+TIME(0;10;0)" office:value-type="date" office:date-value="2024-01-09T17:40:00" calcext:value-type="date">
            <text:p>2024-01-09 17:40:00</text:p>
          </table:table-cell>
          <table:table-cell table:formula="of:=ROUND(NORMINV(RAND();400;100))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4]+TIME(0;10;0)" office:value-type="date" office:date-value="2024-01-09T17:50:00" calcext:value-type="date">
            <text:p>2024-01-09 17:50:00</text:p>
          </table:table-cell>
          <table:table-cell table:formula="of:=ROUND(NORMINV(RAND();400;100))"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5]+TIME(0;10;0)" office:value-type="date" office:date-value="2024-01-09T18:00:00" calcext:value-type="date">
            <text:p>2024-01-09 18:00:00</text:p>
          </table:table-cell>
          <table:table-cell table:formula="of:=ROUND(NORMINV(RAND();400;100))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6]+TIME(0;10;0)" office:value-type="date" office:date-value="2024-01-09T18:10:00" calcext:value-type="date">
            <text:p>2024-01-09 18:10:00</text:p>
          </table:table-cell>
          <table:table-cell table:formula="of:=ROUND(NORMINV(RAND();400;100))"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7]+TIME(0;10;0)" office:value-type="date" office:date-value="2024-01-09T18:20:00" calcext:value-type="date">
            <text:p>2024-01-09 18:20:00</text:p>
          </table:table-cell>
          <table:table-cell table:formula="of:=ROUND(NORMINV(RAND();400;100))"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8]+TIME(0;10;0)" office:value-type="date" office:date-value="2024-01-09T18:30:00" calcext:value-type="date">
            <text:p>2024-01-09 18:30:00</text:p>
          </table:table-cell>
          <table:table-cell table:formula="of:=ROUND(NORMINV(RAND();400;100))"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9]+TIME(0;10;0)" office:value-type="date" office:date-value="2024-01-09T18:40:00" calcext:value-type="date">
            <text:p>2024-01-09 18:40:00</text:p>
          </table:table-cell>
          <table:table-cell table:formula="of:=ROUND(NORMINV(RAND();400;100))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0]+TIME(0;10;0)" office:value-type="date" office:date-value="2024-01-09T18:50:00" calcext:value-type="date">
            <text:p>2024-01-09 18:50:00</text:p>
          </table:table-cell>
          <table:table-cell table:formula="of:=ROUND(NORMINV(RAND();400;100))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1]+TIME(0;10;0)" office:value-type="date" office:date-value="2024-01-09T19:00:00" calcext:value-type="date">
            <text:p>2024-01-09 19:00:00</text:p>
          </table:table-cell>
          <table:table-cell table:formula="of:=ROUND(NORMINV(RAND();400;100))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2]+TIME(0;10;0)" office:value-type="date" office:date-value="2024-01-09T19:10:00" calcext:value-type="date">
            <text:p>2024-01-09 19:10:00</text:p>
          </table:table-cell>
          <table:table-cell table:formula="of:=ROUND(NORMINV(RAND();400;100))"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3]+TIME(0;10;0)" office:value-type="date" office:date-value="2024-01-09T19:20:00" calcext:value-type="date">
            <text:p>2024-01-09 19:20:00</text:p>
          </table:table-cell>
          <table:table-cell table:formula="of:=ROUND(NORMINV(RAND();400;100))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4]+TIME(0;10;0)" office:value-type="date" office:date-value="2024-01-09T19:30:00" calcext:value-type="date">
            <text:p>2024-01-09 19:30:00</text:p>
          </table:table-cell>
          <table:table-cell table:formula="of:=ROUND(NORMINV(RAND();400;100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5]+TIME(0;10;0)" office:value-type="date" office:date-value="2024-01-09T19:40:00" calcext:value-type="date">
            <text:p>2024-01-09 19:40:00</text:p>
          </table:table-cell>
          <table:table-cell table:formula="of:=ROUND(NORMINV(RAND();400;100))"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6]+TIME(0;10;0)" office:value-type="date" office:date-value="2024-01-09T19:50:00" calcext:value-type="date">
            <text:p>2024-01-09 19:50:00</text:p>
          </table:table-cell>
          <table:table-cell table:formula="of:=ROUND(NORMINV(RAND();400;100)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7]+TIME(0;10;0)" office:value-type="date" office:date-value="2024-01-09T20:00:00" calcext:value-type="date">
            <text:p>2024-01-09 20:00:00</text:p>
          </table:table-cell>
          <table:table-cell table:formula="of:=ROUND(NORMINV(RAND();400;100))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8]+TIME(0;10;0)" office:value-type="date" office:date-value="2024-01-09T20:10:00" calcext:value-type="date">
            <text:p>2024-01-09 20:10:00</text:p>
          </table:table-cell>
          <table:table-cell table:formula="of:=ROUND(NORMINV(RAND();400;100))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9]+TIME(0;10;0)" office:value-type="date" office:date-value="2024-01-09T20:20:00" calcext:value-type="date">
            <text:p>2024-01-09 20:20:00</text:p>
          </table:table-cell>
          <table:table-cell table:formula="of:=ROUND(NORMINV(RAND();400;100))"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0]+TIME(0;10;0)" office:value-type="date" office:date-value="2024-01-09T20:30:00" calcext:value-type="date">
            <text:p>2024-01-09 20:30:00</text:p>
          </table:table-cell>
          <table:table-cell table:formula="of:=ROUND(NORMINV(RAND();400;100))"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1]+TIME(0;10;0)" office:value-type="date" office:date-value="2024-01-09T20:40:00" calcext:value-type="date">
            <text:p>2024-01-09 20:40:00</text:p>
          </table:table-cell>
          <table:table-cell table:formula="of:=ROUND(NORMINV(RAND();400;100))"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2]+TIME(0;10;0)" office:value-type="date" office:date-value="2024-01-09T20:50:00" calcext:value-type="date">
            <text:p>2024-01-09 20:50:00</text:p>
          </table:table-cell>
          <table:table-cell table:formula="of:=ROUND(NORMINV(RAND();400;100))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3]+TIME(0;10;0)" office:value-type="date" office:date-value="2024-01-09T21:00:00" calcext:value-type="date">
            <text:p>2024-01-09 21:00:00</text:p>
          </table:table-cell>
          <table:table-cell table:formula="of:=ROUND(NORMINV(RAND();400;100)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4]+TIME(0;10;0)" office:value-type="date" office:date-value="2024-01-09T21:10:00" calcext:value-type="date">
            <text:p>2024-01-09 21:10:00</text:p>
          </table:table-cell>
          <table:table-cell table:formula="of:=ROUND(NORMINV(RAND();400;100))"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5]+TIME(0;10;0)" office:value-type="date" office:date-value="2024-01-09T21:20:00" calcext:value-type="date">
            <text:p>2024-01-09 21:20:00</text:p>
          </table:table-cell>
          <table:table-cell table:formula="of:=ROUND(NORMINV(RAND();400;100))"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6]+TIME(0;10;0)" office:value-type="date" office:date-value="2024-01-09T21:30:00" calcext:value-type="date">
            <text:p>2024-01-09 21:30:00</text:p>
          </table:table-cell>
          <table:table-cell table:formula="of:=ROUND(NORMINV(RAND();400;100))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7]+TIME(0;10;0)" office:value-type="date" office:date-value="2024-01-09T21:40:00" calcext:value-type="date">
            <text:p>2024-01-09 21:40:00</text:p>
          </table:table-cell>
          <table:table-cell table:formula="of:=ROUND(NORMINV(RAND();400;100))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8]+TIME(0;10;0)" office:value-type="date" office:date-value="2024-01-09T21:50:00" calcext:value-type="date">
            <text:p>2024-01-09 21:50:00</text:p>
          </table:table-cell>
          <table:table-cell table:formula="of:=ROUND(NORMINV(RAND();400;100))"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9]+TIME(0;10;0)" office:value-type="date" office:date-value="2024-01-09T22:00:00" calcext:value-type="date">
            <text:p>2024-01-09 22:00:00</text:p>
          </table:table-cell>
          <table:table-cell table:formula="of:=ROUND(NORMINV(RAND();400;100))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0]+TIME(0;10;0)" office:value-type="date" office:date-value="2024-01-09T22:10:00" calcext:value-type="date">
            <text:p>2024-01-09 22:10:00</text:p>
          </table:table-cell>
          <table:table-cell table:formula="of:=ROUND(NORMINV(RAND();400;100))"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1]+TIME(0;10;0)" office:value-type="date" office:date-value="2024-01-09T22:20:00" calcext:value-type="date">
            <text:p>2024-01-09 22:20:00</text:p>
          </table:table-cell>
          <table:table-cell table:formula="of:=ROUND(NORMINV(RAND();350;75))" office:value-type="float" office:value="275" calcext:value-type="float">
            <text:p>2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712]+TIME(0;10;0)" office:value-type="date" office:date-value="2024-01-09T22:30:00" calcext:value-type="date">
            <text:p>2024-01-09 22:30:00</text:p>
          </table:table-cell>
          <table:table-cell table:formula="of:=ROUND(NORMINV(RAND();350;75))" office:value-type="float" office:value="426" calcext:value-type="float">
            <text:p>4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3]+TIME(0;10;0)" office:value-type="date" office:date-value="2024-01-09T22:40:00" calcext:value-type="date">
            <text:p>2024-01-09 22:40:00</text:p>
          </table:table-cell>
          <table:table-cell table:formula="of:=ROUND(NORMINV(RAND();350;75))" office:value-type="float" office:value="306" calcext:value-type="float">
            <text:p>3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4]+TIME(0;10;0)" office:value-type="date" office:date-value="2024-01-09T22:50:00" calcext:value-type="date">
            <text:p>2024-01-09 22:50:00</text:p>
          </table:table-cell>
          <table:table-cell table:formula="of:=ROUND(NORMINV(RAND();350;75))" office:value-type="float" office:value="373" calcext:value-type="float">
            <text:p>37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5]+TIME(0;10;0)" office:value-type="date" office:date-value="2024-01-09T23:00:00" calcext:value-type="date">
            <text:p>2024-01-09 23:00:00</text:p>
          </table:table-cell>
          <table:table-cell table:formula="of:=ROUND(NORMINV(RAND();350;75))" office:value-type="float" office:value="395" calcext:value-type="float">
            <text:p>3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6]+TIME(0;10;0)" office:value-type="date" office:date-value="2024-01-09T23:10:00" calcext:value-type="date">
            <text:p>2024-01-09 23:10:00</text:p>
          </table:table-cell>
          <table:table-cell table:formula="of:=ROUND(NORMINV(RAND();350;75))" office:value-type="float" office:value="419" calcext:value-type="float">
            <text:p>4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7]+TIME(0;10;0)" office:value-type="date" office:date-value="2024-01-09T23:20:00" calcext:value-type="date">
            <text:p>2024-01-09 23:20:00</text:p>
          </table:table-cell>
          <table:table-cell table:formula="of:=ROUND(NORMINV(RAND();350;75))" office:value-type="float" office:value="293" calcext:value-type="float">
            <text:p>2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8]+TIME(0;10;0)" office:value-type="date" office:date-value="2024-01-09T23:30:00" calcext:value-type="date">
            <text:p>2024-01-09 23:30:00</text:p>
          </table:table-cell>
          <table:table-cell table:formula="of:=ROUND(NORMINV(RAND();350;75))" office:value-type="float" office:value="459" calcext:value-type="float">
            <text:p>4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9]+TIME(0;10;0)" office:value-type="date" office:date-value="2024-01-09T23:40:00" calcext:value-type="date">
            <text:p>2024-01-09 23:40:00</text:p>
          </table:table-cell>
          <table:table-cell table:formula="of:=ROUND(NORMINV(RAND();350;75))"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0]+TIME(0;10;0)" office:value-type="date" office:date-value="2024-01-09T23:50:00" calcext:value-type="date">
            <text:p>2024-01-09 23:50:00</text:p>
          </table:table-cell>
          <table:table-cell table:formula="of:=ROUND(NORMINV(RAND();350;75))" office:value-type="float" office:value="344" calcext:value-type="float">
            <text:p>3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1]+TIME(0;10;0)" office:value-type="date" office:date-value="2024-01-10T00:00:00" calcext:value-type="date">
            <text:p>2024-01-10 00:00:00</text:p>
          </table:table-cell>
          <table:table-cell table:formula="of:=ROUND(NORMINV(RAND();350;75))" office:value-type="float" office:value="261" calcext:value-type="float">
            <text:p>2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2]+TIME(0;10;0)" office:value-type="date" office:date-value="2024-01-10T00:10:00" calcext:value-type="date">
            <text:p>2024-01-10 00:10:00</text:p>
          </table:table-cell>
          <table:table-cell table:formula="of:=ROUND(NORMINV(RAND();350;75))" office:value-type="float" office:value="384" calcext:value-type="float">
            <text:p>3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3]+TIME(0;10;0)" office:value-type="date" office:date-value="2024-01-10T00:20:00" calcext:value-type="date">
            <text:p>2024-01-10 00:20:00</text:p>
          </table:table-cell>
          <table:table-cell table:formula="of:=ROUND(NORMINV(RAND();350;75))" office:value-type="float" office:value="454" calcext:value-type="float">
            <text:p>4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4]+TIME(0;10;0)" office:value-type="date" office:date-value="2024-01-10T00:30:00" calcext:value-type="date">
            <text:p>2024-01-10 00:30:00</text:p>
          </table:table-cell>
          <table:table-cell table:formula="of:=ROUND(NORMINV(RAND();350;75))" office:value-type="float" office:value="426" calcext:value-type="float">
            <text:p>4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5]+TIME(0;10;0)" office:value-type="date" office:date-value="2024-01-10T00:40:00" calcext:value-type="date">
            <text:p>2024-01-10 00:40:00</text:p>
          </table:table-cell>
          <table:table-cell table:formula="of:=ROUND(NORMINV(RAND();350;75))" office:value-type="float" office:value="321" calcext:value-type="float">
            <text:p>3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6]+TIME(0;10;0)" office:value-type="date" office:date-value="2024-01-10T00:50:00" calcext:value-type="date">
            <text:p>2024-01-10 00:50:00</text:p>
          </table:table-cell>
          <table:table-cell table:formula="of:=ROUND(NORMINV(RAND();350;75))"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7]+TIME(0;10;0)" office:value-type="date" office:date-value="2024-01-10T01:00:00" calcext:value-type="date">
            <text:p>2024-01-10 01:00:00</text:p>
          </table:table-cell>
          <table:table-cell table:formula="of:=ROUND(NORMINV(RAND();350;75))" office:value-type="float" office:value="333" calcext:value-type="float">
            <text:p>33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8]+TIME(0;10;0)" office:value-type="date" office:date-value="2024-01-10T01:10:00" calcext:value-type="date">
            <text:p>2024-01-10 01:10:00</text:p>
          </table:table-cell>
          <table:table-cell table:formula="of:=ROUND(NORMINV(RAND();350;75))" office:value-type="float" office:value="209" calcext:value-type="float">
            <text:p>20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9]+TIME(0;10;0)" office:value-type="date" office:date-value="2024-01-10T01:20:00" calcext:value-type="date">
            <text:p>2024-01-10 01:20:00</text:p>
          </table:table-cell>
          <table:table-cell table:formula="of:=ROUND(NORMINV(RAND();350;75))" office:value-type="float" office:value="343" calcext:value-type="float">
            <text:p>3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0]+TIME(0;10;0)" office:value-type="date" office:date-value="2024-01-10T01:30:00" calcext:value-type="date">
            <text:p>2024-01-10 01:30:00</text:p>
          </table:table-cell>
          <table:table-cell table:formula="of:=ROUND(NORMINV(RAND();350;75))" office:value-type="float" office:value="348" calcext:value-type="float">
            <text:p>34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1]+TIME(0;10;0)" office:value-type="date" office:date-value="2024-01-10T01:40:00" calcext:value-type="date">
            <text:p>2024-01-10 01:40:00</text:p>
          </table:table-cell>
          <table:table-cell table:formula="of:=ROUND(NORMINV(RAND();350;75))" office:value-type="float" office:value="355" calcext:value-type="float">
            <text:p>35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2]+TIME(0;10;0)" office:value-type="date" office:date-value="2024-01-10T01:50:00" calcext:value-type="date">
            <text:p>2024-01-10 01:50:00</text:p>
          </table:table-cell>
          <table:table-cell table:formula="of:=ROUND(NORMINV(RAND();350;75))" office:value-type="float" office:value="348" calcext:value-type="float">
            <text:p>34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3]+TIME(0;10;0)" office:value-type="date" office:date-value="2024-01-10T02:00:00" calcext:value-type="date">
            <text:p>2024-01-10 02:00:00</text:p>
          </table:table-cell>
          <table:table-cell table:formula="of:=ROUND(NORMINV(RAND();350;75))" office:value-type="float" office:value="356" calcext:value-type="float">
            <text:p>3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4]+TIME(0;10;0)" office:value-type="date" office:date-value="2024-01-10T02:10:00" calcext:value-type="date">
            <text:p>2024-01-10 02:10:00</text:p>
          </table:table-cell>
          <table:table-cell table:formula="of:=ROUND(NORMINV(RAND();350;75))" office:value-type="float" office:value="302" calcext:value-type="float">
            <text:p>3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5]+TIME(0;10;0)" office:value-type="date" office:date-value="2024-01-10T02:20:00" calcext:value-type="date">
            <text:p>2024-01-10 02:20:00</text:p>
          </table:table-cell>
          <table:table-cell table:formula="of:=ROUND(NORMINV(RAND();350;75))" office:value-type="float" office:value="412" calcext:value-type="float">
            <text:p>4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6]+TIME(0;10;0)" office:value-type="date" office:date-value="2024-01-10T02:30:00" calcext:value-type="date">
            <text:p>2024-01-10 02:30:00</text:p>
          </table:table-cell>
          <table:table-cell table:formula="of:=ROUND(NORMINV(RAND();350;75))"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7]+TIME(0;10;0)" office:value-type="date" office:date-value="2024-01-10T02:40:00" calcext:value-type="date">
            <text:p>2024-01-10 02:40:00</text:p>
          </table:table-cell>
          <table:table-cell table:formula="of:=ROUND(NORMINV(RAND();350;75))" office:value-type="float" office:value="302" calcext:value-type="float">
            <text:p>3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8]+TIME(0;10;0)" office:value-type="date" office:date-value="2024-01-10T02:50:00" calcext:value-type="date">
            <text:p>2024-01-10 02:50:00</text:p>
          </table:table-cell>
          <table:table-cell table:formula="of:=ROUND(NORMINV(RAND();350;75))" office:value-type="float" office:value="444" calcext:value-type="float">
            <text:p>4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9]+TIME(0;10;0)" office:value-type="date" office:date-value="2024-01-10T03:00:00" calcext:value-type="date">
            <text:p>2024-01-10 03:00:00</text:p>
          </table:table-cell>
          <table:table-cell table:formula="of:=ROUND(NORMINV(RAND();350;75))" office:value-type="float" office:value="344" calcext:value-type="float">
            <text:p>3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0]+TIME(0;10;0)" office:value-type="date" office:date-value="2024-01-10T03:10:00" calcext:value-type="date">
            <text:p>2024-01-10 03:10:00</text:p>
          </table:table-cell>
          <table:table-cell table:formula="of:=ROUND(NORMINV(RAND();350;75))" office:value-type="float" office:value="394" calcext:value-type="float">
            <text:p>39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1]+TIME(0;10;0)" office:value-type="date" office:date-value="2024-01-10T03:20:00" calcext:value-type="date">
            <text:p>2024-01-10 03:20:00</text:p>
          </table:table-cell>
          <table:table-cell table:formula="of:=ROUND(NORMINV(RAND();350;75))" office:value-type="float" office:value="336" calcext:value-type="float">
            <text:p>3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2]+TIME(0;10;0)" office:value-type="date" office:date-value="2024-01-10T03:30:00" calcext:value-type="date">
            <text:p>2024-01-10 03:30:00</text:p>
          </table:table-cell>
          <table:table-cell table:formula="of:=ROUND(NORMINV(RAND();350;75))" office:value-type="float" office:value="365" calcext:value-type="float">
            <text:p>36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3]+TIME(0;10;0)" office:value-type="date" office:date-value="2024-01-10T03:40:00" calcext:value-type="date">
            <text:p>2024-01-10 03:40:00</text:p>
          </table:table-cell>
          <table:table-cell table:formula="of:=ROUND(NORMINV(RAND();350;75))"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4]+TIME(0;10;0)" office:value-type="date" office:date-value="2024-01-10T03:50:00" calcext:value-type="date">
            <text:p>2024-01-10 03:50:00</text:p>
          </table:table-cell>
          <table:table-cell table:formula="of:=ROUND(NORMINV(RAND();350;75))"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5]+TIME(0;10;0)" office:value-type="date" office:date-value="2024-01-10T04:00:00" calcext:value-type="date">
            <text:p>2024-01-10 04:00:00</text:p>
          </table:table-cell>
          <table:table-cell table:formula="of:=ROUND(NORMINV(RAND();350;75))" office:value-type="float" office:value="393" calcext:value-type="float">
            <text:p>3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6]+TIME(0;10;0)" office:value-type="date" office:date-value="2024-01-10T04:10:00" calcext:value-type="date">
            <text:p>2024-01-10 04:10:00</text:p>
          </table:table-cell>
          <table:table-cell table:formula="of:=ROUND(NORMINV(RAND();350;75))" office:value-type="float" office:value="201" calcext:value-type="float">
            <text:p>2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7]+TIME(0;10;0)" office:value-type="date" office:date-value="2024-01-10T04:20:00" calcext:value-type="date">
            <text:p>2024-01-10 04:20:00</text:p>
          </table:table-cell>
          <table:table-cell table:formula="of:=ROUND(NORMINV(RAND();350;75))"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8]+TIME(0;10;0)" office:value-type="date" office:date-value="2024-01-10T04:30:00" calcext:value-type="date">
            <text:p>2024-01-10 04:30:00</text:p>
          </table:table-cell>
          <table:table-cell table:formula="of:=ROUND(NORMINV(RAND();350;75))"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9]+TIME(0;10;0)" office:value-type="date" office:date-value="2024-01-10T04:40:00" calcext:value-type="date">
            <text:p>2024-01-10 04:40:00</text:p>
          </table:table-cell>
          <table:table-cell table:formula="of:=ROUND(NORMINV(RAND();350;75))" office:value-type="float" office:value="212" calcext:value-type="float">
            <text:p>2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0]+TIME(0;10;0)" office:value-type="date" office:date-value="2024-01-10T04:50:00" calcext:value-type="date">
            <text:p>2024-01-10 04:50:00</text:p>
          </table:table-cell>
          <table:table-cell table:formula="of:=ROUND(NORMINV(RAND();350;75))" office:value-type="float" office:value="366" calcext:value-type="float">
            <text:p>36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1]+TIME(0;10;0)" office:value-type="date" office:date-value="2024-01-10T05:00:00" calcext:value-type="date">
            <text:p>2024-01-10 05:00:00</text:p>
          </table:table-cell>
          <table:table-cell table:formula="of:=ROUND(NORMINV(RAND();350;75))" office:value-type="float" office:value="223" calcext:value-type="float">
            <text:p>22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2]+TIME(0;10;0)" office:value-type="date" office:date-value="2024-01-10T05:10:00" calcext:value-type="date">
            <text:p>2024-01-10 05:10:00</text:p>
          </table:table-cell>
          <table:table-cell table:formula="of:=ROUND(NORMINV(RAND();350;75))"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3]+TIME(0;10;0)" office:value-type="date" office:date-value="2024-01-10T05:20:00" calcext:value-type="date">
            <text:p>2024-01-10 05:20:00</text:p>
          </table:table-cell>
          <table:table-cell table:formula="of:=ROUND(NORMINV(RAND();350;75))"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4]+TIME(0;10;0)" office:value-type="date" office:date-value="2024-01-10T05:30:00" calcext:value-type="date">
            <text:p>2024-01-10 05:30:00</text:p>
          </table:table-cell>
          <table:table-cell table:formula="of:=ROUND(NORMINV(RAND();350;75))" office:value-type="float" office:value="378" calcext:value-type="float">
            <text:p>3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5]+TIME(0;10;0)" office:value-type="date" office:date-value="2024-01-10T05:40:00" calcext:value-type="date">
            <text:p>2024-01-10 05:40:00</text:p>
          </table:table-cell>
          <table:table-cell table:formula="of:=ROUND(NORMINV(RAND();350;75))" office:value-type="float" office:value="343" calcext:value-type="float">
            <text:p>3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6]+TIME(0;10;0)" office:value-type="date" office:date-value="2024-01-10T05:50:00" calcext:value-type="date">
            <text:p>2024-01-10 05:50:00</text:p>
          </table:table-cell>
          <table:table-cell table:formula="of:=ROUND(NORMINV(RAND();350;75))" office:value-type="float" office:value="466" calcext:value-type="float">
            <text:p>46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7]+TIME(0;10;0)" office:value-type="date" office:date-value="2024-01-10T06:00:00" calcext:value-type="date">
            <text:p>2024-01-10 06:00:00</text:p>
          </table:table-cell>
          <table:table-cell table:formula="of:=ROUND(NORMINV(RAND();350;75))" office:value-type="float" office:value="264" calcext:value-type="float">
            <text:p>26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8]+TIME(0;10;0)" office:value-type="date" office:date-value="2024-01-10T06:10:00" calcext:value-type="date">
            <text:p>2024-01-10 06:10:00</text:p>
          </table:table-cell>
          <table:table-cell table:formula="of:=ROUND(NORMINV(RAND();350;75))"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9]+TIME(0;10;0)" office:value-type="date" office:date-value="2024-01-10T06:20:00" calcext:value-type="date">
            <text:p>2024-01-10 06:20:00</text:p>
          </table:table-cell>
          <table:table-cell table:formula="of:=ROUND(NORMINV(RAND();350;75))" office:value-type="float" office:value="206" calcext:value-type="float">
            <text:p>2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0]+TIME(0;10;0)" office:value-type="date" office:date-value="2024-01-10T06:30:00" calcext:value-type="date">
            <text:p>2024-01-10 06:30:00</text:p>
          </table:table-cell>
          <table:table-cell table:formula="of:=ROUND(NORMINV(RAND();350;75))" office:value-type="float" office:value="284" calcext:value-type="float">
            <text:p>2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1]+TIME(0;10;0)" office:value-type="date" office:date-value="2024-01-10T06:40:00" calcext:value-type="date">
            <text:p>2024-01-10 06:40:00</text:p>
          </table:table-cell>
          <table:table-cell table:formula="of:=ROUND(NORMINV(RAND();350;75))" office:value-type="float" office:value="468" calcext:value-type="float">
            <text:p>46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2]+TIME(0;10;0)" office:value-type="date" office:date-value="2024-01-10T06:50:00" calcext:value-type="date">
            <text:p>2024-01-10 06:50:00</text:p>
          </table:table-cell>
          <table:table-cell table:formula="of:=ROUND(NORMINV(RAND();350;75))" office:value-type="float" office:value="342" calcext:value-type="float">
            <text:p>3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3]+TIME(0;10;0)" office:value-type="date" office:date-value="2024-01-10T07:00:00" calcext:value-type="date">
            <text:p>2024-01-10 07:00:00</text:p>
          </table:table-cell>
          <table:table-cell table:formula="of:=ROUND(NORMINV(RAND();350;75))" office:value-type="float" office:value="251" calcext:value-type="float">
            <text:p>2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4]+TIME(0;10;0)" office:value-type="date" office:date-value="2024-01-10T07:10:00" calcext:value-type="date">
            <text:p>2024-01-10 07:10:00</text:p>
          </table:table-cell>
          <table:table-cell table:formula="of:=ROUND(NORMINV(RAND();350;75))" office:value-type="float" office:value="267" calcext:value-type="float">
            <text:p>26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5]+TIME(0;10;0)" office:value-type="date" office:date-value="2024-01-10T07:20:00" calcext:value-type="date">
            <text:p>2024-01-10 07:20:00</text:p>
          </table:table-cell>
          <table:table-cell table:formula="of:=ROUND(NORMINV(RAND();350;75))" office:value-type="float" office:value="452" calcext:value-type="float">
            <text:p>4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6]+TIME(0;10;0)" office:value-type="date" office:date-value="2024-01-10T07:30:00" calcext:value-type="date">
            <text:p>2024-01-10 07:30:00</text:p>
          </table:table-cell>
          <table:table-cell table:formula="of:=ROUND(NORMINV(RAND();350;75))"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7]+TIME(0;10;0)" office:value-type="date" office:date-value="2024-01-10T07:40:00" calcext:value-type="date">
            <text:p>2024-01-10 07:40:00</text:p>
          </table:table-cell>
          <table:table-cell table:formula="of:=ROUND(NORMINV(RAND();350;75))" office:value-type="float" office:value="464" calcext:value-type="float">
            <text:p>46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8]+TIME(0;10;0)" office:value-type="date" office:date-value="2024-01-10T07:50:00" calcext:value-type="date">
            <text:p>2024-01-10 07:50:00</text:p>
          </table:table-cell>
          <table:table-cell table:formula="of:=ROUND(NORMINV(RAND();350;75))" office:value-type="float" office:value="226" calcext:value-type="float">
            <text:p>2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9]+TIME(0;10;0)" office:value-type="date" office:date-value="2024-01-10T08:00:00" calcext:value-type="date">
            <text:p>2024-01-10 08:00:00</text:p>
          </table:table-cell>
          <table:table-cell table:formula="of:=ROUND(NORMINV(RAND();350;75))" office:value-type="float" office:value="291" calcext:value-type="float">
            <text:p>2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0]+TIME(0;10;0)" office:value-type="date" office:date-value="2024-01-10T08:10:00" calcext:value-type="date">
            <text:p>2024-01-10 08:10:00</text:p>
          </table:table-cell>
          <table:table-cell table:formula="of:=ROUND(NORMINV(RAND();350;75))" office:value-type="float" office:value="244" calcext:value-type="float">
            <text:p>2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1]+TIME(0;10;0)" office:value-type="date" office:date-value="2024-01-10T08:20:00" calcext:value-type="date">
            <text:p>2024-01-10 08:20:00</text:p>
          </table:table-cell>
          <table:table-cell table:formula="of:=ROUND(NORMINV(RAND();350;75))" office:value-type="float" office:value="358" calcext:value-type="float">
            <text:p>35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2]+TIME(0;10;0)" office:value-type="date" office:date-value="2024-01-10T08:30:00" calcext:value-type="date">
            <text:p>2024-01-10 08:30:00</text:p>
          </table:table-cell>
          <table:table-cell table:formula="of:=ROUND(NORMINV(RAND();350;75))"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3]+TIME(0;10;0)" office:value-type="date" office:date-value="2024-01-10T08:40:00" calcext:value-type="date">
            <text:p>2024-01-10 08:40:00</text:p>
          </table:table-cell>
          <table:table-cell table:formula="of:=ROUND(NORMINV(RAND();350;75))" office:value-type="float" office:value="344" calcext:value-type="float">
            <text:p>3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4]+TIME(0;10;0)" office:value-type="date" office:date-value="2024-01-10T08:50:00" calcext:value-type="date">
            <text:p>2024-01-10 08:50:00</text:p>
          </table:table-cell>
          <table:table-cell table:formula="of:=ROUND(NORMINV(RAND();350;75))" office:value-type="float" office:value="277" calcext:value-type="float">
            <text:p>27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5]+TIME(0;10;0)" office:value-type="date" office:date-value="2024-01-10T09:00:00" calcext:value-type="date">
            <text:p>2024-01-10 09:00:00</text:p>
          </table:table-cell>
          <table:table-cell table:formula="of:=ROUND(NORMINV(RAND();350;75))" office:value-type="float" office:value="388" calcext:value-type="float">
            <text:p>3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6]+TIME(0;10;0)" office:value-type="date" office:date-value="2024-01-10T09:10:00" calcext:value-type="date">
            <text:p>2024-01-10 09:10:00</text:p>
          </table:table-cell>
          <table:table-cell table:formula="of:=ROUND(NORMINV(RAND();350;75))"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7]+TIME(0;10;0)" office:value-type="date" office:date-value="2024-01-10T09:20:00" calcext:value-type="date">
            <text:p>2024-01-10 09:20:00</text:p>
          </table:table-cell>
          <table:table-cell table:formula="of:=ROUND(NORMINV(RAND();350;75))" office:value-type="float" office:value="217" calcext:value-type="float">
            <text:p>2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8]+TIME(0;10;0)" office:value-type="date" office:date-value="2024-01-10T09:30:00" calcext:value-type="date">
            <text:p>2024-01-10 09:30:00</text:p>
          </table:table-cell>
          <table:table-cell table:formula="of:=ROUND(NORMINV(RAND();350;75))" office:value-type="float" office:value="447" calcext:value-type="float">
            <text:p>4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9]+TIME(0;10;0)" office:value-type="date" office:date-value="2024-01-10T09:40:00" calcext:value-type="date">
            <text:p>2024-01-10 09:40:00</text:p>
          </table:table-cell>
          <table:table-cell table:formula="of:=ROUND(NORMINV(RAND();350;75))" office:value-type="float" office:value="386" calcext:value-type="float">
            <text:p>3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0]+TIME(0;10;0)" office:value-type="date" office:date-value="2024-01-10T09:50:00" calcext:value-type="date">
            <text:p>2024-01-10 09:50:00</text:p>
          </table:table-cell>
          <table:table-cell table:formula="of:=ROUND(NORMINV(RAND();350;75))" office:value-type="float" office:value="443" calcext:value-type="float">
            <text:p>4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1]+TIME(0;10;0)" office:value-type="date" office:date-value="2024-01-10T10:00:00" calcext:value-type="date">
            <text:p>2024-01-10 10:00:00</text:p>
          </table:table-cell>
          <table:table-cell table:formula="of:=ROUND(NORMINV(RAND();350;75))" office:value-type="float" office:value="459" calcext:value-type="float">
            <text:p>4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2]+TIME(0;10;0)" office:value-type="date" office:date-value="2024-01-10T10:10:00" calcext:value-type="date">
            <text:p>2024-01-10 10:10:00</text:p>
          </table:table-cell>
          <table:table-cell table:formula="of:=ROUND(NORMINV(RAND();350;75))" office:value-type="float" office:value="398" calcext:value-type="float">
            <text:p>39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3]+TIME(0;10;0)" office:value-type="date" office:date-value="2024-01-10T10:20:00" calcext:value-type="date">
            <text:p>2024-01-10 10:20:00</text:p>
          </table:table-cell>
          <table:table-cell table:formula="of:=ROUND(NORMINV(RAND();350;75))" office:value-type="float" office:value="338" calcext:value-type="float">
            <text:p>3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4]+TIME(0;10;0)" office:value-type="date" office:date-value="2024-01-10T10:30:00" calcext:value-type="date">
            <text:p>2024-01-10 10:30:00</text:p>
          </table:table-cell>
          <table:table-cell table:formula="of:=ROUND(NORMINV(RAND();350;75))" office:value-type="float" office:value="476" calcext:value-type="float">
            <text:p>4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5]+TIME(0;10;0)" office:value-type="date" office:date-value="2024-01-10T10:40:00" calcext:value-type="date">
            <text:p>2024-01-10 10:40:00</text:p>
          </table:table-cell>
          <table:table-cell table:formula="of:=ROUND(NORMINV(RAND();350;75))" office:value-type="float" office:value="347" calcext:value-type="float">
            <text:p>3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6]+TIME(0;10;0)" office:value-type="date" office:date-value="2024-01-10T10:50:00" calcext:value-type="date">
            <text:p>2024-01-10 10:50:00</text:p>
          </table:table-cell>
          <table:table-cell table:formula="of:=ROUND(NORMINV(RAND();350;75))" office:value-type="float" office:value="456" calcext:value-type="float">
            <text:p>4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7]+TIME(0;10;0)" office:value-type="date" office:date-value="2024-01-10T11:00:00" calcext:value-type="date">
            <text:p>2024-01-10 11:00:00</text:p>
          </table:table-cell>
          <table:table-cell table:formula="of:=ROUND(NORMINV(RAND();350;75))" office:value-type="float" office:value="236" calcext:value-type="float">
            <text:p>2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8]+TIME(0;10;0)" office:value-type="date" office:date-value="2024-01-10T11:10:00" calcext:value-type="date">
            <text:p>2024-01-10 11:10:00</text:p>
          </table:table-cell>
          <table:table-cell table:formula="of:=ROUND(NORMINV(RAND();350;75))" office:value-type="float" office:value="465" calcext:value-type="float">
            <text:p>46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9]+TIME(0;10;0)" office:value-type="date" office:date-value="2024-01-10T11:20:00" calcext:value-type="date">
            <text:p>2024-01-10 11:20:00</text:p>
          </table:table-cell>
          <table:table-cell table:formula="of:=ROUND(NORMINV(RAND();350;75))" office:value-type="float" office:value="361" calcext:value-type="float">
            <text:p>3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0]+TIME(0;10;0)" office:value-type="date" office:date-value="2024-01-10T11:30:00" calcext:value-type="date">
            <text:p>2024-01-10 11:30:00</text:p>
          </table:table-cell>
          <table:table-cell table:formula="of:=ROUND(NORMINV(RAND();350;75))" office:value-type="float" office:value="253" calcext:value-type="float">
            <text:p>2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1]+TIME(0;10;0)" office:value-type="date" office:date-value="2024-01-10T11:40:00" calcext:value-type="date">
            <text:p>2024-01-10 11:40:00</text:p>
          </table:table-cell>
          <table:table-cell table:formula="of:=ROUND(NORMINV(RAND();350;75))" office:value-type="float" office:value="374" calcext:value-type="float">
            <text:p>3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2]+TIME(0;10;0)" office:value-type="date" office:date-value="2024-01-10T11:50:00" calcext:value-type="date">
            <text:p>2024-01-10 11:50:00</text:p>
          </table:table-cell>
          <table:table-cell table:formula="of:=ROUND(NORMINV(RAND();350;75))" office:value-type="float" office:value="385" calcext:value-type="float">
            <text:p>3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3]+TIME(0;10;0)" office:value-type="date" office:date-value="2024-01-10T12:00:00" calcext:value-type="date">
            <text:p>2024-01-10 12:00:00</text:p>
          </table:table-cell>
          <table:table-cell table:formula="of:=ROUND(NORMINV(RAND();350;75))"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4]+TIME(0;10;0)" office:value-type="date" office:date-value="2024-01-10T12:10:00" calcext:value-type="date">
            <text:p>2024-01-10 12:10:00</text:p>
          </table:table-cell>
          <table:table-cell table:formula="of:=ROUND(NORMINV(RAND();350;75))"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5]+TIME(0;10;0)" office:value-type="date" office:date-value="2024-01-10T12:20:00" calcext:value-type="date">
            <text:p>2024-01-10 12:20:00</text:p>
          </table:table-cell>
          <table:table-cell table:formula="of:=ROUND(NORMINV(RAND();350;75))"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6]+TIME(0;10;0)" office:value-type="date" office:date-value="2024-01-10T12:30:00" calcext:value-type="date">
            <text:p>2024-01-10 12:30:00</text:p>
          </table:table-cell>
          <table:table-cell table:formula="of:=ROUND(NORMINV(RAND();350;75))" office:value-type="float" office:value="339" calcext:value-type="float">
            <text:p>3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7]+TIME(0;10;0)" office:value-type="date" office:date-value="2024-01-10T12:40:00" calcext:value-type="date">
            <text:p>2024-01-10 12:40:00</text:p>
          </table:table-cell>
          <table:table-cell table:formula="of:=ROUND(NORMINV(RAND();350;75))"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8]+TIME(0;10;0)" office:value-type="date" office:date-value="2024-01-10T12:50:00" calcext:value-type="date">
            <text:p>2024-01-10 12:50:00</text:p>
          </table:table-cell>
          <table:table-cell table:formula="of:=ROUND(NORMINV(RAND();350;75))" office:value-type="float" office:value="417" calcext:value-type="float">
            <text:p>4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9]+TIME(0;10;0)" office:value-type="date" office:date-value="2024-01-10T13:00:00" calcext:value-type="date">
            <text:p>2024-01-10 13:00:00</text:p>
          </table:table-cell>
          <table:table-cell table:formula="of:=ROUND(NORMINV(RAND();350;75))" office:value-type="float" office:value="452" calcext:value-type="float">
            <text:p>4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0]+TIME(0;10;0)" office:value-type="date" office:date-value="2024-01-10T13:10:00" calcext:value-type="date">
            <text:p>2024-01-10 13:10:00</text:p>
          </table:table-cell>
          <table:table-cell table:formula="of:=ROUND(NORMINV(RAND();350;75))" office:value-type="float" office:value="306" calcext:value-type="float">
            <text:p>30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1]+TIME(0;10;0)" office:value-type="date" office:date-value="2024-01-10T13:20:00" calcext:value-type="date">
            <text:p>2024-01-10 13:20:00</text:p>
          </table:table-cell>
          <table:table-cell table:formula="of:=ROUND(NORMINV(RAND();350;75))" office:value-type="float" office:value="429" calcext:value-type="float">
            <text:p>42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2]+TIME(0;10;0)" office:value-type="date" office:date-value="2024-01-10T13:30:00" calcext:value-type="date">
            <text:p>2024-01-10 13:30:00</text:p>
          </table:table-cell>
          <table:table-cell table:formula="of:=ROUND(NORMINV(RAND();350;75))" office:value-type="float" office:value="230" calcext:value-type="float">
            <text:p>23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3]+TIME(0;10;0)" office:value-type="date" office:date-value="2024-01-10T13:40:00" calcext:value-type="date">
            <text:p>2024-01-10 13:40:00</text:p>
          </table:table-cell>
          <table:table-cell table:formula="of:=ROUND(NORMINV(RAND();350;75))"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4]+TIME(0;10;0)" office:value-type="date" office:date-value="2024-01-10T13:50:00" calcext:value-type="date">
            <text:p>2024-01-10 13:50:00</text:p>
          </table:table-cell>
          <table:table-cell table:formula="of:=ROUND(NORMINV(RAND();350;75))" office:value-type="float" office:value="378" calcext:value-type="float">
            <text:p>3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5]+TIME(0;10;0)" office:value-type="date" office:date-value="2024-01-10T14:00:00" calcext:value-type="date">
            <text:p>2024-01-10 14:00:00</text:p>
          </table:table-cell>
          <table:table-cell table:formula="of:=ROUND(NORMINV(RAND();350;75))" office:value-type="float" office:value="537" calcext:value-type="float">
            <text:p>5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6]+TIME(0;10;0)" office:value-type="date" office:date-value="2024-01-10T14:10:00" calcext:value-type="date">
            <text:p>2024-01-10 14:10:00</text:p>
          </table:table-cell>
          <table:table-cell table:formula="of:=ROUND(NORMINV(RAND();350;75))"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7]+TIME(0;10;0)" office:value-type="date" office:date-value="2024-01-10T14:20:00" calcext:value-type="date">
            <text:p>2024-01-10 14:20:00</text:p>
          </table:table-cell>
          <table:table-cell table:formula="of:=ROUND(NORMINV(RAND();350;75))" office:value-type="float" office:value="385" calcext:value-type="float">
            <text:p>3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8]+TIME(0;10;0)" office:value-type="date" office:date-value="2024-01-10T14:30:00" calcext:value-type="date">
            <text:p>2024-01-10 14:30:00</text:p>
          </table:table-cell>
          <table:table-cell table:formula="of:=ROUND(NORMINV(RAND();350;75))" office:value-type="float" office:value="305" calcext:value-type="float">
            <text:p>3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9]+TIME(0;10;0)" office:value-type="date" office:date-value="2024-01-10T14:40:00" calcext:value-type="date">
            <text:p>2024-01-10 14:40:00</text:p>
          </table:table-cell>
          <table:table-cell table:formula="of:=ROUND(NORMINV(RAND();300;50)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810]+TIME(0;10;0)" office:value-type="date" office:date-value="2024-01-10T14:50:00" calcext:value-type="date">
            <text:p>2024-01-10 14:50:00</text:p>
          </table:table-cell>
          <table:table-cell table:formula="of:=ROUND(NORMINV(RAND();300;50))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1]+TIME(0;10;0)" office:value-type="date" office:date-value="2024-01-10T15:00:00" calcext:value-type="date">
            <text:p>2024-01-10 15:0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2]+TIME(0;10;0)" office:value-type="date" office:date-value="2024-01-10T15:10:00" calcext:value-type="date">
            <text:p>2024-01-10 15:10:00</text:p>
          </table:table-cell>
          <table:table-cell table:formula="of:=ROUND(NORMINV(RAND();300;50))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3]+TIME(0;10;0)" office:value-type="date" office:date-value="2024-01-10T15:20:00" calcext:value-type="date">
            <text:p>2024-01-10 15:20:00</text:p>
          </table:table-cell>
          <table:table-cell table:formula="of:=ROUND(NORMINV(RAND();300;50))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4]+TIME(0;10;0)" office:value-type="date" office:date-value="2024-01-10T15:30:00" calcext:value-type="date">
            <text:p>2024-01-10 15:3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5]+TIME(0;10;0)" office:value-type="date" office:date-value="2024-01-10T15:40:00" calcext:value-type="date">
            <text:p>2024-01-10 15:4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6]+TIME(0;10;0)" office:value-type="date" office:date-value="2024-01-10T15:50:00" calcext:value-type="date">
            <text:p>2024-01-10 15:50:00</text:p>
          </table:table-cell>
          <table:table-cell table:formula="of:=ROUND(NORMINV(RAND();300;50)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7]+TIME(0;10;0)" office:value-type="date" office:date-value="2024-01-10T16:00:00" calcext:value-type="date">
            <text:p>2024-01-10 16:0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8]+TIME(0;10;0)" office:value-type="date" office:date-value="2024-01-10T16:10:00" calcext:value-type="date">
            <text:p>2024-01-10 16:1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9]+TIME(0;10;0)" office:value-type="date" office:date-value="2024-01-10T16:20:00" calcext:value-type="date">
            <text:p>2024-01-10 16:20:00</text:p>
          </table:table-cell>
          <table:table-cell table:formula="of:=ROUND(NORMINV(RAND();300;50))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0]+TIME(0;10;0)" office:value-type="date" office:date-value="2024-01-10T16:30:00" calcext:value-type="date">
            <text:p>2024-01-10 16:30:00</text:p>
          </table:table-cell>
          <table:table-cell table:formula="of:=ROUND(NORMINV(RAND();300;50)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1]+TIME(0;10;0)" office:value-type="date" office:date-value="2024-01-10T16:40:00" calcext:value-type="date">
            <text:p>2024-01-10 16:4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2]+TIME(0;10;0)" office:value-type="date" office:date-value="2024-01-10T16:50:00" calcext:value-type="date">
            <text:p>2024-01-10 16:50:00</text:p>
          </table:table-cell>
          <table:table-cell table:formula="of:=ROUND(NORMINV(RAND();300;50)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3]+TIME(0;10;0)" office:value-type="date" office:date-value="2024-01-10T17:00:00" calcext:value-type="date">
            <text:p>2024-01-10 17:00:00</text:p>
          </table:table-cell>
          <table:table-cell table:formula="of:=ROUND(NORMINV(RAND();300;50)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4]+TIME(0;10;0)" office:value-type="date" office:date-value="2024-01-10T17:10:00" calcext:value-type="date">
            <text:p>2024-01-10 17:10:00</text:p>
          </table:table-cell>
          <table:table-cell table:formula="of:=ROUND(NORMINV(RAND();300;50)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5]+TIME(0;10;0)" office:value-type="date" office:date-value="2024-01-10T17:20:00" calcext:value-type="date">
            <text:p>2024-01-10 17:2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6]+TIME(0;10;0)" office:value-type="date" office:date-value="2024-01-10T17:30:00" calcext:value-type="date">
            <text:p>2024-01-10 17:30:00</text:p>
          </table:table-cell>
          <table:table-cell table:formula="of:=ROUND(NORMINV(RAND();300;50)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7]+TIME(0;10;0)" office:value-type="date" office:date-value="2024-01-10T17:40:00" calcext:value-type="date">
            <text:p>2024-01-10 17:4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8]+TIME(0;10;0)" office:value-type="date" office:date-value="2024-01-10T17:50:00" calcext:value-type="date">
            <text:p>2024-01-10 17:5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9]+TIME(0;10;0)" office:value-type="date" office:date-value="2024-01-10T18:00:00" calcext:value-type="date">
            <text:p>2024-01-10 18:0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0]+TIME(0;10;0)" office:value-type="date" office:date-value="2024-01-10T18:10:00" calcext:value-type="date">
            <text:p>2024-01-10 18:10:00</text:p>
          </table:table-cell>
          <table:table-cell table:formula="of:=ROUND(NORMINV(RAND();300;50)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1]+TIME(0;10;0)" office:value-type="date" office:date-value="2024-01-10T18:20:00" calcext:value-type="date">
            <text:p>2024-01-10 18:2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2]+TIME(0;10;0)" office:value-type="date" office:date-value="2024-01-10T18:30:00" calcext:value-type="date">
            <text:p>2024-01-10 18:3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3]+TIME(0;10;0)" office:value-type="date" office:date-value="2024-01-10T18:40:00" calcext:value-type="date">
            <text:p>2024-01-10 18:40:00</text:p>
          </table:table-cell>
          <table:table-cell table:formula="of:=ROUND(NORMINV(RAND();300;50))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4]+TIME(0;10;0)" office:value-type="date" office:date-value="2024-01-10T18:50:00" calcext:value-type="date">
            <text:p>2024-01-10 18:50:00</text:p>
          </table:table-cell>
          <table:table-cell table:formula="of:=ROUND(NORMINV(RAND();300;50)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5]+TIME(0;10;0)" office:value-type="date" office:date-value="2024-01-10T19:00:00" calcext:value-type="date">
            <text:p>2024-01-10 19:00:00</text:p>
          </table:table-cell>
          <table:table-cell table:formula="of:=ROUND(NORMINV(RAND();300;50)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6]+TIME(0;10;0)" office:value-type="date" office:date-value="2024-01-10T19:10:00" calcext:value-type="date">
            <text:p>2024-01-10 19:10:00</text:p>
          </table:table-cell>
          <table:table-cell table:formula="of:=ROUND(NORMINV(RAND();300;50))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7]+TIME(0;10;0)" office:value-type="date" office:date-value="2024-01-10T19:20:00" calcext:value-type="date">
            <text:p>2024-01-10 19:20:00</text:p>
          </table:table-cell>
          <table:table-cell table:formula="of:=ROUND(NORMINV(RAND();300;50)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8]+TIME(0;10;0)" office:value-type="date" office:date-value="2024-01-10T19:30:00" calcext:value-type="date">
            <text:p>2024-01-10 19:30:00</text:p>
          </table:table-cell>
          <table:table-cell table:formula="of:=ROUND(NORMINV(RAND();300;50)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9]+TIME(0;10;0)" office:value-type="date" office:date-value="2024-01-10T19:40:00" calcext:value-type="date">
            <text:p>2024-01-10 19:40:00</text:p>
          </table:table-cell>
          <table:table-cell table:formula="of:=ROUND(NORMINV(RAND();300;50)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0]+TIME(0;10;0)" office:value-type="date" office:date-value="2024-01-10T19:50:00" calcext:value-type="date">
            <text:p>2024-01-10 19:50:00</text:p>
          </table:table-cell>
          <table:table-cell table:formula="of:=ROUND(NORMINV(RAND();300;50))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1]+TIME(0;10;0)" office:value-type="date" office:date-value="2024-01-10T20:00:00" calcext:value-type="date">
            <text:p>2024-01-10 20:00:00</text:p>
          </table:table-cell>
          <table:table-cell table:formula="of:=ROUND(NORMINV(RAND();300;50)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2]+TIME(0;10;0)" office:value-type="date" office:date-value="2024-01-10T20:10:00" calcext:value-type="date">
            <text:p>2024-01-10 20:10:00</text:p>
          </table:table-cell>
          <table:table-cell table:formula="of:=ROUND(NORMINV(RAND();300;50))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3]+TIME(0;10;0)" office:value-type="date" office:date-value="2024-01-10T20:20:00" calcext:value-type="date">
            <text:p>2024-01-10 20:2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4]+TIME(0;10;0)" office:value-type="date" office:date-value="2024-01-10T20:30:00" calcext:value-type="date">
            <text:p>2024-01-10 20:3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5]+TIME(0;10;0)" office:value-type="date" office:date-value="2024-01-10T20:40:00" calcext:value-type="date">
            <text:p>2024-01-10 20:40:00</text:p>
          </table:table-cell>
          <table:table-cell table:formula="of:=ROUND(NORMINV(RAND();300;50)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6]+TIME(0;10;0)" office:value-type="date" office:date-value="2024-01-10T20:50:00" calcext:value-type="date">
            <text:p>2024-01-10 20:50:00</text:p>
          </table:table-cell>
          <table:table-cell table:formula="of:=ROUND(NORMINV(RAND();300;50)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7]+TIME(0;10;0)" office:value-type="date" office:date-value="2024-01-10T21:00:00" calcext:value-type="date">
            <text:p>2024-01-10 21:00:00</text:p>
          </table:table-cell>
          <table:table-cell table:formula="of:=ROUND(NORMINV(RAND();300;50))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8]+TIME(0;10;0)" office:value-type="date" office:date-value="2024-01-10T21:10:00" calcext:value-type="date">
            <text:p>2024-01-10 21:10:00</text:p>
          </table:table-cell>
          <table:table-cell table:formula="of:=ROUND(NORMINV(RAND();300;50)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9]+TIME(0;10;0)" office:value-type="date" office:date-value="2024-01-10T21:20:00" calcext:value-type="date">
            <text:p>2024-01-10 21:20:00</text:p>
          </table:table-cell>
          <table:table-cell table:formula="of:=ROUND(NORMINV(RAND();300;50))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0]+TIME(0;10;0)" office:value-type="date" office:date-value="2024-01-10T21:30:00" calcext:value-type="date">
            <text:p>2024-01-10 21:30:00</text:p>
          </table:table-cell>
          <table:table-cell table:formula="of:=ROUND(NORMINV(RAND();300;50))"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1]+TIME(0;10;0)" office:value-type="date" office:date-value="2024-01-10T21:40:00" calcext:value-type="date">
            <text:p>2024-01-10 21:40:00</text:p>
          </table:table-cell>
          <table:table-cell table:formula="of:=ROUND(NORMINV(RAND();300;50)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2]+TIME(0;10;0)" office:value-type="date" office:date-value="2024-01-10T21:50:00" calcext:value-type="date">
            <text:p>2024-01-10 21:50:00</text:p>
          </table:table-cell>
          <table:table-cell table:formula="of:=ROUND(NORMINV(RAND();300;50)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3]+TIME(0;10;0)" office:value-type="date" office:date-value="2024-01-10T22:00:00" calcext:value-type="date">
            <text:p>2024-01-10 22:00:00</text:p>
          </table:table-cell>
          <table:table-cell table:formula="of:=ROUND(NORMINV(RAND();300;50))"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4]+TIME(0;10;0)" office:value-type="date" office:date-value="2024-01-10T22:10:00" calcext:value-type="date">
            <text:p>2024-01-10 22:10:00</text:p>
          </table:table-cell>
          <table:table-cell table:formula="of:=ROUND(NORMINV(RAND();300;50)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5]+TIME(0;10;0)" office:value-type="date" office:date-value="2024-01-10T22:20:00" calcext:value-type="date">
            <text:p>2024-01-10 22:2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6]+TIME(0;10;0)" office:value-type="date" office:date-value="2024-01-10T22:30:00" calcext:value-type="date">
            <text:p>2024-01-10 22:30:00</text:p>
          </table:table-cell>
          <table:table-cell table:formula="of:=ROUND(NORMINV(RAND();300;50)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7]+TIME(0;10;0)" office:value-type="date" office:date-value="2024-01-10T22:40:00" calcext:value-type="date">
            <text:p>2024-01-10 22:40:00</text:p>
          </table:table-cell>
          <table:table-cell table:formula="of:=ROUND(NORMINV(RAND();300;50))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8]+TIME(0;10;0)" office:value-type="date" office:date-value="2024-01-10T22:50:00" calcext:value-type="date">
            <text:p>2024-01-10 22:50:00</text:p>
          </table:table-cell>
          <table:table-cell table:formula="of:=ROUND(NORMINV(RAND();300;50)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9]+TIME(0;10;0)" office:value-type="date" office:date-value="2024-01-10T23:00:00" calcext:value-type="date">
            <text:p>2024-01-10 23:00:00</text:p>
          </table:table-cell>
          <table:table-cell table:formula="of:=ROUND(NORMINV(RAND();300;50))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0]+TIME(0;10;0)" office:value-type="date" office:date-value="2024-01-10T23:10:00" calcext:value-type="date">
            <text:p>2024-01-10 23:10:00</text:p>
          </table:table-cell>
          <table:table-cell table:formula="of:=ROUND(NORMINV(RAND();300;50))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1]+TIME(0;10;0)" office:value-type="date" office:date-value="2024-01-10T23:20:00" calcext:value-type="date">
            <text:p>2024-01-10 23:2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2]+TIME(0;10;0)" office:value-type="date" office:date-value="2024-01-10T23:30:00" calcext:value-type="date">
            <text:p>2024-01-10 23:3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3]+TIME(0;10;0)" office:value-type="date" office:date-value="2024-01-10T23:40:00" calcext:value-type="date">
            <text:p>2024-01-10 23:4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4]+TIME(0;10;0)" office:value-type="date" office:date-value="2024-01-10T23:50:00" calcext:value-type="date">
            <text:p>2024-01-10 23:50:00</text:p>
          </table:table-cell>
          <table:table-cell table:formula="of:=ROUND(NORMINV(RAND();300;50)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5]+TIME(0;10;0)" office:value-type="date" office:date-value="2024-01-11T00:00:00" calcext:value-type="date">
            <text:p>2024-01-11 00:00:00</text:p>
          </table:table-cell>
          <table:table-cell table:formula="of:=ROUND(NORMINV(RAND();300;50)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6]+TIME(0;10;0)" office:value-type="date" office:date-value="2024-01-11T00:10:00" calcext:value-type="date">
            <text:p>2024-01-11 00:10:00</text:p>
          </table:table-cell>
          <table:table-cell table:formula="of:=ROUND(NORMINV(RAND();300;50))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7]+TIME(0;10;0)" office:value-type="date" office:date-value="2024-01-11T00:20:00" calcext:value-type="date">
            <text:p>2024-01-11 00:20:00</text:p>
          </table:table-cell>
          <table:table-cell table:formula="of:=ROUND(NORMINV(RAND();300;50))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8]+TIME(0;10;0)" office:value-type="date" office:date-value="2024-01-11T00:30:00" calcext:value-type="date">
            <text:p>2024-01-11 00:3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9]+TIME(0;10;0)" office:value-type="date" office:date-value="2024-01-11T00:40:00" calcext:value-type="date">
            <text:p>2024-01-11 00:40:00</text:p>
          </table:table-cell>
          <table:table-cell table:formula="of:=ROUND(NORMINV(RAND();300;50)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0]+TIME(0;10;0)" office:value-type="date" office:date-value="2024-01-11T00:50:00" calcext:value-type="date">
            <text:p>2024-01-11 00:50:00</text:p>
          </table:table-cell>
          <table:table-cell table:formula="of:=ROUND(NORMINV(RAND();300;50))"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1]+TIME(0;10;0)" office:value-type="date" office:date-value="2024-01-11T01:00:00" calcext:value-type="date">
            <text:p>2024-01-11 01:00:00</text:p>
          </table:table-cell>
          <table:table-cell table:formula="of:=ROUND(NORMINV(RAND();300;50)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2]+TIME(0;10;0)" office:value-type="date" office:date-value="2024-01-11T01:10:00" calcext:value-type="date">
            <text:p>2024-01-11 01:1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3]+TIME(0;10;0)" office:value-type="date" office:date-value="2024-01-11T01:20:00" calcext:value-type="date">
            <text:p>2024-01-11 01:2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4]+TIME(0;10;0)" office:value-type="date" office:date-value="2024-01-11T01:30:00" calcext:value-type="date">
            <text:p>2024-01-11 01:30:00</text:p>
          </table:table-cell>
          <table:table-cell table:formula="of:=ROUND(NORMINV(RAND();300;50))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5]+TIME(0;10;0)" office:value-type="date" office:date-value="2024-01-11T01:40:00" calcext:value-type="date">
            <text:p>2024-01-11 01:4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6]+TIME(0;10;0)" office:value-type="date" office:date-value="2024-01-11T01:50:00" calcext:value-type="date">
            <text:p>2024-01-11 01:5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7]+TIME(0;10;0)" office:value-type="date" office:date-value="2024-01-11T02:00:00" calcext:value-type="date">
            <text:p>2024-01-11 02:00:00</text:p>
          </table:table-cell>
          <table:table-cell table:formula="of:=ROUND(NORMINV(RAND();300;50)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8]+TIME(0;10;0)" office:value-type="date" office:date-value="2024-01-11T02:10:00" calcext:value-type="date">
            <text:p>2024-01-11 02:10:00</text:p>
          </table:table-cell>
          <table:table-cell table:formula="of:=ROUND(NORMINV(RAND();300;50)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9]+TIME(0;10;0)" office:value-type="date" office:date-value="2024-01-11T02:20:00" calcext:value-type="date">
            <text:p>2024-01-11 02:20:00</text:p>
          </table:table-cell>
          <table:table-cell table:formula="of:=ROUND(NORMINV(RAND();300;50))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0]+TIME(0;10;0)" office:value-type="date" office:date-value="2024-01-11T02:30:00" calcext:value-type="date">
            <text:p>2024-01-11 02:3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1]+TIME(0;10;0)" office:value-type="date" office:date-value="2024-01-11T02:40:00" calcext:value-type="date">
            <text:p>2024-01-11 02:40:00</text:p>
          </table:table-cell>
          <table:table-cell table:formula="of:=ROUND(NORMINV(RAND();300;50)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2]+TIME(0;10;0)" office:value-type="date" office:date-value="2024-01-11T02:50:00" calcext:value-type="date">
            <text:p>2024-01-11 02:50:00</text:p>
          </table:table-cell>
          <table:table-cell table:formula="of:=ROUND(NORMINV(RAND();300;50))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3]+TIME(0;10;0)" office:value-type="date" office:date-value="2024-01-11T03:00:00" calcext:value-type="date">
            <text:p>2024-01-11 03:00:00</text:p>
          </table:table-cell>
          <table:table-cell table:formula="of:=ROUND(NORMINV(RAND();300;50))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4]+TIME(0;10;0)" office:value-type="date" office:date-value="2024-01-11T03:10:00" calcext:value-type="date">
            <text:p>2024-01-11 03:10:00</text:p>
          </table:table-cell>
          <table:table-cell table:formula="of:=ROUND(NORMINV(RAND();300;50)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5]+TIME(0;10;0)" office:value-type="date" office:date-value="2024-01-11T03:20:00" calcext:value-type="date">
            <text:p>2024-01-11 03:20:00</text:p>
          </table:table-cell>
          <table:table-cell table:formula="of:=ROUND(NORMINV(RAND();300;50)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6]+TIME(0;10;0)" office:value-type="date" office:date-value="2024-01-11T03:30:00" calcext:value-type="date">
            <text:p>2024-01-11 03:30:00</text:p>
          </table:table-cell>
          <table:table-cell table:formula="of:=ROUND(NORMINV(RAND();300;50)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7]+TIME(0;10;0)" office:value-type="date" office:date-value="2024-01-11T03:40:00" calcext:value-type="date">
            <text:p>2024-01-11 03:4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8]+TIME(0;10;0)" office:value-type="date" office:date-value="2024-01-11T03:50:00" calcext:value-type="date">
            <text:p>2024-01-11 03:50:00</text:p>
          </table:table-cell>
          <table:table-cell table:formula="of:=ROUND(NORMINV(RAND();300;50))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9]+TIME(0;10;0)" office:value-type="date" office:date-value="2024-01-11T04:00:00" calcext:value-type="date">
            <text:p>2024-01-11 04:00:00</text:p>
          </table:table-cell>
          <table:table-cell table:formula="of:=ROUND(NORMINV(RAND();300;50)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0]+TIME(0;10;0)" office:value-type="date" office:date-value="2024-01-11T04:10:00" calcext:value-type="date">
            <text:p>2024-01-11 04:10:00</text:p>
          </table:table-cell>
          <table:table-cell table:formula="of:=ROUND(NORMINV(RAND();300;50)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1]+TIME(0;10;0)" office:value-type="date" office:date-value="2024-01-11T04:20:00" calcext:value-type="date">
            <text:p>2024-01-11 04:20:00</text:p>
          </table:table-cell>
          <table:table-cell table:formula="of:=ROUND(NORMINV(RAND();300;50))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2]+TIME(0;10;0)" office:value-type="date" office:date-value="2024-01-11T04:30:00" calcext:value-type="date">
            <text:p>2024-01-11 04:3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3]+TIME(0;10;0)" office:value-type="date" office:date-value="2024-01-11T04:40:00" calcext:value-type="date">
            <text:p>2024-01-11 04:40:00</text:p>
          </table:table-cell>
          <table:table-cell table:formula="of:=ROUND(NORMINV(RAND();300;50)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4]+TIME(0;10;0)" office:value-type="date" office:date-value="2024-01-11T04:50:00" calcext:value-type="date">
            <text:p>2024-01-11 04:50:00</text:p>
          </table:table-cell>
          <table:table-cell table:formula="of:=ROUND(NORMINV(RAND();300;50))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5]+TIME(0;10;0)" office:value-type="date" office:date-value="2024-01-11T05:00:00" calcext:value-type="date">
            <text:p>2024-01-11 05:00:00</text:p>
          </table:table-cell>
          <table:table-cell table:formula="of:=ROUND(NORMINV(RAND();300;50)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6]+TIME(0;10;0)" office:value-type="date" office:date-value="2024-01-11T05:10:00" calcext:value-type="date">
            <text:p>2024-01-11 05:10:00</text:p>
          </table:table-cell>
          <table:table-cell table:formula="of:=ROUND(NORMINV(RAND();300;50)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7]+TIME(0;10;0)" office:value-type="date" office:date-value="2024-01-11T05:20:00" calcext:value-type="date">
            <text:p>2024-01-11 05:20:00</text:p>
          </table:table-cell>
          <table:table-cell table:formula="of:=ROUND(NORMINV(RAND();300;50)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8]+TIME(0;10;0)" office:value-type="date" office:date-value="2024-01-11T05:30:00" calcext:value-type="date">
            <text:p>2024-01-11 05:30:00</text:p>
          </table:table-cell>
          <table:table-cell table:formula="of:=ROUND(NORMINV(RAND();300;50)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9]+TIME(0;10;0)" office:value-type="date" office:date-value="2024-01-11T05:40:00" calcext:value-type="date">
            <text:p>2024-01-11 05:40:00</text:p>
          </table:table-cell>
          <table:table-cell table:formula="of:=ROUND(NORMINV(RAND();300;50)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0]+TIME(0;10;0)" office:value-type="date" office:date-value="2024-01-11T05:50:00" calcext:value-type="date">
            <text:p>2024-01-11 05:50:00</text:p>
          </table:table-cell>
          <table:table-cell table:formula="of:=ROUND(NORMINV(RAND();300;50))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1]+TIME(0;10;0)" office:value-type="date" office:date-value="2024-01-11T06:00:00" calcext:value-type="date">
            <text:p>2024-01-11 06:00:00</text:p>
          </table:table-cell>
          <table:table-cell table:formula="of:=ROUND(NORMINV(RAND();300;50)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2]+TIME(0;10;0)" office:value-type="date" office:date-value="2024-01-11T06:10:00" calcext:value-type="date">
            <text:p>2024-01-11 06:1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3]+TIME(0;10;0)" office:value-type="date" office:date-value="2024-01-11T06:20:00" calcext:value-type="date">
            <text:p>2024-01-11 06:20:00</text:p>
          </table:table-cell>
          <table:table-cell table:formula="of:=ROUND(NORMINV(RAND();300;50)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4]+TIME(0;10;0)" office:value-type="date" office:date-value="2024-01-11T06:30:00" calcext:value-type="date">
            <text:p>2024-01-11 06:3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5]+TIME(0;10;0)" office:value-type="date" office:date-value="2024-01-11T06:40:00" calcext:value-type="date">
            <text:p>2024-01-11 06:40:00</text:p>
          </table:table-cell>
          <table:table-cell table:formula="of:=ROUND(NORMINV(RAND();300;50))"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6]+TIME(0;10;0)" office:value-type="date" office:date-value="2024-01-11T06:50:00" calcext:value-type="date">
            <text:p>2024-01-11 06:50:00</text:p>
          </table:table-cell>
          <table:table-cell table:formula="of:=ROUND(NORMINV(RAND();300;50)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7]+TIME(0;10;0)" office:value-type="date" office:date-value="2024-01-11T07:00:00" calcext:value-type="date">
            <text:p>2024-01-11 07:00:00</text:p>
          </table:table-cell>
          <table:table-cell table:formula="of:=ROUND(NORMINV(RAND();300;50)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8]+TIME(0;10;0)" office:value-type="date" office:date-value="2024-01-11T07:10:00" calcext:value-type="date">
            <text:p>2024-01-11 07:10:00</text:p>
          </table:table-cell>
          <table:table-cell table:formula="of:=ROUND(NORMINV(RAND();300;50)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9]+TIME(0;10;0)" office:value-type="date" office:date-value="2024-01-11T07:20:00" calcext:value-type="date">
            <text:p>2024-01-11 07:2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10]+TIME(0;10;0)" office:value-type="date" office:date-value="2024-01-11T07:30:00" calcext:value-type="date">
            <text:p>2024-01-11 07:30:00</text:p>
          </table:table-cell>
          <table:table-cell table:formula="of:=ROUND(NORMINV(RAND();400;100))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911]+TIME(0;10;0)" office:value-type="date" office:date-value="2024-01-11T07:40:00" calcext:value-type="date">
            <text:p>2024-01-11 07:40:00</text:p>
          </table:table-cell>
          <table:table-cell table:formula="of:=ROUND(NORMINV(RAND();400;100))"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2]+TIME(0;10;0)" office:value-type="date" office:date-value="2024-01-11T07:50:00" calcext:value-type="date">
            <text:p>2024-01-11 07:50:00</text:p>
          </table:table-cell>
          <table:table-cell table:formula="of:=ROUND(NORMINV(RAND();400;100))"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3]+TIME(0;10;0)" office:value-type="date" office:date-value="2024-01-11T08:00:00" calcext:value-type="date">
            <text:p>2024-01-11 08:00:00</text:p>
          </table:table-cell>
          <table:table-cell table:formula="of:=ROUND(NORMINV(RAND();400;100))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4]+TIME(0;10;0)" office:value-type="date" office:date-value="2024-01-11T08:10:00" calcext:value-type="date">
            <text:p>2024-01-11 08:10:00</text:p>
          </table:table-cell>
          <table:table-cell table:formula="of:=ROUND(NORMINV(RAND();400;100))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5]+TIME(0;10;0)" office:value-type="date" office:date-value="2024-01-11T08:20:00" calcext:value-type="date">
            <text:p>2024-01-11 08:20:00</text:p>
          </table:table-cell>
          <table:table-cell table:formula="of:=ROUND(NORMINV(RAND();400;100))"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6]+TIME(0;10;0)" office:value-type="date" office:date-value="2024-01-11T08:30:00" calcext:value-type="date">
            <text:p>2024-01-11 08:30:00</text:p>
          </table:table-cell>
          <table:table-cell table:formula="of:=ROUND(NORMINV(RAND();400;100))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7]+TIME(0;10;0)" office:value-type="date" office:date-value="2024-01-11T08:40:00" calcext:value-type="date">
            <text:p>2024-01-11 08:40:00</text:p>
          </table:table-cell>
          <table:table-cell table:formula="of:=ROUND(NORMINV(RAND();400;100))"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8]+TIME(0;10;0)" office:value-type="date" office:date-value="2024-01-11T08:50:00" calcext:value-type="date">
            <text:p>2024-01-11 08:50:00</text:p>
          </table:table-cell>
          <table:table-cell table:formula="of:=ROUND(NORMINV(RAND();400;100))"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9]+TIME(0;10;0)" office:value-type="date" office:date-value="2024-01-11T09:00:00" calcext:value-type="date">
            <text:p>2024-01-11 09:00:00</text:p>
          </table:table-cell>
          <table:table-cell table:formula="of:=ROUND(NORMINV(RAND();400;100))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0]+TIME(0;10;0)" office:value-type="date" office:date-value="2024-01-11T09:10:00" calcext:value-type="date">
            <text:p>2024-01-11 09:10:00</text:p>
          </table:table-cell>
          <table:table-cell table:formula="of:=ROUND(NORMINV(RAND();400;100))"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1]+TIME(0;10;0)" office:value-type="date" office:date-value="2024-01-11T09:20:00" calcext:value-type="date">
            <text:p>2024-01-11 09:20:00</text:p>
          </table:table-cell>
          <table:table-cell table:formula="of:=ROUND(NORMINV(RAND();400;100))"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2]+TIME(0;10;0)" office:value-type="date" office:date-value="2024-01-11T09:30:00" calcext:value-type="date">
            <text:p>2024-01-11 09:30:00</text:p>
          </table:table-cell>
          <table:table-cell table:formula="of:=ROUND(NORMINV(RAND();400;100))"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3]+TIME(0;10;0)" office:value-type="date" office:date-value="2024-01-11T09:40:00" calcext:value-type="date">
            <text:p>2024-01-11 09:40:00</text:p>
          </table:table-cell>
          <table:table-cell table:formula="of:=ROUND(NORMINV(RAND();400;100))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4]+TIME(0;10;0)" office:value-type="date" office:date-value="2024-01-11T09:50:00" calcext:value-type="date">
            <text:p>2024-01-11 09:50:00</text:p>
          </table:table-cell>
          <table:table-cell table:formula="of:=ROUND(NORMINV(RAND();400;100))"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5]+TIME(0;10;0)" office:value-type="date" office:date-value="2024-01-11T10:00:00" calcext:value-type="date">
            <text:p>2024-01-11 10:00:00</text:p>
          </table:table-cell>
          <table:table-cell table:formula="of:=ROUND(NORMINV(RAND();400;100))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6]+TIME(0;10;0)" office:value-type="date" office:date-value="2024-01-11T10:10:00" calcext:value-type="date">
            <text:p>2024-01-11 10:10:00</text:p>
          </table:table-cell>
          <table:table-cell table:formula="of:=ROUND(NORMINV(RAND();400;100))"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7]+TIME(0;10;0)" office:value-type="date" office:date-value="2024-01-11T10:20:00" calcext:value-type="date">
            <text:p>2024-01-11 10:20:00</text:p>
          </table:table-cell>
          <table:table-cell table:formula="of:=ROUND(NORMINV(RAND();400;100))"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8]+TIME(0;10;0)" office:value-type="date" office:date-value="2024-01-11T10:30:00" calcext:value-type="date">
            <text:p>2024-01-11 10:30:00</text:p>
          </table:table-cell>
          <table:table-cell table:formula="of:=ROUND(NORMINV(RAND();400;100))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9]+TIME(0;10;0)" office:value-type="date" office:date-value="2024-01-11T10:40:00" calcext:value-type="date">
            <text:p>2024-01-11 10:40:00</text:p>
          </table:table-cell>
          <table:table-cell table:formula="of:=ROUND(NORMINV(RAND();400;100))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0]+TIME(0;10;0)" office:value-type="date" office:date-value="2024-01-11T10:50:00" calcext:value-type="date">
            <text:p>2024-01-11 10:50:00</text:p>
          </table:table-cell>
          <table:table-cell table:formula="of:=ROUND(NORMINV(RAND();400;100))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1]+TIME(0;10;0)" office:value-type="date" office:date-value="2024-01-11T11:00:00" calcext:value-type="date">
            <text:p>2024-01-11 11:00:00</text:p>
          </table:table-cell>
          <table:table-cell table:formula="of:=ROUND(NORMINV(RAND();400;100))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2]+TIME(0;10;0)" office:value-type="date" office:date-value="2024-01-11T11:10:00" calcext:value-type="date">
            <text:p>2024-01-11 11:10:00</text:p>
          </table:table-cell>
          <table:table-cell table:formula="of:=ROUND(NORMINV(RAND();400;100))"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3]+TIME(0;10;0)" office:value-type="date" office:date-value="2024-01-11T11:20:00" calcext:value-type="date">
            <text:p>2024-01-11 11:20:00</text:p>
          </table:table-cell>
          <table:table-cell table:formula="of:=ROUND(NORMINV(RAND();400;100))"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4]+TIME(0;10;0)" office:value-type="date" office:date-value="2024-01-11T11:30:00" calcext:value-type="date">
            <text:p>2024-01-11 11:30:00</text:p>
          </table:table-cell>
          <table:table-cell table:formula="of:=ROUND(NORMINV(RAND();400;100))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5]+TIME(0;10;0)" office:value-type="date" office:date-value="2024-01-11T11:40:00" calcext:value-type="date">
            <text:p>2024-01-11 11:40:00</text:p>
          </table:table-cell>
          <table:table-cell table:formula="of:=ROUND(NORMINV(RAND();400;100))"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6]+TIME(0;10;0)" office:value-type="date" office:date-value="2024-01-11T11:50:00" calcext:value-type="date">
            <text:p>2024-01-11 11:50:00</text:p>
          </table:table-cell>
          <table:table-cell table:formula="of:=ROUND(NORMINV(RAND();400;100))"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7]+TIME(0;10;0)" office:value-type="date" office:date-value="2024-01-11T12:00:00" calcext:value-type="date">
            <text:p>2024-01-11 12:00:00</text:p>
          </table:table-cell>
          <table:table-cell table:formula="of:=ROUND(NORMINV(RAND();400;100))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8]+TIME(0;10;0)" office:value-type="date" office:date-value="2024-01-11T12:10:00" calcext:value-type="date">
            <text:p>2024-01-11 12:10:00</text:p>
          </table:table-cell>
          <table:table-cell table:formula="of:=ROUND(NORMINV(RAND();400;100))"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9]+TIME(0;10;0)" office:value-type="date" office:date-value="2024-01-11T12:20:00" calcext:value-type="date">
            <text:p>2024-01-11 12:20:00</text:p>
          </table:table-cell>
          <table:table-cell table:formula="of:=ROUND(NORMINV(RAND();400;100))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0]+TIME(0;10;0)" office:value-type="date" office:date-value="2024-01-11T12:30:00" calcext:value-type="date">
            <text:p>2024-01-11 12:30:00</text:p>
          </table:table-cell>
          <table:table-cell table:formula="of:=ROUND(NORMINV(RAND();400;100))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1]+TIME(0;10;0)" office:value-type="date" office:date-value="2024-01-11T12:40:00" calcext:value-type="date">
            <text:p>2024-01-11 12:40:00</text:p>
          </table:table-cell>
          <table:table-cell table:formula="of:=ROUND(NORMINV(RAND();400;100)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2]+TIME(0;10;0)" office:value-type="date" office:date-value="2024-01-11T12:50:00" calcext:value-type="date">
            <text:p>2024-01-11 12:50:00</text:p>
          </table:table-cell>
          <table:table-cell table:formula="of:=ROUND(NORMINV(RAND();400;100))"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3]+TIME(0;10;0)" office:value-type="date" office:date-value="2024-01-11T13:00:00" calcext:value-type="date">
            <text:p>2024-01-11 13:00:00</text:p>
          </table:table-cell>
          <table:table-cell table:formula="of:=ROUND(NORMINV(RAND();400;100))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4]+TIME(0;10;0)" office:value-type="date" office:date-value="2024-01-11T13:10:00" calcext:value-type="date">
            <text:p>2024-01-11 13:10:00</text:p>
          </table:table-cell>
          <table:table-cell table:formula="of:=ROUND(NORMINV(RAND();400;100))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5]+TIME(0;10;0)" office:value-type="date" office:date-value="2024-01-11T13:20:00" calcext:value-type="date">
            <text:p>2024-01-11 13:20:00</text:p>
          </table:table-cell>
          <table:table-cell table:formula="of:=ROUND(NORMINV(RAND();400;100))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6]+TIME(0;10;0)" office:value-type="date" office:date-value="2024-01-11T13:30:00" calcext:value-type="date">
            <text:p>2024-01-11 13:30:00</text:p>
          </table:table-cell>
          <table:table-cell table:formula="of:=ROUND(NORMINV(RAND();400;100))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7]+TIME(0;10;0)" office:value-type="date" office:date-value="2024-01-11T13:40:00" calcext:value-type="date">
            <text:p>2024-01-11 13:40:00</text:p>
          </table:table-cell>
          <table:table-cell table:formula="of:=ROUND(NORMINV(RAND();400;100))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8]+TIME(0;10;0)" office:value-type="date" office:date-value="2024-01-11T13:50:00" calcext:value-type="date">
            <text:p>2024-01-11 13:50:00</text:p>
          </table:table-cell>
          <table:table-cell table:formula="of:=ROUND(NORMINV(RAND();400;100))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9]+TIME(0;10;0)" office:value-type="date" office:date-value="2024-01-11T14:00:00" calcext:value-type="date">
            <text:p>2024-01-11 14:00:00</text:p>
          </table:table-cell>
          <table:table-cell table:formula="of:=ROUND(NORMINV(RAND();400;100))"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0]+TIME(0;10;0)" office:value-type="date" office:date-value="2024-01-11T14:10:00" calcext:value-type="date">
            <text:p>2024-01-11 14:10:00</text:p>
          </table:table-cell>
          <table:table-cell table:formula="of:=ROUND(NORMINV(RAND();400;100)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1]+TIME(0;10;0)" office:value-type="date" office:date-value="2024-01-11T14:20:00" calcext:value-type="date">
            <text:p>2024-01-11 14:20:00</text:p>
          </table:table-cell>
          <table:table-cell table:formula="of:=ROUND(NORMINV(RAND();400;100))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2]+TIME(0;10;0)" office:value-type="date" office:date-value="2024-01-11T14:30:00" calcext:value-type="date">
            <text:p>2024-01-11 14:30:00</text:p>
          </table:table-cell>
          <table:table-cell table:formula="of:=ROUND(NORMINV(RAND();400;100))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3]+TIME(0;10;0)" office:value-type="date" office:date-value="2024-01-11T14:40:00" calcext:value-type="date">
            <text:p>2024-01-11 14:40:00</text:p>
          </table:table-cell>
          <table:table-cell table:formula="of:=ROUND(NORMINV(RAND();400;100))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4]+TIME(0;10;0)" office:value-type="date" office:date-value="2024-01-11T14:50:00" calcext:value-type="date">
            <text:p>2024-01-11 14:50:00</text:p>
          </table:table-cell>
          <table:table-cell table:formula="of:=ROUND(NORMINV(RAND();400;100))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5]+TIME(0;10;0)" office:value-type="date" office:date-value="2024-01-11T15:00:00" calcext:value-type="date">
            <text:p>2024-01-11 15:00:00</text:p>
          </table:table-cell>
          <table:table-cell table:formula="of:=ROUND(NORMINV(RAND();400;100))"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6]+TIME(0;10;0)" office:value-type="date" office:date-value="2024-01-11T15:10:00" calcext:value-type="date">
            <text:p>2024-01-11 15:10:00</text:p>
          </table:table-cell>
          <table:table-cell table:formula="of:=ROUND(NORMINV(RAND();400;100))"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7]+TIME(0;10;0)" office:value-type="date" office:date-value="2024-01-11T15:20:00" calcext:value-type="date">
            <text:p>2024-01-11 15:20:00</text:p>
          </table:table-cell>
          <table:table-cell table:formula="of:=ROUND(NORMINV(RAND();400;100))"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8]+TIME(0;10;0)" office:value-type="date" office:date-value="2024-01-11T15:30:00" calcext:value-type="date">
            <text:p>2024-01-11 15:30:00</text:p>
          </table:table-cell>
          <table:table-cell table:formula="of:=ROUND(NORMINV(RAND();400;100)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9]+TIME(0;10;0)" office:value-type="date" office:date-value="2024-01-11T15:40:00" calcext:value-type="date">
            <text:p>2024-01-11 15:40:00</text:p>
          </table:table-cell>
          <table:table-cell table:formula="of:=ROUND(NORMINV(RAND();400;100))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0]+TIME(0;10;0)" office:value-type="date" office:date-value="2024-01-11T15:50:00" calcext:value-type="date">
            <text:p>2024-01-11 15:50:00</text:p>
          </table:table-cell>
          <table:table-cell table:formula="of:=ROUND(NORMINV(RAND();400;100))"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1]+TIME(0;10;0)" office:value-type="date" office:date-value="2024-01-11T16:00:00" calcext:value-type="date">
            <text:p>2024-01-11 16:00:00</text:p>
          </table:table-cell>
          <table:table-cell table:formula="of:=ROUND(NORMINV(RAND();400;100))"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2]+TIME(0;10;0)" office:value-type="date" office:date-value="2024-01-11T16:10:00" calcext:value-type="date">
            <text:p>2024-01-11 16:10:00</text:p>
          </table:table-cell>
          <table:table-cell table:formula="of:=ROUND(NORMINV(RAND();400;100))"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3]+TIME(0;10;0)" office:value-type="date" office:date-value="2024-01-11T16:20:00" calcext:value-type="date">
            <text:p>2024-01-11 16:20:00</text:p>
          </table:table-cell>
          <table:table-cell table:formula="of:=ROUND(NORMINV(RAND();400;100))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4]+TIME(0;10;0)" office:value-type="date" office:date-value="2024-01-11T16:30:00" calcext:value-type="date">
            <text:p>2024-01-11 16:30:00</text:p>
          </table:table-cell>
          <table:table-cell table:formula="of:=ROUND(NORMINV(RAND();400;100))"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5]+TIME(0;10;0)" office:value-type="date" office:date-value="2024-01-11T16:40:00" calcext:value-type="date">
            <text:p>2024-01-11 16:40:00</text:p>
          </table:table-cell>
          <table:table-cell table:formula="of:=ROUND(NORMINV(RAND();400;100))"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6]+TIME(0;10;0)" office:value-type="date" office:date-value="2024-01-11T16:50:00" calcext:value-type="date">
            <text:p>2024-01-11 16:50:00</text:p>
          </table:table-cell>
          <table:table-cell table:formula="of:=ROUND(NORMINV(RAND();400;100))"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7]+TIME(0;10;0)" office:value-type="date" office:date-value="2024-01-11T17:00:00" calcext:value-type="date">
            <text:p>2024-01-11 17:00:00</text:p>
          </table:table-cell>
          <table:table-cell table:formula="of:=ROUND(NORMINV(RAND();400;100))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8]+TIME(0;10;0)" office:value-type="date" office:date-value="2024-01-11T17:10:00" calcext:value-type="date">
            <text:p>2024-01-11 17:10:00</text:p>
          </table:table-cell>
          <table:table-cell table:formula="of:=ROUND(NORMINV(RAND();400;100))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9]+TIME(0;10;0)" office:value-type="date" office:date-value="2024-01-11T17:20:00" calcext:value-type="date">
            <text:p>2024-01-11 17:20:00</text:p>
          </table:table-cell>
          <table:table-cell table:formula="of:=ROUND(NORMINV(RAND();400;100))"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0]+TIME(0;10;0)" office:value-type="date" office:date-value="2024-01-11T17:30:00" calcext:value-type="date">
            <text:p>2024-01-11 17:30:00</text:p>
          </table:table-cell>
          <table:table-cell table:formula="of:=ROUND(NORMINV(RAND();400;100))"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1]+TIME(0;10;0)" office:value-type="date" office:date-value="2024-01-11T17:40:00" calcext:value-type="date">
            <text:p>2024-01-11 17:40:00</text:p>
          </table:table-cell>
          <table:table-cell table:formula="of:=ROUND(NORMINV(RAND();400;100))"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2]+TIME(0;10;0)" office:value-type="date" office:date-value="2024-01-11T17:50:00" calcext:value-type="date">
            <text:p>2024-01-11 17:50:00</text:p>
          </table:table-cell>
          <table:table-cell table:formula="of:=ROUND(NORMINV(RAND();400;100))"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3]+TIME(0;10;0)" office:value-type="date" office:date-value="2024-01-11T18:00:00" calcext:value-type="date">
            <text:p>2024-01-11 18:00:00</text:p>
          </table:table-cell>
          <table:table-cell table:formula="of:=ROUND(NORMINV(RAND();400;100))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4]+TIME(0;10;0)" office:value-type="date" office:date-value="2024-01-11T18:10:00" calcext:value-type="date">
            <text:p>2024-01-11 18:10:00</text:p>
          </table:table-cell>
          <table:table-cell table:formula="of:=ROUND(NORMINV(RAND();400;100))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5]+TIME(0;10;0)" office:value-type="date" office:date-value="2024-01-11T18:20:00" calcext:value-type="date">
            <text:p>2024-01-11 18:20:00</text:p>
          </table:table-cell>
          <table:table-cell table:formula="of:=ROUND(NORMINV(RAND();400;100))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6]+TIME(0;10;0)" office:value-type="date" office:date-value="2024-01-11T18:30:00" calcext:value-type="date">
            <text:p>2024-01-11 18:30:00</text:p>
          </table:table-cell>
          <table:table-cell table:formula="of:=ROUND(NORMINV(RAND();400;100))"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7]+TIME(0;10;0)" office:value-type="date" office:date-value="2024-01-11T18:40:00" calcext:value-type="date">
            <text:p>2024-01-11 18:40:00</text:p>
          </table:table-cell>
          <table:table-cell table:formula="of:=ROUND(NORMINV(RAND();400;100))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8]+TIME(0;10;0)" office:value-type="date" office:date-value="2024-01-11T18:50:00" calcext:value-type="date">
            <text:p>2024-01-11 18:50:00</text:p>
          </table:table-cell>
          <table:table-cell table:formula="of:=ROUND(NORMINV(RAND();400;100))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9]+TIME(0;10;0)" office:value-type="date" office:date-value="2024-01-11T19:00:00" calcext:value-type="date">
            <text:p>2024-01-11 19:00:00</text:p>
          </table:table-cell>
          <table:table-cell table:formula="of:=ROUND(NORMINV(RAND();400;100))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0]+TIME(0;10;0)" office:value-type="date" office:date-value="2024-01-11T19:10:00" calcext:value-type="date">
            <text:p>2024-01-11 19:10:00</text:p>
          </table:table-cell>
          <table:table-cell table:formula="of:=ROUND(NORMINV(RAND();400;100))"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1]+TIME(0;10;0)" office:value-type="date" office:date-value="2024-01-11T19:20:00" calcext:value-type="date">
            <text:p>2024-01-11 19:20:00</text:p>
          </table:table-cell>
          <table:table-cell table:formula="of:=ROUND(NORMINV(RAND();400;100))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2]+TIME(0;10;0)" office:value-type="date" office:date-value="2024-01-11T19:30:00" calcext:value-type="date">
            <text:p>2024-01-11 19:30:00</text:p>
          </table:table-cell>
          <table:table-cell table:formula="of:=ROUND(NORMINV(RAND();400;100))"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3]+TIME(0;10;0)" office:value-type="date" office:date-value="2024-01-11T19:40:00" calcext:value-type="date">
            <text:p>2024-01-11 19:40:00</text:p>
          </table:table-cell>
          <table:table-cell table:formula="of:=ROUND(NORMINV(RAND();400;100))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4]+TIME(0;10;0)" office:value-type="date" office:date-value="2024-01-11T19:50:00" calcext:value-type="date">
            <text:p>2024-01-11 19:50:00</text:p>
          </table:table-cell>
          <table:table-cell table:formula="of:=ROUND(NORMINV(RAND();400;100))"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5]+TIME(0;10;0)" office:value-type="date" office:date-value="2024-01-11T20:00:00" calcext:value-type="date">
            <text:p>2024-01-11 20:00:00</text:p>
          </table:table-cell>
          <table:table-cell table:formula="of:=ROUND(NORMINV(RAND();400;100))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6]+TIME(0;10;0)" office:value-type="date" office:date-value="2024-01-11T20:10:00" calcext:value-type="date">
            <text:p>2024-01-11 20:10:00</text:p>
          </table:table-cell>
          <table:table-cell table:formula="of:=ROUND(NORMINV(RAND();400;100))"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7]+TIME(0;10;0)" office:value-type="date" office:date-value="2024-01-11T20:20:00" calcext:value-type="date">
            <text:p>2024-01-11 20:20:00</text:p>
          </table:table-cell>
          <table:table-cell table:formula="of:=ROUND(NORMINV(RAND();400;100))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8]+TIME(0;10;0)" office:value-type="date" office:date-value="2024-01-11T20:30:00" calcext:value-type="date">
            <text:p>2024-01-11 20:30:00</text:p>
          </table:table-cell>
          <table:table-cell table:formula="of:=ROUND(NORMINV(RAND();400;100))"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9]+TIME(0;10;0)" office:value-type="date" office:date-value="2024-01-11T20:40:00" calcext:value-type="date">
            <text:p>2024-01-11 20:40:00</text:p>
          </table:table-cell>
          <table:table-cell table:formula="of:=ROUND(NORMINV(RAND();400;100))"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0]+TIME(0;10;0)" office:value-type="date" office:date-value="2024-01-11T20:50:00" calcext:value-type="date">
            <text:p>2024-01-11 20:50:00</text:p>
          </table:table-cell>
          <table:table-cell table:formula="of:=ROUND(NORMINV(RAND();400;100))"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1]+TIME(0;10;0)" office:value-type="date" office:date-value="2024-01-11T21:00:00" calcext:value-type="date">
            <text:p>2024-01-11 21:00:00</text:p>
          </table:table-cell>
          <table:table-cell table:formula="of:=ROUND(NORMINV(RAND();400;100))"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2]+TIME(0;10;0)" office:value-type="date" office:date-value="2024-01-11T21:10:00" calcext:value-type="date">
            <text:p>2024-01-11 21:10:00</text:p>
          </table:table-cell>
          <table:table-cell table:formula="of:=ROUND(NORMINV(RAND();400;100))"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3]+TIME(0;10;0)" office:value-type="date" office:date-value="2024-01-11T21:20:00" calcext:value-type="date">
            <text:p>2024-01-11 21:20:00</text:p>
          </table:table-cell>
          <table:table-cell table:formula="of:=ROUND(NORMINV(RAND();400;100))"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4]+TIME(0;10;0)" office:value-type="date" office:date-value="2024-01-11T21:30:00" calcext:value-type="date">
            <text:p>2024-01-11 21:30:00</text:p>
          </table:table-cell>
          <table:table-cell table:formula="of:=ROUND(NORMINV(RAND();400;100))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5]+TIME(0;10;0)" office:value-type="date" office:date-value="2024-01-11T21:40:00" calcext:value-type="date">
            <text:p>2024-01-11 21:40:00</text:p>
          </table:table-cell>
          <table:table-cell table:formula="of:=ROUND(NORMINV(RAND();400;100))"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6]+TIME(0;10;0)" office:value-type="date" office:date-value="2024-01-11T21:50:00" calcext:value-type="date">
            <text:p>2024-01-11 21:50:00</text:p>
          </table:table-cell>
          <table:table-cell table:formula="of:=ROUND(NORMINV(RAND();400;100))"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7]+TIME(0;10;0)" office:value-type="date" office:date-value="2024-01-11T22:00:00" calcext:value-type="date">
            <text:p>2024-01-11 22:00:00</text:p>
          </table:table-cell>
          <table:table-cell table:formula="of:=ROUND(NORMINV(RAND();400;100))"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8]+TIME(0;10;0)" office:value-type="date" office:date-value="2024-01-11T22:10:00" calcext:value-type="date">
            <text:p>2024-01-11 22:10:00</text:p>
          </table:table-cell>
          <table:table-cell table:formula="of:=ROUND(NORMINV(RAND();400;100))"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9]+TIME(0;10;0)" office:value-type="date" office:date-value="2024-01-11T22:20:00" calcext:value-type="date">
            <text:p>2024-01-11 22:20:00</text:p>
          </table:table-cell>
          <table:table-cell table:formula="of:=ROUND(NORMINV(RAND();400;100))"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0]+TIME(0;10;0)" office:value-type="date" office:date-value="2024-01-11T22:30:00" calcext:value-type="date">
            <text:p>2024-01-11 22:30:00</text:p>
          </table:table-cell>
          <table:table-cell table:formula="of:=ROUND(NORMINV(RAND();400;100))"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1]+TIME(0;10;0)" office:value-type="date" office:date-value="2024-01-11T22:40:00" calcext:value-type="date">
            <text:p>2024-01-11 22:40:00</text:p>
          </table:table-cell>
          <table:table-cell table:formula="of:=ROUND(NORMINV(RAND();400;100))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2]+TIME(0;10;0)" office:value-type="date" office:date-value="2024-01-11T22:50:00" calcext:value-type="date">
            <text:p>2024-01-11 22:50:00</text:p>
          </table:table-cell>
          <table:table-cell table:formula="of:=ROUND(NORMINV(RAND();400;100))"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7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 Nonsequence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Biomarker</text:p>
          </table:table-cell>
          <table:table-cell office:value-type="string" calcext:value-type="string">
            <text:p>Label</text:p>
          </table:table-cell>
          <table:table-cell table:number-columns-repeated="5"/>
        </table:table-row>
        <table:table-row table:style-name="ro1">
          <table:table-cell office:value-type="date" office:date-value="2024-01-05" calcext:value-type="date">
            <text:p>2024-01-05 00:00:00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formula="of:=[.A2]+TIME(0;10;0)" office:value-type="date" office:date-value="2024-01-05T00:10:00" calcext:value-type="date">
            <text:p>2024-01-05 00:10:00</text:p>
          </table:table-cell>
          <table:table-cell table:formula="of:=ROUND(NORMINV(RAND();300;50))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300,5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]+TIME(0;10;0)" office:value-type="date" office:date-value="2024-01-05T00:20:00" calcext:value-type="date">
            <text:p>2024-01-05 00:2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4]+TIME(0;10;0)" office:value-type="date" office:date-value="2024-01-05T00:30:00" calcext:value-type="date">
            <text:p>2024-01-05 00:30:00</text:p>
          </table:table-cell>
          <table:table-cell table:formula="of:=ROUND(NORMINV(RAND();300;50))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]+TIME(0;10;0)" office:value-type="date" office:date-value="2024-01-05T00:40:00" calcext:value-type="date">
            <text:p>2024-01-05 00:40:00</text:p>
          </table:table-cell>
          <table:table-cell table:formula="of:=ROUND(NORMINV(RAND();300;50))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]+TIME(0;10;0)" office:value-type="date" office:date-value="2024-01-05T00:50:00" calcext:value-type="date">
            <text:p>2024-01-05 00:5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]+TIME(0;10;0)" office:value-type="date" office:date-value="2024-01-05T01:00:00" calcext:value-type="date">
            <text:p>2024-01-05 01:00:00</text:p>
          </table:table-cell>
          <table:table-cell table:formula="of:=ROUND(NORMINV(RAND();300;50)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TIME(0;10;0)" office:value-type="date" office:date-value="2024-01-05T01:10:00" calcext:value-type="date">
            <text:p>2024-01-05 01:10:00</text:p>
          </table:table-cell>
          <table:table-cell table:formula="of:=ROUND(NORMINV(RAND();300;50)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TIME(0;10;0)" office:value-type="date" office:date-value="2024-01-05T01:20:00" calcext:value-type="date">
            <text:p>2024-01-05 01:20:00</text:p>
          </table:table-cell>
          <table:table-cell table:formula="of:=ROUND(NORMINV(RAND();300;50)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TIME(0;10;0)" office:value-type="date" office:date-value="2024-01-05T01:30:00" calcext:value-type="date">
            <text:p>2024-01-05 01:30:00</text:p>
          </table:table-cell>
          <table:table-cell table:formula="of:=ROUND(NORMINV(RAND();300;50)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1]+TIME(0;10;0)" office:value-type="date" office:date-value="2024-01-05T01:40:00" calcext:value-type="date">
            <text:p>2024-01-05 01:4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]+TIME(0;10;0)" office:value-type="date" office:date-value="2024-01-05T01:50:00" calcext:value-type="date">
            <text:p>2024-01-05 01:50:00</text:p>
          </table:table-cell>
          <table:table-cell table:formula="of:=ROUND(NORMINV(RAND();300;50)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]+TIME(0;10;0)" office:value-type="date" office:date-value="2024-01-05T02:00:00" calcext:value-type="date">
            <text:p>2024-01-05 02:00:00</text:p>
          </table:table-cell>
          <table:table-cell table:formula="of:=ROUND(NORMINV(RAND();300;50))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]+TIME(0;10;0)" office:value-type="date" office:date-value="2024-01-05T02:10:00" calcext:value-type="date">
            <text:p>2024-01-05 02:1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]+TIME(0;10;0)" office:value-type="date" office:date-value="2024-01-05T02:20:00" calcext:value-type="date">
            <text:p>2024-01-05 02:2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TIME(0;10;0)" office:value-type="date" office:date-value="2024-01-05T02:30:00" calcext:value-type="date">
            <text:p>2024-01-05 02:30:00</text:p>
          </table:table-cell>
          <table:table-cell table:formula="of:=ROUND(NORMINV(RAND();300;50)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]+TIME(0;10;0)" office:value-type="date" office:date-value="2024-01-05T02:40:00" calcext:value-type="date">
            <text:p>2024-01-05 02:4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TIME(0;10;0)" office:value-type="date" office:date-value="2024-01-05T02:50:00" calcext:value-type="date">
            <text:p>2024-01-05 02:5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TIME(0;10;0)" office:value-type="date" office:date-value="2024-01-05T03:00:00" calcext:value-type="date">
            <text:p>2024-01-05 03:00:00</text:p>
          </table:table-cell>
          <table:table-cell table:formula="of:=ROUND(NORMINV(RAND();300;50))"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TIME(0;10;0)" office:value-type="date" office:date-value="2024-01-05T03:10:00" calcext:value-type="date">
            <text:p>2024-01-05 03:10:00</text:p>
          </table:table-cell>
          <table:table-cell table:formula="of:=ROUND(NORMINV(RAND();300;50))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TIME(0;10;0)" office:value-type="date" office:date-value="2024-01-05T03:20:00" calcext:value-type="date">
            <text:p>2024-01-05 03:20:00</text:p>
          </table:table-cell>
          <table:table-cell table:formula="of:=ROUND(NORMINV(RAND();300;50)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]+TIME(0;10;0)" office:value-type="date" office:date-value="2024-01-05T03:30:00" calcext:value-type="date">
            <text:p>2024-01-05 03:30:00</text:p>
          </table:table-cell>
          <table:table-cell table:formula="of:=ROUND(NORMINV(RAND();300;50))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]+TIME(0;10;0)" office:value-type="date" office:date-value="2024-01-05T03:40:00" calcext:value-type="date">
            <text:p>2024-01-05 03:40:00</text:p>
          </table:table-cell>
          <table:table-cell table:formula="of:=ROUND(NORMINV(RAND();300;50)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]+TIME(0;10;0)" office:value-type="date" office:date-value="2024-01-05T03:50:00" calcext:value-type="date">
            <text:p>2024-01-05 03:50:00</text:p>
          </table:table-cell>
          <table:table-cell table:formula="of:=ROUND(NORMINV(RAND();300;50)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]+TIME(0;10;0)" office:value-type="date" office:date-value="2024-01-05T04:00:00" calcext:value-type="date">
            <text:p>2024-01-05 04:00:00</text:p>
          </table:table-cell>
          <table:table-cell table:formula="of:=ROUND(NORMINV(RAND();300;50)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]+TIME(0;10;0)" office:value-type="date" office:date-value="2024-01-05T04:10:00" calcext:value-type="date">
            <text:p>2024-01-05 04:10:00</text:p>
          </table:table-cell>
          <table:table-cell table:formula="of:=ROUND(NORMINV(RAND();300;50)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]+TIME(0;10;0)" office:value-type="date" office:date-value="2024-01-05T04:20:00" calcext:value-type="date">
            <text:p>2024-01-05 04:20:00</text:p>
          </table:table-cell>
          <table:table-cell table:formula="of:=ROUND(NORMINV(RAND();300;50))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]+TIME(0;10;0)" office:value-type="date" office:date-value="2024-01-05T04:30:00" calcext:value-type="date">
            <text:p>2024-01-05 04:3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]+TIME(0;10;0)" office:value-type="date" office:date-value="2024-01-05T04:40:00" calcext:value-type="date">
            <text:p>2024-01-05 04:40:00</text:p>
          </table:table-cell>
          <table:table-cell table:formula="of:=ROUND(NORMINV(RAND();300;50)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]+TIME(0;10;0)" office:value-type="date" office:date-value="2024-01-05T04:50:00" calcext:value-type="date">
            <text:p>2024-01-05 04:50:00</text:p>
          </table:table-cell>
          <table:table-cell table:formula="of:=ROUND(NORMINV(RAND();300;50)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]+TIME(0;10;0)" office:value-type="date" office:date-value="2024-01-05T05:00:00" calcext:value-type="date">
            <text:p>2024-01-05 05:00:00</text:p>
          </table:table-cell>
          <table:table-cell table:formula="of:=ROUND(NORMINV(RAND();300;50))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2]+TIME(0;10;0)" office:value-type="date" office:date-value="2024-01-05T05:10:00" calcext:value-type="date">
            <text:p>2024-01-05 05:1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3]+TIME(0;10;0)" office:value-type="date" office:date-value="2024-01-05T05:20:00" calcext:value-type="date">
            <text:p>2024-01-05 05:20:00</text:p>
          </table:table-cell>
          <table:table-cell table:formula="of:=ROUND(NORMINV(RAND();300;50))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4]+TIME(0;10;0)" office:value-type="date" office:date-value="2024-01-05T05:30:00" calcext:value-type="date">
            <text:p>2024-01-05 05:30:00</text:p>
          </table:table-cell>
          <table:table-cell table:formula="of:=ROUND(NORMINV(RAND();300;50)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5]+TIME(0;10;0)" office:value-type="date" office:date-value="2024-01-05T05:40:00" calcext:value-type="date">
            <text:p>2024-01-05 05:40:00</text:p>
          </table:table-cell>
          <table:table-cell table:formula="of:=ROUND(NORMINV(RAND();300;50))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6]+TIME(0;10;0)" office:value-type="date" office:date-value="2024-01-05T05:50:00" calcext:value-type="date">
            <text:p>2024-01-05 05:50:00</text:p>
          </table:table-cell>
          <table:table-cell table:formula="of:=ROUND(NORMINV(RAND();300;50))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7]+TIME(0;10;0)" office:value-type="date" office:date-value="2024-01-05T06:00:00" calcext:value-type="date">
            <text:p>2024-01-05 06:00:00</text:p>
          </table:table-cell>
          <table:table-cell table:formula="of:=ROUND(NORMINV(RAND();300;50))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8]+TIME(0;10;0)" office:value-type="date" office:date-value="2024-01-05T06:10:00" calcext:value-type="date">
            <text:p>2024-01-05 06:1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9]+TIME(0;10;0)" office:value-type="date" office:date-value="2024-01-05T06:20:00" calcext:value-type="date">
            <text:p>2024-01-05 06:2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]+TIME(0;10;0)" office:value-type="date" office:date-value="2024-01-05T06:30:00" calcext:value-type="date">
            <text:p>2024-01-05 06:3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]+TIME(0;10;0)" office:value-type="date" office:date-value="2024-01-05T06:40:00" calcext:value-type="date">
            <text:p>2024-01-05 06:40:00</text:p>
          </table:table-cell>
          <table:table-cell table:formula="of:=ROUND(NORMINV(RAND();300;50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]+TIME(0;10;0)" office:value-type="date" office:date-value="2024-01-05T06:50:00" calcext:value-type="date">
            <text:p>2024-01-05 06:50:00</text:p>
          </table:table-cell>
          <table:table-cell table:formula="of:=ROUND(NORMINV(RAND();300;50)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]+TIME(0;10;0)" office:value-type="date" office:date-value="2024-01-05T07:00:00" calcext:value-type="date">
            <text:p>2024-01-05 07:00:00</text:p>
          </table:table-cell>
          <table:table-cell table:formula="of:=ROUND(NORMINV(RAND();300;50)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]+TIME(0;10;0)" office:value-type="date" office:date-value="2024-01-05T07:10:00" calcext:value-type="date">
            <text:p>2024-01-05 07:1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]+TIME(0;10;0)" office:value-type="date" office:date-value="2024-01-05T07:20:00" calcext:value-type="date">
            <text:p>2024-01-05 07:2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]+TIME(0;10;0)" office:value-type="date" office:date-value="2024-01-05T07:30:00" calcext:value-type="date">
            <text:p>2024-01-05 07:30:00</text:p>
          </table:table-cell>
          <table:table-cell table:formula="of:=ROUND(NORMINV(RAND();300;50))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]+TIME(0;10;0)" office:value-type="date" office:date-value="2024-01-05T07:40:00" calcext:value-type="date">
            <text:p>2024-01-05 07:40:00</text:p>
          </table:table-cell>
          <table:table-cell table:formula="of:=ROUND(NORMINV(RAND();300;50)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]+TIME(0;10;0)" office:value-type="date" office:date-value="2024-01-05T07:50:00" calcext:value-type="date">
            <text:p>2024-01-05 07:50:00</text:p>
          </table:table-cell>
          <table:table-cell table:formula="of:=ROUND(NORMINV(RAND();300;50)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]+TIME(0;10;0)" office:value-type="date" office:date-value="2024-01-05T08:00:00" calcext:value-type="date">
            <text:p>2024-01-05 08:00:00</text:p>
          </table:table-cell>
          <table:table-cell table:formula="of:=ROUND(NORMINV(RAND();300;50)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]+TIME(0;10;0)" office:value-type="date" office:date-value="2024-01-05T08:10:00" calcext:value-type="date">
            <text:p>2024-01-05 08:10:00</text:p>
          </table:table-cell>
          <table:table-cell table:formula="of:=ROUND(NORMINV(RAND();300;50)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1]+TIME(0;10;0)" office:value-type="date" office:date-value="2024-01-05T08:20:00" calcext:value-type="date">
            <text:p>2024-01-05 08:2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2]+TIME(0;10;0)" office:value-type="date" office:date-value="2024-01-05T08:30:00" calcext:value-type="date">
            <text:p>2024-01-05 08:30:00</text:p>
          </table:table-cell>
          <table:table-cell table:formula="of:=ROUND(NORMINV(RAND();300;50))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3]+TIME(0;10;0)" office:value-type="date" office:date-value="2024-01-05T08:40:00" calcext:value-type="date">
            <text:p>2024-01-05 08:40:00</text:p>
          </table:table-cell>
          <table:table-cell table:formula="of:=ROUND(NORMINV(RAND();300;50))"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4]+TIME(0;10;0)" office:value-type="date" office:date-value="2024-01-05T08:50:00" calcext:value-type="date">
            <text:p>2024-01-05 08:50:00</text:p>
          </table:table-cell>
          <table:table-cell table:formula="of:=ROUND(NORMINV(RAND();300;50)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5]+TIME(0;10;0)" office:value-type="date" office:date-value="2024-01-05T09:00:00" calcext:value-type="date">
            <text:p>2024-01-05 09:00:00</text:p>
          </table:table-cell>
          <table:table-cell table:formula="of:=ROUND(NORMINV(RAND();300;50)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6]+TIME(0;10;0)" office:value-type="date" office:date-value="2024-01-05T09:10:00" calcext:value-type="date">
            <text:p>2024-01-05 09:1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7]+TIME(0;10;0)" office:value-type="date" office:date-value="2024-01-05T09:20:00" calcext:value-type="date">
            <text:p>2024-01-05 09:20:00</text:p>
          </table:table-cell>
          <table:table-cell table:formula="of:=ROUND(NORMINV(RAND();300;50))"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8]+TIME(0;10;0)" office:value-type="date" office:date-value="2024-01-05T09:30:00" calcext:value-type="date">
            <text:p>2024-01-05 09:3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9]+TIME(0;10;0)" office:value-type="date" office:date-value="2024-01-05T09:40:00" calcext:value-type="date">
            <text:p>2024-01-05 09:4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0]+TIME(0;10;0)" office:value-type="date" office:date-value="2024-01-05T09:50:00" calcext:value-type="date">
            <text:p>2024-01-05 09:50:00</text:p>
          </table:table-cell>
          <table:table-cell table:formula="of:=ROUND(NORMINV(RAND();300;50)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1]+TIME(0;10;0)" office:value-type="date" office:date-value="2024-01-05T10:00:00" calcext:value-type="date">
            <text:p>2024-01-05 10:00:00</text:p>
          </table:table-cell>
          <table:table-cell table:formula="of:=ROUND(NORMINV(RAND();300;50)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2]+TIME(0;10;0)" office:value-type="date" office:date-value="2024-01-05T10:10:00" calcext:value-type="date">
            <text:p>2024-01-05 10:1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3]+TIME(0;10;0)" office:value-type="date" office:date-value="2024-01-05T10:20:00" calcext:value-type="date">
            <text:p>2024-01-05 10:20:00</text:p>
          </table:table-cell>
          <table:table-cell table:formula="of:=ROUND(NORMINV(RAND();300;50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4]+TIME(0;10;0)" office:value-type="date" office:date-value="2024-01-05T10:30:00" calcext:value-type="date">
            <text:p>2024-01-05 10:30:00</text:p>
          </table:table-cell>
          <table:table-cell table:formula="of:=ROUND(NORMINV(RAND();300;50))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5]+TIME(0;10;0)" office:value-type="date" office:date-value="2024-01-05T10:40:00" calcext:value-type="date">
            <text:p>2024-01-05 10:40:00</text:p>
          </table:table-cell>
          <table:table-cell table:formula="of:=ROUND(NORMINV(RAND();300;50)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6]+TIME(0;10;0)" office:value-type="date" office:date-value="2024-01-05T10:50:00" calcext:value-type="date">
            <text:p>2024-01-05 10:50:00</text:p>
          </table:table-cell>
          <table:table-cell table:formula="of:=ROUND(NORMINV(RAND();300;50)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7]+TIME(0;10;0)" office:value-type="date" office:date-value="2024-01-05T11:00:00" calcext:value-type="date">
            <text:p>2024-01-05 11:00:00</text:p>
          </table:table-cell>
          <table:table-cell table:formula="of:=ROUND(NORMINV(RAND();300;50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8]+TIME(0;10;0)" office:value-type="date" office:date-value="2024-01-05T11:10:00" calcext:value-type="date">
            <text:p>2024-01-05 11:10:00</text:p>
          </table:table-cell>
          <table:table-cell table:formula="of:=ROUND(NORMINV(RAND();300;50)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9]+TIME(0;10;0)" office:value-type="date" office:date-value="2024-01-05T11:20:00" calcext:value-type="date">
            <text:p>2024-01-05 11:20:00</text:p>
          </table:table-cell>
          <table:table-cell table:formula="of:=ROUND(NORMINV(RAND();300;50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0]+TIME(0;10;0)" office:value-type="date" office:date-value="2024-01-05T11:30:00" calcext:value-type="date">
            <text:p>2024-01-05 11:3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1]+TIME(0;10;0)" office:value-type="date" office:date-value="2024-01-05T11:40:00" calcext:value-type="date">
            <text:p>2024-01-05 11:40:00</text:p>
          </table:table-cell>
          <table:table-cell table:formula="of:=ROUND(NORMINV(RAND();300;50))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2]+TIME(0;10;0)" office:value-type="date" office:date-value="2024-01-05T11:50:00" calcext:value-type="date">
            <text:p>2024-01-05 11:50:00</text:p>
          </table:table-cell>
          <table:table-cell table:formula="of:=ROUND(NORMINV(RAND();300;50))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3]+TIME(0;10;0)" office:value-type="date" office:date-value="2024-01-05T12:00:00" calcext:value-type="date">
            <text:p>2024-01-05 12:00:00</text:p>
          </table:table-cell>
          <table:table-cell table:formula="of:=ROUND(NORMINV(RAND();300;50)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4]+TIME(0;10;0)" office:value-type="date" office:date-value="2024-01-05T12:10:00" calcext:value-type="date">
            <text:p>2024-01-05 12:10:00</text:p>
          </table:table-cell>
          <table:table-cell table:formula="of:=ROUND(NORMINV(RAND();300;50))"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5]+TIME(0;10;0)" office:value-type="date" office:date-value="2024-01-05T12:20:00" calcext:value-type="date">
            <text:p>2024-01-05 12:20:00</text:p>
          </table:table-cell>
          <table:table-cell table:formula="of:=ROUND(NORMINV(RAND();300;50)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6]+TIME(0;10;0)" office:value-type="date" office:date-value="2024-01-05T12:30:00" calcext:value-type="date">
            <text:p>2024-01-05 12:30:00</text:p>
          </table:table-cell>
          <table:table-cell table:formula="of:=ROUND(NORMINV(RAND();300;50)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7]+TIME(0;10;0)" office:value-type="date" office:date-value="2024-01-05T12:40:00" calcext:value-type="date">
            <text:p>2024-01-05 12:4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8]+TIME(0;10;0)" office:value-type="date" office:date-value="2024-01-05T12:50:00" calcext:value-type="date">
            <text:p>2024-01-05 12:50:00</text:p>
          </table:table-cell>
          <table:table-cell table:formula="of:=ROUND(NORMINV(RAND();300;50))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9]+TIME(0;10;0)" office:value-type="date" office:date-value="2024-01-05T13:00:00" calcext:value-type="date">
            <text:p>2024-01-05 13:00:00</text:p>
          </table:table-cell>
          <table:table-cell table:formula="of:=ROUND(NORMINV(RAND();300;50)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0]+TIME(0;10;0)" office:value-type="date" office:date-value="2024-01-05T13:10:00" calcext:value-type="date">
            <text:p>2024-01-05 13:10:00</text:p>
          </table:table-cell>
          <table:table-cell table:formula="of:=ROUND(NORMINV(RAND();300;50)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]+TIME(0;10;0)" office:value-type="date" office:date-value="2024-01-05T13:20:00" calcext:value-type="date">
            <text:p>2024-01-05 13:20:00</text:p>
          </table:table-cell>
          <table:table-cell table:formula="of:=ROUND(NORMINV(RAND();300;50)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]+TIME(0;10;0)" office:value-type="date" office:date-value="2024-01-05T13:30:00" calcext:value-type="date">
            <text:p>2024-01-05 13:3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]+TIME(0;10;0)" office:value-type="date" office:date-value="2024-01-05T13:40:00" calcext:value-type="date">
            <text:p>2024-01-05 13:40:00</text:p>
          </table:table-cell>
          <table:table-cell table:formula="of:=ROUND(NORMINV(RAND();300;50))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]+TIME(0;10;0)" office:value-type="date" office:date-value="2024-01-05T13:50:00" calcext:value-type="date">
            <text:p>2024-01-05 13:50:00</text:p>
          </table:table-cell>
          <table:table-cell table:formula="of:=ROUND(NORMINV(RAND();300;50)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]+TIME(0;10;0)" office:value-type="date" office:date-value="2024-01-05T14:00:00" calcext:value-type="date">
            <text:p>2024-01-05 14:00:00</text:p>
          </table:table-cell>
          <table:table-cell table:formula="of:=ROUND(NORMINV(RAND();300;50)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]+TIME(0;10;0)" office:value-type="date" office:date-value="2024-01-05T14:10:00" calcext:value-type="date">
            <text:p>2024-01-05 14:10:00</text:p>
          </table:table-cell>
          <table:table-cell table:formula="of:=ROUND(NORMINV(RAND();300;50)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]+TIME(0;10;0)" office:value-type="date" office:date-value="2024-01-05T14:20:00" calcext:value-type="date">
            <text:p>2024-01-05 14:20:00</text:p>
          </table:table-cell>
          <table:table-cell table:formula="of:=ROUND(NORMINV(RAND();300;50)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]+TIME(0;10;0)" office:value-type="date" office:date-value="2024-01-05T14:30:00" calcext:value-type="date">
            <text:p>2024-01-05 14:3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]+TIME(0;10;0)" office:value-type="date" office:date-value="2024-01-05T14:40:00" calcext:value-type="date">
            <text:p>2024-01-05 14:40:00</text:p>
          </table:table-cell>
          <table:table-cell table:formula="of:=ROUND(NORMINV(RAND();300;50))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]+TIME(0;10;0)" office:value-type="date" office:date-value="2024-01-05T14:50:00" calcext:value-type="date">
            <text:p>2024-01-05 14:50:00</text:p>
          </table:table-cell>
          <table:table-cell table:formula="of:=ROUND(NORMINV(RAND();300;50)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1]+TIME(0;10;0)" office:value-type="date" office:date-value="2024-01-05T15:00:00" calcext:value-type="date">
            <text:p>2024-01-05 15:0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2]+TIME(0;10;0)" office:value-type="date" office:date-value="2024-01-05T15:10:00" calcext:value-type="date">
            <text:p>2024-01-05 15:1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3]+TIME(0;10;0)" office:value-type="date" office:date-value="2024-01-05T15:20:00" calcext:value-type="date">
            <text:p>2024-01-05 15:20:00</text:p>
          </table:table-cell>
          <table:table-cell table:formula="of:=ROUND(NORMINV(RAND();300;50)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4]+TIME(0;10;0)" office:value-type="date" office:date-value="2024-01-05T15:30:00" calcext:value-type="date">
            <text:p>2024-01-05 15:30:00</text:p>
          </table:table-cell>
          <table:table-cell table:formula="of:=ROUND(NORMINV(RAND();300;50)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5]+TIME(0;10;0)" office:value-type="date" office:date-value="2024-01-05T15:40:00" calcext:value-type="date">
            <text:p>2024-01-05 15:40:00</text:p>
          </table:table-cell>
          <table:table-cell table:formula="of:=ROUND(NORMINV(RAND();300;50)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6]+TIME(0;10;0)" office:value-type="date" office:date-value="2024-01-05T15:50:00" calcext:value-type="date">
            <text:p>2024-01-05 15:50:00</text:p>
          </table:table-cell>
          <table:table-cell table:formula="of:=ROUND(NORMINV(RAND();300;50)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7]+TIME(0;10;0)" office:value-type="date" office:date-value="2024-01-05T16:00:00" calcext:value-type="date">
            <text:p>2024-01-05 16:00:00</text:p>
          </table:table-cell>
          <table:table-cell table:formula="of:=ROUND(NORMINV(RAND();300;50)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8]+TIME(0;10;0)" office:value-type="date" office:date-value="2024-01-05T16:10:00" calcext:value-type="date">
            <text:p>2024-01-05 16:10:00</text:p>
          </table:table-cell>
          <table:table-cell table:formula="of:=ROUND(NORMINV(RAND();300;50))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]+TIME(0;10;0)" office:value-type="date" office:date-value="2024-01-05T16:20:00" calcext:value-type="date">
            <text:p>2024-01-05 16:20:00</text:p>
          </table:table-cell>
          <table:table-cell table:formula="of:=ROUND(NORMINV(RAND();300;50)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]+TIME(0;10;0)" office:value-type="date" office:date-value="2024-01-05T16:30:00" calcext:value-type="date">
            <text:p>2024-01-05 16:30:00</text:p>
          </table:table-cell>
          <table:table-cell table:formula="of:=ROUND(NORMINV(RAND();700;50))"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,100</text:p>
          </table:table-cell>
          <table:table-cell table:number-columns-repeated="3"/>
        </table:table-row>
        <table:table-row table:style-name="ro1">
          <table:table-cell table:formula="of:=[.A101]+TIME(0;10;0)" office:value-type="date" office:date-value="2024-01-05T16:40:00" calcext:value-type="date">
            <text:p>2024-01-05 16:40:00</text:p>
          </table:table-cell>
          <table:table-cell table:formula="of:=ROUND(NORMINV(RAND();700;50))"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2]+TIME(0;10;0)" office:value-type="date" office:date-value="2024-01-05T16:50:00" calcext:value-type="date">
            <text:p>2024-01-05 16:50:00</text:p>
          </table:table-cell>
          <table:table-cell table:formula="of:=ROUND(NORMINV(RAND();700;50))"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3]+TIME(0;10;0)" office:value-type="date" office:date-value="2024-01-05T17:00:00" calcext:value-type="date">
            <text:p>2024-01-05 17:00:00</text:p>
          </table:table-cell>
          <table:table-cell table:formula="of:=ROUND(NORMINV(RAND();700;50))"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4]+TIME(0;10;0)" office:value-type="date" office:date-value="2024-01-05T17:10:00" calcext:value-type="date">
            <text:p>2024-01-05 17:10:00</text:p>
          </table:table-cell>
          <table:table-cell table:formula="of:=ROUND(NORMINV(RAND();700;50))"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5]+TIME(0;10;0)" office:value-type="date" office:date-value="2024-01-05T17:20:00" calcext:value-type="date">
            <text:p>2024-01-05 17:2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6]+TIME(0;10;0)" office:value-type="date" office:date-value="2024-01-05T17:30:00" calcext:value-type="date">
            <text:p>2024-01-05 17:30:00</text:p>
          </table:table-cell>
          <table:table-cell table:formula="of:=ROUND(NORMINV(RAND();700;50))"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7]+TIME(0;10;0)" office:value-type="date" office:date-value="2024-01-05T17:40:00" calcext:value-type="date">
            <text:p>2024-01-05 17:4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8]+TIME(0;10;0)" office:value-type="date" office:date-value="2024-01-05T17:50:00" calcext:value-type="date">
            <text:p>2024-01-05 17:50:00</text:p>
          </table:table-cell>
          <table:table-cell table:formula="of:=ROUND(NORMINV(RAND();700;50)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9]+TIME(0;10;0)" office:value-type="date" office:date-value="2024-01-05T18:00:00" calcext:value-type="date">
            <text:p>2024-01-05 18:00:00</text:p>
          </table:table-cell>
          <table:table-cell table:formula="of:=ROUND(NORMINV(RAND();700;50))"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0]+TIME(0;10;0)" office:value-type="date" office:date-value="2024-01-05T18:10:00" calcext:value-type="date">
            <text:p>2024-01-05 18:10:00</text:p>
          </table:table-cell>
          <table:table-cell table:formula="of:=ROUND(NORMINV(RAND();700;50))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1]+TIME(0;10;0)" office:value-type="date" office:date-value="2024-01-05T18:20:00" calcext:value-type="date">
            <text:p>2024-01-05 18:20:00</text:p>
          </table:table-cell>
          <table:table-cell table:formula="of:=ROUND(NORMINV(RAND();700;50))"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2]+TIME(0;10;0)" office:value-type="date" office:date-value="2024-01-05T18:30:00" calcext:value-type="date">
            <text:p>2024-01-05 18:30:00</text:p>
          </table:table-cell>
          <table:table-cell table:formula="of:=ROUND(NORMINV(RAND();700;50))"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3]+TIME(0;10;0)" office:value-type="date" office:date-value="2024-01-05T18:40:00" calcext:value-type="date">
            <text:p>2024-01-05 18:4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4]+TIME(0;10;0)" office:value-type="date" office:date-value="2024-01-05T18:50:00" calcext:value-type="date">
            <text:p>2024-01-05 18:50:00</text:p>
          </table:table-cell>
          <table:table-cell table:formula="of:=ROUND(NORMINV(RAND();700;50))"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5]+TIME(0;10;0)" office:value-type="date" office:date-value="2024-01-05T19:00:00" calcext:value-type="date">
            <text:p>2024-01-05 19:00:00</text:p>
          </table:table-cell>
          <table:table-cell table:formula="of:=ROUND(NORMINV(RAND();700;50))"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6]+TIME(0;10;0)" office:value-type="date" office:date-value="2024-01-05T19:10:00" calcext:value-type="date">
            <text:p>2024-01-05 19:10:00</text:p>
          </table:table-cell>
          <table:table-cell table:formula="of:=ROUND(NORMINV(RAND();700;50))"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7]+TIME(0;10;0)" office:value-type="date" office:date-value="2024-01-05T19:20:00" calcext:value-type="date">
            <text:p>2024-01-05 19:20:00</text:p>
          </table:table-cell>
          <table:table-cell table:formula="of:=ROUND(NORMINV(RAND();700;50))"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8]+TIME(0;10;0)" office:value-type="date" office:date-value="2024-01-05T19:30:00" calcext:value-type="date">
            <text:p>2024-01-05 19:30:00</text:p>
          </table:table-cell>
          <table:table-cell table:formula="of:=ROUND(NORMINV(RAND();700;50)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9]+TIME(0;10;0)" office:value-type="date" office:date-value="2024-01-05T19:40:00" calcext:value-type="date">
            <text:p>2024-01-05 19:4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0]+TIME(0;10;0)" office:value-type="date" office:date-value="2024-01-05T19:50:00" calcext:value-type="date">
            <text:p>2024-01-05 19:50:00</text:p>
          </table:table-cell>
          <table:table-cell table:formula="of:=ROUND(NORMINV(RAND();700;50))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1]+TIME(0;10;0)" office:value-type="date" office:date-value="2024-01-05T20:00:00" calcext:value-type="date">
            <text:p>2024-01-05 20:0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2]+TIME(0;10;0)" office:value-type="date" office:date-value="2024-01-05T20:10:00" calcext:value-type="date">
            <text:p>2024-01-05 20:1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3]+TIME(0;10;0)" office:value-type="date" office:date-value="2024-01-05T20:20:00" calcext:value-type="date">
            <text:p>2024-01-05 20:20:00</text:p>
          </table:table-cell>
          <table:table-cell table:formula="of:=ROUND(NORMINV(RAND();700;50))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4]+TIME(0;10;0)" office:value-type="date" office:date-value="2024-01-05T20:30:00" calcext:value-type="date">
            <text:p>2024-01-05 20:30:00</text:p>
          </table:table-cell>
          <table:table-cell table:formula="of:=ROUND(NORMINV(RAND();700;50))"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5]+TIME(0;10;0)" office:value-type="date" office:date-value="2024-01-05T20:40:00" calcext:value-type="date">
            <text:p>2024-01-05 20:40:00</text:p>
          </table:table-cell>
          <table:table-cell table:formula="of:=ROUND(NORMINV(RAND();700;50))"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6]+TIME(0;10;0)" office:value-type="date" office:date-value="2024-01-05T20:50:00" calcext:value-type="date">
            <text:p>2024-01-05 20:50:00</text:p>
          </table:table-cell>
          <table:table-cell table:formula="of:=ROUND(NORMINV(RAND();700;50))"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7]+TIME(0;10;0)" office:value-type="date" office:date-value="2024-01-05T21:00:00" calcext:value-type="date">
            <text:p>2024-01-05 21:00:00</text:p>
          </table:table-cell>
          <table:table-cell table:formula="of:=ROUND(NORMINV(RAND();700;50))"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8]+TIME(0;10;0)" office:value-type="date" office:date-value="2024-01-05T21:10:00" calcext:value-type="date">
            <text:p>2024-01-05 21:10:00</text:p>
          </table:table-cell>
          <table:table-cell table:formula="of:=ROUND(NORMINV(RAND();700;50))"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9]+TIME(0;10;0)" office:value-type="date" office:date-value="2024-01-05T21:20:00" calcext:value-type="date">
            <text:p>2024-01-05 21:20:00</text:p>
          </table:table-cell>
          <table:table-cell table:formula="of:=ROUND(NORMINV(RAND();700;50))"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0]+TIME(0;10;0)" office:value-type="date" office:date-value="2024-01-05T21:30:00" calcext:value-type="date">
            <text:p>2024-01-05 21:30:00</text:p>
          </table:table-cell>
          <table:table-cell table:formula="of:=ROUND(NORMINV(RAND();700;50))"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1]+TIME(0;10;0)" office:value-type="date" office:date-value="2024-01-05T21:40:00" calcext:value-type="date">
            <text:p>2024-01-05 21:40:00</text:p>
          </table:table-cell>
          <table:table-cell table:formula="of:=ROUND(NORMINV(RAND();700;50))"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2]+TIME(0;10;0)" office:value-type="date" office:date-value="2024-01-05T21:50:00" calcext:value-type="date">
            <text:p>2024-01-05 21:50:00</text:p>
          </table:table-cell>
          <table:table-cell table:formula="of:=ROUND(NORMINV(RAND();700;50))"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3]+TIME(0;10;0)" office:value-type="date" office:date-value="2024-01-05T22:00:00" calcext:value-type="date">
            <text:p>2024-01-05 22:00:00</text:p>
          </table:table-cell>
          <table:table-cell table:formula="of:=ROUND(NORMINV(RAND();700;50))"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4]+TIME(0;10;0)" office:value-type="date" office:date-value="2024-01-05T22:10:00" calcext:value-type="date">
            <text:p>2024-01-05 22:10:00</text:p>
          </table:table-cell>
          <table:table-cell table:formula="of:=ROUND(NORMINV(RAND();700;50))"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5]+TIME(0;10;0)" office:value-type="date" office:date-value="2024-01-05T22:20:00" calcext:value-type="date">
            <text:p>2024-01-05 22:20:00</text:p>
          </table:table-cell>
          <table:table-cell table:formula="of:=ROUND(NORMINV(RAND();700;50))"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6]+TIME(0;10;0)" office:value-type="date" office:date-value="2024-01-05T22:30:00" calcext:value-type="date">
            <text:p>2024-01-05 22:30:00</text:p>
          </table:table-cell>
          <table:table-cell table:formula="of:=ROUND(NORMINV(RAND();700;50))"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7]+TIME(0;10;0)" office:value-type="date" office:date-value="2024-01-05T22:40:00" calcext:value-type="date">
            <text:p>2024-01-05 22:40:00</text:p>
          </table:table-cell>
          <table:table-cell table:formula="of:=ROUND(NORMINV(RAND();700;50))"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8]+TIME(0;10;0)" office:value-type="date" office:date-value="2024-01-05T22:50:00" calcext:value-type="date">
            <text:p>2024-01-05 22:50:00</text:p>
          </table:table-cell>
          <table:table-cell table:formula="of:=ROUND(NORMINV(RAND();700;50))"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9]+TIME(0;10;0)" office:value-type="date" office:date-value="2024-01-05T23:00:00" calcext:value-type="date">
            <text:p>2024-01-05 23:00:00</text:p>
          </table:table-cell>
          <table:table-cell table:formula="of:=ROUND(NORMINV(RAND();700;50))"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0]+TIME(0;10;0)" office:value-type="date" office:date-value="2024-01-05T23:10:00" calcext:value-type="date">
            <text:p>2024-01-05 23:10:00</text:p>
          </table:table-cell>
          <table:table-cell table:formula="of:=ROUND(NORMINV(RAND();700;50))"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1]+TIME(0;10;0)" office:value-type="date" office:date-value="2024-01-05T23:20:00" calcext:value-type="date">
            <text:p>2024-01-05 23:20:00</text:p>
          </table:table-cell>
          <table:table-cell table:formula="of:=ROUND(NORMINV(RAND();700;50))"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2]+TIME(0;10;0)" office:value-type="date" office:date-value="2024-01-05T23:30:00" calcext:value-type="date">
            <text:p>2024-01-05 23:3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3]+TIME(0;10;0)" office:value-type="date" office:date-value="2024-01-05T23:40:00" calcext:value-type="date">
            <text:p>2024-01-05 23:40:00</text:p>
          </table:table-cell>
          <table:table-cell table:formula="of:=ROUND(NORMINV(RAND();700;50))"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4]+TIME(0;10;0)" office:value-type="date" office:date-value="2024-01-05T23:50:00" calcext:value-type="date">
            <text:p>2024-01-05 23:50:00</text:p>
          </table:table-cell>
          <table:table-cell table:formula="of:=ROUND(NORMINV(RAND();700;50))"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5]+TIME(0;10;0)" office:value-type="date" office:date-value="2024-01-06T00:00:00" calcext:value-type="date">
            <text:p>2024-01-06 00:00:00</text:p>
          </table:table-cell>
          <table:table-cell table:formula="of:=ROUND(NORMINV(RAND();700;50))"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6]+TIME(0;10;0)" office:value-type="date" office:date-value="2024-01-06T00:10:00" calcext:value-type="date">
            <text:p>2024-01-06 00:10:00</text:p>
          </table:table-cell>
          <table:table-cell table:formula="of:=ROUND(NORMINV(RAND();700;50))"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7]+TIME(0;10;0)" office:value-type="date" office:date-value="2024-01-06T00:20:00" calcext:value-type="date">
            <text:p>2024-01-06 00:2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8]+TIME(0;10;0)" office:value-type="date" office:date-value="2024-01-06T00:30:00" calcext:value-type="date">
            <text:p>2024-01-06 00:3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9]+TIME(0;10;0)" office:value-type="date" office:date-value="2024-01-06T00:40:00" calcext:value-type="date">
            <text:p>2024-01-06 00:4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0]+TIME(0;10;0)" office:value-type="date" office:date-value="2024-01-06T00:50:00" calcext:value-type="date">
            <text:p>2024-01-06 00:50:00</text:p>
          </table:table-cell>
          <table:table-cell table:formula="of:=ROUND(NORMINV(RAND();700;50))"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1]+TIME(0;10;0)" office:value-type="date" office:date-value="2024-01-06T01:00:00" calcext:value-type="date">
            <text:p>2024-01-06 01:00:00</text:p>
          </table:table-cell>
          <table:table-cell table:formula="of:=ROUND(NORMINV(RAND();700;50))"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2]+TIME(0;10;0)" office:value-type="date" office:date-value="2024-01-06T01:10:00" calcext:value-type="date">
            <text:p>2024-01-06 01:1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3]+TIME(0;10;0)" office:value-type="date" office:date-value="2024-01-06T01:20:00" calcext:value-type="date">
            <text:p>2024-01-06 01:20:00</text:p>
          </table:table-cell>
          <table:table-cell table:formula="of:=ROUND(NORMINV(RAND();700;50))"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4]+TIME(0;10;0)" office:value-type="date" office:date-value="2024-01-06T01:30:00" calcext:value-type="date">
            <text:p>2024-01-06 01:30:00</text:p>
          </table:table-cell>
          <table:table-cell table:formula="of:=ROUND(NORMINV(RAND();700;50))"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5]+TIME(0;10;0)" office:value-type="date" office:date-value="2024-01-06T01:40:00" calcext:value-type="date">
            <text:p>2024-01-06 01:40:00</text:p>
          </table:table-cell>
          <table:table-cell table:formula="of:=ROUND(NORMINV(RAND();700;50))"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6]+TIME(0;10;0)" office:value-type="date" office:date-value="2024-01-06T01:50:00" calcext:value-type="date">
            <text:p>2024-01-06 01:50:00</text:p>
          </table:table-cell>
          <table:table-cell table:formula="of:=ROUND(NORMINV(RAND();700;50))"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7]+TIME(0;10;0)" office:value-type="date" office:date-value="2024-01-06T02:00:00" calcext:value-type="date">
            <text:p>2024-01-06 02:00:00</text:p>
          </table:table-cell>
          <table:table-cell table:formula="of:=ROUND(NORMINV(RAND();700;50))"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8]+TIME(0;10;0)" office:value-type="date" office:date-value="2024-01-06T02:10:00" calcext:value-type="date">
            <text:p>2024-01-06 02:10:00</text:p>
          </table:table-cell>
          <table:table-cell table:formula="of:=ROUND(NORMINV(RAND();700;50))"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9]+TIME(0;10;0)" office:value-type="date" office:date-value="2024-01-06T02:20:00" calcext:value-type="date">
            <text:p>2024-01-06 02:2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0]+TIME(0;10;0)" office:value-type="date" office:date-value="2024-01-06T02:30:00" calcext:value-type="date">
            <text:p>2024-01-06 02:30:00</text:p>
          </table:table-cell>
          <table:table-cell table:formula="of:=ROUND(NORMINV(RAND();700;50))"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1]+TIME(0;10;0)" office:value-type="date" office:date-value="2024-01-06T02:40:00" calcext:value-type="date">
            <text:p>2024-01-06 02:4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2]+TIME(0;10;0)" office:value-type="date" office:date-value="2024-01-06T02:50:00" calcext:value-type="date">
            <text:p>2024-01-06 02:50:00</text:p>
          </table:table-cell>
          <table:table-cell table:formula="of:=ROUND(NORMINV(RAND();700;50))"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3]+TIME(0;10;0)" office:value-type="date" office:date-value="2024-01-06T03:00:00" calcext:value-type="date">
            <text:p>2024-01-06 03:00:00</text:p>
          </table:table-cell>
          <table:table-cell table:formula="of:=ROUND(NORMINV(RAND();700;50))"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4]+TIME(0;10;0)" office:value-type="date" office:date-value="2024-01-06T03:10:00" calcext:value-type="date">
            <text:p>2024-01-06 03:10:00</text:p>
          </table:table-cell>
          <table:table-cell table:formula="of:=ROUND(NORMINV(RAND();700;50)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5]+TIME(0;10;0)" office:value-type="date" office:date-value="2024-01-06T03:20:00" calcext:value-type="date">
            <text:p>2024-01-06 03:20:00</text:p>
          </table:table-cell>
          <table:table-cell table:formula="of:=ROUND(NORMINV(RAND();700;50))"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6]+TIME(0;10;0)" office:value-type="date" office:date-value="2024-01-06T03:30:00" calcext:value-type="date">
            <text:p>2024-01-06 03:30:00</text:p>
          </table:table-cell>
          <table:table-cell table:formula="of:=ROUND(NORMINV(RAND();700;50))"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7]+TIME(0;10;0)" office:value-type="date" office:date-value="2024-01-06T03:40:00" calcext:value-type="date">
            <text:p>2024-01-06 03:40:00</text:p>
          </table:table-cell>
          <table:table-cell table:formula="of:=ROUND(NORMINV(RAND();700;50))"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8]+TIME(0;10;0)" office:value-type="date" office:date-value="2024-01-06T03:50:00" calcext:value-type="date">
            <text:p>2024-01-06 03:50:00</text:p>
          </table:table-cell>
          <table:table-cell table:formula="of:=ROUND(NORMINV(RAND();700;50)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9]+TIME(0;10;0)" office:value-type="date" office:date-value="2024-01-06T04:00:00" calcext:value-type="date">
            <text:p>2024-01-06 04:00:00</text:p>
          </table:table-cell>
          <table:table-cell table:formula="of:=ROUND(NORMINV(RAND();700;50))"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0]+TIME(0;10;0)" office:value-type="date" office:date-value="2024-01-06T04:10:00" calcext:value-type="date">
            <text:p>2024-01-06 04:10:00</text:p>
          </table:table-cell>
          <table:table-cell table:formula="of:=ROUND(NORMINV(RAND();700;50))"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1]+TIME(0;10;0)" office:value-type="date" office:date-value="2024-01-06T04:20:00" calcext:value-type="date">
            <text:p>2024-01-06 04:20:00</text:p>
          </table:table-cell>
          <table:table-cell table:formula="of:=ROUND(NORMINV(RAND();700;50))"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2]+TIME(0;10;0)" office:value-type="date" office:date-value="2024-01-06T04:30:00" calcext:value-type="date">
            <text:p>2024-01-06 04:30:00</text:p>
          </table:table-cell>
          <table:table-cell table:formula="of:=ROUND(NORMINV(RAND();700;50))"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3]+TIME(0;10;0)" office:value-type="date" office:date-value="2024-01-06T04:40:00" calcext:value-type="date">
            <text:p>2024-01-06 04:40:00</text:p>
          </table:table-cell>
          <table:table-cell table:formula="of:=ROUND(NORMINV(RAND();700;50))"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4]+TIME(0;10;0)" office:value-type="date" office:date-value="2024-01-06T04:50:00" calcext:value-type="date">
            <text:p>2024-01-06 04:50:00</text:p>
          </table:table-cell>
          <table:table-cell table:formula="of:=ROUND(NORMINV(RAND();700;50))"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5]+TIME(0;10;0)" office:value-type="date" office:date-value="2024-01-06T05:00:00" calcext:value-type="date">
            <text:p>2024-01-06 05:00:00</text:p>
          </table:table-cell>
          <table:table-cell table:formula="of:=ROUND(NORMINV(RAND();700;50))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6]+TIME(0;10;0)" office:value-type="date" office:date-value="2024-01-06T05:10:00" calcext:value-type="date">
            <text:p>2024-01-06 05:10:00</text:p>
          </table:table-cell>
          <table:table-cell table:formula="of:=ROUND(NORMINV(RAND();700;50))"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7]+TIME(0;10;0)" office:value-type="date" office:date-value="2024-01-06T05:20:00" calcext:value-type="date">
            <text:p>2024-01-06 05:20:00</text:p>
          </table:table-cell>
          <table:table-cell table:formula="of:=ROUND(NORMINV(RAND();700;50))"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8]+TIME(0;10;0)" office:value-type="date" office:date-value="2024-01-06T05:30:00" calcext:value-type="date">
            <text:p>2024-01-06 05:30:00</text:p>
          </table:table-cell>
          <table:table-cell table:formula="of:=ROUND(NORMINV(RAND();700;50)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9]+TIME(0;10;0)" office:value-type="date" office:date-value="2024-01-06T05:40:00" calcext:value-type="date">
            <text:p>2024-01-06 05:40:00</text:p>
          </table:table-cell>
          <table:table-cell table:formula="of:=ROUND(NORMINV(RAND();700;50))"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0]+TIME(0;10;0)" office:value-type="date" office:date-value="2024-01-06T05:50:00" calcext:value-type="date">
            <text:p>2024-01-06 05:5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1]+TIME(0;10;0)" office:value-type="date" office:date-value="2024-01-06T06:00:00" calcext:value-type="date">
            <text:p>2024-01-06 06:00:00</text:p>
          </table:table-cell>
          <table:table-cell table:formula="of:=ROUND(NORMINV(RAND();700;50)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2]+TIME(0;10;0)" office:value-type="date" office:date-value="2024-01-06T06:10:00" calcext:value-type="date">
            <text:p>2024-01-06 06:10:00</text:p>
          </table:table-cell>
          <table:table-cell table:formula="of:=ROUND(NORMINV(RAND();700;50))"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3]+TIME(0;10;0)" office:value-type="date" office:date-value="2024-01-06T06:20:00" calcext:value-type="date">
            <text:p>2024-01-06 06:20:00</text:p>
          </table:table-cell>
          <table:table-cell table:formula="of:=ROUND(NORMINV(RAND();700;50)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4]+TIME(0;10;0)" office:value-type="date" office:date-value="2024-01-06T06:30:00" calcext:value-type="date">
            <text:p>2024-01-06 06:30:00</text:p>
          </table:table-cell>
          <table:table-cell table:formula="of:=ROUND(NORMINV(RAND();700;50))"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5]+TIME(0;10;0)" office:value-type="date" office:date-value="2024-01-06T06:40:00" calcext:value-type="date">
            <text:p>2024-01-06 06:40:00</text:p>
          </table:table-cell>
          <table:table-cell table:formula="of:=ROUND(NORMINV(RAND();700;50))"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6]+TIME(0;10;0)" office:value-type="date" office:date-value="2024-01-06T06:50:00" calcext:value-type="date">
            <text:p>2024-01-06 06:50:00</text:p>
          </table:table-cell>
          <table:table-cell table:formula="of:=ROUND(NORMINV(RAND();700;50))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7]+TIME(0;10;0)" office:value-type="date" office:date-value="2024-01-06T07:00:00" calcext:value-type="date">
            <text:p>2024-01-06 07:00:00</text:p>
          </table:table-cell>
          <table:table-cell table:formula="of:=ROUND(NORMINV(RAND();700;50))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8]+TIME(0;10;0)" office:value-type="date" office:date-value="2024-01-06T07:10:00" calcext:value-type="date">
            <text:p>2024-01-06 07:10:00</text:p>
          </table:table-cell>
          <table:table-cell table:formula="of:=ROUND(NORMINV(RAND();700;50))"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9]+TIME(0;10;0)" office:value-type="date" office:date-value="2024-01-06T07:20:00" calcext:value-type="date">
            <text:p>2024-01-06 07:20:00</text:p>
          </table:table-cell>
          <table:table-cell table:formula="of:=ROUND(NORMINV(RAND();700;50))"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0]+TIME(0;10;0)" office:value-type="date" office:date-value="2024-01-06T07:30:00" calcext:value-type="date">
            <text:p>2024-01-06 07:3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1]+TIME(0;10;0)" office:value-type="date" office:date-value="2024-01-06T07:40:00" calcext:value-type="date">
            <text:p>2024-01-06 07:40:00</text:p>
          </table:table-cell>
          <table:table-cell table:formula="of:=ROUND(NORMINV(RAND();700;50))"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2]+TIME(0;10;0)" office:value-type="date" office:date-value="2024-01-06T07:50:00" calcext:value-type="date">
            <text:p>2024-01-06 07:50:00</text:p>
          </table:table-cell>
          <table:table-cell table:formula="of:=ROUND(NORMINV(RAND();700;50))"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3]+TIME(0;10;0)" office:value-type="date" office:date-value="2024-01-06T08:00:00" calcext:value-type="date">
            <text:p>2024-01-06 08:00:00</text:p>
          </table:table-cell>
          <table:table-cell table:formula="of:=ROUND(NORMINV(RAND();700;50))"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4]+TIME(0;10;0)" office:value-type="date" office:date-value="2024-01-06T08:10:00" calcext:value-type="date">
            <text:p>2024-01-06 08:10:00</text:p>
          </table:table-cell>
          <table:table-cell table:formula="of:=ROUND(NORMINV(RAND();700;50))"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5]+TIME(0;10;0)" office:value-type="date" office:date-value="2024-01-06T08:20:00" calcext:value-type="date">
            <text:p>2024-01-06 08:20:00</text:p>
          </table:table-cell>
          <table:table-cell table:formula="of:=ROUND(NORMINV(RAND();700;50))"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6]+TIME(0;10;0)" office:value-type="date" office:date-value="2024-01-06T08:30:00" calcext:value-type="date">
            <text:p>2024-01-06 08:30:00</text:p>
          </table:table-cell>
          <table:table-cell table:formula="of:=ROUND(NORMINV(RAND();700;50))"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7]+TIME(0;10;0)" office:value-type="date" office:date-value="2024-01-06T08:40:00" calcext:value-type="date">
            <text:p>2024-01-06 08:40:00</text:p>
          </table:table-cell>
          <table:table-cell table:formula="of:=ROUND(NORMINV(RAND();700;50))"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8]+TIME(0;10;0)" office:value-type="date" office:date-value="2024-01-06T08:50:00" calcext:value-type="date">
            <text:p>2024-01-06 08:50:00</text:p>
          </table:table-cell>
          <table:table-cell table:formula="of:=ROUND(NORMINV(RAND();700;50)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9]+TIME(0;10;0)" office:value-type="date" office:date-value="2024-01-06T09:00:00" calcext:value-type="date">
            <text:p>2024-01-06 09:00:00</text:p>
          </table:table-cell>
          <table:table-cell table:formula="of:=ROUND(NORMINV(RAND();700;50))"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0]+TIME(0;10;0)" office:value-type="date" office:date-value="2024-01-06T09:10:00" calcext:value-type="date">
            <text:p>2024-01-06 09:10:00</text:p>
          </table:table-cell>
          <table:table-cell table:formula="of:=ROUND(NORMINV(RAND();700;50))"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201]+TIME(0;10;0)" office:value-type="date" office:date-value="2024-01-06T09:20:00" calcext:value-type="date">
            <text:p>2024-01-06 09:20:00</text:p>
          </table:table-cell>
          <table:table-cell table:formula="of:=ROUND(NORMINV(RAND();500;50))" office:value-type="float" office:value="577" calcext:value-type="float">
            <text:p>57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2]+TIME(0;10;0)" office:value-type="date" office:date-value="2024-01-06T09:30:00" calcext:value-type="date">
            <text:p>2024-01-06 09:30:00</text:p>
          </table:table-cell>
          <table:table-cell table:formula="of:=ROUND(NORMINV(RAND();500;50))" office:value-type="float" office:value="576" calcext:value-type="float">
            <text:p>5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3]+TIME(0;10;0)" office:value-type="date" office:date-value="2024-01-06T09:40:00" calcext:value-type="date">
            <text:p>2024-01-06 09:40:00</text:p>
          </table:table-cell>
          <table:table-cell table:formula="of:=ROUND(NORMINV(RAND();500;50))" office:value-type="float" office:value="499" calcext:value-type="float">
            <text:p>4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4]+TIME(0;10;0)" office:value-type="date" office:date-value="2024-01-06T09:50:00" calcext:value-type="date">
            <text:p>2024-01-06 09:50:00</text:p>
          </table:table-cell>
          <table:table-cell table:formula="of:=ROUND(NORMINV(RAND();500;50))" office:value-type="float" office:value="422" calcext:value-type="float">
            <text:p>4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5]+TIME(0;10;0)" office:value-type="date" office:date-value="2024-01-06T10:00:00" calcext:value-type="date">
            <text:p>2024-01-06 10:00:00</text:p>
          </table:table-cell>
          <table:table-cell table:formula="of:=ROUND(NORMINV(RAND();500;50))" office:value-type="float" office:value="449" calcext:value-type="float">
            <text:p>44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6]+TIME(0;10;0)" office:value-type="date" office:date-value="2024-01-06T10:10:00" calcext:value-type="date">
            <text:p>2024-01-06 10:10:00</text:p>
          </table:table-cell>
          <table:table-cell table:formula="of:=ROUND(NORMINV(RAND();500;50))" office:value-type="float" office:value="572" calcext:value-type="float">
            <text:p>57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7]+TIME(0;10;0)" office:value-type="date" office:date-value="2024-01-06T10:20:00" calcext:value-type="date">
            <text:p>2024-01-06 10:20:00</text:p>
          </table:table-cell>
          <table:table-cell table:formula="of:=ROUND(NORMINV(RAND();500;50))" office:value-type="float" office:value="560" calcext:value-type="float">
            <text:p>5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8]+TIME(0;10;0)" office:value-type="date" office:date-value="2024-01-06T10:30:00" calcext:value-type="date">
            <text:p>2024-01-06 10:30:00</text:p>
          </table:table-cell>
          <table:table-cell table:formula="of:=ROUND(NORMINV(RAND();500;50))" office:value-type="float" office:value="542" calcext:value-type="float">
            <text:p>5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09]+TIME(0;10;0)" office:value-type="date" office:date-value="2024-01-06T10:40:00" calcext:value-type="date">
            <text:p>2024-01-06 10:40:00</text:p>
          </table:table-cell>
          <table:table-cell table:formula="of:=ROUND(NORMINV(RAND();500;50))"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0]+TIME(0;10;0)" office:value-type="date" office:date-value="2024-01-06T10:50:00" calcext:value-type="date">
            <text:p>2024-01-06 10:50:00</text:p>
          </table:table-cell>
          <table:table-cell table:formula="of:=ROUND(NORMINV(RAND();500;50))" office:value-type="float" office:value="503" calcext:value-type="float">
            <text:p>50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1]+TIME(0;10;0)" office:value-type="date" office:date-value="2024-01-06T11:00:00" calcext:value-type="date">
            <text:p>2024-01-06 11:00:00</text:p>
          </table:table-cell>
          <table:table-cell table:formula="of:=ROUND(NORMINV(RAND();500;50))" office:value-type="float" office:value="493" calcext:value-type="float">
            <text:p>4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2]+TIME(0;10;0)" office:value-type="date" office:date-value="2024-01-06T11:10:00" calcext:value-type="date">
            <text:p>2024-01-06 11:10:00</text:p>
          </table:table-cell>
          <table:table-cell table:formula="of:=ROUND(NORMINV(RAND();500;50))"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3]+TIME(0;10;0)" office:value-type="date" office:date-value="2024-01-06T11:20:00" calcext:value-type="date">
            <text:p>2024-01-06 11:20:00</text:p>
          </table:table-cell>
          <table:table-cell table:formula="of:=ROUND(NORMINV(RAND();500;50))" office:value-type="float" office:value="491" calcext:value-type="float">
            <text:p>4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4]+TIME(0;10;0)" office:value-type="date" office:date-value="2024-01-06T11:30:00" calcext:value-type="date">
            <text:p>2024-01-06 11:30:00</text:p>
          </table:table-cell>
          <table:table-cell table:formula="of:=ROUND(NORMINV(RAND();500;50))" office:value-type="float" office:value="426" calcext:value-type="float">
            <text:p>4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5]+TIME(0;10;0)" office:value-type="date" office:date-value="2024-01-06T11:40:00" calcext:value-type="date">
            <text:p>2024-01-06 11:40:00</text:p>
          </table:table-cell>
          <table:table-cell table:formula="of:=ROUND(NORMINV(RAND();500;50))"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6]+TIME(0;10;0)" office:value-type="date" office:date-value="2024-01-06T11:50:00" calcext:value-type="date">
            <text:p>2024-01-06 11:50:00</text:p>
          </table:table-cell>
          <table:table-cell table:formula="of:=ROUND(NORMINV(RAND();500;50))"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7]+TIME(0;10;0)" office:value-type="date" office:date-value="2024-01-06T12:00:00" calcext:value-type="date">
            <text:p>2024-01-06 12:00:00</text:p>
          </table:table-cell>
          <table:table-cell table:formula="of:=ROUND(NORMINV(RAND();500;50))" office:value-type="float" office:value="518" calcext:value-type="float">
            <text:p>5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8]+TIME(0;10;0)" office:value-type="date" office:date-value="2024-01-06T12:10:00" calcext:value-type="date">
            <text:p>2024-01-06 12:10:00</text:p>
          </table:table-cell>
          <table:table-cell table:formula="of:=ROUND(NORMINV(RAND();500;50))" office:value-type="float" office:value="484" calcext:value-type="float">
            <text:p>4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19]+TIME(0;10;0)" office:value-type="date" office:date-value="2024-01-06T12:20:00" calcext:value-type="date">
            <text:p>2024-01-06 12:20:00</text:p>
          </table:table-cell>
          <table:table-cell table:formula="of:=ROUND(NORMINV(RAND();500;50))" office:value-type="float" office:value="463" calcext:value-type="float">
            <text:p>46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0]+TIME(0;10;0)" office:value-type="date" office:date-value="2024-01-06T12:30:00" calcext:value-type="date">
            <text:p>2024-01-06 12:30:00</text:p>
          </table:table-cell>
          <table:table-cell table:formula="of:=ROUND(NORMINV(RAND();500;50))" office:value-type="float" office:value="552" calcext:value-type="float">
            <text:p>5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1]+TIME(0;10;0)" office:value-type="date" office:date-value="2024-01-06T12:40:00" calcext:value-type="date">
            <text:p>2024-01-06 12:40:00</text:p>
          </table:table-cell>
          <table:table-cell table:formula="of:=ROUND(NORMINV(RAND();500;50))" office:value-type="float" office:value="524" calcext:value-type="float">
            <text:p>5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2]+TIME(0;10;0)" office:value-type="date" office:date-value="2024-01-06T12:50:00" calcext:value-type="date">
            <text:p>2024-01-06 12:50:00</text:p>
          </table:table-cell>
          <table:table-cell table:formula="of:=ROUND(NORMINV(RAND();500;50))" office:value-type="float" office:value="511" calcext:value-type="float">
            <text:p>5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3]+TIME(0;10;0)" office:value-type="date" office:date-value="2024-01-06T13:00:00" calcext:value-type="date">
            <text:p>2024-01-06 13:00:00</text:p>
          </table:table-cell>
          <table:table-cell table:formula="of:=ROUND(NORMINV(RAND();500;50))" office:value-type="float" office:value="547" calcext:value-type="float">
            <text:p>5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4]+TIME(0;10;0)" office:value-type="date" office:date-value="2024-01-06T13:10:00" calcext:value-type="date">
            <text:p>2024-01-06 13:10:00</text:p>
          </table:table-cell>
          <table:table-cell table:formula="of:=ROUND(NORMINV(RAND();500;50))" office:value-type="float" office:value="511" calcext:value-type="float">
            <text:p>5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5]+TIME(0;10;0)" office:value-type="date" office:date-value="2024-01-06T13:20:00" calcext:value-type="date">
            <text:p>2024-01-06 13:20:00</text:p>
          </table:table-cell>
          <table:table-cell table:formula="of:=ROUND(NORMINV(RAND();500;50))" office:value-type="float" office:value="523" calcext:value-type="float">
            <text:p>52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6]+TIME(0;10;0)" office:value-type="date" office:date-value="2024-01-06T13:30:00" calcext:value-type="date">
            <text:p>2024-01-06 13:30:00</text:p>
          </table:table-cell>
          <table:table-cell table:formula="of:=ROUND(NORMINV(RAND();500;50))" office:value-type="float" office:value="585" calcext:value-type="float">
            <text:p>5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7]+TIME(0;10;0)" office:value-type="date" office:date-value="2024-01-06T13:40:00" calcext:value-type="date">
            <text:p>2024-01-06 13:40:00</text:p>
          </table:table-cell>
          <table:table-cell table:formula="of:=ROUND(NORMINV(RAND();500;50))" office:value-type="float" office:value="543" calcext:value-type="float">
            <text:p>5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8]+TIME(0;10;0)" office:value-type="date" office:date-value="2024-01-06T13:50:00" calcext:value-type="date">
            <text:p>2024-01-06 13:50:00</text:p>
          </table:table-cell>
          <table:table-cell table:formula="of:=ROUND(NORMINV(RAND();500;50))" office:value-type="float" office:value="399" calcext:value-type="float">
            <text:p>3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29]+TIME(0;10;0)" office:value-type="date" office:date-value="2024-01-06T14:00:00" calcext:value-type="date">
            <text:p>2024-01-06 14:00:00</text:p>
          </table:table-cell>
          <table:table-cell table:formula="of:=ROUND(NORMINV(RAND();500;50))" office:value-type="float" office:value="540" calcext:value-type="float">
            <text:p>5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0]+TIME(0;10;0)" office:value-type="date" office:date-value="2024-01-06T14:10:00" calcext:value-type="date">
            <text:p>2024-01-06 14:10:00</text:p>
          </table:table-cell>
          <table:table-cell table:formula="of:=ROUND(NORMINV(RAND();500;50))" office:value-type="float" office:value="444" calcext:value-type="float">
            <text:p>4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1]+TIME(0;10;0)" office:value-type="date" office:date-value="2024-01-06T14:20:00" calcext:value-type="date">
            <text:p>2024-01-06 14:20:00</text:p>
          </table:table-cell>
          <table:table-cell table:formula="of:=ROUND(NORMINV(RAND();500;50))" office:value-type="float" office:value="518" calcext:value-type="float">
            <text:p>5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2]+TIME(0;10;0)" office:value-type="date" office:date-value="2024-01-06T14:30:00" calcext:value-type="date">
            <text:p>2024-01-06 14:30:00</text:p>
          </table:table-cell>
          <table:table-cell table:formula="of:=ROUND(NORMINV(RAND();500;50))" office:value-type="float" office:value="472" calcext:value-type="float">
            <text:p>47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3]+TIME(0;10;0)" office:value-type="date" office:date-value="2024-01-06T14:40:00" calcext:value-type="date">
            <text:p>2024-01-06 14:40:00</text:p>
          </table:table-cell>
          <table:table-cell table:formula="of:=ROUND(NORMINV(RAND();500;50))"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4]+TIME(0;10;0)" office:value-type="date" office:date-value="2024-01-06T14:50:00" calcext:value-type="date">
            <text:p>2024-01-06 14:50:00</text:p>
          </table:table-cell>
          <table:table-cell table:formula="of:=ROUND(NORMINV(RAND();500;50))" office:value-type="float" office:value="519" calcext:value-type="float">
            <text:p>5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5]+TIME(0;10;0)" office:value-type="date" office:date-value="2024-01-06T15:00:00" calcext:value-type="date">
            <text:p>2024-01-06 15:00:00</text:p>
          </table:table-cell>
          <table:table-cell table:formula="of:=ROUND(NORMINV(RAND();500;50))" office:value-type="float" office:value="446" calcext:value-type="float">
            <text:p>44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6]+TIME(0;10;0)" office:value-type="date" office:date-value="2024-01-06T15:10:00" calcext:value-type="date">
            <text:p>2024-01-06 15:10:00</text:p>
          </table:table-cell>
          <table:table-cell table:formula="of:=ROUND(NORMINV(RAND();500;50))" office:value-type="float" office:value="539" calcext:value-type="float">
            <text:p>5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7]+TIME(0;10;0)" office:value-type="date" office:date-value="2024-01-06T15:20:00" calcext:value-type="date">
            <text:p>2024-01-06 15:20:00</text:p>
          </table:table-cell>
          <table:table-cell table:formula="of:=ROUND(NORMINV(RAND();500;50))" office:value-type="float" office:value="636" calcext:value-type="float">
            <text:p>6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8]+TIME(0;10;0)" office:value-type="date" office:date-value="2024-01-06T15:30:00" calcext:value-type="date">
            <text:p>2024-01-06 15:30:00</text:p>
          </table:table-cell>
          <table:table-cell table:formula="of:=ROUND(NORMINV(RAND();500;50))" office:value-type="float" office:value="464" calcext:value-type="float">
            <text:p>46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39]+TIME(0;10;0)" office:value-type="date" office:date-value="2024-01-06T15:40:00" calcext:value-type="date">
            <text:p>2024-01-06 15:40:00</text:p>
          </table:table-cell>
          <table:table-cell table:formula="of:=ROUND(NORMINV(RAND();500;50))" office:value-type="float" office:value="430" calcext:value-type="float">
            <text:p>43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0]+TIME(0;10;0)" office:value-type="date" office:date-value="2024-01-06T15:50:00" calcext:value-type="date">
            <text:p>2024-01-06 15:50:00</text:p>
          </table:table-cell>
          <table:table-cell table:formula="of:=ROUND(NORMINV(RAND();500;50))"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1]+TIME(0;10;0)" office:value-type="date" office:date-value="2024-01-06T16:00:00" calcext:value-type="date">
            <text:p>2024-01-06 16:00:00</text:p>
          </table:table-cell>
          <table:table-cell table:formula="of:=ROUND(NORMINV(RAND();500;50))" office:value-type="float" office:value="432" calcext:value-type="float">
            <text:p>43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2]+TIME(0;10;0)" office:value-type="date" office:date-value="2024-01-06T16:10:00" calcext:value-type="date">
            <text:p>2024-01-06 16:10:00</text:p>
          </table:table-cell>
          <table:table-cell table:formula="of:=ROUND(NORMINV(RAND();500;50))" office:value-type="float" office:value="492" calcext:value-type="float">
            <text:p>4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3]+TIME(0;10;0)" office:value-type="date" office:date-value="2024-01-06T16:20:00" calcext:value-type="date">
            <text:p>2024-01-06 16:20:00</text:p>
          </table:table-cell>
          <table:table-cell table:formula="of:=ROUND(NORMINV(RAND();500;50))" office:value-type="float" office:value="540" calcext:value-type="float">
            <text:p>5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4]+TIME(0;10;0)" office:value-type="date" office:date-value="2024-01-06T16:30:00" calcext:value-type="date">
            <text:p>2024-01-06 16:30:00</text:p>
          </table:table-cell>
          <table:table-cell table:formula="of:=ROUND(NORMINV(RAND();500;50))" office:value-type="float" office:value="471" calcext:value-type="float">
            <text:p>47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5]+TIME(0;10;0)" office:value-type="date" office:date-value="2024-01-06T16:40:00" calcext:value-type="date">
            <text:p>2024-01-06 16:40:00</text:p>
          </table:table-cell>
          <table:table-cell table:formula="of:=ROUND(NORMINV(RAND();500;50))" office:value-type="float" office:value="516" calcext:value-type="float">
            <text:p>5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6]+TIME(0;10;0)" office:value-type="date" office:date-value="2024-01-06T16:50:00" calcext:value-type="date">
            <text:p>2024-01-06 16:50:00</text:p>
          </table:table-cell>
          <table:table-cell table:formula="of:=ROUND(NORMINV(RAND();500;50))" office:value-type="float" office:value="510" calcext:value-type="float">
            <text:p>5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7]+TIME(0;10;0)" office:value-type="date" office:date-value="2024-01-06T17:00:00" calcext:value-type="date">
            <text:p>2024-01-06 17:00:00</text:p>
          </table:table-cell>
          <table:table-cell table:formula="of:=ROUND(NORMINV(RAND();500;50))" office:value-type="float" office:value="528" calcext:value-type="float">
            <text:p>5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8]+TIME(0;10;0)" office:value-type="date" office:date-value="2024-01-06T17:10:00" calcext:value-type="date">
            <text:p>2024-01-06 17:10:00</text:p>
          </table:table-cell>
          <table:table-cell table:formula="of:=ROUND(NORMINV(RAND();500;50))" office:value-type="float" office:value="487" calcext:value-type="float">
            <text:p>4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49]+TIME(0;10;0)" office:value-type="date" office:date-value="2024-01-06T17:20:00" calcext:value-type="date">
            <text:p>2024-01-06 17:20:00</text:p>
          </table:table-cell>
          <table:table-cell table:formula="of:=ROUND(NORMINV(RAND();500;50))" office:value-type="float" office:value="492" calcext:value-type="float">
            <text:p>4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0]+TIME(0;10;0)" office:value-type="date" office:date-value="2024-01-06T17:30:00" calcext:value-type="date">
            <text:p>2024-01-06 17:30:00</text:p>
          </table:table-cell>
          <table:table-cell table:formula="of:=ROUND(NORMINV(RAND();500;50))"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1]+TIME(0;10;0)" office:value-type="date" office:date-value="2024-01-06T17:40:00" calcext:value-type="date">
            <text:p>2024-01-06 17:40:00</text:p>
          </table:table-cell>
          <table:table-cell table:formula="of:=ROUND(NORMINV(RAND();500;50))" office:value-type="float" office:value="581" calcext:value-type="float">
            <text:p>5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2]+TIME(0;10;0)" office:value-type="date" office:date-value="2024-01-06T17:50:00" calcext:value-type="date">
            <text:p>2024-01-06 17:50:00</text:p>
          </table:table-cell>
          <table:table-cell table:formula="of:=ROUND(NORMINV(RAND();500;50))" office:value-type="float" office:value="453" calcext:value-type="float">
            <text:p>4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3]+TIME(0;10;0)" office:value-type="date" office:date-value="2024-01-06T18:00:00" calcext:value-type="date">
            <text:p>2024-01-06 18:00:00</text:p>
          </table:table-cell>
          <table:table-cell table:formula="of:=ROUND(NORMINV(RAND();500;50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4]+TIME(0;10;0)" office:value-type="date" office:date-value="2024-01-06T18:10:00" calcext:value-type="date">
            <text:p>2024-01-06 18:10:00</text:p>
          </table:table-cell>
          <table:table-cell table:formula="of:=ROUND(NORMINV(RAND();500;50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5]+TIME(0;10;0)" office:value-type="date" office:date-value="2024-01-06T18:20:00" calcext:value-type="date">
            <text:p>2024-01-06 18:20:00</text:p>
          </table:table-cell>
          <table:table-cell table:formula="of:=ROUND(NORMINV(RAND();500;50))" office:value-type="float" office:value="551" calcext:value-type="float">
            <text:p>5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6]+TIME(0;10;0)" office:value-type="date" office:date-value="2024-01-06T18:30:00" calcext:value-type="date">
            <text:p>2024-01-06 18:30:00</text:p>
          </table:table-cell>
          <table:table-cell table:formula="of:=ROUND(NORMINV(RAND();500;50))" office:value-type="float" office:value="551" calcext:value-type="float">
            <text:p>5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7]+TIME(0;10;0)" office:value-type="date" office:date-value="2024-01-06T18:40:00" calcext:value-type="date">
            <text:p>2024-01-06 18:40:00</text:p>
          </table:table-cell>
          <table:table-cell table:formula="of:=ROUND(NORMINV(RAND();500;50))"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8]+TIME(0;10;0)" office:value-type="date" office:date-value="2024-01-06T18:50:00" calcext:value-type="date">
            <text:p>2024-01-06 18:50:00</text:p>
          </table:table-cell>
          <table:table-cell table:formula="of:=ROUND(NORMINV(RAND();500;50))" office:value-type="float" office:value="537" calcext:value-type="float">
            <text:p>5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59]+TIME(0;10;0)" office:value-type="date" office:date-value="2024-01-06T19:00:00" calcext:value-type="date">
            <text:p>2024-01-06 19:00:00</text:p>
          </table:table-cell>
          <table:table-cell table:formula="of:=ROUND(NORMINV(RAND();500;50))" office:value-type="float" office:value="579" calcext:value-type="float">
            <text:p>5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0]+TIME(0;10;0)" office:value-type="date" office:date-value="2024-01-06T19:10:00" calcext:value-type="date">
            <text:p>2024-01-06 19:10:00</text:p>
          </table:table-cell>
          <table:table-cell table:formula="of:=ROUND(NORMINV(RAND();500;50))" office:value-type="float" office:value="456" calcext:value-type="float">
            <text:p>4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1]+TIME(0;10;0)" office:value-type="date" office:date-value="2024-01-06T19:20:00" calcext:value-type="date">
            <text:p>2024-01-06 19:20:00</text:p>
          </table:table-cell>
          <table:table-cell table:formula="of:=ROUND(NORMINV(RAND();500;50))" office:value-type="float" office:value="401" calcext:value-type="float">
            <text:p>4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2]+TIME(0;10;0)" office:value-type="date" office:date-value="2024-01-06T19:30:00" calcext:value-type="date">
            <text:p>2024-01-06 19:30:00</text:p>
          </table:table-cell>
          <table:table-cell table:formula="of:=ROUND(NORMINV(RAND();500;50))" office:value-type="float" office:value="599" calcext:value-type="float">
            <text:p>5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3]+TIME(0;10;0)" office:value-type="date" office:date-value="2024-01-06T19:40:00" calcext:value-type="date">
            <text:p>2024-01-06 19:40:00</text:p>
          </table:table-cell>
          <table:table-cell table:formula="of:=ROUND(NORMINV(RAND();500;50))" office:value-type="float" office:value="565" calcext:value-type="float">
            <text:p>56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4]+TIME(0;10;0)" office:value-type="date" office:date-value="2024-01-06T19:50:00" calcext:value-type="date">
            <text:p>2024-01-06 19:50:00</text:p>
          </table:table-cell>
          <table:table-cell table:formula="of:=ROUND(NORMINV(RAND();500;50))" office:value-type="float" office:value="461" calcext:value-type="float">
            <text:p>4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5]+TIME(0;10;0)" office:value-type="date" office:date-value="2024-01-06T20:00:00" calcext:value-type="date">
            <text:p>2024-01-06 20:00:00</text:p>
          </table:table-cell>
          <table:table-cell table:formula="of:=ROUND(NORMINV(RAND();500;50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6]+TIME(0;10;0)" office:value-type="date" office:date-value="2024-01-06T20:10:00" calcext:value-type="date">
            <text:p>2024-01-06 20:10:00</text:p>
          </table:table-cell>
          <table:table-cell table:formula="of:=ROUND(NORMINV(RAND();500;50))" office:value-type="float" office:value="533" calcext:value-type="float">
            <text:p>53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7]+TIME(0;10;0)" office:value-type="date" office:date-value="2024-01-06T20:20:00" calcext:value-type="date">
            <text:p>2024-01-06 20:20:00</text:p>
          </table:table-cell>
          <table:table-cell table:formula="of:=ROUND(NORMINV(RAND();500;50))" office:value-type="float" office:value="520" calcext:value-type="float">
            <text:p>5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8]+TIME(0;10;0)" office:value-type="date" office:date-value="2024-01-06T20:30:00" calcext:value-type="date">
            <text:p>2024-01-06 20:30:00</text:p>
          </table:table-cell>
          <table:table-cell table:formula="of:=ROUND(NORMINV(RAND();500;50))"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69]+TIME(0;10;0)" office:value-type="date" office:date-value="2024-01-06T20:40:00" calcext:value-type="date">
            <text:p>2024-01-06 20:40:00</text:p>
          </table:table-cell>
          <table:table-cell table:formula="of:=ROUND(NORMINV(RAND();500;50))" office:value-type="float" office:value="470" calcext:value-type="float">
            <text:p>4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0]+TIME(0;10;0)" office:value-type="date" office:date-value="2024-01-06T20:50:00" calcext:value-type="date">
            <text:p>2024-01-06 20:50:00</text:p>
          </table:table-cell>
          <table:table-cell table:formula="of:=ROUND(NORMINV(RAND();500;50))" office:value-type="float" office:value="481" calcext:value-type="float">
            <text:p>4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1]+TIME(0;10;0)" office:value-type="date" office:date-value="2024-01-06T21:00:00" calcext:value-type="date">
            <text:p>2024-01-06 21:00:00</text:p>
          </table:table-cell>
          <table:table-cell table:formula="of:=ROUND(NORMINV(RAND();500;50))" office:value-type="float" office:value="481" calcext:value-type="float">
            <text:p>4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2]+TIME(0;10;0)" office:value-type="date" office:date-value="2024-01-06T21:10:00" calcext:value-type="date">
            <text:p>2024-01-06 21:10:00</text:p>
          </table:table-cell>
          <table:table-cell table:formula="of:=ROUND(NORMINV(RAND();500;50))" office:value-type="float" office:value="488" calcext:value-type="float">
            <text:p>4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3]+TIME(0;10;0)" office:value-type="date" office:date-value="2024-01-06T21:20:00" calcext:value-type="date">
            <text:p>2024-01-06 21:20:00</text:p>
          </table:table-cell>
          <table:table-cell table:formula="of:=ROUND(NORMINV(RAND();500;50))" office:value-type="float" office:value="459" calcext:value-type="float">
            <text:p>4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4]+TIME(0;10;0)" office:value-type="date" office:date-value="2024-01-06T21:30:00" calcext:value-type="date">
            <text:p>2024-01-06 21:30:00</text:p>
          </table:table-cell>
          <table:table-cell table:formula="of:=ROUND(NORMINV(RAND();500;50))" office:value-type="float" office:value="466" calcext:value-type="float">
            <text:p>46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5]+TIME(0;10;0)" office:value-type="date" office:date-value="2024-01-06T21:40:00" calcext:value-type="date">
            <text:p>2024-01-06 21:40:00</text:p>
          </table:table-cell>
          <table:table-cell table:formula="of:=ROUND(NORMINV(RAND();500;50))" office:value-type="float" office:value="441" calcext:value-type="float">
            <text:p>4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6]+TIME(0;10;0)" office:value-type="date" office:date-value="2024-01-06T21:50:00" calcext:value-type="date">
            <text:p>2024-01-06 21:50:00</text:p>
          </table:table-cell>
          <table:table-cell table:formula="of:=ROUND(NORMINV(RAND();500;50))"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7]+TIME(0;10;0)" office:value-type="date" office:date-value="2024-01-06T22:00:00" calcext:value-type="date">
            <text:p>2024-01-06 22:00:00</text:p>
          </table:table-cell>
          <table:table-cell table:formula="of:=ROUND(NORMINV(RAND();500;50))"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8]+TIME(0;10;0)" office:value-type="date" office:date-value="2024-01-06T22:10:00" calcext:value-type="date">
            <text:p>2024-01-06 22:10:00</text:p>
          </table:table-cell>
          <table:table-cell table:formula="of:=ROUND(NORMINV(RAND();500;50))" office:value-type="float" office:value="458" calcext:value-type="float">
            <text:p>45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79]+TIME(0;10;0)" office:value-type="date" office:date-value="2024-01-06T22:20:00" calcext:value-type="date">
            <text:p>2024-01-06 22:20:00</text:p>
          </table:table-cell>
          <table:table-cell table:formula="of:=ROUND(NORMINV(RAND();500;50))" office:value-type="float" office:value="515" calcext:value-type="float">
            <text:p>5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0]+TIME(0;10;0)" office:value-type="date" office:date-value="2024-01-06T22:30:00" calcext:value-type="date">
            <text:p>2024-01-06 22:30:00</text:p>
          </table:table-cell>
          <table:table-cell table:formula="of:=ROUND(NORMINV(RAND();500;50))" office:value-type="float" office:value="546" calcext:value-type="float">
            <text:p>54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1]+TIME(0;10;0)" office:value-type="date" office:date-value="2024-01-06T22:40:00" calcext:value-type="date">
            <text:p>2024-01-06 22:40:00</text:p>
          </table:table-cell>
          <table:table-cell table:formula="of:=ROUND(NORMINV(RAND();500;50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2]+TIME(0;10;0)" office:value-type="date" office:date-value="2024-01-06T22:50:00" calcext:value-type="date">
            <text:p>2024-01-06 22:50:00</text:p>
          </table:table-cell>
          <table:table-cell table:formula="of:=ROUND(NORMINV(RAND();500;50))" office:value-type="float" office:value="466" calcext:value-type="float">
            <text:p>46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3]+TIME(0;10;0)" office:value-type="date" office:date-value="2024-01-06T23:00:00" calcext:value-type="date">
            <text:p>2024-01-06 23:00:00</text:p>
          </table:table-cell>
          <table:table-cell table:formula="of:=ROUND(NORMINV(RAND();500;50))" office:value-type="float" office:value="472" calcext:value-type="float">
            <text:p>47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4]+TIME(0;10;0)" office:value-type="date" office:date-value="2024-01-06T23:10:00" calcext:value-type="date">
            <text:p>2024-01-06 23:10:00</text:p>
          </table:table-cell>
          <table:table-cell table:formula="of:=ROUND(NORMINV(RAND();500;50))" office:value-type="float" office:value="587" calcext:value-type="float">
            <text:p>5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5]+TIME(0;10;0)" office:value-type="date" office:date-value="2024-01-06T23:20:00" calcext:value-type="date">
            <text:p>2024-01-06 23:20:00</text:p>
          </table:table-cell>
          <table:table-cell table:formula="of:=ROUND(NORMINV(RAND();500;50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6]+TIME(0;10;0)" office:value-type="date" office:date-value="2024-01-06T23:30:00" calcext:value-type="date">
            <text:p>2024-01-06 23:30:00</text:p>
          </table:table-cell>
          <table:table-cell table:formula="of:=ROUND(NORMINV(RAND();500;50))" office:value-type="float" office:value="420" calcext:value-type="float">
            <text:p>4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7]+TIME(0;10;0)" office:value-type="date" office:date-value="2024-01-06T23:40:00" calcext:value-type="date">
            <text:p>2024-01-06 23:40:00</text:p>
          </table:table-cell>
          <table:table-cell table:formula="of:=ROUND(NORMINV(RAND();500;50))" office:value-type="float" office:value="526" calcext:value-type="float">
            <text:p>5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8]+TIME(0;10;0)" office:value-type="date" office:date-value="2024-01-06T23:50:00" calcext:value-type="date">
            <text:p>2024-01-06 23:50:00</text:p>
          </table:table-cell>
          <table:table-cell table:formula="of:=ROUND(NORMINV(RAND();500;50))"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89]+TIME(0;10;0)" office:value-type="date" office:date-value="2024-01-07T00:00:00" calcext:value-type="date">
            <text:p>2024-01-07 00:00:00</text:p>
          </table:table-cell>
          <table:table-cell table:formula="of:=ROUND(NORMINV(RAND();500;50))" office:value-type="float" office:value="556" calcext:value-type="float">
            <text:p>5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0]+TIME(0;10;0)" office:value-type="date" office:date-value="2024-01-07T00:10:00" calcext:value-type="date">
            <text:p>2024-01-07 00:10:00</text:p>
          </table:table-cell>
          <table:table-cell table:formula="of:=ROUND(NORMINV(RAND();500;50))" office:value-type="float" office:value="488" calcext:value-type="float">
            <text:p>4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1]+TIME(0;10;0)" office:value-type="date" office:date-value="2024-01-07T00:20:00" calcext:value-type="date">
            <text:p>2024-01-07 00:20:00</text:p>
          </table:table-cell>
          <table:table-cell table:formula="of:=ROUND(NORMINV(RAND();500;50))"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2]+TIME(0;10;0)" office:value-type="date" office:date-value="2024-01-07T00:30:00" calcext:value-type="date">
            <text:p>2024-01-07 00:30:00</text:p>
          </table:table-cell>
          <table:table-cell table:formula="of:=ROUND(NORMINV(RAND();500;50))" office:value-type="float" office:value="621" calcext:value-type="float">
            <text:p>6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3]+TIME(0;10;0)" office:value-type="date" office:date-value="2024-01-07T00:40:00" calcext:value-type="date">
            <text:p>2024-01-07 00:40:00</text:p>
          </table:table-cell>
          <table:table-cell table:formula="of:=ROUND(NORMINV(RAND();500;50))"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4]+TIME(0;10;0)" office:value-type="date" office:date-value="2024-01-07T00:50:00" calcext:value-type="date">
            <text:p>2024-01-07 00:50:00</text:p>
          </table:table-cell>
          <table:table-cell table:formula="of:=ROUND(NORMINV(RAND();500;50))" office:value-type="float" office:value="488" calcext:value-type="float">
            <text:p>4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5]+TIME(0;10;0)" office:value-type="date" office:date-value="2024-01-07T01:00:00" calcext:value-type="date">
            <text:p>2024-01-07 01:00:00</text:p>
          </table:table-cell>
          <table:table-cell table:formula="of:=ROUND(NORMINV(RAND();500;50))" office:value-type="float" office:value="588" calcext:value-type="float">
            <text:p>5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6]+TIME(0;10;0)" office:value-type="date" office:date-value="2024-01-07T01:10:00" calcext:value-type="date">
            <text:p>2024-01-07 01:10:00</text:p>
          </table:table-cell>
          <table:table-cell table:formula="of:=ROUND(NORMINV(RAND();500;50))" office:value-type="float" office:value="511" calcext:value-type="float">
            <text:p>5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7]+TIME(0;10;0)" office:value-type="date" office:date-value="2024-01-07T01:20:00" calcext:value-type="date">
            <text:p>2024-01-07 01:20:00</text:p>
          </table:table-cell>
          <table:table-cell table:formula="of:=ROUND(NORMINV(RAND();500;50))"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8]+TIME(0;10;0)" office:value-type="date" office:date-value="2024-01-07T01:30:00" calcext:value-type="date">
            <text:p>2024-01-07 01:30:00</text:p>
          </table:table-cell>
          <table:table-cell table:formula="of:=ROUND(NORMINV(RAND();500;50))" office:value-type="float" office:value="422" calcext:value-type="float">
            <text:p>4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299]+TIME(0;10;0)" office:value-type="date" office:date-value="2024-01-07T01:40:00" calcext:value-type="date">
            <text:p>2024-01-07 01:40:00</text:p>
          </table:table-cell>
          <table:table-cell table:formula="of:=ROUND(NORMINV(RAND();500;50))" office:value-type="float" office:value="528" calcext:value-type="float">
            <text:p>5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0]+TIME(0;10;0)" office:value-type="date" office:date-value="2024-01-07T01:50:00" calcext:value-type="date">
            <text:p>2024-01-07 01:50:00</text:p>
          </table:table-cell>
          <table:table-cell table:formula="of:=ROUND(NORMINV(RAND();500;50))" office:value-type="float" office:value="487" calcext:value-type="float">
            <text:p>4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1]+TIME(0;10;0)" office:value-type="date" office:date-value="2024-01-07T02:00:00" calcext:value-type="date">
            <text:p>2024-01-07 02:00:00</text:p>
          </table:table-cell>
          <table:table-cell table:formula="of:=ROUND(NORMINV(RAND();500;50))" office:value-type="float" office:value="470" calcext:value-type="float">
            <text:p>4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2]+TIME(0;10;0)" office:value-type="date" office:date-value="2024-01-07T02:10:00" calcext:value-type="date">
            <text:p>2024-01-07 02:10:00</text:p>
          </table:table-cell>
          <table:table-cell table:formula="of:=ROUND(NORMINV(RAND();500;50))" office:value-type="float" office:value="477" calcext:value-type="float">
            <text:p>47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303]+TIME(0;10;0)" office:value-type="date" office:date-value="2024-01-07T02:20:00" calcext:value-type="date">
            <text:p>2024-01-07 02:20:00</text:p>
          </table:table-cell>
          <table:table-cell table:formula="of:=ROUND(NORMINV(RAND();700;50))"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04]+TIME(0;10;0)" office:value-type="date" office:date-value="2024-01-07T02:30:00" calcext:value-type="date">
            <text:p>2024-01-07 02:3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5]+TIME(0;10;0)" office:value-type="date" office:date-value="2024-01-07T02:40:00" calcext:value-type="date">
            <text:p>2024-01-07 02:40:00</text:p>
          </table:table-cell>
          <table:table-cell table:formula="of:=ROUND(NORMINV(RAND();700;50))"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6]+TIME(0;10;0)" office:value-type="date" office:date-value="2024-01-07T02:50:00" calcext:value-type="date">
            <text:p>2024-01-07 02:50:00</text:p>
          </table:table-cell>
          <table:table-cell table:formula="of:=ROUND(NORMINV(RAND();700;50))"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7]+TIME(0;10;0)" office:value-type="date" office:date-value="2024-01-07T03:00:00" calcext:value-type="date">
            <text:p>2024-01-07 03:00:00</text:p>
          </table:table-cell>
          <table:table-cell table:formula="of:=ROUND(NORMINV(RAND();700;50))"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8]+TIME(0;10;0)" office:value-type="date" office:date-value="2024-01-07T03:10:00" calcext:value-type="date">
            <text:p>2024-01-07 03:10:00</text:p>
          </table:table-cell>
          <table:table-cell table:formula="of:=ROUND(NORMINV(RAND();700;50))"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9]+TIME(0;10;0)" office:value-type="date" office:date-value="2024-01-07T03:20:00" calcext:value-type="date">
            <text:p>2024-01-07 03:20:00</text:p>
          </table:table-cell>
          <table:table-cell table:formula="of:=ROUND(NORMINV(RAND();700;50)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0]+TIME(0;10;0)" office:value-type="date" office:date-value="2024-01-07T03:30:00" calcext:value-type="date">
            <text:p>2024-01-07 03:30:00</text:p>
          </table:table-cell>
          <table:table-cell table:formula="of:=ROUND(NORMINV(RAND();700;50)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1]+TIME(0;10;0)" office:value-type="date" office:date-value="2024-01-07T03:40:00" calcext:value-type="date">
            <text:p>2024-01-07 03:40:00</text:p>
          </table:table-cell>
          <table:table-cell table:formula="of:=ROUND(NORMINV(RAND();700;50))"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2]+TIME(0;10;0)" office:value-type="date" office:date-value="2024-01-07T03:50:00" calcext:value-type="date">
            <text:p>2024-01-07 03:50:00</text:p>
          </table:table-cell>
          <table:table-cell table:formula="of:=ROUND(NORMINV(RAND();700;50))"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3]+TIME(0;10;0)" office:value-type="date" office:date-value="2024-01-07T04:00:00" calcext:value-type="date">
            <text:p>2024-01-07 04:00:00</text:p>
          </table:table-cell>
          <table:table-cell table:formula="of:=ROUND(NORMINV(RAND();700;50))"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4]+TIME(0;10;0)" office:value-type="date" office:date-value="2024-01-07T04:10:00" calcext:value-type="date">
            <text:p>2024-01-07 04:1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5]+TIME(0;10;0)" office:value-type="date" office:date-value="2024-01-07T04:20:00" calcext:value-type="date">
            <text:p>2024-01-07 04:20:00</text:p>
          </table:table-cell>
          <table:table-cell table:formula="of:=ROUND(NORMINV(RAND();700;50))"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6]+TIME(0;10;0)" office:value-type="date" office:date-value="2024-01-07T04:30:00" calcext:value-type="date">
            <text:p>2024-01-07 04:30:00</text:p>
          </table:table-cell>
          <table:table-cell table:formula="of:=ROUND(NORMINV(RAND();700;50))"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7]+TIME(0;10;0)" office:value-type="date" office:date-value="2024-01-07T04:40:00" calcext:value-type="date">
            <text:p>2024-01-07 04:40:00</text:p>
          </table:table-cell>
          <table:table-cell table:formula="of:=ROUND(NORMINV(RAND();700;50))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8]+TIME(0;10;0)" office:value-type="date" office:date-value="2024-01-07T04:50:00" calcext:value-type="date">
            <text:p>2024-01-07 04:50:00</text:p>
          </table:table-cell>
          <table:table-cell table:formula="of:=ROUND(NORMINV(RAND();700;50))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9]+TIME(0;10;0)" office:value-type="date" office:date-value="2024-01-07T05:00:00" calcext:value-type="date">
            <text:p>2024-01-07 05:00:00</text:p>
          </table:table-cell>
          <table:table-cell table:formula="of:=ROUND(NORMINV(RAND();700;50))"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0]+TIME(0;10;0)" office:value-type="date" office:date-value="2024-01-07T05:10:00" calcext:value-type="date">
            <text:p>2024-01-07 05:10:00</text:p>
          </table:table-cell>
          <table:table-cell table:formula="of:=ROUND(NORMINV(RAND();700;50))"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1]+TIME(0;10;0)" office:value-type="date" office:date-value="2024-01-07T05:20:00" calcext:value-type="date">
            <text:p>2024-01-07 05:20:00</text:p>
          </table:table-cell>
          <table:table-cell table:formula="of:=ROUND(NORMINV(RAND();700;50)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2]+TIME(0;10;0)" office:value-type="date" office:date-value="2024-01-07T05:30:00" calcext:value-type="date">
            <text:p>2024-01-07 05:3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3]+TIME(0;10;0)" office:value-type="date" office:date-value="2024-01-07T05:40:00" calcext:value-type="date">
            <text:p>2024-01-07 05:4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4]+TIME(0;10;0)" office:value-type="date" office:date-value="2024-01-07T05:50:00" calcext:value-type="date">
            <text:p>2024-01-07 05:50:00</text:p>
          </table:table-cell>
          <table:table-cell table:formula="of:=ROUND(NORMINV(RAND();700;50)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5]+TIME(0;10;0)" office:value-type="date" office:date-value="2024-01-07T06:00:00" calcext:value-type="date">
            <text:p>2024-01-07 06:00:00</text:p>
          </table:table-cell>
          <table:table-cell table:formula="of:=ROUND(NORMINV(RAND();700;50))"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6]+TIME(0;10;0)" office:value-type="date" office:date-value="2024-01-07T06:10:00" calcext:value-type="date">
            <text:p>2024-01-07 06:10:00</text:p>
          </table:table-cell>
          <table:table-cell table:formula="of:=ROUND(NORMINV(RAND();700;50))"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7]+TIME(0;10;0)" office:value-type="date" office:date-value="2024-01-07T06:20:00" calcext:value-type="date">
            <text:p>2024-01-07 06:2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8]+TIME(0;10;0)" office:value-type="date" office:date-value="2024-01-07T06:30:00" calcext:value-type="date">
            <text:p>2024-01-07 06:30:00</text:p>
          </table:table-cell>
          <table:table-cell table:formula="of:=ROUND(NORMINV(RAND();700;50))"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9]+TIME(0;10;0)" office:value-type="date" office:date-value="2024-01-07T06:40:00" calcext:value-type="date">
            <text:p>2024-01-07 06:40:00</text:p>
          </table:table-cell>
          <table:table-cell table:formula="of:=ROUND(NORMINV(RAND();700;50))"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0]+TIME(0;10;0)" office:value-type="date" office:date-value="2024-01-07T06:50:00" calcext:value-type="date">
            <text:p>2024-01-07 06:50:00</text:p>
          </table:table-cell>
          <table:table-cell table:formula="of:=ROUND(NORMINV(RAND();700;50))"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1]+TIME(0;10;0)" office:value-type="date" office:date-value="2024-01-07T07:00:00" calcext:value-type="date">
            <text:p>2024-01-07 07:00:00</text:p>
          </table:table-cell>
          <table:table-cell table:formula="of:=ROUND(NORMINV(RAND();700;50))"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2]+TIME(0;10;0)" office:value-type="date" office:date-value="2024-01-07T07:10:00" calcext:value-type="date">
            <text:p>2024-01-07 07:1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3]+TIME(0;10;0)" office:value-type="date" office:date-value="2024-01-07T07:20:00" calcext:value-type="date">
            <text:p>2024-01-07 07:20:00</text:p>
          </table:table-cell>
          <table:table-cell table:formula="of:=ROUND(NORMINV(RAND();700;50))"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4]+TIME(0;10;0)" office:value-type="date" office:date-value="2024-01-07T07:30:00" calcext:value-type="date">
            <text:p>2024-01-07 07:30:00</text:p>
          </table:table-cell>
          <table:table-cell table:formula="of:=ROUND(NORMINV(RAND();700;50))"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5]+TIME(0;10;0)" office:value-type="date" office:date-value="2024-01-07T07:40:00" calcext:value-type="date">
            <text:p>2024-01-07 07:4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6]+TIME(0;10;0)" office:value-type="date" office:date-value="2024-01-07T07:50:00" calcext:value-type="date">
            <text:p>2024-01-07 07:50:00</text:p>
          </table:table-cell>
          <table:table-cell table:formula="of:=ROUND(NORMINV(RAND();700;50))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7]+TIME(0;10;0)" office:value-type="date" office:date-value="2024-01-07T08:00:00" calcext:value-type="date">
            <text:p>2024-01-07 08:00:00</text:p>
          </table:table-cell>
          <table:table-cell table:formula="of:=ROUND(NORMINV(RAND();700;50))"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8]+TIME(0;10;0)" office:value-type="date" office:date-value="2024-01-07T08:10:00" calcext:value-type="date">
            <text:p>2024-01-07 08:10:00</text:p>
          </table:table-cell>
          <table:table-cell table:formula="of:=ROUND(NORMINV(RAND();700;50))"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9]+TIME(0;10;0)" office:value-type="date" office:date-value="2024-01-07T08:20:00" calcext:value-type="date">
            <text:p>2024-01-07 08:2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0]+TIME(0;10;0)" office:value-type="date" office:date-value="2024-01-07T08:30:00" calcext:value-type="date">
            <text:p>2024-01-07 08:30:00</text:p>
          </table:table-cell>
          <table:table-cell table:formula="of:=ROUND(NORMINV(RAND();700;50))"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1]+TIME(0;10;0)" office:value-type="date" office:date-value="2024-01-07T08:40:00" calcext:value-type="date">
            <text:p>2024-01-07 08:40:00</text:p>
          </table:table-cell>
          <table:table-cell table:formula="of:=ROUND(NORMINV(RAND();700;50))"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2]+TIME(0;10;0)" office:value-type="date" office:date-value="2024-01-07T08:50:00" calcext:value-type="date">
            <text:p>2024-01-07 08:5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3]+TIME(0;10;0)" office:value-type="date" office:date-value="2024-01-07T09:00:00" calcext:value-type="date">
            <text:p>2024-01-07 09:00:00</text:p>
          </table:table-cell>
          <table:table-cell table:formula="of:=ROUND(NORMINV(RAND();700;50))"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4]+TIME(0;10;0)" office:value-type="date" office:date-value="2024-01-07T09:10:00" calcext:value-type="date">
            <text:p>2024-01-07 09:10:00</text:p>
          </table:table-cell>
          <table:table-cell table:formula="of:=ROUND(NORMINV(RAND();700;50))"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5]+TIME(0;10;0)" office:value-type="date" office:date-value="2024-01-07T09:20:00" calcext:value-type="date">
            <text:p>2024-01-07 09:2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6]+TIME(0;10;0)" office:value-type="date" office:date-value="2024-01-07T09:30:00" calcext:value-type="date">
            <text:p>2024-01-07 09:30:00</text:p>
          </table:table-cell>
          <table:table-cell table:formula="of:=ROUND(NORMINV(RAND();700;50))"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7]+TIME(0;10;0)" office:value-type="date" office:date-value="2024-01-07T09:40:00" calcext:value-type="date">
            <text:p>2024-01-07 09:40:00</text:p>
          </table:table-cell>
          <table:table-cell table:formula="of:=ROUND(NORMINV(RAND();700;50))"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8]+TIME(0;10;0)" office:value-type="date" office:date-value="2024-01-07T09:50:00" calcext:value-type="date">
            <text:p>2024-01-07 09:50:00</text:p>
          </table:table-cell>
          <table:table-cell table:formula="of:=ROUND(NORMINV(RAND();700;50))"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9]+TIME(0;10;0)" office:value-type="date" office:date-value="2024-01-07T10:00:00" calcext:value-type="date">
            <text:p>2024-01-07 10:00:00</text:p>
          </table:table-cell>
          <table:table-cell table:formula="of:=ROUND(NORMINV(RAND();700;50))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0]+TIME(0;10;0)" office:value-type="date" office:date-value="2024-01-07T10:10:00" calcext:value-type="date">
            <text:p>2024-01-07 10:10:00</text:p>
          </table:table-cell>
          <table:table-cell table:formula="of:=ROUND(NORMINV(RAND();700;50))"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1]+TIME(0;10;0)" office:value-type="date" office:date-value="2024-01-07T10:20:00" calcext:value-type="date">
            <text:p>2024-01-07 10:20:00</text:p>
          </table:table-cell>
          <table:table-cell table:formula="of:=ROUND(NORMINV(RAND();700;50))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2]+TIME(0;10;0)" office:value-type="date" office:date-value="2024-01-07T10:30:00" calcext:value-type="date">
            <text:p>2024-01-07 10:30:00</text:p>
          </table:table-cell>
          <table:table-cell table:formula="of:=ROUND(NORMINV(RAND();700;50))"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3]+TIME(0;10;0)" office:value-type="date" office:date-value="2024-01-07T10:40:00" calcext:value-type="date">
            <text:p>2024-01-07 10:4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4]+TIME(0;10;0)" office:value-type="date" office:date-value="2024-01-07T10:50:00" calcext:value-type="date">
            <text:p>2024-01-07 10:50:00</text:p>
          </table:table-cell>
          <table:table-cell table:formula="of:=ROUND(NORMINV(RAND();700;50))"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5]+TIME(0;10;0)" office:value-type="date" office:date-value="2024-01-07T11:00:00" calcext:value-type="date">
            <text:p>2024-01-07 11:0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6]+TIME(0;10;0)" office:value-type="date" office:date-value="2024-01-07T11:10:00" calcext:value-type="date">
            <text:p>2024-01-07 11:10:00</text:p>
          </table:table-cell>
          <table:table-cell table:formula="of:=ROUND(NORMINV(RAND();700;50)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7]+TIME(0;10;0)" office:value-type="date" office:date-value="2024-01-07T11:20:00" calcext:value-type="date">
            <text:p>2024-01-07 11:20:00</text:p>
          </table:table-cell>
          <table:table-cell table:formula="of:=ROUND(NORMINV(RAND();700;50))"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8]+TIME(0;10;0)" office:value-type="date" office:date-value="2024-01-07T11:30:00" calcext:value-type="date">
            <text:p>2024-01-07 11:30:00</text:p>
          </table:table-cell>
          <table:table-cell table:formula="of:=ROUND(NORMINV(RAND();700;50))"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9]+TIME(0;10;0)" office:value-type="date" office:date-value="2024-01-07T11:40:00" calcext:value-type="date">
            <text:p>2024-01-07 11:40:00</text:p>
          </table:table-cell>
          <table:table-cell table:formula="of:=ROUND(NORMINV(RAND();700;50))"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0]+TIME(0;10;0)" office:value-type="date" office:date-value="2024-01-07T11:50:00" calcext:value-type="date">
            <text:p>2024-01-07 11:5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1]+TIME(0;10;0)" office:value-type="date" office:date-value="2024-01-07T12:00:00" calcext:value-type="date">
            <text:p>2024-01-07 12:00:00</text:p>
          </table:table-cell>
          <table:table-cell table:formula="of:=ROUND(NORMINV(RAND();700;50))"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2]+TIME(0;10;0)" office:value-type="date" office:date-value="2024-01-07T12:10:00" calcext:value-type="date">
            <text:p>2024-01-07 12:1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3]+TIME(0;10;0)" office:value-type="date" office:date-value="2024-01-07T12:20:00" calcext:value-type="date">
            <text:p>2024-01-07 12:20:00</text:p>
          </table:table-cell>
          <table:table-cell table:formula="of:=ROUND(NORMINV(RAND();700;50))"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4]+TIME(0;10;0)" office:value-type="date" office:date-value="2024-01-07T12:30:00" calcext:value-type="date">
            <text:p>2024-01-07 12:30:00</text:p>
          </table:table-cell>
          <table:table-cell table:formula="of:=ROUND(NORMINV(RAND();700;50))"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5]+TIME(0;10;0)" office:value-type="date" office:date-value="2024-01-07T12:40:00" calcext:value-type="date">
            <text:p>2024-01-07 12:40:00</text:p>
          </table:table-cell>
          <table:table-cell table:formula="of:=ROUND(NORMINV(RAND();700;50))"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6]+TIME(0;10;0)" office:value-type="date" office:date-value="2024-01-07T12:50:00" calcext:value-type="date">
            <text:p>2024-01-07 12:50:00</text:p>
          </table:table-cell>
          <table:table-cell table:formula="of:=ROUND(NORMINV(RAND();700;50)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7]+TIME(0;10;0)" office:value-type="date" office:date-value="2024-01-07T13:00:00" calcext:value-type="date">
            <text:p>2024-01-07 13:0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8]+TIME(0;10;0)" office:value-type="date" office:date-value="2024-01-07T13:10:00" calcext:value-type="date">
            <text:p>2024-01-07 13:10:00</text:p>
          </table:table-cell>
          <table:table-cell table:formula="of:=ROUND(NORMINV(RAND();700;50))"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9]+TIME(0;10;0)" office:value-type="date" office:date-value="2024-01-07T13:20:00" calcext:value-type="date">
            <text:p>2024-01-07 13:20:00</text:p>
          </table:table-cell>
          <table:table-cell table:formula="of:=ROUND(NORMINV(RAND();700;50))"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0]+TIME(0;10;0)" office:value-type="date" office:date-value="2024-01-07T13:30:00" calcext:value-type="date">
            <text:p>2024-01-07 13:30:00</text:p>
          </table:table-cell>
          <table:table-cell table:formula="of:=ROUND(NORMINV(RAND();700;50))"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1]+TIME(0;10;0)" office:value-type="date" office:date-value="2024-01-07T13:40:00" calcext:value-type="date">
            <text:p>2024-01-07 13:4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2]+TIME(0;10;0)" office:value-type="date" office:date-value="2024-01-07T13:50:00" calcext:value-type="date">
            <text:p>2024-01-07 13:50:00</text:p>
          </table:table-cell>
          <table:table-cell table:formula="of:=ROUND(NORMINV(RAND();700;50))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3]+TIME(0;10;0)" office:value-type="date" office:date-value="2024-01-07T14:00:00" calcext:value-type="date">
            <text:p>2024-01-07 14:00:00</text:p>
          </table:table-cell>
          <table:table-cell table:formula="of:=ROUND(NORMINV(RAND();700;50))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4]+TIME(0;10;0)" office:value-type="date" office:date-value="2024-01-07T14:10:00" calcext:value-type="date">
            <text:p>2024-01-07 14:10:00</text:p>
          </table:table-cell>
          <table:table-cell table:formula="of:=ROUND(NORMINV(RAND();700;50))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5]+TIME(0;10;0)" office:value-type="date" office:date-value="2024-01-07T14:20:00" calcext:value-type="date">
            <text:p>2024-01-07 14:20:00</text:p>
          </table:table-cell>
          <table:table-cell table:formula="of:=ROUND(NORMINV(RAND();700;50))"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6]+TIME(0;10;0)" office:value-type="date" office:date-value="2024-01-07T14:30:00" calcext:value-type="date">
            <text:p>2024-01-07 14:30:00</text:p>
          </table:table-cell>
          <table:table-cell table:formula="of:=ROUND(NORMINV(RAND();700;50))"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7]+TIME(0;10;0)" office:value-type="date" office:date-value="2024-01-07T14:40:00" calcext:value-type="date">
            <text:p>2024-01-07 14:40:00</text:p>
          </table:table-cell>
          <table:table-cell table:formula="of:=ROUND(NORMINV(RAND();700;50))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8]+TIME(0;10;0)" office:value-type="date" office:date-value="2024-01-07T14:50:00" calcext:value-type="date">
            <text:p>2024-01-07 14:50:00</text:p>
          </table:table-cell>
          <table:table-cell table:formula="of:=ROUND(NORMINV(RAND();700;50))"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9]+TIME(0;10;0)" office:value-type="date" office:date-value="2024-01-07T15:00:00" calcext:value-type="date">
            <text:p>2024-01-07 15:00:00</text:p>
          </table:table-cell>
          <table:table-cell table:formula="of:=ROUND(NORMINV(RAND();700;50))"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0]+TIME(0;10;0)" office:value-type="date" office:date-value="2024-01-07T15:10:00" calcext:value-type="date">
            <text:p>2024-01-07 15:10:00</text:p>
          </table:table-cell>
          <table:table-cell table:formula="of:=ROUND(NORMINV(RAND();700;50))"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1]+TIME(0;10;0)" office:value-type="date" office:date-value="2024-01-07T15:20:00" calcext:value-type="date">
            <text:p>2024-01-07 15:20:00</text:p>
          </table:table-cell>
          <table:table-cell table:formula="of:=ROUND(NORMINV(RAND();700;50)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2]+TIME(0;10;0)" office:value-type="date" office:date-value="2024-01-07T15:30:00" calcext:value-type="date">
            <text:p>2024-01-07 15:30:00</text:p>
          </table:table-cell>
          <table:table-cell table:formula="of:=ROUND(NORMINV(RAND();700;50))"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3]+TIME(0;10;0)" office:value-type="date" office:date-value="2024-01-07T15:40:00" calcext:value-type="date">
            <text:p>2024-01-07 15:40:00</text:p>
          </table:table-cell>
          <table:table-cell table:formula="of:=ROUND(NORMINV(RAND();700;50))"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4]+TIME(0;10;0)" office:value-type="date" office:date-value="2024-01-07T15:50:00" calcext:value-type="date">
            <text:p>2024-01-07 15:50:00</text:p>
          </table:table-cell>
          <table:table-cell table:formula="of:=ROUND(NORMINV(RAND();700;50))"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5]+TIME(0;10;0)" office:value-type="date" office:date-value="2024-01-07T16:00:00" calcext:value-type="date">
            <text:p>2024-01-07 16:0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6]+TIME(0;10;0)" office:value-type="date" office:date-value="2024-01-07T16:10:00" calcext:value-type="date">
            <text:p>2024-01-07 16:1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7]+TIME(0;10;0)" office:value-type="date" office:date-value="2024-01-07T16:20:00" calcext:value-type="date">
            <text:p>2024-01-07 16:20:00</text:p>
          </table:table-cell>
          <table:table-cell table:formula="of:=ROUND(NORMINV(RAND();700;50))"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8]+TIME(0;10;0)" office:value-type="date" office:date-value="2024-01-07T16:30:00" calcext:value-type="date">
            <text:p>2024-01-07 16:30:00</text:p>
          </table:table-cell>
          <table:table-cell table:formula="of:=ROUND(NORMINV(RAND();700;50))"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9]+TIME(0;10;0)" office:value-type="date" office:date-value="2024-01-07T16:40:00" calcext:value-type="date">
            <text:p>2024-01-07 16:4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0]+TIME(0;10;0)" office:value-type="date" office:date-value="2024-01-07T16:50:00" calcext:value-type="date">
            <text:p>2024-01-07 16:50:00</text:p>
          </table:table-cell>
          <table:table-cell table:formula="of:=ROUND(NORMINV(RAND();700;50))"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1]+TIME(0;10;0)" office:value-type="date" office:date-value="2024-01-07T17:00:00" calcext:value-type="date">
            <text:p>2024-01-07 17:00:00</text:p>
          </table:table-cell>
          <table:table-cell table:formula="of:=ROUND(NORMINV(RAND();700;50))"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2]+TIME(0;10;0)" office:value-type="date" office:date-value="2024-01-07T17:10:00" calcext:value-type="date">
            <text:p>2024-01-07 17:10:00</text:p>
          </table:table-cell>
          <table:table-cell table:formula="of:=ROUND(NORMINV(RAND();700;50))"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3]+TIME(0;10;0)" office:value-type="date" office:date-value="2024-01-07T17:20:00" calcext:value-type="date">
            <text:p>2024-01-07 17:20:00</text:p>
          </table:table-cell>
          <table:table-cell table:formula="of:=ROUND(NORMINV(RAND();700;50))"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4]+TIME(0;10;0)" office:value-type="date" office:date-value="2024-01-07T17:30:00" calcext:value-type="date">
            <text:p>2024-01-07 17:30:00</text:p>
          </table:table-cell>
          <table:table-cell table:formula="of:=ROUND(NORMINV(RAND();700;50))"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5]+TIME(0;10;0)" office:value-type="date" office:date-value="2024-01-07T17:40:00" calcext:value-type="date">
            <text:p>2024-01-07 17:40:00</text:p>
          </table:table-cell>
          <table:table-cell table:formula="of:=ROUND(NORMINV(RAND();700;50))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6]+TIME(0;10;0)" office:value-type="date" office:date-value="2024-01-07T17:50:00" calcext:value-type="date">
            <text:p>2024-01-07 17:50:00</text:p>
          </table:table-cell>
          <table:table-cell table:formula="of:=ROUND(NORMINV(RAND();700;50))"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7]+TIME(0;10;0)" office:value-type="date" office:date-value="2024-01-07T18:00:00" calcext:value-type="date">
            <text:p>2024-01-07 18:00:00</text:p>
          </table:table-cell>
          <table:table-cell table:formula="of:=ROUND(NORMINV(RAND();700;50))"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8]+TIME(0;10;0)" office:value-type="date" office:date-value="2024-01-07T18:10:00" calcext:value-type="date">
            <text:p>2024-01-07 18:10:00</text:p>
          </table:table-cell>
          <table:table-cell table:formula="of:=ROUND(NORMINV(RAND();700;50))"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9]+TIME(0;10;0)" office:value-type="date" office:date-value="2024-01-07T18:20:00" calcext:value-type="date">
            <text:p>2024-01-07 18:20:00</text:p>
          </table:table-cell>
          <table:table-cell table:formula="of:=ROUND(NORMINV(RAND();700;50)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0]+TIME(0;10;0)" office:value-type="date" office:date-value="2024-01-07T18:30:00" calcext:value-type="date">
            <text:p>2024-01-07 18:30:00</text:p>
          </table:table-cell>
          <table:table-cell table:formula="of:=ROUND(NORMINV(RAND();700;50))"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1]+TIME(0;10;0)" office:value-type="date" office:date-value="2024-01-07T18:40:00" calcext:value-type="date">
            <text:p>2024-01-07 18:4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2]+TIME(0;10;0)" office:value-type="date" office:date-value="2024-01-07T18:50:00" calcext:value-type="date">
            <text:p>2024-01-07 18:50:00</text:p>
          </table:table-cell>
          <table:table-cell table:formula="of:=ROUND(NORMINV(RAND();700;50))"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3]+TIME(0;10;0)" office:value-type="date" office:date-value="2024-01-07T19:00:00" calcext:value-type="date">
            <text:p>2024-01-07 19:00:00</text:p>
          </table:table-cell>
          <table:table-cell table:formula="of:=ROUND(NORMINV(RAND();700;50))"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4]+TIME(0;10;0)" office:value-type="date" office:date-value="2024-01-07T19:10:00" calcext:value-type="date">
            <text:p>2024-01-07 19:10:00</text:p>
          </table:table-cell>
          <table:table-cell table:formula="of:=ROUND(NORMINV(RAND();300;50))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405]+TIME(0;10;0)" office:value-type="date" office:date-value="2024-01-07T19:20:00" calcext:value-type="date">
            <text:p>2024-01-07 19:2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6]+TIME(0;10;0)" office:value-type="date" office:date-value="2024-01-07T19:30:00" calcext:value-type="date">
            <text:p>2024-01-07 19:30:00</text:p>
          </table:table-cell>
          <table:table-cell table:formula="of:=ROUND(NORMINV(RAND();300;50)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7]+TIME(0;10;0)" office:value-type="date" office:date-value="2024-01-07T19:40:00" calcext:value-type="date">
            <text:p>2024-01-07 19:4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8]+TIME(0;10;0)" office:value-type="date" office:date-value="2024-01-07T19:50:00" calcext:value-type="date">
            <text:p>2024-01-07 19:50:00</text:p>
          </table:table-cell>
          <table:table-cell table:formula="of:=ROUND(NORMINV(RAND();300;50))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09]+TIME(0;10;0)" office:value-type="date" office:date-value="2024-01-07T20:00:00" calcext:value-type="date">
            <text:p>2024-01-07 20:00:00</text:p>
          </table:table-cell>
          <table:table-cell table:formula="of:=ROUND(NORMINV(RAND();300;50))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0]+TIME(0;10;0)" office:value-type="date" office:date-value="2024-01-07T20:10:00" calcext:value-type="date">
            <text:p>2024-01-07 20:1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1]+TIME(0;10;0)" office:value-type="date" office:date-value="2024-01-07T20:20:00" calcext:value-type="date">
            <text:p>2024-01-07 20:2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2]+TIME(0;10;0)" office:value-type="date" office:date-value="2024-01-07T20:30:00" calcext:value-type="date">
            <text:p>2024-01-07 20:30:00</text:p>
          </table:table-cell>
          <table:table-cell table:formula="of:=ROUND(NORMINV(RAND();300;50))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3]+TIME(0;10;0)" office:value-type="date" office:date-value="2024-01-07T20:40:00" calcext:value-type="date">
            <text:p>2024-01-07 20:40:00</text:p>
          </table:table-cell>
          <table:table-cell table:formula="of:=ROUND(NORMINV(RAND();300;50)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4]+TIME(0;10;0)" office:value-type="date" office:date-value="2024-01-07T20:50:00" calcext:value-type="date">
            <text:p>2024-01-07 20:5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5]+TIME(0;10;0)" office:value-type="date" office:date-value="2024-01-07T21:00:00" calcext:value-type="date">
            <text:p>2024-01-07 21:00:00</text:p>
          </table:table-cell>
          <table:table-cell table:formula="of:=ROUND(NORMINV(RAND();300;50)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6]+TIME(0;10;0)" office:value-type="date" office:date-value="2024-01-07T21:10:00" calcext:value-type="date">
            <text:p>2024-01-07 21:10:00</text:p>
          </table:table-cell>
          <table:table-cell table:formula="of:=ROUND(NORMINV(RAND();300;50))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7]+TIME(0;10;0)" office:value-type="date" office:date-value="2024-01-07T21:20:00" calcext:value-type="date">
            <text:p>2024-01-07 21:20:00</text:p>
          </table:table-cell>
          <table:table-cell table:formula="of:=ROUND(NORMINV(RAND();300;50)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8]+TIME(0;10;0)" office:value-type="date" office:date-value="2024-01-07T21:30:00" calcext:value-type="date">
            <text:p>2024-01-07 21:3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19]+TIME(0;10;0)" office:value-type="date" office:date-value="2024-01-07T21:40:00" calcext:value-type="date">
            <text:p>2024-01-07 21:40:00</text:p>
          </table:table-cell>
          <table:table-cell table:formula="of:=ROUND(NORMINV(RAND();300;50)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0]+TIME(0;10;0)" office:value-type="date" office:date-value="2024-01-07T21:50:00" calcext:value-type="date">
            <text:p>2024-01-07 21:50:00</text:p>
          </table:table-cell>
          <table:table-cell table:formula="of:=ROUND(NORMINV(RAND();300;50))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1]+TIME(0;10;0)" office:value-type="date" office:date-value="2024-01-07T22:00:00" calcext:value-type="date">
            <text:p>2024-01-07 22:00:00</text:p>
          </table:table-cell>
          <table:table-cell table:formula="of:=ROUND(NORMINV(RAND();300;50)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2]+TIME(0;10;0)" office:value-type="date" office:date-value="2024-01-07T22:10:00" calcext:value-type="date">
            <text:p>2024-01-07 22:10:00</text:p>
          </table:table-cell>
          <table:table-cell table:formula="of:=ROUND(NORMINV(RAND();300;50)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3]+TIME(0;10;0)" office:value-type="date" office:date-value="2024-01-07T22:20:00" calcext:value-type="date">
            <text:p>2024-01-07 22:20:00</text:p>
          </table:table-cell>
          <table:table-cell table:formula="of:=ROUND(NORMINV(RAND();300;50)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4]+TIME(0;10;0)" office:value-type="date" office:date-value="2024-01-07T22:30:00" calcext:value-type="date">
            <text:p>2024-01-07 22:30:00</text:p>
          </table:table-cell>
          <table:table-cell table:formula="of:=ROUND(NORMINV(RAND();300;50)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5]+TIME(0;10;0)" office:value-type="date" office:date-value="2024-01-07T22:40:00" calcext:value-type="date">
            <text:p>2024-01-07 22:40:00</text:p>
          </table:table-cell>
          <table:table-cell table:formula="of:=ROUND(NORMINV(RAND();300;50))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6]+TIME(0;10;0)" office:value-type="date" office:date-value="2024-01-07T22:50:00" calcext:value-type="date">
            <text:p>2024-01-07 22:50:00</text:p>
          </table:table-cell>
          <table:table-cell table:formula="of:=ROUND(NORMINV(RAND();300;50))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7]+TIME(0;10;0)" office:value-type="date" office:date-value="2024-01-07T23:00:00" calcext:value-type="date">
            <text:p>2024-01-07 23:00:00</text:p>
          </table:table-cell>
          <table:table-cell table:formula="of:=ROUND(NORMINV(RAND();300;50)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8]+TIME(0;10;0)" office:value-type="date" office:date-value="2024-01-07T23:10:00" calcext:value-type="date">
            <text:p>2024-01-07 23:1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29]+TIME(0;10;0)" office:value-type="date" office:date-value="2024-01-07T23:20:00" calcext:value-type="date">
            <text:p>2024-01-07 23:2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0]+TIME(0;10;0)" office:value-type="date" office:date-value="2024-01-07T23:30:00" calcext:value-type="date">
            <text:p>2024-01-07 23:30:00</text:p>
          </table:table-cell>
          <table:table-cell table:formula="of:=ROUND(NORMINV(RAND();300;50))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1]+TIME(0;10;0)" office:value-type="date" office:date-value="2024-01-07T23:40:00" calcext:value-type="date">
            <text:p>2024-01-07 23:40:00</text:p>
          </table:table-cell>
          <table:table-cell table:formula="of:=ROUND(NORMINV(RAND();300;50)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2]+TIME(0;10;0)" office:value-type="date" office:date-value="2024-01-07T23:50:00" calcext:value-type="date">
            <text:p>2024-01-07 23:50:00</text:p>
          </table:table-cell>
          <table:table-cell table:formula="of:=ROUND(NORMINV(RAND();300;50))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3]+TIME(0;10;0)" office:value-type="date" office:date-value="2024-01-08T00:00:00" calcext:value-type="date">
            <text:p>2024-01-08 00:00:00</text:p>
          </table:table-cell>
          <table:table-cell table:formula="of:=ROUND(NORMINV(RAND();300;50)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4]+TIME(0;10;0)" office:value-type="date" office:date-value="2024-01-08T00:10:00" calcext:value-type="date">
            <text:p>2024-01-08 00:10:00</text:p>
          </table:table-cell>
          <table:table-cell table:formula="of:=ROUND(NORMINV(RAND();300;50)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5]+TIME(0;10;0)" office:value-type="date" office:date-value="2024-01-08T00:20:00" calcext:value-type="date">
            <text:p>2024-01-08 00:20:00</text:p>
          </table:table-cell>
          <table:table-cell table:formula="of:=ROUND(NORMINV(RAND();300;50)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6]+TIME(0;10;0)" office:value-type="date" office:date-value="2024-01-08T00:30:00" calcext:value-type="date">
            <text:p>2024-01-08 00:3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7]+TIME(0;10;0)" office:value-type="date" office:date-value="2024-01-08T00:40:00" calcext:value-type="date">
            <text:p>2024-01-08 00:40:00</text:p>
          </table:table-cell>
          <table:table-cell table:formula="of:=ROUND(NORMINV(RAND();300;50)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8]+TIME(0;10;0)" office:value-type="date" office:date-value="2024-01-08T00:50:00" calcext:value-type="date">
            <text:p>2024-01-08 00:50:00</text:p>
          </table:table-cell>
          <table:table-cell table:formula="of:=ROUND(NORMINV(RAND();300;50)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39]+TIME(0;10;0)" office:value-type="date" office:date-value="2024-01-08T01:00:00" calcext:value-type="date">
            <text:p>2024-01-08 01:0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0]+TIME(0;10;0)" office:value-type="date" office:date-value="2024-01-08T01:10:00" calcext:value-type="date">
            <text:p>2024-01-08 01:10:00</text:p>
          </table:table-cell>
          <table:table-cell table:formula="of:=ROUND(NORMINV(RAND();300;50)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1]+TIME(0;10;0)" office:value-type="date" office:date-value="2024-01-08T01:20:00" calcext:value-type="date">
            <text:p>2024-01-08 01:20:00</text:p>
          </table:table-cell>
          <table:table-cell table:formula="of:=ROUND(NORMINV(RAND();300;50)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2]+TIME(0;10;0)" office:value-type="date" office:date-value="2024-01-08T01:30:00" calcext:value-type="date">
            <text:p>2024-01-08 01:3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3]+TIME(0;10;0)" office:value-type="date" office:date-value="2024-01-08T01:40:00" calcext:value-type="date">
            <text:p>2024-01-08 01:4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4]+TIME(0;10;0)" office:value-type="date" office:date-value="2024-01-08T01:50:00" calcext:value-type="date">
            <text:p>2024-01-08 01:50:00</text:p>
          </table:table-cell>
          <table:table-cell table:formula="of:=ROUND(NORMINV(RAND();300;50)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5]+TIME(0;10;0)" office:value-type="date" office:date-value="2024-01-08T02:00:00" calcext:value-type="date">
            <text:p>2024-01-08 02:00:00</text:p>
          </table:table-cell>
          <table:table-cell table:formula="of:=ROUND(NORMINV(RAND();300;50)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6]+TIME(0;10;0)" office:value-type="date" office:date-value="2024-01-08T02:10:00" calcext:value-type="date">
            <text:p>2024-01-08 02:10:00</text:p>
          </table:table-cell>
          <table:table-cell table:formula="of:=ROUND(NORMINV(RAND();300;50)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7]+TIME(0;10;0)" office:value-type="date" office:date-value="2024-01-08T02:20:00" calcext:value-type="date">
            <text:p>2024-01-08 02:20:00</text:p>
          </table:table-cell>
          <table:table-cell table:formula="of:=ROUND(NORMINV(RAND();300;50)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8]+TIME(0;10;0)" office:value-type="date" office:date-value="2024-01-08T02:30:00" calcext:value-type="date">
            <text:p>2024-01-08 02:30:00</text:p>
          </table:table-cell>
          <table:table-cell table:formula="of:=ROUND(NORMINV(RAND();300;50))"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49]+TIME(0;10;0)" office:value-type="date" office:date-value="2024-01-08T02:40:00" calcext:value-type="date">
            <text:p>2024-01-08 02:40:00</text:p>
          </table:table-cell>
          <table:table-cell table:formula="of:=ROUND(NORMINV(RAND();300;50)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0]+TIME(0;10;0)" office:value-type="date" office:date-value="2024-01-08T02:50:00" calcext:value-type="date">
            <text:p>2024-01-08 02:50:00</text:p>
          </table:table-cell>
          <table:table-cell table:formula="of:=ROUND(NORMINV(RAND();300;50)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1]+TIME(0;10;0)" office:value-type="date" office:date-value="2024-01-08T03:00:00" calcext:value-type="date">
            <text:p>2024-01-08 03:00:00</text:p>
          </table:table-cell>
          <table:table-cell table:formula="of:=ROUND(NORMINV(RAND();300;50)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2]+TIME(0;10;0)" office:value-type="date" office:date-value="2024-01-08T03:10:00" calcext:value-type="date">
            <text:p>2024-01-08 03:10:00</text:p>
          </table:table-cell>
          <table:table-cell table:formula="of:=ROUND(NORMINV(RAND();300;50)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3]+TIME(0;10;0)" office:value-type="date" office:date-value="2024-01-08T03:20:00" calcext:value-type="date">
            <text:p>2024-01-08 03:20:00</text:p>
          </table:table-cell>
          <table:table-cell table:formula="of:=ROUND(NORMINV(RAND();300;50)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4]+TIME(0;10;0)" office:value-type="date" office:date-value="2024-01-08T03:30:00" calcext:value-type="date">
            <text:p>2024-01-08 03:3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5]+TIME(0;10;0)" office:value-type="date" office:date-value="2024-01-08T03:40:00" calcext:value-type="date">
            <text:p>2024-01-08 03:4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6]+TIME(0;10;0)" office:value-type="date" office:date-value="2024-01-08T03:50:00" calcext:value-type="date">
            <text:p>2024-01-08 03:5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7]+TIME(0;10;0)" office:value-type="date" office:date-value="2024-01-08T04:00:00" calcext:value-type="date">
            <text:p>2024-01-08 04:00:00</text:p>
          </table:table-cell>
          <table:table-cell table:formula="of:=ROUND(NORMINV(RAND();300;50))"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8]+TIME(0;10;0)" office:value-type="date" office:date-value="2024-01-08T04:10:00" calcext:value-type="date">
            <text:p>2024-01-08 04:10:00</text:p>
          </table:table-cell>
          <table:table-cell table:formula="of:=ROUND(NORMINV(RAND();300;50)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59]+TIME(0;10;0)" office:value-type="date" office:date-value="2024-01-08T04:20:00" calcext:value-type="date">
            <text:p>2024-01-08 04:20:00</text:p>
          </table:table-cell>
          <table:table-cell table:formula="of:=ROUND(NORMINV(RAND();300;50))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0]+TIME(0;10;0)" office:value-type="date" office:date-value="2024-01-08T04:30:00" calcext:value-type="date">
            <text:p>2024-01-08 04:30:00</text:p>
          </table:table-cell>
          <table:table-cell table:formula="of:=ROUND(NORMINV(RAND();300;50)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1]+TIME(0;10;0)" office:value-type="date" office:date-value="2024-01-08T04:40:00" calcext:value-type="date">
            <text:p>2024-01-08 04:40:00</text:p>
          </table:table-cell>
          <table:table-cell table:formula="of:=ROUND(NORMINV(RAND();300;50))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2]+TIME(0;10;0)" office:value-type="date" office:date-value="2024-01-08T04:50:00" calcext:value-type="date">
            <text:p>2024-01-08 04:50:00</text:p>
          </table:table-cell>
          <table:table-cell table:formula="of:=ROUND(NORMINV(RAND();300;50))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3]+TIME(0;10;0)" office:value-type="date" office:date-value="2024-01-08T05:00:00" calcext:value-type="date">
            <text:p>2024-01-08 05:0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4]+TIME(0;10;0)" office:value-type="date" office:date-value="2024-01-08T05:10:00" calcext:value-type="date">
            <text:p>2024-01-08 05:1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5]+TIME(0;10;0)" office:value-type="date" office:date-value="2024-01-08T05:20:00" calcext:value-type="date">
            <text:p>2024-01-08 05:20:00</text:p>
          </table:table-cell>
          <table:table-cell table:formula="of:=ROUND(NORMINV(RAND();300;50)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6]+TIME(0;10;0)" office:value-type="date" office:date-value="2024-01-08T05:30:00" calcext:value-type="date">
            <text:p>2024-01-08 05:30:00</text:p>
          </table:table-cell>
          <table:table-cell table:formula="of:=ROUND(NORMINV(RAND();300;50)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7]+TIME(0;10;0)" office:value-type="date" office:date-value="2024-01-08T05:40:00" calcext:value-type="date">
            <text:p>2024-01-08 05:40:00</text:p>
          </table:table-cell>
          <table:table-cell table:formula="of:=ROUND(NORMINV(RAND();300;50))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8]+TIME(0;10;0)" office:value-type="date" office:date-value="2024-01-08T05:50:00" calcext:value-type="date">
            <text:p>2024-01-08 05:50:00</text:p>
          </table:table-cell>
          <table:table-cell table:formula="of:=ROUND(NORMINV(RAND();300;50))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69]+TIME(0;10;0)" office:value-type="date" office:date-value="2024-01-08T06:00:00" calcext:value-type="date">
            <text:p>2024-01-08 06:00:00</text:p>
          </table:table-cell>
          <table:table-cell table:formula="of:=ROUND(NORMINV(RAND();300;50)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0]+TIME(0;10;0)" office:value-type="date" office:date-value="2024-01-08T06:10:00" calcext:value-type="date">
            <text:p>2024-01-08 06:10:00</text:p>
          </table:table-cell>
          <table:table-cell table:formula="of:=ROUND(NORMINV(RAND();300;50))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1]+TIME(0;10;0)" office:value-type="date" office:date-value="2024-01-08T06:20:00" calcext:value-type="date">
            <text:p>2024-01-08 06:20:00</text:p>
          </table:table-cell>
          <table:table-cell table:formula="of:=ROUND(NORMINV(RAND();300;50)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2]+TIME(0;10;0)" office:value-type="date" office:date-value="2024-01-08T06:30:00" calcext:value-type="date">
            <text:p>2024-01-08 06:30:00</text:p>
          </table:table-cell>
          <table:table-cell table:formula="of:=ROUND(NORMINV(RAND();300;50)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3]+TIME(0;10;0)" office:value-type="date" office:date-value="2024-01-08T06:40:00" calcext:value-type="date">
            <text:p>2024-01-08 06:40:00</text:p>
          </table:table-cell>
          <table:table-cell table:formula="of:=ROUND(NORMINV(RAND();300;50)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4]+TIME(0;10;0)" office:value-type="date" office:date-value="2024-01-08T06:50:00" calcext:value-type="date">
            <text:p>2024-01-08 06:50:00</text:p>
          </table:table-cell>
          <table:table-cell table:formula="of:=ROUND(NORMINV(RAND();300;50))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5]+TIME(0;10;0)" office:value-type="date" office:date-value="2024-01-08T07:00:00" calcext:value-type="date">
            <text:p>2024-01-08 07:0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6]+TIME(0;10;0)" office:value-type="date" office:date-value="2024-01-08T07:10:00" calcext:value-type="date">
            <text:p>2024-01-08 07:10:00</text:p>
          </table:table-cell>
          <table:table-cell table:formula="of:=ROUND(NORMINV(RAND();300;50))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7]+TIME(0;10;0)" office:value-type="date" office:date-value="2024-01-08T07:20:00" calcext:value-type="date">
            <text:p>2024-01-08 07:20:00</text:p>
          </table:table-cell>
          <table:table-cell table:formula="of:=ROUND(NORMINV(RAND();300;50))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8]+TIME(0;10;0)" office:value-type="date" office:date-value="2024-01-08T07:30:00" calcext:value-type="date">
            <text:p>2024-01-08 07:3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79]+TIME(0;10;0)" office:value-type="date" office:date-value="2024-01-08T07:40:00" calcext:value-type="date">
            <text:p>2024-01-08 07:40:00</text:p>
          </table:table-cell>
          <table:table-cell table:formula="of:=ROUND(NORMINV(RAND();300;50))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0]+TIME(0;10;0)" office:value-type="date" office:date-value="2024-01-08T07:50:00" calcext:value-type="date">
            <text:p>2024-01-08 07:50:00</text:p>
          </table:table-cell>
          <table:table-cell table:formula="of:=ROUND(NORMINV(RAND();300;50)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1]+TIME(0;10;0)" office:value-type="date" office:date-value="2024-01-08T08:00:00" calcext:value-type="date">
            <text:p>2024-01-08 08:00:00</text:p>
          </table:table-cell>
          <table:table-cell table:formula="of:=ROUND(NORMINV(RAND();300;50)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2]+TIME(0;10;0)" office:value-type="date" office:date-value="2024-01-08T08:10:00" calcext:value-type="date">
            <text:p>2024-01-08 08:10:00</text:p>
          </table:table-cell>
          <table:table-cell table:formula="of:=ROUND(NORMINV(RAND();300;50))"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3]+TIME(0;10;0)" office:value-type="date" office:date-value="2024-01-08T08:20:00" calcext:value-type="date">
            <text:p>2024-01-08 08:20:00</text:p>
          </table:table-cell>
          <table:table-cell table:formula="of:=ROUND(NORMINV(RAND();300;50)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4]+TIME(0;10;0)" office:value-type="date" office:date-value="2024-01-08T08:30:00" calcext:value-type="date">
            <text:p>2024-01-08 08:30:00</text:p>
          </table:table-cell>
          <table:table-cell table:formula="of:=ROUND(NORMINV(RAND();300;50)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5]+TIME(0;10;0)" office:value-type="date" office:date-value="2024-01-08T08:40:00" calcext:value-type="date">
            <text:p>2024-01-08 08:40:00</text:p>
          </table:table-cell>
          <table:table-cell table:formula="of:=ROUND(NORMINV(RAND();300;50))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6]+TIME(0;10;0)" office:value-type="date" office:date-value="2024-01-08T08:50:00" calcext:value-type="date">
            <text:p>2024-01-08 08:5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7]+TIME(0;10;0)" office:value-type="date" office:date-value="2024-01-08T09:00:00" calcext:value-type="date">
            <text:p>2024-01-08 09:0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8]+TIME(0;10;0)" office:value-type="date" office:date-value="2024-01-08T09:10:00" calcext:value-type="date">
            <text:p>2024-01-08 09:10:00</text:p>
          </table:table-cell>
          <table:table-cell table:formula="of:=ROUND(NORMINV(RAND();300;50))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89]+TIME(0;10;0)" office:value-type="date" office:date-value="2024-01-08T09:20:00" calcext:value-type="date">
            <text:p>2024-01-08 09:20:00</text:p>
          </table:table-cell>
          <table:table-cell table:formula="of:=ROUND(NORMINV(RAND();300;50)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0]+TIME(0;10;0)" office:value-type="date" office:date-value="2024-01-08T09:30:00" calcext:value-type="date">
            <text:p>2024-01-08 09:30:00</text:p>
          </table:table-cell>
          <table:table-cell table:formula="of:=ROUND(NORMINV(RAND();300;50)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1]+TIME(0;10;0)" office:value-type="date" office:date-value="2024-01-08T09:40:00" calcext:value-type="date">
            <text:p>2024-01-08 09:4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2]+TIME(0;10;0)" office:value-type="date" office:date-value="2024-01-08T09:50:00" calcext:value-type="date">
            <text:p>2024-01-08 09:50:00</text:p>
          </table:table-cell>
          <table:table-cell table:formula="of:=ROUND(NORMINV(RAND();300;50))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3]+TIME(0;10;0)" office:value-type="date" office:date-value="2024-01-08T10:00:00" calcext:value-type="date">
            <text:p>2024-01-08 10:00:00</text:p>
          </table:table-cell>
          <table:table-cell table:formula="of:=ROUND(NORMINV(RAND();300;50)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4]+TIME(0;10;0)" office:value-type="date" office:date-value="2024-01-08T10:10:00" calcext:value-type="date">
            <text:p>2024-01-08 10:10:00</text:p>
          </table:table-cell>
          <table:table-cell table:formula="of:=ROUND(NORMINV(RAND();300;50)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5]+TIME(0;10;0)" office:value-type="date" office:date-value="2024-01-08T10:20:00" calcext:value-type="date">
            <text:p>2024-01-08 10:2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6]+TIME(0;10;0)" office:value-type="date" office:date-value="2024-01-08T10:30:00" calcext:value-type="date">
            <text:p>2024-01-08 10:30:00</text:p>
          </table:table-cell>
          <table:table-cell table:formula="of:=ROUND(NORMINV(RAND();300;50))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7]+TIME(0;10;0)" office:value-type="date" office:date-value="2024-01-08T10:40:00" calcext:value-type="date">
            <text:p>2024-01-08 10:40:00</text:p>
          </table:table-cell>
          <table:table-cell table:formula="of:=ROUND(NORMINV(RAND();300;50)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8]+TIME(0;10;0)" office:value-type="date" office:date-value="2024-01-08T10:50:00" calcext:value-type="date">
            <text:p>2024-01-08 10:50:00</text:p>
          </table:table-cell>
          <table:table-cell table:formula="of:=ROUND(NORMINV(RAND();300;50)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99]+TIME(0;10;0)" office:value-type="date" office:date-value="2024-01-08T11:00:00" calcext:value-type="date">
            <text:p>2024-01-08 11:0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0]+TIME(0;10;0)" office:value-type="date" office:date-value="2024-01-08T11:10:00" calcext:value-type="date">
            <text:p>2024-01-08 11:10:00</text:p>
          </table:table-cell>
          <table:table-cell table:formula="of:=ROUND(NORMINV(RAND();300;50)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1]+TIME(0;10;0)" office:value-type="date" office:date-value="2024-01-08T11:20:00" calcext:value-type="date">
            <text:p>2024-01-08 11:20:00</text:p>
          </table:table-cell>
          <table:table-cell table:formula="of:=ROUND(NORMINV(RAND();300;50))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2]+TIME(0;10;0)" office:value-type="date" office:date-value="2024-01-08T11:30:00" calcext:value-type="date">
            <text:p>2024-01-08 11:30:00</text:p>
          </table:table-cell>
          <table:table-cell table:formula="of:=ROUND(NORMINV(RAND();300;50)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3]+TIME(0;10;0)" office:value-type="date" office:date-value="2024-01-08T11:40:00" calcext:value-type="date">
            <text:p>2024-01-08 11:40:00</text:p>
          </table:table-cell>
          <table:table-cell table:formula="of:=ROUND(NORMINV(RAND();300;50)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4]+TIME(0;10;0)" office:value-type="date" office:date-value="2024-01-08T11:50:00" calcext:value-type="date">
            <text:p>2024-01-08 11:50:00</text:p>
          </table:table-cell>
          <table:table-cell table:formula="of:=ROUND(NORMINV(RAND();300;50)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505]+TIME(0;10;0)" office:value-type="date" office:date-value="2024-01-08T12:00:00" calcext:value-type="date">
            <text:p>2024-01-08 12:00:00</text:p>
          </table:table-cell>
          <table:table-cell table:formula="of:=ROUND(NORMINV(RAND();500;50))"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506]+TIME(0;10;0)" office:value-type="date" office:date-value="2024-01-08T12:10:00" calcext:value-type="date">
            <text:p>2024-01-08 12:10:00</text:p>
          </table:table-cell>
          <table:table-cell table:formula="of:=ROUND(NORMINV(RAND();500;50))" office:value-type="float" office:value="562" calcext:value-type="float">
            <text:p>56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7]+TIME(0;10;0)" office:value-type="date" office:date-value="2024-01-08T12:20:00" calcext:value-type="date">
            <text:p>2024-01-08 12:20:00</text:p>
          </table:table-cell>
          <table:table-cell table:formula="of:=ROUND(NORMINV(RAND();500;50))"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8]+TIME(0;10;0)" office:value-type="date" office:date-value="2024-01-08T12:30:00" calcext:value-type="date">
            <text:p>2024-01-08 12:30:00</text:p>
          </table:table-cell>
          <table:table-cell table:formula="of:=ROUND(NORMINV(RAND();500;50))" office:value-type="float" office:value="422" calcext:value-type="float">
            <text:p>4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09]+TIME(0;10;0)" office:value-type="date" office:date-value="2024-01-08T12:40:00" calcext:value-type="date">
            <text:p>2024-01-08 12:40:00</text:p>
          </table:table-cell>
          <table:table-cell table:formula="of:=ROUND(NORMINV(RAND();500;50))" office:value-type="float" office:value="514" calcext:value-type="float">
            <text:p>5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0]+TIME(0;10;0)" office:value-type="date" office:date-value="2024-01-08T12:50:00" calcext:value-type="date">
            <text:p>2024-01-08 12:50:00</text:p>
          </table:table-cell>
          <table:table-cell table:formula="of:=ROUND(NORMINV(RAND();500;50))"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1]+TIME(0;10;0)" office:value-type="date" office:date-value="2024-01-08T13:00:00" calcext:value-type="date">
            <text:p>2024-01-08 13:00:00</text:p>
          </table:table-cell>
          <table:table-cell table:formula="of:=ROUND(NORMINV(RAND();500;50))"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2]+TIME(0;10;0)" office:value-type="date" office:date-value="2024-01-08T13:10:00" calcext:value-type="date">
            <text:p>2024-01-08 13:10:00</text:p>
          </table:table-cell>
          <table:table-cell table:formula="of:=ROUND(NORMINV(RAND();500;50))" office:value-type="float" office:value="508" calcext:value-type="float">
            <text:p>5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3]+TIME(0;10;0)" office:value-type="date" office:date-value="2024-01-08T13:20:00" calcext:value-type="date">
            <text:p>2024-01-08 13:20:00</text:p>
          </table:table-cell>
          <table:table-cell table:formula="of:=ROUND(NORMINV(RAND();500;50))" office:value-type="float" office:value="490" calcext:value-type="float">
            <text:p>49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4]+TIME(0;10;0)" office:value-type="date" office:date-value="2024-01-08T13:30:00" calcext:value-type="date">
            <text:p>2024-01-08 13:30:00</text:p>
          </table:table-cell>
          <table:table-cell table:formula="of:=ROUND(NORMINV(RAND();500;50))"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5]+TIME(0;10;0)" office:value-type="date" office:date-value="2024-01-08T13:40:00" calcext:value-type="date">
            <text:p>2024-01-08 13:40:00</text:p>
          </table:table-cell>
          <table:table-cell table:formula="of:=ROUND(NORMINV(RAND();500;50))" office:value-type="float" office:value="498" calcext:value-type="float">
            <text:p>49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6]+TIME(0;10;0)" office:value-type="date" office:date-value="2024-01-08T13:50:00" calcext:value-type="date">
            <text:p>2024-01-08 13:50:00</text:p>
          </table:table-cell>
          <table:table-cell table:formula="of:=ROUND(NORMINV(RAND();500;50))" office:value-type="float" office:value="487" calcext:value-type="float">
            <text:p>4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7]+TIME(0;10;0)" office:value-type="date" office:date-value="2024-01-08T14:00:00" calcext:value-type="date">
            <text:p>2024-01-08 14:00:00</text:p>
          </table:table-cell>
          <table:table-cell table:formula="of:=ROUND(NORMINV(RAND();500;50))" office:value-type="float" office:value="518" calcext:value-type="float">
            <text:p>5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8]+TIME(0;10;0)" office:value-type="date" office:date-value="2024-01-08T14:10:00" calcext:value-type="date">
            <text:p>2024-01-08 14:10:00</text:p>
          </table:table-cell>
          <table:table-cell table:formula="of:=ROUND(NORMINV(RAND();500;50))" office:value-type="float" office:value="476" calcext:value-type="float">
            <text:p>4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19]+TIME(0;10;0)" office:value-type="date" office:date-value="2024-01-08T14:20:00" calcext:value-type="date">
            <text:p>2024-01-08 14:20:00</text:p>
          </table:table-cell>
          <table:table-cell table:formula="of:=ROUND(NORMINV(RAND();500;50))" office:value-type="float" office:value="469" calcext:value-type="float">
            <text:p>4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0]+TIME(0;10;0)" office:value-type="date" office:date-value="2024-01-08T14:30:00" calcext:value-type="date">
            <text:p>2024-01-08 14:30:00</text:p>
          </table:table-cell>
          <table:table-cell table:formula="of:=ROUND(NORMINV(RAND();500;50))" office:value-type="float" office:value="515" calcext:value-type="float">
            <text:p>5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1]+TIME(0;10;0)" office:value-type="date" office:date-value="2024-01-08T14:40:00" calcext:value-type="date">
            <text:p>2024-01-08 14:40:00</text:p>
          </table:table-cell>
          <table:table-cell table:formula="of:=ROUND(NORMINV(RAND();500;50))" office:value-type="float" office:value="493" calcext:value-type="float">
            <text:p>4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2]+TIME(0;10;0)" office:value-type="date" office:date-value="2024-01-08T14:50:00" calcext:value-type="date">
            <text:p>2024-01-08 14:50:00</text:p>
          </table:table-cell>
          <table:table-cell table:formula="of:=ROUND(NORMINV(RAND();500;50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3]+TIME(0;10;0)" office:value-type="date" office:date-value="2024-01-08T15:00:00" calcext:value-type="date">
            <text:p>2024-01-08 15:00:00</text:p>
          </table:table-cell>
          <table:table-cell table:formula="of:=ROUND(NORMINV(RAND();500;50))" office:value-type="float" office:value="493" calcext:value-type="float">
            <text:p>4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4]+TIME(0;10;0)" office:value-type="date" office:date-value="2024-01-08T15:10:00" calcext:value-type="date">
            <text:p>2024-01-08 15:10:00</text:p>
          </table:table-cell>
          <table:table-cell table:formula="of:=ROUND(NORMINV(RAND();500;50))" office:value-type="float" office:value="491" calcext:value-type="float">
            <text:p>4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5]+TIME(0;10;0)" office:value-type="date" office:date-value="2024-01-08T15:20:00" calcext:value-type="date">
            <text:p>2024-01-08 15:20:00</text:p>
          </table:table-cell>
          <table:table-cell table:formula="of:=ROUND(NORMINV(RAND();500;50))" office:value-type="float" office:value="408" calcext:value-type="float">
            <text:p>4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6]+TIME(0;10;0)" office:value-type="date" office:date-value="2024-01-08T15:30:00" calcext:value-type="date">
            <text:p>2024-01-08 15:30:00</text:p>
          </table:table-cell>
          <table:table-cell table:formula="of:=ROUND(NORMINV(RAND();500;50))" office:value-type="float" office:value="496" calcext:value-type="float">
            <text:p>49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7]+TIME(0;10;0)" office:value-type="date" office:date-value="2024-01-08T15:40:00" calcext:value-type="date">
            <text:p>2024-01-08 15:40:00</text:p>
          </table:table-cell>
          <table:table-cell table:formula="of:=ROUND(NORMINV(RAND();500;50))" office:value-type="float" office:value="501" calcext:value-type="float">
            <text:p>5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8]+TIME(0;10;0)" office:value-type="date" office:date-value="2024-01-08T15:50:00" calcext:value-type="date">
            <text:p>2024-01-08 15:50:00</text:p>
          </table:table-cell>
          <table:table-cell table:formula="of:=ROUND(NORMINV(RAND();500;50))" office:value-type="float" office:value="478" calcext:value-type="float">
            <text:p>4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29]+TIME(0;10;0)" office:value-type="date" office:date-value="2024-01-08T16:00:00" calcext:value-type="date">
            <text:p>2024-01-08 16:00:00</text:p>
          </table:table-cell>
          <table:table-cell table:formula="of:=ROUND(NORMINV(RAND();500;50))" office:value-type="float" office:value="437" calcext:value-type="float">
            <text:p>4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0]+TIME(0;10;0)" office:value-type="date" office:date-value="2024-01-08T16:10:00" calcext:value-type="date">
            <text:p>2024-01-08 16:10:00</text:p>
          </table:table-cell>
          <table:table-cell table:formula="of:=ROUND(NORMINV(RAND();500;50))" office:value-type="float" office:value="481" calcext:value-type="float">
            <text:p>4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1]+TIME(0;10;0)" office:value-type="date" office:date-value="2024-01-08T16:20:00" calcext:value-type="date">
            <text:p>2024-01-08 16:20:00</text:p>
          </table:table-cell>
          <table:table-cell table:formula="of:=ROUND(NORMINV(RAND();500;50))" office:value-type="float" office:value="490" calcext:value-type="float">
            <text:p>49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2]+TIME(0;10;0)" office:value-type="date" office:date-value="2024-01-08T16:30:00" calcext:value-type="date">
            <text:p>2024-01-08 16:30:00</text:p>
          </table:table-cell>
          <table:table-cell table:formula="of:=ROUND(NORMINV(RAND();500;50))"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3]+TIME(0;10;0)" office:value-type="date" office:date-value="2024-01-08T16:40:00" calcext:value-type="date">
            <text:p>2024-01-08 16:40:00</text:p>
          </table:table-cell>
          <table:table-cell table:formula="of:=ROUND(NORMINV(RAND();500;50))" office:value-type="float" office:value="436" calcext:value-type="float">
            <text:p>43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4]+TIME(0;10;0)" office:value-type="date" office:date-value="2024-01-08T16:50:00" calcext:value-type="date">
            <text:p>2024-01-08 16:50:00</text:p>
          </table:table-cell>
          <table:table-cell table:formula="of:=ROUND(NORMINV(RAND();500;50))" office:value-type="float" office:value="501" calcext:value-type="float">
            <text:p>5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5]+TIME(0;10;0)" office:value-type="date" office:date-value="2024-01-08T17:00:00" calcext:value-type="date">
            <text:p>2024-01-08 17:00:00</text:p>
          </table:table-cell>
          <table:table-cell table:formula="of:=ROUND(NORMINV(RAND();500;50))" office:value-type="float" office:value="490" calcext:value-type="float">
            <text:p>49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6]+TIME(0;10;0)" office:value-type="date" office:date-value="2024-01-08T17:10:00" calcext:value-type="date">
            <text:p>2024-01-08 17:10:00</text:p>
          </table:table-cell>
          <table:table-cell table:formula="of:=ROUND(NORMINV(RAND();500;50))" office:value-type="float" office:value="591" calcext:value-type="float">
            <text:p>5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7]+TIME(0;10;0)" office:value-type="date" office:date-value="2024-01-08T17:20:00" calcext:value-type="date">
            <text:p>2024-01-08 17:20:00</text:p>
          </table:table-cell>
          <table:table-cell table:formula="of:=ROUND(NORMINV(RAND();500;50))" office:value-type="float" office:value="583" calcext:value-type="float">
            <text:p>5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8]+TIME(0;10;0)" office:value-type="date" office:date-value="2024-01-08T17:30:00" calcext:value-type="date">
            <text:p>2024-01-08 17:30:00</text:p>
          </table:table-cell>
          <table:table-cell table:formula="of:=ROUND(NORMINV(RAND();500;50))" office:value-type="float" office:value="570" calcext:value-type="float">
            <text:p>5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39]+TIME(0;10;0)" office:value-type="date" office:date-value="2024-01-08T17:40:00" calcext:value-type="date">
            <text:p>2024-01-08 17:40:00</text:p>
          </table:table-cell>
          <table:table-cell table:formula="of:=ROUND(NORMINV(RAND();500;50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0]+TIME(0;10;0)" office:value-type="date" office:date-value="2024-01-08T17:50:00" calcext:value-type="date">
            <text:p>2024-01-08 17:50:00</text:p>
          </table:table-cell>
          <table:table-cell table:formula="of:=ROUND(NORMINV(RAND();500;50))" office:value-type="float" office:value="474" calcext:value-type="float">
            <text:p>4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1]+TIME(0;10;0)" office:value-type="date" office:date-value="2024-01-08T18:00:00" calcext:value-type="date">
            <text:p>2024-01-08 18:00:00</text:p>
          </table:table-cell>
          <table:table-cell table:formula="of:=ROUND(NORMINV(RAND();500;50))" office:value-type="float" office:value="508" calcext:value-type="float">
            <text:p>5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2]+TIME(0;10;0)" office:value-type="date" office:date-value="2024-01-08T18:10:00" calcext:value-type="date">
            <text:p>2024-01-08 18:10:00</text:p>
          </table:table-cell>
          <table:table-cell table:formula="of:=ROUND(NORMINV(RAND();500;50))" office:value-type="float" office:value="594" calcext:value-type="float">
            <text:p>59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3]+TIME(0;10;0)" office:value-type="date" office:date-value="2024-01-08T18:20:00" calcext:value-type="date">
            <text:p>2024-01-08 18:20:00</text:p>
          </table:table-cell>
          <table:table-cell table:formula="of:=ROUND(NORMINV(RAND();500;50))" office:value-type="float" office:value="529" calcext:value-type="float">
            <text:p>52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4]+TIME(0;10;0)" office:value-type="date" office:date-value="2024-01-08T18:30:00" calcext:value-type="date">
            <text:p>2024-01-08 18:30:00</text:p>
          </table:table-cell>
          <table:table-cell table:formula="of:=ROUND(NORMINV(RAND();500;50))" office:value-type="float" office:value="547" calcext:value-type="float">
            <text:p>5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5]+TIME(0;10;0)" office:value-type="date" office:date-value="2024-01-08T18:40:00" calcext:value-type="date">
            <text:p>2024-01-08 18:40:00</text:p>
          </table:table-cell>
          <table:table-cell table:formula="of:=ROUND(NORMINV(RAND();500;50))"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6]+TIME(0;10;0)" office:value-type="date" office:date-value="2024-01-08T18:50:00" calcext:value-type="date">
            <text:p>2024-01-08 18:50:00</text:p>
          </table:table-cell>
          <table:table-cell table:formula="of:=ROUND(NORMINV(RAND();500;50))" office:value-type="float" office:value="424" calcext:value-type="float">
            <text:p>4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7]+TIME(0;10;0)" office:value-type="date" office:date-value="2024-01-08T19:00:00" calcext:value-type="date">
            <text:p>2024-01-08 19:00:00</text:p>
          </table:table-cell>
          <table:table-cell table:formula="of:=ROUND(NORMINV(RAND();500;50))" office:value-type="float" office:value="479" calcext:value-type="float">
            <text:p>4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8]+TIME(0;10;0)" office:value-type="date" office:date-value="2024-01-08T19:10:00" calcext:value-type="date">
            <text:p>2024-01-08 19:10:00</text:p>
          </table:table-cell>
          <table:table-cell table:formula="of:=ROUND(NORMINV(RAND();500;50))" office:value-type="float" office:value="541" calcext:value-type="float">
            <text:p>5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49]+TIME(0;10;0)" office:value-type="date" office:date-value="2024-01-08T19:20:00" calcext:value-type="date">
            <text:p>2024-01-08 19:20:00</text:p>
          </table:table-cell>
          <table:table-cell table:formula="of:=ROUND(NORMINV(RAND();500;50))" office:value-type="float" office:value="520" calcext:value-type="float">
            <text:p>5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0]+TIME(0;10;0)" office:value-type="date" office:date-value="2024-01-08T19:30:00" calcext:value-type="date">
            <text:p>2024-01-08 19:30:00</text:p>
          </table:table-cell>
          <table:table-cell table:formula="of:=ROUND(NORMINV(RAND();500;50))" office:value-type="float" office:value="514" calcext:value-type="float">
            <text:p>5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1]+TIME(0;10;0)" office:value-type="date" office:date-value="2024-01-08T19:40:00" calcext:value-type="date">
            <text:p>2024-01-08 19:40:00</text:p>
          </table:table-cell>
          <table:table-cell table:formula="of:=ROUND(NORMINV(RAND();500;50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2]+TIME(0;10;0)" office:value-type="date" office:date-value="2024-01-08T19:50:00" calcext:value-type="date">
            <text:p>2024-01-08 19:50:00</text:p>
          </table:table-cell>
          <table:table-cell table:formula="of:=ROUND(NORMINV(RAND();500;50))" office:value-type="float" office:value="585" calcext:value-type="float">
            <text:p>5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3]+TIME(0;10;0)" office:value-type="date" office:date-value="2024-01-08T20:00:00" calcext:value-type="date">
            <text:p>2024-01-08 20:00:00</text:p>
          </table:table-cell>
          <table:table-cell table:formula="of:=ROUND(NORMINV(RAND();500;50))" office:value-type="float" office:value="554" calcext:value-type="float">
            <text:p>5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4]+TIME(0;10;0)" office:value-type="date" office:date-value="2024-01-08T20:10:00" calcext:value-type="date">
            <text:p>2024-01-08 20:10:00</text:p>
          </table:table-cell>
          <table:table-cell table:formula="of:=ROUND(NORMINV(RAND();500;50))" office:value-type="float" office:value="556" calcext:value-type="float">
            <text:p>5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5]+TIME(0;10;0)" office:value-type="date" office:date-value="2024-01-08T20:20:00" calcext:value-type="date">
            <text:p>2024-01-08 20:20:00</text:p>
          </table:table-cell>
          <table:table-cell table:formula="of:=ROUND(NORMINV(RAND();500;50))" office:value-type="float" office:value="391" calcext:value-type="float">
            <text:p>3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6]+TIME(0;10;0)" office:value-type="date" office:date-value="2024-01-08T20:30:00" calcext:value-type="date">
            <text:p>2024-01-08 20:30:00</text:p>
          </table:table-cell>
          <table:table-cell table:formula="of:=ROUND(NORMINV(RAND();500;50))" office:value-type="float" office:value="521" calcext:value-type="float">
            <text:p>5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7]+TIME(0;10;0)" office:value-type="date" office:date-value="2024-01-08T20:40:00" calcext:value-type="date">
            <text:p>2024-01-08 20:40:00</text:p>
          </table:table-cell>
          <table:table-cell table:formula="of:=ROUND(NORMINV(RAND();500;50))" office:value-type="float" office:value="499" calcext:value-type="float">
            <text:p>4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8]+TIME(0;10;0)" office:value-type="date" office:date-value="2024-01-08T20:50:00" calcext:value-type="date">
            <text:p>2024-01-08 20:50:00</text:p>
          </table:table-cell>
          <table:table-cell table:formula="of:=ROUND(NORMINV(RAND();500;50))" office:value-type="float" office:value="604" calcext:value-type="float">
            <text:p>6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59]+TIME(0;10;0)" office:value-type="date" office:date-value="2024-01-08T21:00:00" calcext:value-type="date">
            <text:p>2024-01-08 21:00:00</text:p>
          </table:table-cell>
          <table:table-cell table:formula="of:=ROUND(NORMINV(RAND();500;50))"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0]+TIME(0;10;0)" office:value-type="date" office:date-value="2024-01-08T21:10:00" calcext:value-type="date">
            <text:p>2024-01-08 21:10:00</text:p>
          </table:table-cell>
          <table:table-cell table:formula="of:=ROUND(NORMINV(RAND();500;50))"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1]+TIME(0;10;0)" office:value-type="date" office:date-value="2024-01-08T21:20:00" calcext:value-type="date">
            <text:p>2024-01-08 21:20:00</text:p>
          </table:table-cell>
          <table:table-cell table:formula="of:=ROUND(NORMINV(RAND();500;50))" office:value-type="float" office:value="532" calcext:value-type="float">
            <text:p>53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2]+TIME(0;10;0)" office:value-type="date" office:date-value="2024-01-08T21:30:00" calcext:value-type="date">
            <text:p>2024-01-08 21:30:00</text:p>
          </table:table-cell>
          <table:table-cell table:formula="of:=ROUND(NORMINV(RAND();500;50))" office:value-type="float" office:value="470" calcext:value-type="float">
            <text:p>4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3]+TIME(0;10;0)" office:value-type="date" office:date-value="2024-01-08T21:40:00" calcext:value-type="date">
            <text:p>2024-01-08 21:40:00</text:p>
          </table:table-cell>
          <table:table-cell table:formula="of:=ROUND(NORMINV(RAND();500;50))"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4]+TIME(0;10;0)" office:value-type="date" office:date-value="2024-01-08T21:50:00" calcext:value-type="date">
            <text:p>2024-01-08 21:50:00</text:p>
          </table:table-cell>
          <table:table-cell table:formula="of:=ROUND(NORMINV(RAND();500;50))" office:value-type="float" office:value="440" calcext:value-type="float">
            <text:p>4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5]+TIME(0;10;0)" office:value-type="date" office:date-value="2024-01-08T22:00:00" calcext:value-type="date">
            <text:p>2024-01-08 22:00:00</text:p>
          </table:table-cell>
          <table:table-cell table:formula="of:=ROUND(NORMINV(RAND();500;50))" office:value-type="float" office:value="433" calcext:value-type="float">
            <text:p>43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6]+TIME(0;10;0)" office:value-type="date" office:date-value="2024-01-08T22:10:00" calcext:value-type="date">
            <text:p>2024-01-08 22:10:00</text:p>
          </table:table-cell>
          <table:table-cell table:formula="of:=ROUND(NORMINV(RAND();500;50))" office:value-type="float" office:value="479" calcext:value-type="float">
            <text:p>4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7]+TIME(0;10;0)" office:value-type="date" office:date-value="2024-01-08T22:20:00" calcext:value-type="date">
            <text:p>2024-01-08 22:20:00</text:p>
          </table:table-cell>
          <table:table-cell table:formula="of:=ROUND(NORMINV(RAND();500;50))" office:value-type="float" office:value="569" calcext:value-type="float">
            <text:p>5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8]+TIME(0;10;0)" office:value-type="date" office:date-value="2024-01-08T22:30:00" calcext:value-type="date">
            <text:p>2024-01-08 22:30:00</text:p>
          </table:table-cell>
          <table:table-cell table:formula="of:=ROUND(NORMINV(RAND();500;50))" office:value-type="float" office:value="444" calcext:value-type="float">
            <text:p>44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69]+TIME(0;10;0)" office:value-type="date" office:date-value="2024-01-08T22:40:00" calcext:value-type="date">
            <text:p>2024-01-08 22:40:00</text:p>
          </table:table-cell>
          <table:table-cell table:formula="of:=ROUND(NORMINV(RAND();500;50))" office:value-type="float" office:value="509" calcext:value-type="float">
            <text:p>50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0]+TIME(0;10;0)" office:value-type="date" office:date-value="2024-01-08T22:50:00" calcext:value-type="date">
            <text:p>2024-01-08 22:50:00</text:p>
          </table:table-cell>
          <table:table-cell table:formula="of:=ROUND(NORMINV(RAND();500;50))"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1]+TIME(0;10;0)" office:value-type="date" office:date-value="2024-01-08T23:00:00" calcext:value-type="date">
            <text:p>2024-01-08 23:00:00</text:p>
          </table:table-cell>
          <table:table-cell table:formula="of:=ROUND(NORMINV(RAND();500;50))" office:value-type="float" office:value="516" calcext:value-type="float">
            <text:p>5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2]+TIME(0;10;0)" office:value-type="date" office:date-value="2024-01-08T23:10:00" calcext:value-type="date">
            <text:p>2024-01-08 23:10:00</text:p>
          </table:table-cell>
          <table:table-cell table:formula="of:=ROUND(NORMINV(RAND();500;50))" office:value-type="float" office:value="592" calcext:value-type="float">
            <text:p>5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3]+TIME(0;10;0)" office:value-type="date" office:date-value="2024-01-08T23:20:00" calcext:value-type="date">
            <text:p>2024-01-08 23:20:00</text:p>
          </table:table-cell>
          <table:table-cell table:formula="of:=ROUND(NORMINV(RAND();500;50))" office:value-type="float" office:value="437" calcext:value-type="float">
            <text:p>4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4]+TIME(0;10;0)" office:value-type="date" office:date-value="2024-01-08T23:30:00" calcext:value-type="date">
            <text:p>2024-01-08 23:30:00</text:p>
          </table:table-cell>
          <table:table-cell table:formula="of:=ROUND(NORMINV(RAND();500;50))" office:value-type="float" office:value="420" calcext:value-type="float">
            <text:p>4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5]+TIME(0;10;0)" office:value-type="date" office:date-value="2024-01-08T23:40:00" calcext:value-type="date">
            <text:p>2024-01-08 23:40:00</text:p>
          </table:table-cell>
          <table:table-cell table:formula="of:=ROUND(NORMINV(RAND();500;50))" office:value-type="float" office:value="488" calcext:value-type="float">
            <text:p>4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6]+TIME(0;10;0)" office:value-type="date" office:date-value="2024-01-08T23:50:00" calcext:value-type="date">
            <text:p>2024-01-08 23:50:00</text:p>
          </table:table-cell>
          <table:table-cell table:formula="of:=ROUND(NORMINV(RAND();500;50))"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7]+TIME(0;10;0)" office:value-type="date" office:date-value="2024-01-09T00:00:00" calcext:value-type="date">
            <text:p>2024-01-09 00:00:00</text:p>
          </table:table-cell>
          <table:table-cell table:formula="of:=ROUND(NORMINV(RAND();500;50))" office:value-type="float" office:value="442" calcext:value-type="float">
            <text:p>4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8]+TIME(0;10;0)" office:value-type="date" office:date-value="2024-01-09T00:10:00" calcext:value-type="date">
            <text:p>2024-01-09 00:10:00</text:p>
          </table:table-cell>
          <table:table-cell table:formula="of:=ROUND(NORMINV(RAND();500;50))"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79]+TIME(0;10;0)" office:value-type="date" office:date-value="2024-01-09T00:20:00" calcext:value-type="date">
            <text:p>2024-01-09 00:20:00</text:p>
          </table:table-cell>
          <table:table-cell table:formula="of:=ROUND(NORMINV(RAND();500;50))" office:value-type="float" office:value="452" calcext:value-type="float">
            <text:p>4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0]+TIME(0;10;0)" office:value-type="date" office:date-value="2024-01-09T00:30:00" calcext:value-type="date">
            <text:p>2024-01-09 00:30:00</text:p>
          </table:table-cell>
          <table:table-cell table:formula="of:=ROUND(NORMINV(RAND();500;50))" office:value-type="float" office:value="555" calcext:value-type="float">
            <text:p>55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1]+TIME(0;10;0)" office:value-type="date" office:date-value="2024-01-09T00:40:00" calcext:value-type="date">
            <text:p>2024-01-09 00:40:00</text:p>
          </table:table-cell>
          <table:table-cell table:formula="of:=ROUND(NORMINV(RAND();500;50))" office:value-type="float" office:value="528" calcext:value-type="float">
            <text:p>5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2]+TIME(0;10;0)" office:value-type="date" office:date-value="2024-01-09T00:50:00" calcext:value-type="date">
            <text:p>2024-01-09 00:50:00</text:p>
          </table:table-cell>
          <table:table-cell table:formula="of:=ROUND(NORMINV(RAND();500;50))" office:value-type="float" office:value="473" calcext:value-type="float">
            <text:p>47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3]+TIME(0;10;0)" office:value-type="date" office:date-value="2024-01-09T01:00:00" calcext:value-type="date">
            <text:p>2024-01-09 01:00:00</text:p>
          </table:table-cell>
          <table:table-cell table:formula="of:=ROUND(NORMINV(RAND();500;50))" office:value-type="float" office:value="539" calcext:value-type="float">
            <text:p>5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4]+TIME(0;10;0)" office:value-type="date" office:date-value="2024-01-09T01:10:00" calcext:value-type="date">
            <text:p>2024-01-09 01:10:00</text:p>
          </table:table-cell>
          <table:table-cell table:formula="of:=ROUND(NORMINV(RAND();500;50))" office:value-type="float" office:value="451" calcext:value-type="float">
            <text:p>4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5]+TIME(0;10;0)" office:value-type="date" office:date-value="2024-01-09T01:20:00" calcext:value-type="date">
            <text:p>2024-01-09 01:20:00</text:p>
          </table:table-cell>
          <table:table-cell table:formula="of:=ROUND(NORMINV(RAND();500;50))" office:value-type="float" office:value="493" calcext:value-type="float">
            <text:p>49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6]+TIME(0;10;0)" office:value-type="date" office:date-value="2024-01-09T01:30:00" calcext:value-type="date">
            <text:p>2024-01-09 01:30:00</text:p>
          </table:table-cell>
          <table:table-cell table:formula="of:=ROUND(NORMINV(RAND();500;50))" office:value-type="float" office:value="488" calcext:value-type="float">
            <text:p>48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7]+TIME(0;10;0)" office:value-type="date" office:date-value="2024-01-09T01:40:00" calcext:value-type="date">
            <text:p>2024-01-09 01:40:00</text:p>
          </table:table-cell>
          <table:table-cell table:formula="of:=ROUND(NORMINV(RAND();500;50))" office:value-type="float" office:value="428" calcext:value-type="float">
            <text:p>4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8]+TIME(0;10;0)" office:value-type="date" office:date-value="2024-01-09T01:50:00" calcext:value-type="date">
            <text:p>2024-01-09 01:50:00</text:p>
          </table:table-cell>
          <table:table-cell table:formula="of:=ROUND(NORMINV(RAND();500;50))" office:value-type="float" office:value="559" calcext:value-type="float">
            <text:p>5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89]+TIME(0;10;0)" office:value-type="date" office:date-value="2024-01-09T02:00:00" calcext:value-type="date">
            <text:p>2024-01-09 02:00:00</text:p>
          </table:table-cell>
          <table:table-cell table:formula="of:=ROUND(NORMINV(RAND();500;50))"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0]+TIME(0;10;0)" office:value-type="date" office:date-value="2024-01-09T02:10:00" calcext:value-type="date">
            <text:p>2024-01-09 02:10:00</text:p>
          </table:table-cell>
          <table:table-cell table:formula="of:=ROUND(NORMINV(RAND();500;50))" office:value-type="float" office:value="572" calcext:value-type="float">
            <text:p>57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1]+TIME(0;10;0)" office:value-type="date" office:date-value="2024-01-09T02:20:00" calcext:value-type="date">
            <text:p>2024-01-09 02:20:00</text:p>
          </table:table-cell>
          <table:table-cell table:formula="of:=ROUND(NORMINV(RAND();500;50))" office:value-type="float" office:value="554" calcext:value-type="float">
            <text:p>5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2]+TIME(0;10;0)" office:value-type="date" office:date-value="2024-01-09T02:30:00" calcext:value-type="date">
            <text:p>2024-01-09 02:30:00</text:p>
          </table:table-cell>
          <table:table-cell table:formula="of:=ROUND(NORMINV(RAND();500;50))" office:value-type="float" office:value="415" calcext:value-type="float">
            <text:p>4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3]+TIME(0;10;0)" office:value-type="date" office:date-value="2024-01-09T02:40:00" calcext:value-type="date">
            <text:p>2024-01-09 02:40:00</text:p>
          </table:table-cell>
          <table:table-cell table:formula="of:=ROUND(NORMINV(RAND();500;50))" office:value-type="float" office:value="496" calcext:value-type="float">
            <text:p>49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4]+TIME(0;10;0)" office:value-type="date" office:date-value="2024-01-09T02:50:00" calcext:value-type="date">
            <text:p>2024-01-09 02:50:00</text:p>
          </table:table-cell>
          <table:table-cell table:formula="of:=ROUND(NORMINV(RAND();500;50))" office:value-type="float" office:value="449" calcext:value-type="float">
            <text:p>44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5]+TIME(0;10;0)" office:value-type="date" office:date-value="2024-01-09T03:00:00" calcext:value-type="date">
            <text:p>2024-01-09 03:00:00</text:p>
          </table:table-cell>
          <table:table-cell table:formula="of:=ROUND(NORMINV(RAND();500;50))" office:value-type="float" office:value="505" calcext:value-type="float">
            <text:p>5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6]+TIME(0;10;0)" office:value-type="date" office:date-value="2024-01-09T03:10:00" calcext:value-type="date">
            <text:p>2024-01-09 03:10:00</text:p>
          </table:table-cell>
          <table:table-cell table:formula="of:=ROUND(NORMINV(RAND();500;50))" office:value-type="float" office:value="491" calcext:value-type="float">
            <text:p>49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7]+TIME(0;10;0)" office:value-type="date" office:date-value="2024-01-09T03:20:00" calcext:value-type="date">
            <text:p>2024-01-09 03:20:00</text:p>
          </table:table-cell>
          <table:table-cell table:formula="of:=ROUND(NORMINV(RAND();500;50))" office:value-type="float" office:value="531" calcext:value-type="float">
            <text:p>5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8]+TIME(0;10;0)" office:value-type="date" office:date-value="2024-01-09T03:30:00" calcext:value-type="date">
            <text:p>2024-01-09 03:30:00</text:p>
          </table:table-cell>
          <table:table-cell table:formula="of:=ROUND(NORMINV(RAND();500;50))" office:value-type="float" office:value="620" calcext:value-type="float">
            <text:p>62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599]+TIME(0;10;0)" office:value-type="date" office:date-value="2024-01-09T03:40:00" calcext:value-type="date">
            <text:p>2024-01-09 03:40:00</text:p>
          </table:table-cell>
          <table:table-cell table:formula="of:=ROUND(NORMINV(RAND();500;50))" office:value-type="float" office:value="439" calcext:value-type="float">
            <text:p>4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0]+TIME(0;10;0)" office:value-type="date" office:date-value="2024-01-09T03:50:00" calcext:value-type="date">
            <text:p>2024-01-09 03:50:00</text:p>
          </table:table-cell>
          <table:table-cell table:formula="of:=ROUND(NORMINV(RAND();500;50))" office:value-type="float" office:value="497" calcext:value-type="float">
            <text:p>49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1]+TIME(0;10;0)" office:value-type="date" office:date-value="2024-01-09T04:00:00" calcext:value-type="date">
            <text:p>2024-01-09 04:00:00</text:p>
          </table:table-cell>
          <table:table-cell table:formula="of:=ROUND(NORMINV(RAND();500;50))" office:value-type="float" office:value="576" calcext:value-type="float">
            <text:p>5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2]+TIME(0;10;0)" office:value-type="date" office:date-value="2024-01-09T04:10:00" calcext:value-type="date">
            <text:p>2024-01-09 04:10:00</text:p>
          </table:table-cell>
          <table:table-cell table:formula="of:=ROUND(NORMINV(RAND();500;50))"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3]+TIME(0;10;0)" office:value-type="date" office:date-value="2024-01-09T04:20:00" calcext:value-type="date">
            <text:p>2024-01-09 04:20:00</text:p>
          </table:table-cell>
          <table:table-cell table:formula="of:=ROUND(NORMINV(RAND();500;50))" office:value-type="float" office:value="441" calcext:value-type="float">
            <text:p>4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4]+TIME(0;10;0)" office:value-type="date" office:date-value="2024-01-09T04:30:00" calcext:value-type="date">
            <text:p>2024-01-09 04:30:00</text:p>
          </table:table-cell>
          <table:table-cell table:formula="of:=ROUND(NORMINV(RAND();500;50))" office:value-type="float" office:value="568" calcext:value-type="float">
            <text:p>56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5]+TIME(0;10;0)" office:value-type="date" office:date-value="2024-01-09T04:40:00" calcext:value-type="date">
            <text:p>2024-01-09 04:40:00</text:p>
          </table:table-cell>
          <table:table-cell table:formula="of:=ROUND(NORMINV(RAND();500;50))" office:value-type="float" office:value="494" calcext:value-type="float">
            <text:p>49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6]+TIME(0;10;0)" office:value-type="date" office:date-value="2024-01-09T04:50:00" calcext:value-type="date">
            <text:p>2024-01-09 04:50:00</text:p>
          </table:table-cell>
          <table:table-cell table:formula="of:=ROUND(NORMINV(RAND();500;50))" office:value-type="float" office:value="514" calcext:value-type="float">
            <text:p>51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7]+TIME(0;10;0)" office:value-type="date" office:date-value="2024-01-09T05:00:00" calcext:value-type="date">
            <text:p>2024-01-09 05:00:00</text:p>
          </table:table-cell>
          <table:table-cell table:formula="of:=ROUND(NORMINV(RAND();500;50))" office:value-type="float" office:value="574" calcext:value-type="float">
            <text:p>5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8]+TIME(0;10;0)" office:value-type="date" office:date-value="2024-01-09T05:10:00" calcext:value-type="date">
            <text:p>2024-01-09 05:10:00</text:p>
          </table:table-cell>
          <table:table-cell table:formula="of:=ROUND(NORMINV(RAND();500;50))" office:value-type="float" office:value="440" calcext:value-type="float">
            <text:p>44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609]+TIME(0;10;0)" office:value-type="date" office:date-value="2024-01-09T05:20:00" calcext:value-type="date">
            <text:p>2024-01-09 05:20:00</text:p>
          </table:table-cell>
          <table:table-cell table:formula="of:=ROUND(NORMINV(RAND();700;50))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610]+TIME(0;10;0)" office:value-type="date" office:date-value="2024-01-09T05:30:00" calcext:value-type="date">
            <text:p>2024-01-09 05:30:00</text:p>
          </table:table-cell>
          <table:table-cell table:formula="of:=ROUND(NORMINV(RAND();700;50))"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1]+TIME(0;10;0)" office:value-type="date" office:date-value="2024-01-09T05:40:00" calcext:value-type="date">
            <text:p>2024-01-09 05:40:00</text:p>
          </table:table-cell>
          <table:table-cell table:formula="of:=ROUND(NORMINV(RAND();700;50))"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2]+TIME(0;10;0)" office:value-type="date" office:date-value="2024-01-09T05:50:00" calcext:value-type="date">
            <text:p>2024-01-09 05:50:00</text:p>
          </table:table-cell>
          <table:table-cell table:formula="of:=ROUND(NORMINV(RAND();700;50))"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3]+TIME(0;10;0)" office:value-type="date" office:date-value="2024-01-09T06:00:00" calcext:value-type="date">
            <text:p>2024-01-09 06:0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4]+TIME(0;10;0)" office:value-type="date" office:date-value="2024-01-09T06:10:00" calcext:value-type="date">
            <text:p>2024-01-09 06:10:00</text:p>
          </table:table-cell>
          <table:table-cell table:formula="of:=ROUND(NORMINV(RAND();700;50))"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5]+TIME(0;10;0)" office:value-type="date" office:date-value="2024-01-09T06:20:00" calcext:value-type="date">
            <text:p>2024-01-09 06:20:00</text:p>
          </table:table-cell>
          <table:table-cell table:formula="of:=ROUND(NORMINV(RAND();700;50))"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6]+TIME(0;10;0)" office:value-type="date" office:date-value="2024-01-09T06:30:00" calcext:value-type="date">
            <text:p>2024-01-09 06:30:00</text:p>
          </table:table-cell>
          <table:table-cell table:formula="of:=ROUND(NORMINV(RAND();700;50))"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7]+TIME(0;10;0)" office:value-type="date" office:date-value="2024-01-09T06:40:00" calcext:value-type="date">
            <text:p>2024-01-09 06:40:00</text:p>
          </table:table-cell>
          <table:table-cell table:formula="of:=ROUND(NORMINV(RAND();700;50)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8]+TIME(0;10;0)" office:value-type="date" office:date-value="2024-01-09T06:50:00" calcext:value-type="date">
            <text:p>2024-01-09 06:50:00</text:p>
          </table:table-cell>
          <table:table-cell table:formula="of:=ROUND(NORMINV(RAND();700;50))"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9]+TIME(0;10;0)" office:value-type="date" office:date-value="2024-01-09T07:00:00" calcext:value-type="date">
            <text:p>2024-01-09 07:00:00</text:p>
          </table:table-cell>
          <table:table-cell table:formula="of:=ROUND(NORMINV(RAND();700;50))"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0]+TIME(0;10;0)" office:value-type="date" office:date-value="2024-01-09T07:10:00" calcext:value-type="date">
            <text:p>2024-01-09 07:10:00</text:p>
          </table:table-cell>
          <table:table-cell table:formula="of:=ROUND(NORMINV(RAND();700;50))"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1]+TIME(0;10;0)" office:value-type="date" office:date-value="2024-01-09T07:20:00" calcext:value-type="date">
            <text:p>2024-01-09 07:2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2]+TIME(0;10;0)" office:value-type="date" office:date-value="2024-01-09T07:30:00" calcext:value-type="date">
            <text:p>2024-01-09 07:30:00</text:p>
          </table:table-cell>
          <table:table-cell table:formula="of:=ROUND(NORMINV(RAND();700;50))"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3]+TIME(0;10;0)" office:value-type="date" office:date-value="2024-01-09T07:40:00" calcext:value-type="date">
            <text:p>2024-01-09 07:40:00</text:p>
          </table:table-cell>
          <table:table-cell table:formula="of:=ROUND(NORMINV(RAND();700;50))"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4]+TIME(0;10;0)" office:value-type="date" office:date-value="2024-01-09T07:50:00" calcext:value-type="date">
            <text:p>2024-01-09 07:50:00</text:p>
          </table:table-cell>
          <table:table-cell table:formula="of:=ROUND(NORMINV(RAND();700;50))"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5]+TIME(0;10;0)" office:value-type="date" office:date-value="2024-01-09T08:00:00" calcext:value-type="date">
            <text:p>2024-01-09 08:0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6]+TIME(0;10;0)" office:value-type="date" office:date-value="2024-01-09T08:10:00" calcext:value-type="date">
            <text:p>2024-01-09 08:1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7]+TIME(0;10;0)" office:value-type="date" office:date-value="2024-01-09T08:20:00" calcext:value-type="date">
            <text:p>2024-01-09 08:20:00</text:p>
          </table:table-cell>
          <table:table-cell table:formula="of:=ROUND(NORMINV(RAND();700;50))"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8]+TIME(0;10;0)" office:value-type="date" office:date-value="2024-01-09T08:30:00" calcext:value-type="date">
            <text:p>2024-01-09 08:3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9]+TIME(0;10;0)" office:value-type="date" office:date-value="2024-01-09T08:40:00" calcext:value-type="date">
            <text:p>2024-01-09 08:40:00</text:p>
          </table:table-cell>
          <table:table-cell table:formula="of:=ROUND(NORMINV(RAND();700;50))"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0]+TIME(0;10;0)" office:value-type="date" office:date-value="2024-01-09T08:50:00" calcext:value-type="date">
            <text:p>2024-01-09 08:50:00</text:p>
          </table:table-cell>
          <table:table-cell table:formula="of:=ROUND(NORMINV(RAND();700;50)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1]+TIME(0;10;0)" office:value-type="date" office:date-value="2024-01-09T09:00:00" calcext:value-type="date">
            <text:p>2024-01-09 09:00:00</text:p>
          </table:table-cell>
          <table:table-cell table:formula="of:=ROUND(NORMINV(RAND();700;50))"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2]+TIME(0;10;0)" office:value-type="date" office:date-value="2024-01-09T09:10:00" calcext:value-type="date">
            <text:p>2024-01-09 09:10:00</text:p>
          </table:table-cell>
          <table:table-cell table:formula="of:=ROUND(NORMINV(RAND();700;50))"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3]+TIME(0;10;0)" office:value-type="date" office:date-value="2024-01-09T09:20:00" calcext:value-type="date">
            <text:p>2024-01-09 09:20:00</text:p>
          </table:table-cell>
          <table:table-cell table:formula="of:=ROUND(NORMINV(RAND();700;50))"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4]+TIME(0;10;0)" office:value-type="date" office:date-value="2024-01-09T09:30:00" calcext:value-type="date">
            <text:p>2024-01-09 09:30:00</text:p>
          </table:table-cell>
          <table:table-cell table:formula="of:=ROUND(NORMINV(RAND();700;50)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5]+TIME(0;10;0)" office:value-type="date" office:date-value="2024-01-09T09:40:00" calcext:value-type="date">
            <text:p>2024-01-09 09:40:00</text:p>
          </table:table-cell>
          <table:table-cell table:formula="of:=ROUND(NORMINV(RAND();700;50))"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6]+TIME(0;10;0)" office:value-type="date" office:date-value="2024-01-09T09:50:00" calcext:value-type="date">
            <text:p>2024-01-09 09:50:00</text:p>
          </table:table-cell>
          <table:table-cell table:formula="of:=ROUND(NORMINV(RAND();700;50)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7]+TIME(0;10;0)" office:value-type="date" office:date-value="2024-01-09T10:00:00" calcext:value-type="date">
            <text:p>2024-01-09 10:00:00</text:p>
          </table:table-cell>
          <table:table-cell table:formula="of:=ROUND(NORMINV(RAND();700;50))"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8]+TIME(0;10;0)" office:value-type="date" office:date-value="2024-01-09T10:10:00" calcext:value-type="date">
            <text:p>2024-01-09 10:10:00</text:p>
          </table:table-cell>
          <table:table-cell table:formula="of:=ROUND(NORMINV(RAND();700;50))"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9]+TIME(0;10;0)" office:value-type="date" office:date-value="2024-01-09T10:20:00" calcext:value-type="date">
            <text:p>2024-01-09 10:20:00</text:p>
          </table:table-cell>
          <table:table-cell table:formula="of:=ROUND(NORMINV(RAND();700;50))"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0]+TIME(0;10;0)" office:value-type="date" office:date-value="2024-01-09T10:30:00" calcext:value-type="date">
            <text:p>2024-01-09 10:30:00</text:p>
          </table:table-cell>
          <table:table-cell table:formula="of:=ROUND(NORMINV(RAND();700;50))"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1]+TIME(0;10;0)" office:value-type="date" office:date-value="2024-01-09T10:40:00" calcext:value-type="date">
            <text:p>2024-01-09 10:40:00</text:p>
          </table:table-cell>
          <table:table-cell table:formula="of:=ROUND(NORMINV(RAND();700;50))"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2]+TIME(0;10;0)" office:value-type="date" office:date-value="2024-01-09T10:50:00" calcext:value-type="date">
            <text:p>2024-01-09 10:50:00</text:p>
          </table:table-cell>
          <table:table-cell table:formula="of:=ROUND(NORMINV(RAND();700;50))"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3]+TIME(0;10;0)" office:value-type="date" office:date-value="2024-01-09T11:00:00" calcext:value-type="date">
            <text:p>2024-01-09 11:0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4]+TIME(0;10;0)" office:value-type="date" office:date-value="2024-01-09T11:10:00" calcext:value-type="date">
            <text:p>2024-01-09 11:10:00</text:p>
          </table:table-cell>
          <table:table-cell table:formula="of:=ROUND(NORMINV(RAND();700;50))"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5]+TIME(0;10;0)" office:value-type="date" office:date-value="2024-01-09T11:20:00" calcext:value-type="date">
            <text:p>2024-01-09 11:20:00</text:p>
          </table:table-cell>
          <table:table-cell table:formula="of:=ROUND(NORMINV(RAND();700;50))"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6]+TIME(0;10;0)" office:value-type="date" office:date-value="2024-01-09T11:30:00" calcext:value-type="date">
            <text:p>2024-01-09 11:30:00</text:p>
          </table:table-cell>
          <table:table-cell table:formula="of:=ROUND(NORMINV(RAND();700;50))"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7]+TIME(0;10;0)" office:value-type="date" office:date-value="2024-01-09T11:40:00" calcext:value-type="date">
            <text:p>2024-01-09 11:4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8]+TIME(0;10;0)" office:value-type="date" office:date-value="2024-01-09T11:50:00" calcext:value-type="date">
            <text:p>2024-01-09 11:50:00</text:p>
          </table:table-cell>
          <table:table-cell table:formula="of:=ROUND(NORMINV(RAND();700;50))"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9]+TIME(0;10;0)" office:value-type="date" office:date-value="2024-01-09T12:00:00" calcext:value-type="date">
            <text:p>2024-01-09 12:00:00</text:p>
          </table:table-cell>
          <table:table-cell table:formula="of:=ROUND(NORMINV(RAND();700;50))"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0]+TIME(0;10;0)" office:value-type="date" office:date-value="2024-01-09T12:10:00" calcext:value-type="date">
            <text:p>2024-01-09 12:1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1]+TIME(0;10;0)" office:value-type="date" office:date-value="2024-01-09T12:20:00" calcext:value-type="date">
            <text:p>2024-01-09 12:20:00</text:p>
          </table:table-cell>
          <table:table-cell table:formula="of:=ROUND(NORMINV(RAND();700;50))"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2]+TIME(0;10;0)" office:value-type="date" office:date-value="2024-01-09T12:30:00" calcext:value-type="date">
            <text:p>2024-01-09 12:30:00</text:p>
          </table:table-cell>
          <table:table-cell table:formula="of:=ROUND(NORMINV(RAND();700;50))"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3]+TIME(0;10;0)" office:value-type="date" office:date-value="2024-01-09T12:40:00" calcext:value-type="date">
            <text:p>2024-01-09 12:4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4]+TIME(0;10;0)" office:value-type="date" office:date-value="2024-01-09T12:50:00" calcext:value-type="date">
            <text:p>2024-01-09 12:50:00</text:p>
          </table:table-cell>
          <table:table-cell table:formula="of:=ROUND(NORMINV(RAND();700;50))"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5]+TIME(0;10;0)" office:value-type="date" office:date-value="2024-01-09T13:00:00" calcext:value-type="date">
            <text:p>2024-01-09 13:00:00</text:p>
          </table:table-cell>
          <table:table-cell table:formula="of:=ROUND(NORMINV(RAND();700;50))"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6]+TIME(0;10;0)" office:value-type="date" office:date-value="2024-01-09T13:10:00" calcext:value-type="date">
            <text:p>2024-01-09 13:10:00</text:p>
          </table:table-cell>
          <table:table-cell table:formula="of:=ROUND(NORMINV(RAND();700;50))"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7]+TIME(0;10;0)" office:value-type="date" office:date-value="2024-01-09T13:20:00" calcext:value-type="date">
            <text:p>2024-01-09 13:20:00</text:p>
          </table:table-cell>
          <table:table-cell table:formula="of:=ROUND(NORMINV(RAND();700;50))"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8]+TIME(0;10;0)" office:value-type="date" office:date-value="2024-01-09T13:30:00" calcext:value-type="date">
            <text:p>2024-01-09 13:30:00</text:p>
          </table:table-cell>
          <table:table-cell table:formula="of:=ROUND(NORMINV(RAND();700;50))"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9]+TIME(0;10;0)" office:value-type="date" office:date-value="2024-01-09T13:40:00" calcext:value-type="date">
            <text:p>2024-01-09 13:4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0]+TIME(0;10;0)" office:value-type="date" office:date-value="2024-01-09T13:50:00" calcext:value-type="date">
            <text:p>2024-01-09 13:50:00</text:p>
          </table:table-cell>
          <table:table-cell table:formula="of:=ROUND(NORMINV(RAND();700;50))"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1]+TIME(0;10;0)" office:value-type="date" office:date-value="2024-01-09T14:00:00" calcext:value-type="date">
            <text:p>2024-01-09 14:00:00</text:p>
          </table:table-cell>
          <table:table-cell table:formula="of:=ROUND(NORMINV(RAND();700;50))"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2]+TIME(0;10;0)" office:value-type="date" office:date-value="2024-01-09T14:10:00" calcext:value-type="date">
            <text:p>2024-01-09 14:10:00</text:p>
          </table:table-cell>
          <table:table-cell table:formula="of:=ROUND(NORMINV(RAND();700;50)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3]+TIME(0;10;0)" office:value-type="date" office:date-value="2024-01-09T14:20:00" calcext:value-type="date">
            <text:p>2024-01-09 14:20:00</text:p>
          </table:table-cell>
          <table:table-cell table:formula="of:=ROUND(NORMINV(RAND();700;50))"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4]+TIME(0;10;0)" office:value-type="date" office:date-value="2024-01-09T14:30:00" calcext:value-type="date">
            <text:p>2024-01-09 14:30:00</text:p>
          </table:table-cell>
          <table:table-cell table:formula="of:=ROUND(NORMINV(RAND();700;50))"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5]+TIME(0;10;0)" office:value-type="date" office:date-value="2024-01-09T14:40:00" calcext:value-type="date">
            <text:p>2024-01-09 14:40:00</text:p>
          </table:table-cell>
          <table:table-cell table:formula="of:=ROUND(NORMINV(RAND();700;50))"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6]+TIME(0;10;0)" office:value-type="date" office:date-value="2024-01-09T14:50:00" calcext:value-type="date">
            <text:p>2024-01-09 14:50:00</text:p>
          </table:table-cell>
          <table:table-cell table:formula="of:=ROUND(NORMINV(RAND();700;50))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7]+TIME(0;10;0)" office:value-type="date" office:date-value="2024-01-09T15:00:00" calcext:value-type="date">
            <text:p>2024-01-09 15:00:00</text:p>
          </table:table-cell>
          <table:table-cell table:formula="of:=ROUND(NORMINV(RAND();700;50))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8]+TIME(0;10;0)" office:value-type="date" office:date-value="2024-01-09T15:10:00" calcext:value-type="date">
            <text:p>2024-01-09 15:10:00</text:p>
          </table:table-cell>
          <table:table-cell table:formula="of:=ROUND(NORMINV(RAND();700;50))"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9]+TIME(0;10;0)" office:value-type="date" office:date-value="2024-01-09T15:20:00" calcext:value-type="date">
            <text:p>2024-01-09 15:20:00</text:p>
          </table:table-cell>
          <table:table-cell table:formula="of:=ROUND(NORMINV(RAND();700;50)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0]+TIME(0;10;0)" office:value-type="date" office:date-value="2024-01-09T15:30:00" calcext:value-type="date">
            <text:p>2024-01-09 15:30:00</text:p>
          </table:table-cell>
          <table:table-cell table:formula="of:=ROUND(NORMINV(RAND();700;50))"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1]+TIME(0;10;0)" office:value-type="date" office:date-value="2024-01-09T15:40:00" calcext:value-type="date">
            <text:p>2024-01-09 15:40:00</text:p>
          </table:table-cell>
          <table:table-cell table:formula="of:=ROUND(NORMINV(RAND();700;50))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2]+TIME(0;10;0)" office:value-type="date" office:date-value="2024-01-09T15:50:00" calcext:value-type="date">
            <text:p>2024-01-09 15:50:00</text:p>
          </table:table-cell>
          <table:table-cell table:formula="of:=ROUND(NORMINV(RAND();700;50))"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3]+TIME(0;10;0)" office:value-type="date" office:date-value="2024-01-09T16:00:00" calcext:value-type="date">
            <text:p>2024-01-09 16:00:00</text:p>
          </table:table-cell>
          <table:table-cell table:formula="of:=ROUND(NORMINV(RAND();700;50))"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4]+TIME(0;10;0)" office:value-type="date" office:date-value="2024-01-09T16:10:00" calcext:value-type="date">
            <text:p>2024-01-09 16:1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5]+TIME(0;10;0)" office:value-type="date" office:date-value="2024-01-09T16:20:00" calcext:value-type="date">
            <text:p>2024-01-09 16:2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6]+TIME(0;10;0)" office:value-type="date" office:date-value="2024-01-09T16:30:00" calcext:value-type="date">
            <text:p>2024-01-09 16:30:00</text:p>
          </table:table-cell>
          <table:table-cell table:formula="of:=ROUND(NORMINV(RAND();700;50)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7]+TIME(0;10;0)" office:value-type="date" office:date-value="2024-01-09T16:40:00" calcext:value-type="date">
            <text:p>2024-01-09 16:4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8]+TIME(0;10;0)" office:value-type="date" office:date-value="2024-01-09T16:50:00" calcext:value-type="date">
            <text:p>2024-01-09 16:50:00</text:p>
          </table:table-cell>
          <table:table-cell table:formula="of:=ROUND(NORMINV(RAND();700;50))"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9]+TIME(0;10;0)" office:value-type="date" office:date-value="2024-01-09T17:00:00" calcext:value-type="date">
            <text:p>2024-01-09 17:00:00</text:p>
          </table:table-cell>
          <table:table-cell table:formula="of:=ROUND(NORMINV(RAND();700;50))"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0]+TIME(0;10;0)" office:value-type="date" office:date-value="2024-01-09T17:10:00" calcext:value-type="date">
            <text:p>2024-01-09 17:10:00</text:p>
          </table:table-cell>
          <table:table-cell table:formula="of:=ROUND(NORMINV(RAND();700;50))"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1]+TIME(0;10;0)" office:value-type="date" office:date-value="2024-01-09T17:20:00" calcext:value-type="date">
            <text:p>2024-01-09 17:20:00</text:p>
          </table:table-cell>
          <table:table-cell table:formula="of:=ROUND(NORMINV(RAND();700;50))"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2]+TIME(0;10;0)" office:value-type="date" office:date-value="2024-01-09T17:30:00" calcext:value-type="date">
            <text:p>2024-01-09 17:30:00</text:p>
          </table:table-cell>
          <table:table-cell table:formula="of:=ROUND(NORMINV(RAND();700;50))"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3]+TIME(0;10;0)" office:value-type="date" office:date-value="2024-01-09T17:40:00" calcext:value-type="date">
            <text:p>2024-01-09 17:40:00</text:p>
          </table:table-cell>
          <table:table-cell table:formula="of:=ROUND(NORMINV(RAND();700;50))"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4]+TIME(0;10;0)" office:value-type="date" office:date-value="2024-01-09T17:50:00" calcext:value-type="date">
            <text:p>2024-01-09 17:50:00</text:p>
          </table:table-cell>
          <table:table-cell table:formula="of:=ROUND(NORMINV(RAND();700;50))"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5]+TIME(0;10;0)" office:value-type="date" office:date-value="2024-01-09T18:00:00" calcext:value-type="date">
            <text:p>2024-01-09 18:00:00</text:p>
          </table:table-cell>
          <table:table-cell table:formula="of:=ROUND(NORMINV(RAND();700;50))"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6]+TIME(0;10;0)" office:value-type="date" office:date-value="2024-01-09T18:10:00" calcext:value-type="date">
            <text:p>2024-01-09 18:10:00</text:p>
          </table:table-cell>
          <table:table-cell table:formula="of:=ROUND(NORMINV(RAND();700;50))"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7]+TIME(0;10;0)" office:value-type="date" office:date-value="2024-01-09T18:20:00" calcext:value-type="date">
            <text:p>2024-01-09 18:20:00</text:p>
          </table:table-cell>
          <table:table-cell table:formula="of:=ROUND(NORMINV(RAND();700;50))"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8]+TIME(0;10;0)" office:value-type="date" office:date-value="2024-01-09T18:30:00" calcext:value-type="date">
            <text:p>2024-01-09 18:30:00</text:p>
          </table:table-cell>
          <table:table-cell table:formula="of:=ROUND(NORMINV(RAND();700;50))"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9]+TIME(0;10;0)" office:value-type="date" office:date-value="2024-01-09T18:40:00" calcext:value-type="date">
            <text:p>2024-01-09 18:40:00</text:p>
          </table:table-cell>
          <table:table-cell table:formula="of:=ROUND(NORMINV(RAND();700;50))"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0]+TIME(0;10;0)" office:value-type="date" office:date-value="2024-01-09T18:50:00" calcext:value-type="date">
            <text:p>2024-01-09 18:5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1]+TIME(0;10;0)" office:value-type="date" office:date-value="2024-01-09T19:00:00" calcext:value-type="date">
            <text:p>2024-01-09 19:00:00</text:p>
          </table:table-cell>
          <table:table-cell table:formula="of:=ROUND(NORMINV(RAND();700;50))"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2]+TIME(0;10;0)" office:value-type="date" office:date-value="2024-01-09T19:10:00" calcext:value-type="date">
            <text:p>2024-01-09 19:10:00</text:p>
          </table:table-cell>
          <table:table-cell table:formula="of:=ROUND(NORMINV(RAND();700;50)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3]+TIME(0;10;0)" office:value-type="date" office:date-value="2024-01-09T19:20:00" calcext:value-type="date">
            <text:p>2024-01-09 19:20:00</text:p>
          </table:table-cell>
          <table:table-cell table:formula="of:=ROUND(NORMINV(RAND();700;50))"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4]+TIME(0;10;0)" office:value-type="date" office:date-value="2024-01-09T19:30:00" calcext:value-type="date">
            <text:p>2024-01-09 19:30:00</text:p>
          </table:table-cell>
          <table:table-cell table:formula="of:=ROUND(NORMINV(RAND();700;50))"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5]+TIME(0;10;0)" office:value-type="date" office:date-value="2024-01-09T19:40:00" calcext:value-type="date">
            <text:p>2024-01-09 19:40:00</text:p>
          </table:table-cell>
          <table:table-cell table:formula="of:=ROUND(NORMINV(RAND();700;50))"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6]+TIME(0;10;0)" office:value-type="date" office:date-value="2024-01-09T19:50:00" calcext:value-type="date">
            <text:p>2024-01-09 19:5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7]+TIME(0;10;0)" office:value-type="date" office:date-value="2024-01-09T20:00:00" calcext:value-type="date">
            <text:p>2024-01-09 20:00:00</text:p>
          </table:table-cell>
          <table:table-cell table:formula="of:=ROUND(NORMINV(RAND();700;50))"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8]+TIME(0;10;0)" office:value-type="date" office:date-value="2024-01-09T20:10:00" calcext:value-type="date">
            <text:p>2024-01-09 20:10:00</text:p>
          </table:table-cell>
          <table:table-cell table:formula="of:=ROUND(NORMINV(RAND();700;50))"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9]+TIME(0;10;0)" office:value-type="date" office:date-value="2024-01-09T20:20:00" calcext:value-type="date">
            <text:p>2024-01-09 20:20:00</text:p>
          </table:table-cell>
          <table:table-cell table:formula="of:=ROUND(NORMINV(RAND();700;50))"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0]+TIME(0;10;0)" office:value-type="date" office:date-value="2024-01-09T20:30:00" calcext:value-type="date">
            <text:p>2024-01-09 20:3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1]+TIME(0;10;0)" office:value-type="date" office:date-value="2024-01-09T20:40:00" calcext:value-type="date">
            <text:p>2024-01-09 20:40:00</text:p>
          </table:table-cell>
          <table:table-cell table:formula="of:=ROUND(NORMINV(RAND();700;50))"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2]+TIME(0;10;0)" office:value-type="date" office:date-value="2024-01-09T20:50:00" calcext:value-type="date">
            <text:p>2024-01-09 20:50:00</text:p>
          </table:table-cell>
          <table:table-cell table:formula="of:=ROUND(NORMINV(RAND();700;50))"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3]+TIME(0;10;0)" office:value-type="date" office:date-value="2024-01-09T21:00:00" calcext:value-type="date">
            <text:p>2024-01-09 21:00:00</text:p>
          </table:table-cell>
          <table:table-cell table:formula="of:=ROUND(NORMINV(RAND();700;50))"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4]+TIME(0;10;0)" office:value-type="date" office:date-value="2024-01-09T21:10:00" calcext:value-type="date">
            <text:p>2024-01-09 21:10:00</text:p>
          </table:table-cell>
          <table:table-cell table:formula="of:=ROUND(NORMINV(RAND();700;50)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5]+TIME(0;10;0)" office:value-type="date" office:date-value="2024-01-09T21:20:00" calcext:value-type="date">
            <text:p>2024-01-09 21:20:00</text:p>
          </table:table-cell>
          <table:table-cell table:formula="of:=ROUND(NORMINV(RAND();700;50))"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6]+TIME(0;10;0)" office:value-type="date" office:date-value="2024-01-09T21:30:00" calcext:value-type="date">
            <text:p>2024-01-09 21:30:00</text:p>
          </table:table-cell>
          <table:table-cell table:formula="of:=ROUND(NORMINV(RAND();700;50))"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7]+TIME(0;10;0)" office:value-type="date" office:date-value="2024-01-09T21:40:00" calcext:value-type="date">
            <text:p>2024-01-09 21:40:00</text:p>
          </table:table-cell>
          <table:table-cell table:formula="of:=ROUND(NORMINV(RAND();700;50))"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8]+TIME(0;10;0)" office:value-type="date" office:date-value="2024-01-09T21:50:00" calcext:value-type="date">
            <text:p>2024-01-09 21:50:00</text:p>
          </table:table-cell>
          <table:table-cell table:formula="of:=ROUND(NORMINV(RAND();700;50)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9]+TIME(0;10;0)" office:value-type="date" office:date-value="2024-01-09T22:00:00" calcext:value-type="date">
            <text:p>2024-01-09 22:00:00</text:p>
          </table:table-cell>
          <table:table-cell table:formula="of:=ROUND(NORMINV(RAND();700;50))"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0]+TIME(0;10;0)" office:value-type="date" office:date-value="2024-01-09T22:10:00" calcext:value-type="date">
            <text:p>2024-01-09 22:10:00</text:p>
          </table:table-cell>
          <table:table-cell table:formula="of:=ROUND(NORMINV(RAND();700;50))"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1]+TIME(0;10;0)" office:value-type="date" office:date-value="2024-01-09T22:20:00" calcext:value-type="date">
            <text:p>2024-01-09 22:20:00</text:p>
          </table:table-cell>
          <table:table-cell table:formula="of:=ROUND(NORMINV(RAND();500;50))"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712]+TIME(0;10;0)" office:value-type="date" office:date-value="2024-01-09T22:30:00" calcext:value-type="date">
            <text:p>2024-01-09 22:30:00</text:p>
          </table:table-cell>
          <table:table-cell table:formula="of:=ROUND(NORMINV(RAND();500;50))" office:value-type="float" office:value="479" calcext:value-type="float">
            <text:p>4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3]+TIME(0;10;0)" office:value-type="date" office:date-value="2024-01-09T22:40:00" calcext:value-type="date">
            <text:p>2024-01-09 22:40:00</text:p>
          </table:table-cell>
          <table:table-cell table:formula="of:=ROUND(NORMINV(RAND();500;50))" office:value-type="float" office:value="630" calcext:value-type="float">
            <text:p>63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4]+TIME(0;10;0)" office:value-type="date" office:date-value="2024-01-09T22:50:00" calcext:value-type="date">
            <text:p>2024-01-09 22:50:00</text:p>
          </table:table-cell>
          <table:table-cell table:formula="of:=ROUND(NORMINV(RAND();500;50))" office:value-type="float" office:value="478" calcext:value-type="float">
            <text:p>4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5]+TIME(0;10;0)" office:value-type="date" office:date-value="2024-01-09T23:00:00" calcext:value-type="date">
            <text:p>2024-01-09 23:00:00</text:p>
          </table:table-cell>
          <table:table-cell table:formula="of:=ROUND(NORMINV(RAND();500;50))" office:value-type="float" office:value="459" calcext:value-type="float">
            <text:p>45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6]+TIME(0;10;0)" office:value-type="date" office:date-value="2024-01-09T23:10:00" calcext:value-type="date">
            <text:p>2024-01-09 23:10:00</text:p>
          </table:table-cell>
          <table:table-cell table:formula="of:=ROUND(NORMINV(RAND();500;50))" office:value-type="float" office:value="547" calcext:value-type="float">
            <text:p>5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7]+TIME(0;10;0)" office:value-type="date" office:date-value="2024-01-09T23:20:00" calcext:value-type="date">
            <text:p>2024-01-09 23:20:00</text:p>
          </table:table-cell>
          <table:table-cell table:formula="of:=ROUND(NORMINV(RAND();500;50))" office:value-type="float" office:value="460" calcext:value-type="float">
            <text:p>46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8]+TIME(0;10;0)" office:value-type="date" office:date-value="2024-01-09T23:30:00" calcext:value-type="date">
            <text:p>2024-01-09 23:30:00</text:p>
          </table:table-cell>
          <table:table-cell table:formula="of:=ROUND(NORMINV(RAND();500;50))" office:value-type="float" office:value="552" calcext:value-type="float">
            <text:p>5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19]+TIME(0;10;0)" office:value-type="date" office:date-value="2024-01-09T23:40:00" calcext:value-type="date">
            <text:p>2024-01-09 23:40:00</text:p>
          </table:table-cell>
          <table:table-cell table:formula="of:=ROUND(NORMINV(RAND();500;50))" office:value-type="float" office:value="531" calcext:value-type="float">
            <text:p>5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0]+TIME(0;10;0)" office:value-type="date" office:date-value="2024-01-09T23:50:00" calcext:value-type="date">
            <text:p>2024-01-09 23:50:00</text:p>
          </table:table-cell>
          <table:table-cell table:formula="of:=ROUND(NORMINV(RAND();500;50))" office:value-type="float" office:value="596" calcext:value-type="float">
            <text:p>59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1]+TIME(0;10;0)" office:value-type="date" office:date-value="2024-01-10T00:00:00" calcext:value-type="date">
            <text:p>2024-01-10 00:00:00</text:p>
          </table:table-cell>
          <table:table-cell table:formula="of:=ROUND(NORMINV(RAND();500;50))"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2]+TIME(0;10;0)" office:value-type="date" office:date-value="2024-01-10T00:10:00" calcext:value-type="date">
            <text:p>2024-01-10 00:10:00</text:p>
          </table:table-cell>
          <table:table-cell table:formula="of:=ROUND(NORMINV(RAND();500;50))" office:value-type="float" office:value="502" calcext:value-type="float">
            <text:p>50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3]+TIME(0;10;0)" office:value-type="date" office:date-value="2024-01-10T00:20:00" calcext:value-type="date">
            <text:p>2024-01-10 00:20:00</text:p>
          </table:table-cell>
          <table:table-cell table:formula="of:=ROUND(NORMINV(RAND();500;50))" office:value-type="float" office:value="518" calcext:value-type="float">
            <text:p>51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4]+TIME(0;10;0)" office:value-type="date" office:date-value="2024-01-10T00:30:00" calcext:value-type="date">
            <text:p>2024-01-10 00:30:00</text:p>
          </table:table-cell>
          <table:table-cell table:formula="of:=ROUND(NORMINV(RAND();500;50))" office:value-type="float" office:value="524" calcext:value-type="float">
            <text:p>5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5]+TIME(0;10;0)" office:value-type="date" office:date-value="2024-01-10T00:40:00" calcext:value-type="date">
            <text:p>2024-01-10 00:40:00</text:p>
          </table:table-cell>
          <table:table-cell table:formula="of:=ROUND(NORMINV(RAND();500;50))" office:value-type="float" office:value="437" calcext:value-type="float">
            <text:p>4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6]+TIME(0;10;0)" office:value-type="date" office:date-value="2024-01-10T00:50:00" calcext:value-type="date">
            <text:p>2024-01-10 00:50:00</text:p>
          </table:table-cell>
          <table:table-cell table:formula="of:=ROUND(NORMINV(RAND();500;50))" office:value-type="float" office:value="675" calcext:value-type="float">
            <text:p>67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7]+TIME(0;10;0)" office:value-type="date" office:date-value="2024-01-10T01:00:00" calcext:value-type="date">
            <text:p>2024-01-10 01:00:00</text:p>
          </table:table-cell>
          <table:table-cell table:formula="of:=ROUND(NORMINV(RAND();500;50))" office:value-type="float" office:value="526" calcext:value-type="float">
            <text:p>52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8]+TIME(0;10;0)" office:value-type="date" office:date-value="2024-01-10T01:10:00" calcext:value-type="date">
            <text:p>2024-01-10 01:10:00</text:p>
          </table:table-cell>
          <table:table-cell table:formula="of:=ROUND(NORMINV(RAND();500;50))" office:value-type="float" office:value="415" calcext:value-type="float">
            <text:p>4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29]+TIME(0;10;0)" office:value-type="date" office:date-value="2024-01-10T01:20:00" calcext:value-type="date">
            <text:p>2024-01-10 01:20:00</text:p>
          </table:table-cell>
          <table:table-cell table:formula="of:=ROUND(NORMINV(RAND();500;50))" office:value-type="float" office:value="522" calcext:value-type="float">
            <text:p>5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0]+TIME(0;10;0)" office:value-type="date" office:date-value="2024-01-10T01:30:00" calcext:value-type="date">
            <text:p>2024-01-10 01:30:00</text:p>
          </table:table-cell>
          <table:table-cell table:formula="of:=ROUND(NORMINV(RAND();500;50))" office:value-type="float" office:value="470" calcext:value-type="float">
            <text:p>4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1]+TIME(0;10;0)" office:value-type="date" office:date-value="2024-01-10T01:40:00" calcext:value-type="date">
            <text:p>2024-01-10 01:40:00</text:p>
          </table:table-cell>
          <table:table-cell table:formula="of:=ROUND(NORMINV(RAND();500;50))" office:value-type="float" office:value="485" calcext:value-type="float">
            <text:p>48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2]+TIME(0;10;0)" office:value-type="date" office:date-value="2024-01-10T01:50:00" calcext:value-type="date">
            <text:p>2024-01-10 01:50:00</text:p>
          </table:table-cell>
          <table:table-cell table:formula="of:=ROUND(NORMINV(RAND();500;50))"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3]+TIME(0;10;0)" office:value-type="date" office:date-value="2024-01-10T02:00:00" calcext:value-type="date">
            <text:p>2024-01-10 02:00:00</text:p>
          </table:table-cell>
          <table:table-cell table:formula="of:=ROUND(NORMINV(RAND();500;50))" office:value-type="float" office:value="453" calcext:value-type="float">
            <text:p>4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4]+TIME(0;10;0)" office:value-type="date" office:date-value="2024-01-10T02:10:00" calcext:value-type="date">
            <text:p>2024-01-10 02:10:00</text:p>
          </table:table-cell>
          <table:table-cell table:formula="of:=ROUND(NORMINV(RAND();500;50))" office:value-type="float" office:value="622" calcext:value-type="float">
            <text:p>6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5]+TIME(0;10;0)" office:value-type="date" office:date-value="2024-01-10T02:20:00" calcext:value-type="date">
            <text:p>2024-01-10 02:20:00</text:p>
          </table:table-cell>
          <table:table-cell table:formula="of:=ROUND(NORMINV(RAND();500;50))" office:value-type="float" office:value="546" calcext:value-type="float">
            <text:p>54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6]+TIME(0;10;0)" office:value-type="date" office:date-value="2024-01-10T02:30:00" calcext:value-type="date">
            <text:p>2024-01-10 02:30:00</text:p>
          </table:table-cell>
          <table:table-cell table:formula="of:=ROUND(NORMINV(RAND();500;50))" office:value-type="float" office:value="539" calcext:value-type="float">
            <text:p>53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7]+TIME(0;10;0)" office:value-type="date" office:date-value="2024-01-10T02:40:00" calcext:value-type="date">
            <text:p>2024-01-10 02:40:00</text:p>
          </table:table-cell>
          <table:table-cell table:formula="of:=ROUND(NORMINV(RAND();500;50))" office:value-type="float" office:value="570" calcext:value-type="float">
            <text:p>57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8]+TIME(0;10;0)" office:value-type="date" office:date-value="2024-01-10T02:50:00" calcext:value-type="date">
            <text:p>2024-01-10 02:50:00</text:p>
          </table:table-cell>
          <table:table-cell table:formula="of:=ROUND(NORMINV(RAND();500;50))" office:value-type="float" office:value="535" calcext:value-type="float">
            <text:p>53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39]+TIME(0;10;0)" office:value-type="date" office:date-value="2024-01-10T03:00:00" calcext:value-type="date">
            <text:p>2024-01-10 03:00:00</text:p>
          </table:table-cell>
          <table:table-cell table:formula="of:=ROUND(NORMINV(RAND();500;50))" office:value-type="float" office:value="537" calcext:value-type="float">
            <text:p>5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0]+TIME(0;10;0)" office:value-type="date" office:date-value="2024-01-10T03:10:00" calcext:value-type="date">
            <text:p>2024-01-10 03:10:00</text:p>
          </table:table-cell>
          <table:table-cell table:formula="of:=ROUND(NORMINV(RAND();500;50))" office:value-type="float" office:value="509" calcext:value-type="float">
            <text:p>50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1]+TIME(0;10;0)" office:value-type="date" office:date-value="2024-01-10T03:20:00" calcext:value-type="date">
            <text:p>2024-01-10 03:20:00</text:p>
          </table:table-cell>
          <table:table-cell table:formula="of:=ROUND(NORMINV(RAND();500;50))" office:value-type="float" office:value="421" calcext:value-type="float">
            <text:p>4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2]+TIME(0;10;0)" office:value-type="date" office:date-value="2024-01-10T03:30:00" calcext:value-type="date">
            <text:p>2024-01-10 03:30:00</text:p>
          </table:table-cell>
          <table:table-cell table:formula="of:=ROUND(NORMINV(RAND();500;50))" office:value-type="float" office:value="604" calcext:value-type="float">
            <text:p>6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3]+TIME(0;10;0)" office:value-type="date" office:date-value="2024-01-10T03:40:00" calcext:value-type="date">
            <text:p>2024-01-10 03:40:00</text:p>
          </table:table-cell>
          <table:table-cell table:formula="of:=ROUND(NORMINV(RAND();500;50))" office:value-type="float" office:value="578" calcext:value-type="float">
            <text:p>57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4]+TIME(0;10;0)" office:value-type="date" office:date-value="2024-01-10T03:50:00" calcext:value-type="date">
            <text:p>2024-01-10 03:50:00</text:p>
          </table:table-cell>
          <table:table-cell table:formula="of:=ROUND(NORMINV(RAND();500;50))" office:value-type="float" office:value="497" calcext:value-type="float">
            <text:p>49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5]+TIME(0;10;0)" office:value-type="date" office:date-value="2024-01-10T04:00:00" calcext:value-type="date">
            <text:p>2024-01-10 04:00:00</text:p>
          </table:table-cell>
          <table:table-cell table:formula="of:=ROUND(NORMINV(RAND();500;50))" office:value-type="float" office:value="437" calcext:value-type="float">
            <text:p>43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6]+TIME(0;10;0)" office:value-type="date" office:date-value="2024-01-10T04:10:00" calcext:value-type="date">
            <text:p>2024-01-10 04:10:00</text:p>
          </table:table-cell>
          <table:table-cell table:formula="of:=ROUND(NORMINV(RAND();500;50))" office:value-type="float" office:value="561" calcext:value-type="float">
            <text:p>56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7]+TIME(0;10;0)" office:value-type="date" office:date-value="2024-01-10T04:20:00" calcext:value-type="date">
            <text:p>2024-01-10 04:20:00</text:p>
          </table:table-cell>
          <table:table-cell table:formula="of:=ROUND(NORMINV(RAND();500;50))" office:value-type="float" office:value="553" calcext:value-type="float">
            <text:p>5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8]+TIME(0;10;0)" office:value-type="date" office:date-value="2024-01-10T04:30:00" calcext:value-type="date">
            <text:p>2024-01-10 04:30:00</text:p>
          </table:table-cell>
          <table:table-cell table:formula="of:=ROUND(NORMINV(RAND();500;50))" office:value-type="float" office:value="417" calcext:value-type="float">
            <text:p>4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49]+TIME(0;10;0)" office:value-type="date" office:date-value="2024-01-10T04:40:00" calcext:value-type="date">
            <text:p>2024-01-10 04:40:00</text:p>
          </table:table-cell>
          <table:table-cell table:formula="of:=ROUND(NORMINV(RAND();500;50))" office:value-type="float" office:value="411" calcext:value-type="float">
            <text:p>4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0]+TIME(0;10;0)" office:value-type="date" office:date-value="2024-01-10T04:50:00" calcext:value-type="date">
            <text:p>2024-01-10 04:50:00</text:p>
          </table:table-cell>
          <table:table-cell table:formula="of:=ROUND(NORMINV(RAND();500;50))" office:value-type="float" office:value="462" calcext:value-type="float">
            <text:p>46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1]+TIME(0;10;0)" office:value-type="date" office:date-value="2024-01-10T05:00:00" calcext:value-type="date">
            <text:p>2024-01-10 05:00:00</text:p>
          </table:table-cell>
          <table:table-cell table:formula="of:=ROUND(NORMINV(RAND();500;50))" office:value-type="float" office:value="605" calcext:value-type="float">
            <text:p>6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2]+TIME(0;10;0)" office:value-type="date" office:date-value="2024-01-10T05:10:00" calcext:value-type="date">
            <text:p>2024-01-10 05:10:00</text:p>
          </table:table-cell>
          <table:table-cell table:formula="of:=ROUND(NORMINV(RAND();500;50))" office:value-type="float" office:value="601" calcext:value-type="float">
            <text:p>6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3]+TIME(0;10;0)" office:value-type="date" office:date-value="2024-01-10T05:20:00" calcext:value-type="date">
            <text:p>2024-01-10 05:20:00</text:p>
          </table:table-cell>
          <table:table-cell table:formula="of:=ROUND(NORMINV(RAND();500;50))" office:value-type="float" office:value="452" calcext:value-type="float">
            <text:p>45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4]+TIME(0;10;0)" office:value-type="date" office:date-value="2024-01-10T05:30:00" calcext:value-type="date">
            <text:p>2024-01-10 05:30:00</text:p>
          </table:table-cell>
          <table:table-cell table:formula="of:=ROUND(NORMINV(RAND();500;50))"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5]+TIME(0;10;0)" office:value-type="date" office:date-value="2024-01-10T05:40:00" calcext:value-type="date">
            <text:p>2024-01-10 05:40:00</text:p>
          </table:table-cell>
          <table:table-cell table:formula="of:=ROUND(NORMINV(RAND();500;50))"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6]+TIME(0;10;0)" office:value-type="date" office:date-value="2024-01-10T05:50:00" calcext:value-type="date">
            <text:p>2024-01-10 05:50:00</text:p>
          </table:table-cell>
          <table:table-cell table:formula="of:=ROUND(NORMINV(RAND();500;50))" office:value-type="float" office:value="449" calcext:value-type="float">
            <text:p>44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7]+TIME(0;10;0)" office:value-type="date" office:date-value="2024-01-10T06:00:00" calcext:value-type="date">
            <text:p>2024-01-10 06:00:00</text:p>
          </table:table-cell>
          <table:table-cell table:formula="of:=ROUND(NORMINV(RAND();500;50))" office:value-type="float" office:value="551" calcext:value-type="float">
            <text:p>55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8]+TIME(0;10;0)" office:value-type="date" office:date-value="2024-01-10T06:10:00" calcext:value-type="date">
            <text:p>2024-01-10 06:10:00</text:p>
          </table:table-cell>
          <table:table-cell table:formula="of:=ROUND(NORMINV(RAND();500;50))" office:value-type="float" office:value="505" calcext:value-type="float">
            <text:p>50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59]+TIME(0;10;0)" office:value-type="date" office:date-value="2024-01-10T06:20:00" calcext:value-type="date">
            <text:p>2024-01-10 06:20:00</text:p>
          </table:table-cell>
          <table:table-cell table:formula="of:=ROUND(NORMINV(RAND();500;50))"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0]+TIME(0;10;0)" office:value-type="date" office:date-value="2024-01-10T06:30:00" calcext:value-type="date">
            <text:p>2024-01-10 06:30:00</text:p>
          </table:table-cell>
          <table:table-cell table:formula="of:=ROUND(NORMINV(RAND();500;50))" office:value-type="float" office:value="474" calcext:value-type="float">
            <text:p>4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1]+TIME(0;10;0)" office:value-type="date" office:date-value="2024-01-10T06:40:00" calcext:value-type="date">
            <text:p>2024-01-10 06:40:00</text:p>
          </table:table-cell>
          <table:table-cell table:formula="of:=ROUND(NORMINV(RAND();500;50))" office:value-type="float" office:value="542" calcext:value-type="float">
            <text:p>54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2]+TIME(0;10;0)" office:value-type="date" office:date-value="2024-01-10T06:50:00" calcext:value-type="date">
            <text:p>2024-01-10 06:50:00</text:p>
          </table:table-cell>
          <table:table-cell table:formula="of:=ROUND(NORMINV(RAND();500;50))"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3]+TIME(0;10;0)" office:value-type="date" office:date-value="2024-01-10T07:00:00" calcext:value-type="date">
            <text:p>2024-01-10 07:00:00</text:p>
          </table:table-cell>
          <table:table-cell table:formula="of:=ROUND(NORMINV(RAND();500;50))" office:value-type="float" office:value="443" calcext:value-type="float">
            <text:p>44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4]+TIME(0;10;0)" office:value-type="date" office:date-value="2024-01-10T07:10:00" calcext:value-type="date">
            <text:p>2024-01-10 07:10:00</text:p>
          </table:table-cell>
          <table:table-cell table:formula="of:=ROUND(NORMINV(RAND();500;50))" office:value-type="float" office:value="468" calcext:value-type="float">
            <text:p>46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5]+TIME(0;10;0)" office:value-type="date" office:date-value="2024-01-10T07:20:00" calcext:value-type="date">
            <text:p>2024-01-10 07:20:00</text:p>
          </table:table-cell>
          <table:table-cell table:formula="of:=ROUND(NORMINV(RAND();500;50))" office:value-type="float" office:value="608" calcext:value-type="float">
            <text:p>60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6]+TIME(0;10;0)" office:value-type="date" office:date-value="2024-01-10T07:30:00" calcext:value-type="date">
            <text:p>2024-01-10 07:30:00</text:p>
          </table:table-cell>
          <table:table-cell table:formula="of:=ROUND(NORMINV(RAND();500;50))" office:value-type="float" office:value="499" calcext:value-type="float">
            <text:p>4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7]+TIME(0;10;0)" office:value-type="date" office:date-value="2024-01-10T07:40:00" calcext:value-type="date">
            <text:p>2024-01-10 07:40:00</text:p>
          </table:table-cell>
          <table:table-cell table:formula="of:=ROUND(NORMINV(RAND();500;50))" office:value-type="float" office:value="577" calcext:value-type="float">
            <text:p>57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8]+TIME(0;10;0)" office:value-type="date" office:date-value="2024-01-10T07:50:00" calcext:value-type="date">
            <text:p>2024-01-10 07:50:00</text:p>
          </table:table-cell>
          <table:table-cell table:formula="of:=ROUND(NORMINV(RAND();500;50))" office:value-type="float" office:value="529" calcext:value-type="float">
            <text:p>52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69]+TIME(0;10;0)" office:value-type="date" office:date-value="2024-01-10T08:00:00" calcext:value-type="date">
            <text:p>2024-01-10 08:00:00</text:p>
          </table:table-cell>
          <table:table-cell table:formula="of:=ROUND(NORMINV(RAND();500;50))" office:value-type="float" office:value="450" calcext:value-type="float">
            <text:p>45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0]+TIME(0;10;0)" office:value-type="date" office:date-value="2024-01-10T08:10:00" calcext:value-type="date">
            <text:p>2024-01-10 08:10:00</text:p>
          </table:table-cell>
          <table:table-cell table:formula="of:=ROUND(NORMINV(RAND();500;50))"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1]+TIME(0;10;0)" office:value-type="date" office:date-value="2024-01-10T08:20:00" calcext:value-type="date">
            <text:p>2024-01-10 08:20:00</text:p>
          </table:table-cell>
          <table:table-cell table:formula="of:=ROUND(NORMINV(RAND();500;50))" office:value-type="float" office:value="528" calcext:value-type="float">
            <text:p>5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2]+TIME(0;10;0)" office:value-type="date" office:date-value="2024-01-10T08:30:00" calcext:value-type="date">
            <text:p>2024-01-10 08:30:00</text:p>
          </table:table-cell>
          <table:table-cell table:formula="of:=ROUND(NORMINV(RAND();500;50))" office:value-type="float" office:value="524" calcext:value-type="float">
            <text:p>5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3]+TIME(0;10;0)" office:value-type="date" office:date-value="2024-01-10T08:40:00" calcext:value-type="date">
            <text:p>2024-01-10 08:40:00</text:p>
          </table:table-cell>
          <table:table-cell table:formula="of:=ROUND(NORMINV(RAND();500;50))" office:value-type="float" office:value="511" calcext:value-type="float">
            <text:p>5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4]+TIME(0;10;0)" office:value-type="date" office:date-value="2024-01-10T08:50:00" calcext:value-type="date">
            <text:p>2024-01-10 08:50:00</text:p>
          </table:table-cell>
          <table:table-cell table:formula="of:=ROUND(NORMINV(RAND();500;50))" office:value-type="float" office:value="530" calcext:value-type="float">
            <text:p>53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5]+TIME(0;10;0)" office:value-type="date" office:date-value="2024-01-10T09:00:00" calcext:value-type="date">
            <text:p>2024-01-10 09:00:00</text:p>
          </table:table-cell>
          <table:table-cell table:formula="of:=ROUND(NORMINV(RAND();500;50))" office:value-type="float" office:value="521" calcext:value-type="float">
            <text:p>52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6]+TIME(0;10;0)" office:value-type="date" office:date-value="2024-01-10T09:10:00" calcext:value-type="date">
            <text:p>2024-01-10 09:10:00</text:p>
          </table:table-cell>
          <table:table-cell table:formula="of:=ROUND(NORMINV(RAND();500;50))" office:value-type="float" office:value="494" calcext:value-type="float">
            <text:p>49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7]+TIME(0;10;0)" office:value-type="date" office:date-value="2024-01-10T09:20:00" calcext:value-type="date">
            <text:p>2024-01-10 09:20:00</text:p>
          </table:table-cell>
          <table:table-cell table:formula="of:=ROUND(NORMINV(RAND();500;50))" office:value-type="float" office:value="474" calcext:value-type="float">
            <text:p>47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8]+TIME(0;10;0)" office:value-type="date" office:date-value="2024-01-10T09:30:00" calcext:value-type="date">
            <text:p>2024-01-10 09:30:00</text:p>
          </table:table-cell>
          <table:table-cell table:formula="of:=ROUND(NORMINV(RAND();500;50))"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79]+TIME(0;10;0)" office:value-type="date" office:date-value="2024-01-10T09:40:00" calcext:value-type="date">
            <text:p>2024-01-10 09:40:00</text:p>
          </table:table-cell>
          <table:table-cell table:formula="of:=ROUND(NORMINV(RAND();500;50))"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0]+TIME(0;10;0)" office:value-type="date" office:date-value="2024-01-10T09:50:00" calcext:value-type="date">
            <text:p>2024-01-10 09:50:00</text:p>
          </table:table-cell>
          <table:table-cell table:formula="of:=ROUND(NORMINV(RAND();500;50))"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1]+TIME(0;10;0)" office:value-type="date" office:date-value="2024-01-10T10:00:00" calcext:value-type="date">
            <text:p>2024-01-10 10:00:00</text:p>
          </table:table-cell>
          <table:table-cell table:formula="of:=ROUND(NORMINV(RAND();500;50))" office:value-type="float" office:value="501" calcext:value-type="float">
            <text:p>50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2]+TIME(0;10;0)" office:value-type="date" office:date-value="2024-01-10T10:10:00" calcext:value-type="date">
            <text:p>2024-01-10 10:10:00</text:p>
          </table:table-cell>
          <table:table-cell table:formula="of:=ROUND(NORMINV(RAND();500;50))" office:value-type="float" office:value="479" calcext:value-type="float">
            <text:p>47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3]+TIME(0;10;0)" office:value-type="date" office:date-value="2024-01-10T10:20:00" calcext:value-type="date">
            <text:p>2024-01-10 10:20:00</text:p>
          </table:table-cell>
          <table:table-cell table:formula="of:=ROUND(NORMINV(RAND();500;50))" office:value-type="float" office:value="581" calcext:value-type="float">
            <text:p>58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4]+TIME(0;10;0)" office:value-type="date" office:date-value="2024-01-10T10:30:00" calcext:value-type="date">
            <text:p>2024-01-10 10:30:00</text:p>
          </table:table-cell>
          <table:table-cell table:formula="of:=ROUND(NORMINV(RAND();500;50))" office:value-type="float" office:value="404" calcext:value-type="float">
            <text:p>4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5]+TIME(0;10;0)" office:value-type="date" office:date-value="2024-01-10T10:40:00" calcext:value-type="date">
            <text:p>2024-01-10 10:40:00</text:p>
          </table:table-cell>
          <table:table-cell table:formula="of:=ROUND(NORMINV(RAND();500;50))" office:value-type="float" office:value="454" calcext:value-type="float">
            <text:p>4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6]+TIME(0;10;0)" office:value-type="date" office:date-value="2024-01-10T10:50:00" calcext:value-type="date">
            <text:p>2024-01-10 10:50:00</text:p>
          </table:table-cell>
          <table:table-cell table:formula="of:=ROUND(NORMINV(RAND();500;50))" office:value-type="float" office:value="522" calcext:value-type="float">
            <text:p>52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7]+TIME(0;10;0)" office:value-type="date" office:date-value="2024-01-10T11:00:00" calcext:value-type="date">
            <text:p>2024-01-10 11:00:00</text:p>
          </table:table-cell>
          <table:table-cell table:formula="of:=ROUND(NORMINV(RAND();500;50))" office:value-type="float" office:value="492" calcext:value-type="float">
            <text:p>4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8]+TIME(0;10;0)" office:value-type="date" office:date-value="2024-01-10T11:10:00" calcext:value-type="date">
            <text:p>2024-01-10 11:10:00</text:p>
          </table:table-cell>
          <table:table-cell table:formula="of:=ROUND(NORMINV(RAND();500;50))" office:value-type="float" office:value="487" calcext:value-type="float">
            <text:p>48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89]+TIME(0;10;0)" office:value-type="date" office:date-value="2024-01-10T11:20:00" calcext:value-type="date">
            <text:p>2024-01-10 11:20:00</text:p>
          </table:table-cell>
          <table:table-cell table:formula="of:=ROUND(NORMINV(RAND();500;50))" office:value-type="float" office:value="517" calcext:value-type="float">
            <text:p>51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0]+TIME(0;10;0)" office:value-type="date" office:date-value="2024-01-10T11:30:00" calcext:value-type="date">
            <text:p>2024-01-10 11:30:00</text:p>
          </table:table-cell>
          <table:table-cell table:formula="of:=ROUND(NORMINV(RAND();500;50))" office:value-type="float" office:value="569" calcext:value-type="float">
            <text:p>56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1]+TIME(0;10;0)" office:value-type="date" office:date-value="2024-01-10T11:40:00" calcext:value-type="date">
            <text:p>2024-01-10 11:40:00</text:p>
          </table:table-cell>
          <table:table-cell table:formula="of:=ROUND(NORMINV(RAND();500;50))"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2]+TIME(0;10;0)" office:value-type="date" office:date-value="2024-01-10T11:50:00" calcext:value-type="date">
            <text:p>2024-01-10 11:50:00</text:p>
          </table:table-cell>
          <table:table-cell table:formula="of:=ROUND(NORMINV(RAND();500;50))"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3]+TIME(0;10;0)" office:value-type="date" office:date-value="2024-01-10T12:00:00" calcext:value-type="date">
            <text:p>2024-01-10 12:00:00</text:p>
          </table:table-cell>
          <table:table-cell table:formula="of:=ROUND(NORMINV(RAND();500;50))" office:value-type="float" office:value="431" calcext:value-type="float">
            <text:p>43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4]+TIME(0;10;0)" office:value-type="date" office:date-value="2024-01-10T12:10:00" calcext:value-type="date">
            <text:p>2024-01-10 12:10:00</text:p>
          </table:table-cell>
          <table:table-cell table:formula="of:=ROUND(NORMINV(RAND();500;50))" office:value-type="float" office:value="541" calcext:value-type="float">
            <text:p>54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5]+TIME(0;10;0)" office:value-type="date" office:date-value="2024-01-10T12:20:00" calcext:value-type="date">
            <text:p>2024-01-10 12:20:00</text:p>
          </table:table-cell>
          <table:table-cell table:formula="of:=ROUND(NORMINV(RAND();500;50))" office:value-type="float" office:value="428" calcext:value-type="float">
            <text:p>4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6]+TIME(0;10;0)" office:value-type="date" office:date-value="2024-01-10T12:30:00" calcext:value-type="date">
            <text:p>2024-01-10 12:30:00</text:p>
          </table:table-cell>
          <table:table-cell table:formula="of:=ROUND(NORMINV(RAND();500;50))" office:value-type="float" office:value="449" calcext:value-type="float">
            <text:p>44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7]+TIME(0;10;0)" office:value-type="date" office:date-value="2024-01-10T12:40:00" calcext:value-type="date">
            <text:p>2024-01-10 12:40:00</text:p>
          </table:table-cell>
          <table:table-cell table:formula="of:=ROUND(NORMINV(RAND();500;50))" office:value-type="float" office:value="547" calcext:value-type="float">
            <text:p>5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8]+TIME(0;10;0)" office:value-type="date" office:date-value="2024-01-10T12:50:00" calcext:value-type="date">
            <text:p>2024-01-10 12:50:00</text:p>
          </table:table-cell>
          <table:table-cell table:formula="of:=ROUND(NORMINV(RAND();500;50))" office:value-type="float" office:value="454" calcext:value-type="float">
            <text:p>45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799]+TIME(0;10;0)" office:value-type="date" office:date-value="2024-01-10T13:00:00" calcext:value-type="date">
            <text:p>2024-01-10 13:00:00</text:p>
          </table:table-cell>
          <table:table-cell table:formula="of:=ROUND(NORMINV(RAND();500;50))" office:value-type="float" office:value="556" calcext:value-type="float">
            <text:p>55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0]+TIME(0;10;0)" office:value-type="date" office:date-value="2024-01-10T13:10:00" calcext:value-type="date">
            <text:p>2024-01-10 13:10:00</text:p>
          </table:table-cell>
          <table:table-cell table:formula="of:=ROUND(NORMINV(RAND();500;50))" office:value-type="float" office:value="553" calcext:value-type="float">
            <text:p>55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1]+TIME(0;10;0)" office:value-type="date" office:date-value="2024-01-10T13:20:00" calcext:value-type="date">
            <text:p>2024-01-10 13:20:00</text:p>
          </table:table-cell>
          <table:table-cell table:formula="of:=ROUND(NORMINV(RAND();500;50))"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2]+TIME(0;10;0)" office:value-type="date" office:date-value="2024-01-10T13:30:00" calcext:value-type="date">
            <text:p>2024-01-10 13:30:00</text:p>
          </table:table-cell>
          <table:table-cell table:formula="of:=ROUND(NORMINV(RAND();500;50))" office:value-type="float" office:value="446" calcext:value-type="float">
            <text:p>44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3]+TIME(0;10;0)" office:value-type="date" office:date-value="2024-01-10T13:40:00" calcext:value-type="date">
            <text:p>2024-01-10 13:40:00</text:p>
          </table:table-cell>
          <table:table-cell table:formula="of:=ROUND(NORMINV(RAND();500;50))"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4]+TIME(0;10;0)" office:value-type="date" office:date-value="2024-01-10T13:50:00" calcext:value-type="date">
            <text:p>2024-01-10 13:50:00</text:p>
          </table:table-cell>
          <table:table-cell table:formula="of:=ROUND(NORMINV(RAND();500;50))" office:value-type="float" office:value="428" calcext:value-type="float">
            <text:p>42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5]+TIME(0;10;0)" office:value-type="date" office:date-value="2024-01-10T14:00:00" calcext:value-type="date">
            <text:p>2024-01-10 14:00:00</text:p>
          </table:table-cell>
          <table:table-cell table:formula="of:=ROUND(NORMINV(RAND();500;50))" office:value-type="float" office:value="547" calcext:value-type="float">
            <text:p>547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6]+TIME(0;10;0)" office:value-type="date" office:date-value="2024-01-10T14:10:00" calcext:value-type="date">
            <text:p>2024-01-10 14:10:00</text:p>
          </table:table-cell>
          <table:table-cell table:formula="of:=ROUND(NORMINV(RAND();500;50))" office:value-type="float" office:value="515" calcext:value-type="float">
            <text:p>51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7]+TIME(0;10;0)" office:value-type="date" office:date-value="2024-01-10T14:20:00" calcext:value-type="date">
            <text:p>2024-01-10 14:20:00</text:p>
          </table:table-cell>
          <table:table-cell table:formula="of:=ROUND(NORMINV(RAND();500;50))" office:value-type="float" office:value="476" calcext:value-type="float">
            <text:p>476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8]+TIME(0;10;0)" office:value-type="date" office:date-value="2024-01-10T14:30:00" calcext:value-type="date">
            <text:p>2024-01-10 14:30:00</text:p>
          </table:table-cell>
          <table:table-cell table:formula="of:=ROUND(NORMINV(RAND();500;50))" office:value-type="float" office:value="524" calcext:value-type="float">
            <text:p>52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formula="of:=[.A809]+TIME(0;10;0)" office:value-type="date" office:date-value="2024-01-10T14:40:00" calcext:value-type="date">
            <text:p>2024-01-10 14:40:00</text:p>
          </table:table-cell>
          <table:table-cell table:formula="of:=ROUND(NORMINV(RAND();300;50)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810]+TIME(0;10;0)" office:value-type="date" office:date-value="2024-01-10T14:50:00" calcext:value-type="date">
            <text:p>2024-01-10 14:50:00</text:p>
          </table:table-cell>
          <table:table-cell table:formula="of:=ROUND(NORMINV(RAND();300;50))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1]+TIME(0;10;0)" office:value-type="date" office:date-value="2024-01-10T15:00:00" calcext:value-type="date">
            <text:p>2024-01-10 15:00:00</text:p>
          </table:table-cell>
          <table:table-cell table:formula="of:=ROUND(NORMINV(RAND();300;50)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2]+TIME(0;10;0)" office:value-type="date" office:date-value="2024-01-10T15:10:00" calcext:value-type="date">
            <text:p>2024-01-10 15:10:00</text:p>
          </table:table-cell>
          <table:table-cell table:formula="of:=ROUND(NORMINV(RAND();300;50)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3]+TIME(0;10;0)" office:value-type="date" office:date-value="2024-01-10T15:20:00" calcext:value-type="date">
            <text:p>2024-01-10 15:20:00</text:p>
          </table:table-cell>
          <table:table-cell table:formula="of:=ROUND(NORMINV(RAND();300;50)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4]+TIME(0;10;0)" office:value-type="date" office:date-value="2024-01-10T15:30:00" calcext:value-type="date">
            <text:p>2024-01-10 15:30:00</text:p>
          </table:table-cell>
          <table:table-cell table:formula="of:=ROUND(NORMINV(RAND();300;50))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5]+TIME(0;10;0)" office:value-type="date" office:date-value="2024-01-10T15:40:00" calcext:value-type="date">
            <text:p>2024-01-10 15:40:00</text:p>
          </table:table-cell>
          <table:table-cell table:formula="of:=ROUND(NORMINV(RAND();300;50))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6]+TIME(0;10;0)" office:value-type="date" office:date-value="2024-01-10T15:50:00" calcext:value-type="date">
            <text:p>2024-01-10 15:50:00</text:p>
          </table:table-cell>
          <table:table-cell table:formula="of:=ROUND(NORMINV(RAND();300;50)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7]+TIME(0;10;0)" office:value-type="date" office:date-value="2024-01-10T16:00:00" calcext:value-type="date">
            <text:p>2024-01-10 16:00:00</text:p>
          </table:table-cell>
          <table:table-cell table:formula="of:=ROUND(NORMINV(RAND();300;50)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8]+TIME(0;10;0)" office:value-type="date" office:date-value="2024-01-10T16:10:00" calcext:value-type="date">
            <text:p>2024-01-10 16:10:00</text:p>
          </table:table-cell>
          <table:table-cell table:formula="of:=ROUND(NORMINV(RAND();300;50))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19]+TIME(0;10;0)" office:value-type="date" office:date-value="2024-01-10T16:20:00" calcext:value-type="date">
            <text:p>2024-01-10 16:20:00</text:p>
          </table:table-cell>
          <table:table-cell table:formula="of:=ROUND(NORMINV(RAND();300;50))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0]+TIME(0;10;0)" office:value-type="date" office:date-value="2024-01-10T16:30:00" calcext:value-type="date">
            <text:p>2024-01-10 16:30:00</text:p>
          </table:table-cell>
          <table:table-cell table:formula="of:=ROUND(NORMINV(RAND();300;50)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1]+TIME(0;10;0)" office:value-type="date" office:date-value="2024-01-10T16:40:00" calcext:value-type="date">
            <text:p>2024-01-10 16:40:00</text:p>
          </table:table-cell>
          <table:table-cell table:formula="of:=ROUND(NORMINV(RAND();300;50))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2]+TIME(0;10;0)" office:value-type="date" office:date-value="2024-01-10T16:50:00" calcext:value-type="date">
            <text:p>2024-01-10 16:50:00</text:p>
          </table:table-cell>
          <table:table-cell table:formula="of:=ROUND(NORMINV(RAND();300;50)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3]+TIME(0;10;0)" office:value-type="date" office:date-value="2024-01-10T17:00:00" calcext:value-type="date">
            <text:p>2024-01-10 17:00:00</text:p>
          </table:table-cell>
          <table:table-cell table:formula="of:=ROUND(NORMINV(RAND();300;50)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4]+TIME(0;10;0)" office:value-type="date" office:date-value="2024-01-10T17:10:00" calcext:value-type="date">
            <text:p>2024-01-10 17:10:00</text:p>
          </table:table-cell>
          <table:table-cell table:formula="of:=ROUND(NORMINV(RAND();300;50)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5]+TIME(0;10;0)" office:value-type="date" office:date-value="2024-01-10T17:20:00" calcext:value-type="date">
            <text:p>2024-01-10 17:20:00</text:p>
          </table:table-cell>
          <table:table-cell table:formula="of:=ROUND(NORMINV(RAND();300;50))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6]+TIME(0;10;0)" office:value-type="date" office:date-value="2024-01-10T17:30:00" calcext:value-type="date">
            <text:p>2024-01-10 17:30:00</text:p>
          </table:table-cell>
          <table:table-cell table:formula="of:=ROUND(NORMINV(RAND();300;50))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7]+TIME(0;10;0)" office:value-type="date" office:date-value="2024-01-10T17:40:00" calcext:value-type="date">
            <text:p>2024-01-10 17:40:00</text:p>
          </table:table-cell>
          <table:table-cell table:formula="of:=ROUND(NORMINV(RAND();300;50)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8]+TIME(0;10;0)" office:value-type="date" office:date-value="2024-01-10T17:50:00" calcext:value-type="date">
            <text:p>2024-01-10 17:50:00</text:p>
          </table:table-cell>
          <table:table-cell table:formula="of:=ROUND(NORMINV(RAND();300;50)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29]+TIME(0;10;0)" office:value-type="date" office:date-value="2024-01-10T18:00:00" calcext:value-type="date">
            <text:p>2024-01-10 18:00:00</text:p>
          </table:table-cell>
          <table:table-cell table:formula="of:=ROUND(NORMINV(RAND();300;50))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0]+TIME(0;10;0)" office:value-type="date" office:date-value="2024-01-10T18:10:00" calcext:value-type="date">
            <text:p>2024-01-10 18:10:00</text:p>
          </table:table-cell>
          <table:table-cell table:formula="of:=ROUND(NORMINV(RAND();300;50)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1]+TIME(0;10;0)" office:value-type="date" office:date-value="2024-01-10T18:20:00" calcext:value-type="date">
            <text:p>2024-01-10 18:20:00</text:p>
          </table:table-cell>
          <table:table-cell table:formula="of:=ROUND(NORMINV(RAND();300;50))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2]+TIME(0;10;0)" office:value-type="date" office:date-value="2024-01-10T18:30:00" calcext:value-type="date">
            <text:p>2024-01-10 18:30:00</text:p>
          </table:table-cell>
          <table:table-cell table:formula="of:=ROUND(NORMINV(RAND();300;50)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3]+TIME(0;10;0)" office:value-type="date" office:date-value="2024-01-10T18:40:00" calcext:value-type="date">
            <text:p>2024-01-10 18:40:00</text:p>
          </table:table-cell>
          <table:table-cell table:formula="of:=ROUND(NORMINV(RAND();300;50)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4]+TIME(0;10;0)" office:value-type="date" office:date-value="2024-01-10T18:50:00" calcext:value-type="date">
            <text:p>2024-01-10 18:50:00</text:p>
          </table:table-cell>
          <table:table-cell table:formula="of:=ROUND(NORMINV(RAND();300;50))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5]+TIME(0;10;0)" office:value-type="date" office:date-value="2024-01-10T19:00:00" calcext:value-type="date">
            <text:p>2024-01-10 19:00:00</text:p>
          </table:table-cell>
          <table:table-cell table:formula="of:=ROUND(NORMINV(RAND();300;50))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6]+TIME(0;10;0)" office:value-type="date" office:date-value="2024-01-10T19:10:00" calcext:value-type="date">
            <text:p>2024-01-10 19:10:00</text:p>
          </table:table-cell>
          <table:table-cell table:formula="of:=ROUND(NORMINV(RAND();300;50)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7]+TIME(0;10;0)" office:value-type="date" office:date-value="2024-01-10T19:20:00" calcext:value-type="date">
            <text:p>2024-01-10 19:2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8]+TIME(0;10;0)" office:value-type="date" office:date-value="2024-01-10T19:30:00" calcext:value-type="date">
            <text:p>2024-01-10 19:30:00</text:p>
          </table:table-cell>
          <table:table-cell table:formula="of:=ROUND(NORMINV(RAND();300;50)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39]+TIME(0;10;0)" office:value-type="date" office:date-value="2024-01-10T19:40:00" calcext:value-type="date">
            <text:p>2024-01-10 19:40:00</text:p>
          </table:table-cell>
          <table:table-cell table:formula="of:=ROUND(NORMINV(RAND();300;50))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0]+TIME(0;10;0)" office:value-type="date" office:date-value="2024-01-10T19:50:00" calcext:value-type="date">
            <text:p>2024-01-10 19:50:00</text:p>
          </table:table-cell>
          <table:table-cell table:formula="of:=ROUND(NORMINV(RAND();300;50)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1]+TIME(0;10;0)" office:value-type="date" office:date-value="2024-01-10T20:00:00" calcext:value-type="date">
            <text:p>2024-01-10 20:00:00</text:p>
          </table:table-cell>
          <table:table-cell table:formula="of:=ROUND(NORMINV(RAND();300;50))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2]+TIME(0;10;0)" office:value-type="date" office:date-value="2024-01-10T20:10:00" calcext:value-type="date">
            <text:p>2024-01-10 20:10:00</text:p>
          </table:table-cell>
          <table:table-cell table:formula="of:=ROUND(NORMINV(RAND();300;50))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3]+TIME(0;10;0)" office:value-type="date" office:date-value="2024-01-10T20:20:00" calcext:value-type="date">
            <text:p>2024-01-10 20:20:00</text:p>
          </table:table-cell>
          <table:table-cell table:formula="of:=ROUND(NORMINV(RAND();300;50))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4]+TIME(0;10;0)" office:value-type="date" office:date-value="2024-01-10T20:30:00" calcext:value-type="date">
            <text:p>2024-01-10 20:30:00</text:p>
          </table:table-cell>
          <table:table-cell table:formula="of:=ROUND(NORMINV(RAND();300;50)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5]+TIME(0;10;0)" office:value-type="date" office:date-value="2024-01-10T20:40:00" calcext:value-type="date">
            <text:p>2024-01-10 20:40:00</text:p>
          </table:table-cell>
          <table:table-cell table:formula="of:=ROUND(NORMINV(RAND();300;50)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6]+TIME(0;10;0)" office:value-type="date" office:date-value="2024-01-10T20:50:00" calcext:value-type="date">
            <text:p>2024-01-10 20:50:00</text:p>
          </table:table-cell>
          <table:table-cell table:formula="of:=ROUND(NORMINV(RAND();300;50)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7]+TIME(0;10;0)" office:value-type="date" office:date-value="2024-01-10T21:00:00" calcext:value-type="date">
            <text:p>2024-01-10 21:00:00</text:p>
          </table:table-cell>
          <table:table-cell table:formula="of:=ROUND(NORMINV(RAND();300;50)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8]+TIME(0;10;0)" office:value-type="date" office:date-value="2024-01-10T21:10:00" calcext:value-type="date">
            <text:p>2024-01-10 21:10:00</text:p>
          </table:table-cell>
          <table:table-cell table:formula="of:=ROUND(NORMINV(RAND();300;50)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49]+TIME(0;10;0)" office:value-type="date" office:date-value="2024-01-10T21:20:00" calcext:value-type="date">
            <text:p>2024-01-10 21:20:00</text:p>
          </table:table-cell>
          <table:table-cell table:formula="of:=ROUND(NORMINV(RAND();300;50)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0]+TIME(0;10;0)" office:value-type="date" office:date-value="2024-01-10T21:30:00" calcext:value-type="date">
            <text:p>2024-01-10 21:30:00</text:p>
          </table:table-cell>
          <table:table-cell table:formula="of:=ROUND(NORMINV(RAND();300;50))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1]+TIME(0;10;0)" office:value-type="date" office:date-value="2024-01-10T21:40:00" calcext:value-type="date">
            <text:p>2024-01-10 21:40:00</text:p>
          </table:table-cell>
          <table:table-cell table:formula="of:=ROUND(NORMINV(RAND();300;50)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2]+TIME(0;10;0)" office:value-type="date" office:date-value="2024-01-10T21:50:00" calcext:value-type="date">
            <text:p>2024-01-10 21:5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3]+TIME(0;10;0)" office:value-type="date" office:date-value="2024-01-10T22:00:00" calcext:value-type="date">
            <text:p>2024-01-10 22:0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4]+TIME(0;10;0)" office:value-type="date" office:date-value="2024-01-10T22:10:00" calcext:value-type="date">
            <text:p>2024-01-10 22:10:00</text:p>
          </table:table-cell>
          <table:table-cell table:formula="of:=ROUND(NORMINV(RAND();300;50))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5]+TIME(0;10;0)" office:value-type="date" office:date-value="2024-01-10T22:20:00" calcext:value-type="date">
            <text:p>2024-01-10 22:20:00</text:p>
          </table:table-cell>
          <table:table-cell table:formula="of:=ROUND(NORMINV(RAND();300;50)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6]+TIME(0;10;0)" office:value-type="date" office:date-value="2024-01-10T22:30:00" calcext:value-type="date">
            <text:p>2024-01-10 22:30:00</text:p>
          </table:table-cell>
          <table:table-cell table:formula="of:=ROUND(NORMINV(RAND();300;50)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7]+TIME(0;10;0)" office:value-type="date" office:date-value="2024-01-10T22:40:00" calcext:value-type="date">
            <text:p>2024-01-10 22:40:00</text:p>
          </table:table-cell>
          <table:table-cell table:formula="of:=ROUND(NORMINV(RAND();300;50)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8]+TIME(0;10;0)" office:value-type="date" office:date-value="2024-01-10T22:50:00" calcext:value-type="date">
            <text:p>2024-01-10 22:50:00</text:p>
          </table:table-cell>
          <table:table-cell table:formula="of:=ROUND(NORMINV(RAND();300;50))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59]+TIME(0;10;0)" office:value-type="date" office:date-value="2024-01-10T23:00:00" calcext:value-type="date">
            <text:p>2024-01-10 23:00:00</text:p>
          </table:table-cell>
          <table:table-cell table:formula="of:=ROUND(NORMINV(RAND();300;50)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0]+TIME(0;10;0)" office:value-type="date" office:date-value="2024-01-10T23:10:00" calcext:value-type="date">
            <text:p>2024-01-10 23:1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1]+TIME(0;10;0)" office:value-type="date" office:date-value="2024-01-10T23:20:00" calcext:value-type="date">
            <text:p>2024-01-10 23:20:00</text:p>
          </table:table-cell>
          <table:table-cell table:formula="of:=ROUND(NORMINV(RAND();300;50))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2]+TIME(0;10;0)" office:value-type="date" office:date-value="2024-01-10T23:30:00" calcext:value-type="date">
            <text:p>2024-01-10 23:30:00</text:p>
          </table:table-cell>
          <table:table-cell table:formula="of:=ROUND(NORMINV(RAND();300;50)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3]+TIME(0;10;0)" office:value-type="date" office:date-value="2024-01-10T23:40:00" calcext:value-type="date">
            <text:p>2024-01-10 23:40:00</text:p>
          </table:table-cell>
          <table:table-cell table:formula="of:=ROUND(NORMINV(RAND();300;50)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4]+TIME(0;10;0)" office:value-type="date" office:date-value="2024-01-10T23:50:00" calcext:value-type="date">
            <text:p>2024-01-10 23:50:00</text:p>
          </table:table-cell>
          <table:table-cell table:formula="of:=ROUND(NORMINV(RAND();300;50)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5]+TIME(0;10;0)" office:value-type="date" office:date-value="2024-01-11T00:00:00" calcext:value-type="date">
            <text:p>2024-01-11 00:00:00</text:p>
          </table:table-cell>
          <table:table-cell table:formula="of:=ROUND(NORMINV(RAND();300;50)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6]+TIME(0;10;0)" office:value-type="date" office:date-value="2024-01-11T00:10:00" calcext:value-type="date">
            <text:p>2024-01-11 00:10:00</text:p>
          </table:table-cell>
          <table:table-cell table:formula="of:=ROUND(NORMINV(RAND();300;50)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7]+TIME(0;10;0)" office:value-type="date" office:date-value="2024-01-11T00:20:00" calcext:value-type="date">
            <text:p>2024-01-11 00:20:00</text:p>
          </table:table-cell>
          <table:table-cell table:formula="of:=ROUND(NORMINV(RAND();300;50))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8]+TIME(0;10;0)" office:value-type="date" office:date-value="2024-01-11T00:30:00" calcext:value-type="date">
            <text:p>2024-01-11 00:30:00</text:p>
          </table:table-cell>
          <table:table-cell table:formula="of:=ROUND(NORMINV(RAND();300;50))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69]+TIME(0;10;0)" office:value-type="date" office:date-value="2024-01-11T00:40:00" calcext:value-type="date">
            <text:p>2024-01-11 00:40:00</text:p>
          </table:table-cell>
          <table:table-cell table:formula="of:=ROUND(NORMINV(RAND();300;50)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0]+TIME(0;10;0)" office:value-type="date" office:date-value="2024-01-11T00:50:00" calcext:value-type="date">
            <text:p>2024-01-11 00:50:00</text:p>
          </table:table-cell>
          <table:table-cell table:formula="of:=ROUND(NORMINV(RAND();300;50)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1]+TIME(0;10;0)" office:value-type="date" office:date-value="2024-01-11T01:00:00" calcext:value-type="date">
            <text:p>2024-01-11 01:00:00</text:p>
          </table:table-cell>
          <table:table-cell table:formula="of:=ROUND(NORMINV(RAND();300;50)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2]+TIME(0;10;0)" office:value-type="date" office:date-value="2024-01-11T01:10:00" calcext:value-type="date">
            <text:p>2024-01-11 01:10:00</text:p>
          </table:table-cell>
          <table:table-cell table:formula="of:=ROUND(NORMINV(RAND();300;50)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3]+TIME(0;10;0)" office:value-type="date" office:date-value="2024-01-11T01:20:00" calcext:value-type="date">
            <text:p>2024-01-11 01:20:00</text:p>
          </table:table-cell>
          <table:table-cell table:formula="of:=ROUND(NORMINV(RAND();300;50)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4]+TIME(0;10;0)" office:value-type="date" office:date-value="2024-01-11T01:30:00" calcext:value-type="date">
            <text:p>2024-01-11 01:30:00</text:p>
          </table:table-cell>
          <table:table-cell table:formula="of:=ROUND(NORMINV(RAND();300;50))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5]+TIME(0;10;0)" office:value-type="date" office:date-value="2024-01-11T01:40:00" calcext:value-type="date">
            <text:p>2024-01-11 01:4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6]+TIME(0;10;0)" office:value-type="date" office:date-value="2024-01-11T01:50:00" calcext:value-type="date">
            <text:p>2024-01-11 01:50:00</text:p>
          </table:table-cell>
          <table:table-cell table:formula="of:=ROUND(NORMINV(RAND();300;50)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7]+TIME(0;10;0)" office:value-type="date" office:date-value="2024-01-11T02:00:00" calcext:value-type="date">
            <text:p>2024-01-11 02:00:00</text:p>
          </table:table-cell>
          <table:table-cell table:formula="of:=ROUND(NORMINV(RAND();300;50)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8]+TIME(0;10;0)" office:value-type="date" office:date-value="2024-01-11T02:10:00" calcext:value-type="date">
            <text:p>2024-01-11 02:10:00</text:p>
          </table:table-cell>
          <table:table-cell table:formula="of:=ROUND(NORMINV(RAND();300;50)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79]+TIME(0;10;0)" office:value-type="date" office:date-value="2024-01-11T02:20:00" calcext:value-type="date">
            <text:p>2024-01-11 02:20:00</text:p>
          </table:table-cell>
          <table:table-cell table:formula="of:=ROUND(NORMINV(RAND();300;50)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0]+TIME(0;10;0)" office:value-type="date" office:date-value="2024-01-11T02:30:00" calcext:value-type="date">
            <text:p>2024-01-11 02:30:00</text:p>
          </table:table-cell>
          <table:table-cell table:formula="of:=ROUND(NORMINV(RAND();300;50)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1]+TIME(0;10;0)" office:value-type="date" office:date-value="2024-01-11T02:40:00" calcext:value-type="date">
            <text:p>2024-01-11 02:40:00</text:p>
          </table:table-cell>
          <table:table-cell table:formula="of:=ROUND(NORMINV(RAND();300;50))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2]+TIME(0;10;0)" office:value-type="date" office:date-value="2024-01-11T02:50:00" calcext:value-type="date">
            <text:p>2024-01-11 02:50:00</text:p>
          </table:table-cell>
          <table:table-cell table:formula="of:=ROUND(NORMINV(RAND();300;50))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3]+TIME(0;10;0)" office:value-type="date" office:date-value="2024-01-11T03:00:00" calcext:value-type="date">
            <text:p>2024-01-11 03:00:00</text:p>
          </table:table-cell>
          <table:table-cell table:formula="of:=ROUND(NORMINV(RAND();300;50))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4]+TIME(0;10;0)" office:value-type="date" office:date-value="2024-01-11T03:10:00" calcext:value-type="date">
            <text:p>2024-01-11 03:10:00</text:p>
          </table:table-cell>
          <table:table-cell table:formula="of:=ROUND(NORMINV(RAND();300;50)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5]+TIME(0;10;0)" office:value-type="date" office:date-value="2024-01-11T03:20:00" calcext:value-type="date">
            <text:p>2024-01-11 03:20:00</text:p>
          </table:table-cell>
          <table:table-cell table:formula="of:=ROUND(NORMINV(RAND();300;50)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6]+TIME(0;10;0)" office:value-type="date" office:date-value="2024-01-11T03:30:00" calcext:value-type="date">
            <text:p>2024-01-11 03:30:00</text:p>
          </table:table-cell>
          <table:table-cell table:formula="of:=ROUND(NORMINV(RAND();300;50)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7]+TIME(0;10;0)" office:value-type="date" office:date-value="2024-01-11T03:40:00" calcext:value-type="date">
            <text:p>2024-01-11 03:40:00</text:p>
          </table:table-cell>
          <table:table-cell table:formula="of:=ROUND(NORMINV(RAND();300;50)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8]+TIME(0;10;0)" office:value-type="date" office:date-value="2024-01-11T03:50:00" calcext:value-type="date">
            <text:p>2024-01-11 03:50:00</text:p>
          </table:table-cell>
          <table:table-cell table:formula="of:=ROUND(NORMINV(RAND();300;50))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89]+TIME(0;10;0)" office:value-type="date" office:date-value="2024-01-11T04:00:00" calcext:value-type="date">
            <text:p>2024-01-11 04:0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0]+TIME(0;10;0)" office:value-type="date" office:date-value="2024-01-11T04:10:00" calcext:value-type="date">
            <text:p>2024-01-11 04:10:00</text:p>
          </table:table-cell>
          <table:table-cell table:formula="of:=ROUND(NORMINV(RAND();300;50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1]+TIME(0;10;0)" office:value-type="date" office:date-value="2024-01-11T04:20:00" calcext:value-type="date">
            <text:p>2024-01-11 04:20:00</text:p>
          </table:table-cell>
          <table:table-cell table:formula="of:=ROUND(NORMINV(RAND();300;50)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2]+TIME(0;10;0)" office:value-type="date" office:date-value="2024-01-11T04:30:00" calcext:value-type="date">
            <text:p>2024-01-11 04:30:00</text:p>
          </table:table-cell>
          <table:table-cell table:formula="of:=ROUND(NORMINV(RAND();300;50)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3]+TIME(0;10;0)" office:value-type="date" office:date-value="2024-01-11T04:40:00" calcext:value-type="date">
            <text:p>2024-01-11 04:40:00</text:p>
          </table:table-cell>
          <table:table-cell table:formula="of:=ROUND(NORMINV(RAND();300;50)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4]+TIME(0;10;0)" office:value-type="date" office:date-value="2024-01-11T04:50:00" calcext:value-type="date">
            <text:p>2024-01-11 04:50:00</text:p>
          </table:table-cell>
          <table:table-cell table:formula="of:=ROUND(NORMINV(RAND();300;50)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5]+TIME(0;10;0)" office:value-type="date" office:date-value="2024-01-11T05:00:00" calcext:value-type="date">
            <text:p>2024-01-11 05:00:00</text:p>
          </table:table-cell>
          <table:table-cell table:formula="of:=ROUND(NORMINV(RAND();300;50)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6]+TIME(0;10;0)" office:value-type="date" office:date-value="2024-01-11T05:10:00" calcext:value-type="date">
            <text:p>2024-01-11 05:10:00</text:p>
          </table:table-cell>
          <table:table-cell table:formula="of:=ROUND(NORMINV(RAND();300;50))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7]+TIME(0;10;0)" office:value-type="date" office:date-value="2024-01-11T05:20:00" calcext:value-type="date">
            <text:p>2024-01-11 05:20:00</text:p>
          </table:table-cell>
          <table:table-cell table:formula="of:=ROUND(NORMINV(RAND();300;50)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8]+TIME(0;10;0)" office:value-type="date" office:date-value="2024-01-11T05:30:00" calcext:value-type="date">
            <text:p>2024-01-11 05:30:00</text:p>
          </table:table-cell>
          <table:table-cell table:formula="of:=ROUND(NORMINV(RAND();300;50))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99]+TIME(0;10;0)" office:value-type="date" office:date-value="2024-01-11T05:40:00" calcext:value-type="date">
            <text:p>2024-01-11 05:40:00</text:p>
          </table:table-cell>
          <table:table-cell table:formula="of:=ROUND(NORMINV(RAND();300;50)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0]+TIME(0;10;0)" office:value-type="date" office:date-value="2024-01-11T05:50:00" calcext:value-type="date">
            <text:p>2024-01-11 05:50:00</text:p>
          </table:table-cell>
          <table:table-cell table:formula="of:=ROUND(NORMINV(RAND();300;50))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1]+TIME(0;10;0)" office:value-type="date" office:date-value="2024-01-11T06:00:00" calcext:value-type="date">
            <text:p>2024-01-11 06:00:00</text:p>
          </table:table-cell>
          <table:table-cell table:formula="of:=ROUND(NORMINV(RAND();300;50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2]+TIME(0;10;0)" office:value-type="date" office:date-value="2024-01-11T06:10:00" calcext:value-type="date">
            <text:p>2024-01-11 06:10:00</text:p>
          </table:table-cell>
          <table:table-cell table:formula="of:=ROUND(NORMINV(RAND();300;50)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3]+TIME(0;10;0)" office:value-type="date" office:date-value="2024-01-11T06:20:00" calcext:value-type="date">
            <text:p>2024-01-11 06:20:00</text:p>
          </table:table-cell>
          <table:table-cell table:formula="of:=ROUND(NORMINV(RAND();300;50))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4]+TIME(0;10;0)" office:value-type="date" office:date-value="2024-01-11T06:30:00" calcext:value-type="date">
            <text:p>2024-01-11 06:30:00</text:p>
          </table:table-cell>
          <table:table-cell table:formula="of:=ROUND(NORMINV(RAND();300;50)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5]+TIME(0;10;0)" office:value-type="date" office:date-value="2024-01-11T06:40:00" calcext:value-type="date">
            <text:p>2024-01-11 06:40:00</text:p>
          </table:table-cell>
          <table:table-cell table:formula="of:=ROUND(NORMINV(RAND();300;50)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6]+TIME(0;10;0)" office:value-type="date" office:date-value="2024-01-11T06:50:00" calcext:value-type="date">
            <text:p>2024-01-11 06:50:00</text:p>
          </table:table-cell>
          <table:table-cell table:formula="of:=ROUND(NORMINV(RAND();300;50))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7]+TIME(0;10;0)" office:value-type="date" office:date-value="2024-01-11T07:00:00" calcext:value-type="date">
            <text:p>2024-01-11 07:00:00</text:p>
          </table:table-cell>
          <table:table-cell table:formula="of:=ROUND(NORMINV(RAND();300;50)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8]+TIME(0;10;0)" office:value-type="date" office:date-value="2024-01-11T07:10:00" calcext:value-type="date">
            <text:p>2024-01-11 07:10:00</text:p>
          </table:table-cell>
          <table:table-cell table:formula="of:=ROUND(NORMINV(RAND();300;50)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09]+TIME(0;10;0)" office:value-type="date" office:date-value="2024-01-11T07:20:00" calcext:value-type="date">
            <text:p>2024-01-11 07:20:00</text:p>
          </table:table-cell>
          <table:table-cell table:formula="of:=ROUND(NORMINV(RAND();300;50))"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10]+TIME(0;10;0)" office:value-type="date" office:date-value="2024-01-11T07:30:00" calcext:value-type="date">
            <text:p>2024-01-11 07:30:00</text:p>
          </table:table-cell>
          <table:table-cell table:formula="of:=ROUND(NORMINV(RAND();700;50))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911]+TIME(0;10;0)" office:value-type="date" office:date-value="2024-01-11T07:40:00" calcext:value-type="date">
            <text:p>2024-01-11 07:40:00</text:p>
          </table:table-cell>
          <table:table-cell table:formula="of:=ROUND(NORMINV(RAND();700;50))"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2]+TIME(0;10;0)" office:value-type="date" office:date-value="2024-01-11T07:50:00" calcext:value-type="date">
            <text:p>2024-01-11 07:50:00</text:p>
          </table:table-cell>
          <table:table-cell table:formula="of:=ROUND(NORMINV(RAND();700;50))"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3]+TIME(0;10;0)" office:value-type="date" office:date-value="2024-01-11T08:00:00" calcext:value-type="date">
            <text:p>2024-01-11 08:00:00</text:p>
          </table:table-cell>
          <table:table-cell table:formula="of:=ROUND(NORMINV(RAND();700;50))"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4]+TIME(0;10;0)" office:value-type="date" office:date-value="2024-01-11T08:10:00" calcext:value-type="date">
            <text:p>2024-01-11 08:10:00</text:p>
          </table:table-cell>
          <table:table-cell table:formula="of:=ROUND(NORMINV(RAND();700;50))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5]+TIME(0;10;0)" office:value-type="date" office:date-value="2024-01-11T08:20:00" calcext:value-type="date">
            <text:p>2024-01-11 08:2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6]+TIME(0;10;0)" office:value-type="date" office:date-value="2024-01-11T08:30:00" calcext:value-type="date">
            <text:p>2024-01-11 08:30:00</text:p>
          </table:table-cell>
          <table:table-cell table:formula="of:=ROUND(NORMINV(RAND();700;50))"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7]+TIME(0;10;0)" office:value-type="date" office:date-value="2024-01-11T08:40:00" calcext:value-type="date">
            <text:p>2024-01-11 08:40:00</text:p>
          </table:table-cell>
          <table:table-cell table:formula="of:=ROUND(NORMINV(RAND();700;50))"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8]+TIME(0;10;0)" office:value-type="date" office:date-value="2024-01-11T08:50:00" calcext:value-type="date">
            <text:p>2024-01-11 08:50:00</text:p>
          </table:table-cell>
          <table:table-cell table:formula="of:=ROUND(NORMINV(RAND();700;50))"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9]+TIME(0;10;0)" office:value-type="date" office:date-value="2024-01-11T09:00:00" calcext:value-type="date">
            <text:p>2024-01-11 09:00:00</text:p>
          </table:table-cell>
          <table:table-cell table:formula="of:=ROUND(NORMINV(RAND();700;50))"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0]+TIME(0;10;0)" office:value-type="date" office:date-value="2024-01-11T09:10:00" calcext:value-type="date">
            <text:p>2024-01-11 09:10:00</text:p>
          </table:table-cell>
          <table:table-cell table:formula="of:=ROUND(NORMINV(RAND();700;50))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1]+TIME(0;10;0)" office:value-type="date" office:date-value="2024-01-11T09:20:00" calcext:value-type="date">
            <text:p>2024-01-11 09:20:00</text:p>
          </table:table-cell>
          <table:table-cell table:formula="of:=ROUND(NORMINV(RAND();700;50))"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2]+TIME(0;10;0)" office:value-type="date" office:date-value="2024-01-11T09:30:00" calcext:value-type="date">
            <text:p>2024-01-11 09:30:00</text:p>
          </table:table-cell>
          <table:table-cell table:formula="of:=ROUND(NORMINV(RAND();700;50))"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3]+TIME(0;10;0)" office:value-type="date" office:date-value="2024-01-11T09:40:00" calcext:value-type="date">
            <text:p>2024-01-11 09:40:00</text:p>
          </table:table-cell>
          <table:table-cell table:formula="of:=ROUND(NORMINV(RAND();700;50))"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4]+TIME(0;10;0)" office:value-type="date" office:date-value="2024-01-11T09:50:00" calcext:value-type="date">
            <text:p>2024-01-11 09:50:00</text:p>
          </table:table-cell>
          <table:table-cell table:formula="of:=ROUND(NORMINV(RAND();700;50))"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5]+TIME(0;10;0)" office:value-type="date" office:date-value="2024-01-11T10:00:00" calcext:value-type="date">
            <text:p>2024-01-11 10:00:00</text:p>
          </table:table-cell>
          <table:table-cell table:formula="of:=ROUND(NORMINV(RAND();700;50))"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6]+TIME(0;10;0)" office:value-type="date" office:date-value="2024-01-11T10:10:00" calcext:value-type="date">
            <text:p>2024-01-11 10:10:00</text:p>
          </table:table-cell>
          <table:table-cell table:formula="of:=ROUND(NORMINV(RAND();700;50))"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7]+TIME(0;10;0)" office:value-type="date" office:date-value="2024-01-11T10:20:00" calcext:value-type="date">
            <text:p>2024-01-11 10:20:00</text:p>
          </table:table-cell>
          <table:table-cell table:formula="of:=ROUND(NORMINV(RAND();700;50)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8]+TIME(0;10;0)" office:value-type="date" office:date-value="2024-01-11T10:30:00" calcext:value-type="date">
            <text:p>2024-01-11 10:30:00</text:p>
          </table:table-cell>
          <table:table-cell table:formula="of:=ROUND(NORMINV(RAND();700;50))"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9]+TIME(0;10;0)" office:value-type="date" office:date-value="2024-01-11T10:40:00" calcext:value-type="date">
            <text:p>2024-01-11 10:40:00</text:p>
          </table:table-cell>
          <table:table-cell table:formula="of:=ROUND(NORMINV(RAND();700;50))"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0]+TIME(0;10;0)" office:value-type="date" office:date-value="2024-01-11T10:50:00" calcext:value-type="date">
            <text:p>2024-01-11 10:50:00</text:p>
          </table:table-cell>
          <table:table-cell table:formula="of:=ROUND(NORMINV(RAND();700;50))"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1]+TIME(0;10;0)" office:value-type="date" office:date-value="2024-01-11T11:00:00" calcext:value-type="date">
            <text:p>2024-01-11 11:00:00</text:p>
          </table:table-cell>
          <table:table-cell table:formula="of:=ROUND(NORMINV(RAND();700;50))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2]+TIME(0;10;0)" office:value-type="date" office:date-value="2024-01-11T11:10:00" calcext:value-type="date">
            <text:p>2024-01-11 11:10:00</text:p>
          </table:table-cell>
          <table:table-cell table:formula="of:=ROUND(NORMINV(RAND();700;50))"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3]+TIME(0;10;0)" office:value-type="date" office:date-value="2024-01-11T11:20:00" calcext:value-type="date">
            <text:p>2024-01-11 11:2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4]+TIME(0;10;0)" office:value-type="date" office:date-value="2024-01-11T11:30:00" calcext:value-type="date">
            <text:p>2024-01-11 11:30:00</text:p>
          </table:table-cell>
          <table:table-cell table:formula="of:=ROUND(NORMINV(RAND();700;50))"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5]+TIME(0;10;0)" office:value-type="date" office:date-value="2024-01-11T11:40:00" calcext:value-type="date">
            <text:p>2024-01-11 11:40:00</text:p>
          </table:table-cell>
          <table:table-cell table:formula="of:=ROUND(NORMINV(RAND();700;50)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6]+TIME(0;10;0)" office:value-type="date" office:date-value="2024-01-11T11:50:00" calcext:value-type="date">
            <text:p>2024-01-11 11:50:00</text:p>
          </table:table-cell>
          <table:table-cell table:formula="of:=ROUND(NORMINV(RAND();700;50))"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7]+TIME(0;10;0)" office:value-type="date" office:date-value="2024-01-11T12:00:00" calcext:value-type="date">
            <text:p>2024-01-11 12:0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8]+TIME(0;10;0)" office:value-type="date" office:date-value="2024-01-11T12:10:00" calcext:value-type="date">
            <text:p>2024-01-11 12:10:00</text:p>
          </table:table-cell>
          <table:table-cell table:formula="of:=ROUND(NORMINV(RAND();700;50))"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9]+TIME(0;10;0)" office:value-type="date" office:date-value="2024-01-11T12:20:00" calcext:value-type="date">
            <text:p>2024-01-11 12:20:00</text:p>
          </table:table-cell>
          <table:table-cell table:formula="of:=ROUND(NORMINV(RAND();700;50))"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0]+TIME(0;10;0)" office:value-type="date" office:date-value="2024-01-11T12:30:00" calcext:value-type="date">
            <text:p>2024-01-11 12:30:00</text:p>
          </table:table-cell>
          <table:table-cell table:formula="of:=ROUND(NORMINV(RAND();700;50))"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1]+TIME(0;10;0)" office:value-type="date" office:date-value="2024-01-11T12:40:00" calcext:value-type="date">
            <text:p>2024-01-11 12:40:00</text:p>
          </table:table-cell>
          <table:table-cell table:formula="of:=ROUND(NORMINV(RAND();700;50))"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2]+TIME(0;10;0)" office:value-type="date" office:date-value="2024-01-11T12:50:00" calcext:value-type="date">
            <text:p>2024-01-11 12:5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3]+TIME(0;10;0)" office:value-type="date" office:date-value="2024-01-11T13:00:00" calcext:value-type="date">
            <text:p>2024-01-11 13:0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4]+TIME(0;10;0)" office:value-type="date" office:date-value="2024-01-11T13:10:00" calcext:value-type="date">
            <text:p>2024-01-11 13:10:00</text:p>
          </table:table-cell>
          <table:table-cell table:formula="of:=ROUND(NORMINV(RAND();700;50))"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5]+TIME(0;10;0)" office:value-type="date" office:date-value="2024-01-11T13:20:00" calcext:value-type="date">
            <text:p>2024-01-11 13:20:00</text:p>
          </table:table-cell>
          <table:table-cell table:formula="of:=ROUND(NORMINV(RAND();700;50))"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6]+TIME(0;10;0)" office:value-type="date" office:date-value="2024-01-11T13:30:00" calcext:value-type="date">
            <text:p>2024-01-11 13:30:00</text:p>
          </table:table-cell>
          <table:table-cell table:formula="of:=ROUND(NORMINV(RAND();700;50))"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7]+TIME(0;10;0)" office:value-type="date" office:date-value="2024-01-11T13:40:00" calcext:value-type="date">
            <text:p>2024-01-11 13:4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8]+TIME(0;10;0)" office:value-type="date" office:date-value="2024-01-11T13:50:00" calcext:value-type="date">
            <text:p>2024-01-11 13:50:00</text:p>
          </table:table-cell>
          <table:table-cell table:formula="of:=ROUND(NORMINV(RAND();700;50)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9]+TIME(0;10;0)" office:value-type="date" office:date-value="2024-01-11T14:00:00" calcext:value-type="date">
            <text:p>2024-01-11 14:00:00</text:p>
          </table:table-cell>
          <table:table-cell table:formula="of:=ROUND(NORMINV(RAND();700;50))"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0]+TIME(0;10;0)" office:value-type="date" office:date-value="2024-01-11T14:10:00" calcext:value-type="date">
            <text:p>2024-01-11 14:10:00</text:p>
          </table:table-cell>
          <table:table-cell table:formula="of:=ROUND(NORMINV(RAND();700;50))"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1]+TIME(0;10;0)" office:value-type="date" office:date-value="2024-01-11T14:20:00" calcext:value-type="date">
            <text:p>2024-01-11 14:20:00</text:p>
          </table:table-cell>
          <table:table-cell table:formula="of:=ROUND(NORMINV(RAND();700;50))"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2]+TIME(0;10;0)" office:value-type="date" office:date-value="2024-01-11T14:30:00" calcext:value-type="date">
            <text:p>2024-01-11 14:3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3]+TIME(0;10;0)" office:value-type="date" office:date-value="2024-01-11T14:40:00" calcext:value-type="date">
            <text:p>2024-01-11 14:40:00</text:p>
          </table:table-cell>
          <table:table-cell table:formula="of:=ROUND(NORMINV(RAND();700;50))"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4]+TIME(0;10;0)" office:value-type="date" office:date-value="2024-01-11T14:50:00" calcext:value-type="date">
            <text:p>2024-01-11 14:50:00</text:p>
          </table:table-cell>
          <table:table-cell table:formula="of:=ROUND(NORMINV(RAND();700;50))"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5]+TIME(0;10;0)" office:value-type="date" office:date-value="2024-01-11T15:00:00" calcext:value-type="date">
            <text:p>2024-01-11 15:00:00</text:p>
          </table:table-cell>
          <table:table-cell table:formula="of:=ROUND(NORMINV(RAND();700;50))"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6]+TIME(0;10;0)" office:value-type="date" office:date-value="2024-01-11T15:10:00" calcext:value-type="date">
            <text:p>2024-01-11 15:10:00</text:p>
          </table:table-cell>
          <table:table-cell table:formula="of:=ROUND(NORMINV(RAND();700;50)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7]+TIME(0;10;0)" office:value-type="date" office:date-value="2024-01-11T15:20:00" calcext:value-type="date">
            <text:p>2024-01-11 15:20:00</text:p>
          </table:table-cell>
          <table:table-cell table:formula="of:=ROUND(NORMINV(RAND();700;50))"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8]+TIME(0;10;0)" office:value-type="date" office:date-value="2024-01-11T15:30:00" calcext:value-type="date">
            <text:p>2024-01-11 15:30:00</text:p>
          </table:table-cell>
          <table:table-cell table:formula="of:=ROUND(NORMINV(RAND();700;50))"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9]+TIME(0;10;0)" office:value-type="date" office:date-value="2024-01-11T15:40:00" calcext:value-type="date">
            <text:p>2024-01-11 15:40:00</text:p>
          </table:table-cell>
          <table:table-cell table:formula="of:=ROUND(NORMINV(RAND();700;50))"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0]+TIME(0;10;0)" office:value-type="date" office:date-value="2024-01-11T15:50:00" calcext:value-type="date">
            <text:p>2024-01-11 15:50:00</text:p>
          </table:table-cell>
          <table:table-cell table:formula="of:=ROUND(NORMINV(RAND();700;50))"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1]+TIME(0;10;0)" office:value-type="date" office:date-value="2024-01-11T16:00:00" calcext:value-type="date">
            <text:p>2024-01-11 16:00:00</text:p>
          </table:table-cell>
          <table:table-cell table:formula="of:=ROUND(NORMINV(RAND();700;50))"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2]+TIME(0;10;0)" office:value-type="date" office:date-value="2024-01-11T16:10:00" calcext:value-type="date">
            <text:p>2024-01-11 16:10:00</text:p>
          </table:table-cell>
          <table:table-cell table:formula="of:=ROUND(NORMINV(RAND();700;50))"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3]+TIME(0;10;0)" office:value-type="date" office:date-value="2024-01-11T16:20:00" calcext:value-type="date">
            <text:p>2024-01-11 16:20:00</text:p>
          </table:table-cell>
          <table:table-cell table:formula="of:=ROUND(NORMINV(RAND();700;50))"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4]+TIME(0;10;0)" office:value-type="date" office:date-value="2024-01-11T16:30:00" calcext:value-type="date">
            <text:p>2024-01-11 16:30:00</text:p>
          </table:table-cell>
          <table:table-cell table:formula="of:=ROUND(NORMINV(RAND();700;50))"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5]+TIME(0;10;0)" office:value-type="date" office:date-value="2024-01-11T16:40:00" calcext:value-type="date">
            <text:p>2024-01-11 16:40:00</text:p>
          </table:table-cell>
          <table:table-cell table:formula="of:=ROUND(NORMINV(RAND();700;50)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6]+TIME(0;10;0)" office:value-type="date" office:date-value="2024-01-11T16:50:00" calcext:value-type="date">
            <text:p>2024-01-11 16:50:00</text:p>
          </table:table-cell>
          <table:table-cell table:formula="of:=ROUND(NORMINV(RAND();700;50))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7]+TIME(0;10;0)" office:value-type="date" office:date-value="2024-01-11T17:00:00" calcext:value-type="date">
            <text:p>2024-01-11 17:00:00</text:p>
          </table:table-cell>
          <table:table-cell table:formula="of:=ROUND(NORMINV(RAND();700;50))"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8]+TIME(0;10;0)" office:value-type="date" office:date-value="2024-01-11T17:10:00" calcext:value-type="date">
            <text:p>2024-01-11 17:10:00</text:p>
          </table:table-cell>
          <table:table-cell table:formula="of:=ROUND(NORMINV(RAND();700;50))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9]+TIME(0;10;0)" office:value-type="date" office:date-value="2024-01-11T17:20:00" calcext:value-type="date">
            <text:p>2024-01-11 17:20:00</text:p>
          </table:table-cell>
          <table:table-cell table:formula="of:=ROUND(NORMINV(RAND();700;50))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0]+TIME(0;10;0)" office:value-type="date" office:date-value="2024-01-11T17:30:00" calcext:value-type="date">
            <text:p>2024-01-11 17:30:00</text:p>
          </table:table-cell>
          <table:table-cell table:formula="of:=ROUND(NORMINV(RAND();700;50))"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1]+TIME(0;10;0)" office:value-type="date" office:date-value="2024-01-11T17:40:00" calcext:value-type="date">
            <text:p>2024-01-11 17:40:00</text:p>
          </table:table-cell>
          <table:table-cell table:formula="of:=ROUND(NORMINV(RAND();700;50)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2]+TIME(0;10;0)" office:value-type="date" office:date-value="2024-01-11T17:50:00" calcext:value-type="date">
            <text:p>2024-01-11 17:50:00</text:p>
          </table:table-cell>
          <table:table-cell table:formula="of:=ROUND(NORMINV(RAND();700;50))"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3]+TIME(0;10;0)" office:value-type="date" office:date-value="2024-01-11T18:00:00" calcext:value-type="date">
            <text:p>2024-01-11 18:00:00</text:p>
          </table:table-cell>
          <table:table-cell table:formula="of:=ROUND(NORMINV(RAND();700;50))"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4]+TIME(0;10;0)" office:value-type="date" office:date-value="2024-01-11T18:10:00" calcext:value-type="date">
            <text:p>2024-01-11 18:10:00</text:p>
          </table:table-cell>
          <table:table-cell table:formula="of:=ROUND(NORMINV(RAND();700;50)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5]+TIME(0;10;0)" office:value-type="date" office:date-value="2024-01-11T18:20:00" calcext:value-type="date">
            <text:p>2024-01-11 18:20:00</text:p>
          </table:table-cell>
          <table:table-cell table:formula="of:=ROUND(NORMINV(RAND();700;50))"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6]+TIME(0;10;0)" office:value-type="date" office:date-value="2024-01-11T18:30:00" calcext:value-type="date">
            <text:p>2024-01-11 18:30:00</text:p>
          </table:table-cell>
          <table:table-cell table:formula="of:=ROUND(NORMINV(RAND();700;50)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7]+TIME(0;10;0)" office:value-type="date" office:date-value="2024-01-11T18:40:00" calcext:value-type="date">
            <text:p>2024-01-11 18:40:00</text:p>
          </table:table-cell>
          <table:table-cell table:formula="of:=ROUND(NORMINV(RAND();700;50))"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8]+TIME(0;10;0)" office:value-type="date" office:date-value="2024-01-11T18:50:00" calcext:value-type="date">
            <text:p>2024-01-11 18:50:00</text:p>
          </table:table-cell>
          <table:table-cell table:formula="of:=ROUND(NORMINV(RAND();700;50))"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9]+TIME(0;10;0)" office:value-type="date" office:date-value="2024-01-11T19:00:00" calcext:value-type="date">
            <text:p>2024-01-11 19:00:00</text:p>
          </table:table-cell>
          <table:table-cell table:formula="of:=ROUND(NORMINV(RAND();700;50))"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0]+TIME(0;10;0)" office:value-type="date" office:date-value="2024-01-11T19:10:00" calcext:value-type="date">
            <text:p>2024-01-11 19:10:00</text:p>
          </table:table-cell>
          <table:table-cell table:formula="of:=ROUND(NORMINV(RAND();700;50))"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1]+TIME(0;10;0)" office:value-type="date" office:date-value="2024-01-11T19:20:00" calcext:value-type="date">
            <text:p>2024-01-11 19:20:00</text:p>
          </table:table-cell>
          <table:table-cell table:formula="of:=ROUND(NORMINV(RAND();700;50)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2]+TIME(0;10;0)" office:value-type="date" office:date-value="2024-01-11T19:30:00" calcext:value-type="date">
            <text:p>2024-01-11 19:30:00</text:p>
          </table:table-cell>
          <table:table-cell table:formula="of:=ROUND(NORMINV(RAND();700;50))"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3]+TIME(0;10;0)" office:value-type="date" office:date-value="2024-01-11T19:40:00" calcext:value-type="date">
            <text:p>2024-01-11 19:40:00</text:p>
          </table:table-cell>
          <table:table-cell table:formula="of:=ROUND(NORMINV(RAND();700;50))"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4]+TIME(0;10;0)" office:value-type="date" office:date-value="2024-01-11T19:50:00" calcext:value-type="date">
            <text:p>2024-01-11 19:50:00</text:p>
          </table:table-cell>
          <table:table-cell table:formula="of:=ROUND(NORMINV(RAND();700;50))"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5]+TIME(0;10;0)" office:value-type="date" office:date-value="2024-01-11T20:00:00" calcext:value-type="date">
            <text:p>2024-01-11 20:00:00</text:p>
          </table:table-cell>
          <table:table-cell table:formula="of:=ROUND(NORMINV(RAND();700;50))"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6]+TIME(0;10;0)" office:value-type="date" office:date-value="2024-01-11T20:10:00" calcext:value-type="date">
            <text:p>2024-01-11 20:10:00</text:p>
          </table:table-cell>
          <table:table-cell table:formula="of:=ROUND(NORMINV(RAND();700;50))"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7]+TIME(0;10;0)" office:value-type="date" office:date-value="2024-01-11T20:20:00" calcext:value-type="date">
            <text:p>2024-01-11 20:20:00</text:p>
          </table:table-cell>
          <table:table-cell table:formula="of:=ROUND(NORMINV(RAND();700;50))"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8]+TIME(0;10;0)" office:value-type="date" office:date-value="2024-01-11T20:30:00" calcext:value-type="date">
            <text:p>2024-01-11 20:30:00</text:p>
          </table:table-cell>
          <table:table-cell table:formula="of:=ROUND(NORMINV(RAND();700;50))"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9]+TIME(0;10;0)" office:value-type="date" office:date-value="2024-01-11T20:40:00" calcext:value-type="date">
            <text:p>2024-01-11 20:40:00</text:p>
          </table:table-cell>
          <table:table-cell table:formula="of:=ROUND(NORMINV(RAND();700;50))"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0]+TIME(0;10;0)" office:value-type="date" office:date-value="2024-01-11T20:50:00" calcext:value-type="date">
            <text:p>2024-01-11 20:50:00</text:p>
          </table:table-cell>
          <table:table-cell table:formula="of:=ROUND(NORMINV(RAND();700;50))"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1]+TIME(0;10;0)" office:value-type="date" office:date-value="2024-01-11T21:00:00" calcext:value-type="date">
            <text:p>2024-01-11 21:00:00</text:p>
          </table:table-cell>
          <table:table-cell table:formula="of:=ROUND(NORMINV(RAND();700;50))"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2]+TIME(0;10;0)" office:value-type="date" office:date-value="2024-01-11T21:10:00" calcext:value-type="date">
            <text:p>2024-01-11 21:10:00</text:p>
          </table:table-cell>
          <table:table-cell table:formula="of:=ROUND(NORMINV(RAND();700;50))"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3]+TIME(0;10;0)" office:value-type="date" office:date-value="2024-01-11T21:20:00" calcext:value-type="date">
            <text:p>2024-01-11 21:20:00</text:p>
          </table:table-cell>
          <table:table-cell table:formula="of:=ROUND(NORMINV(RAND();700;50))"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4]+TIME(0;10;0)" office:value-type="date" office:date-value="2024-01-11T21:30:00" calcext:value-type="date">
            <text:p>2024-01-11 21:30:00</text:p>
          </table:table-cell>
          <table:table-cell table:formula="of:=ROUND(NORMINV(RAND();700;50))"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5]+TIME(0;10;0)" office:value-type="date" office:date-value="2024-01-11T21:40:00" calcext:value-type="date">
            <text:p>2024-01-11 21:40:00</text:p>
          </table:table-cell>
          <table:table-cell table:formula="of:=ROUND(NORMINV(RAND();700;50))"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6]+TIME(0;10;0)" office:value-type="date" office:date-value="2024-01-11T21:50:00" calcext:value-type="date">
            <text:p>2024-01-11 21:50:00</text:p>
          </table:table-cell>
          <table:table-cell table:formula="of:=ROUND(NORMINV(RAND();700;50))"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7]+TIME(0;10;0)" office:value-type="date" office:date-value="2024-01-11T22:00:00" calcext:value-type="date">
            <text:p>2024-01-11 22:00:00</text:p>
          </table:table-cell>
          <table:table-cell table:formula="of:=ROUND(NORMINV(RAND();700;50))"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8]+TIME(0;10;0)" office:value-type="date" office:date-value="2024-01-11T22:10:00" calcext:value-type="date">
            <text:p>2024-01-11 22:10:00</text:p>
          </table:table-cell>
          <table:table-cell table:formula="of:=ROUND(NORMINV(RAND();700;50))"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9]+TIME(0;10;0)" office:value-type="date" office:date-value="2024-01-11T22:20:00" calcext:value-type="date">
            <text:p>2024-01-11 22:20:00</text:p>
          </table:table-cell>
          <table:table-cell table:formula="of:=ROUND(NORMINV(RAND();700;50)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0]+TIME(0;10;0)" office:value-type="date" office:date-value="2024-01-11T22:30:00" calcext:value-type="date">
            <text:p>2024-01-11 22:30:00</text:p>
          </table:table-cell>
          <table:table-cell table:formula="of:=ROUND(NORMINV(RAND();700;50))"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1]+TIME(0;10;0)" office:value-type="date" office:date-value="2024-01-11T22:40:00" calcext:value-type="date">
            <text:p>2024-01-11 22:40:00</text:p>
          </table:table-cell>
          <table:table-cell table:formula="of:=ROUND(NORMINV(RAND();700;50))"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2]+TIME(0;10;0)" office:value-type="date" office:date-value="2024-01-11T22:50:00" calcext:value-type="date">
            <text:p>2024-01-11 22:50:00</text:p>
          </table:table-cell>
          <table:table-cell table:formula="of:=ROUND(NORMINV(RAND();700;50))"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75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21:23:37.485353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16:50:37.897288229</meta:creation-date>
    <meta:generator>LibreOffice/6.4.7.2$Linux_X86_64 LibreOffice_project/40$Build-2</meta:generator>
    <dc:date>2024-01-07T21:49:57.800506626</dc:date>
    <meta:editing-duration>PT56M55S</meta:editing-duration>
    <meta:editing-cycles>18</meta:editing-cycles>
    <meta:document-statistic meta:table-count="2" meta:cell-count="6058" meta:object-count="0"/>
  </office:meta>
</office:document-meta>
</file>